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2.6756in"/>
    </style:style>
    <style:style style:name="co4" style:family="table-column">
      <style:table-column-properties fo:break-before="auto" style:column-width="1.011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2.6173in"/>
    </style:style>
    <style:style style:name="co8" style:family="table-column">
      <style:table-column-properties fo:break-before="auto" style:column-width="1.3547in"/>
    </style:style>
    <style:style style:name="co9" style:family="table-column">
      <style:table-column-properties fo:break-before="auto" style:column-width="1.1835in"/>
    </style:style>
    <style:style style:name="co10" style:family="table-column">
      <style:table-column-properties fo:break-before="auto" style:column-width="2.1181in"/>
    </style:style>
    <style:style style:name="co11" style:family="table-column">
      <style:table-column-properties fo:break-before="auto" style:column-width="1.0201in"/>
    </style:style>
    <style:style style:name="co12" style:family="table-column">
      <style:table-column-properties fo:break-before="auto" style:column-width="1.6346in"/>
    </style:style>
    <style:style style:name="co13" style:family="table-column">
      <style:table-column-properties fo:break-before="auto" style:column-width="1.0854in"/>
    </style:style>
    <style:style style:name="co14" style:family="table-column">
      <style:table-column-properties fo:break-before="auto" style:column-width="1.8264in"/>
    </style:style>
    <style:style style:name="co15" style:family="table-column">
      <style:table-column-properties fo:break-before="auto" style:column-width="1.0035in"/>
    </style:style>
    <style:style style:name="co16" style:family="table-column">
      <style:table-column-properties fo:break-before="auto" style:column-width="0.9193in"/>
    </style:style>
    <style:style style:name="co17" style:family="table-column">
      <style:table-column-properties fo:break-before="auto" style:column-width="1.1646in"/>
    </style:style>
    <style:style style:name="co18" style:family="table-column">
      <style:table-column-properties fo:break-before="auto" style:column-width="1.3634in"/>
    </style:style>
    <style:style style:name="co19" style:family="table-column">
      <style:table-column-properties fo:break-before="auto" style:column-width="0.9992in"/>
    </style:style>
    <style:style style:name="co20" style:family="table-column">
      <style:table-column-properties fo:break-before="auto" style:column-width="1.8598in"/>
    </style:style>
    <style:style style:name="co21" style:family="table-column">
      <style:table-column-properties fo:break-before="auto" style:column-width="0.9862in"/>
    </style:style>
    <style:style style:name="co22" style:family="table-column">
      <style:table-column-properties fo:break-before="auto" style:column-width="1.052in"/>
    </style:style>
    <style:style style:name="co23" style:family="table-column">
      <style:table-column-properties fo:break-before="auto" style:column-width="1.4665in"/>
    </style:style>
    <style:style style:name="co24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75in" fo:break-before="auto" style:use-optimal-row-height="false"/>
    </style:style>
    <style:style style:name="ro3" style:family="table-row">
      <style:table-row-properties style:row-height="0.1827in" fo:break-before="auto" style:use-optimal-row-height="false"/>
    </style:style>
    <style:style style:name="ro4" style:family="table-row">
      <style:table-row-properties style:row-height="0.19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61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olver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/>
          <table:table-cell office:value-type="float" office:value="-0.3452803" calcext:value-type="float">
            <text:p>-0,345280</text:p>
          </table:table-cell>
          <table:table-cell office:value-type="float" office:value="-0.345239" calcext:value-type="float">
            <text:p>-0,345239</text:p>
          </table:table-cell>
          <table:table-cell office:value-type="float" office:value="-0.93851479" calcext:value-type="float">
            <text:p>-0,938515</text:p>
          </table:table-cell>
          <table:table-cell office:value-type="float" office:value="0.93851491" calcext:value-type="float">
            <text:p>0,9385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76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67" calcext:value-type="float">
            <text:p>0,262767</text:p>
          </table:table-cell>
          <table:table-cell table:style-name="ce2"/>
          <table:table-cell/>
          <table:table-cell table:style-name="Default" office:value-type="float" office:value="58.63" calcext:value-type="float">
            <text:p>58,63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" calcext:value-type="float">
            <text:p>0,657985</text:p>
          </table:table-cell>
          <table:table-cell office:value-type="float" office:value="0.913560544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04" calcext:value-type="float">
            <text:p>0,262604</text:p>
          </table:table-cell>
          <table:table-cell table:style-name="ce2"/>
          <table:table-cell/>
          <table:table-cell table:style-name="Default" office:value-type="float" office:value="46.83" calcext:value-type="float">
            <text:p>46,83</text:p>
          </table:table-cell>
          <table:table-cell/>
          <table:table-cell office:value-type="float" office:value="0.5939816158" calcext:value-type="float">
            <text:p>0,593982</text:p>
          </table:table-cell>
          <table:table-cell office:value-type="float" office:value="0.6579864" calcext:value-type="float">
            <text:p>0,657986</text:p>
          </table:table-cell>
          <table:table-cell office:value-type="float" office:value="0.9135268" calcext:value-type="float">
            <text:p>0,913527</text:p>
          </table:table-cell>
          <table:table-cell office:value-type="float" office:value="0.941542569936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6616" calcext:value-type="float">
            <text:p>0,005066</text:p>
          </table:table-cell>
          <table:table-cell table:style-name="ce1"/>
          <table:table-cell/>
          <table:table-cell table:style-name="Default" office:value-type="float" office:value="18.69" calcext:value-type="float">
            <text:p>18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/>
          <table:table-cell office:value-type="float" office:value="5.2339191" calcext:value-type="float">
            <text:p>5,233919</text:p>
          </table:table-cell>
          <table:table-cell office:value-type="float" office:value="5.785699778" calcext:value-type="float">
            <text:p>5,785700</text:p>
          </table:table-cell>
          <table:table-cell office:value-type="float" office:value="-5.60300439" calcext:value-type="float">
            <text:p>-5,603004</text:p>
          </table:table-cell>
          <table:table-cell office:value-type="float" office:value="-5.0502872" calcext:value-type="float">
            <text:p>-5,0502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table:style-name="Default" office:value-type="float" office:value="27.63" calcext:value-type="float">
            <text:p>27,63</text:p>
          </table:table-cell>
          <table:table-cell/>
          <table:table-cell office:value-type="float" office:value="5.23392253" calcext:value-type="float">
            <text:p>5,233923</text:p>
          </table:table-cell>
          <table:table-cell office:value-type="float" office:value="5.7856996" calcext:value-type="float">
            <text:p>5,785700</text:p>
          </table:table-cell>
          <table:table-cell office:value-type="float" office:value="-5.60300432" calcext:value-type="float">
            <text:p>-5,603004</text:p>
          </table:table-cell>
          <table:table-cell office:value-type="float" office:value="-5.0502897404" calcext:value-type="float">
            <text:p>-5,0502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8.88" calcext:value-type="float">
            <text:p>18,88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69.79" calcext:value-type="float">
            <text:p>169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606" calcext:value-type="float">
            <text:p>0,001061</text:p>
          </table:table-cell>
          <table:table-cell table:style-name="ce1"/>
          <table:table-cell table:style-name="ce2"/>
          <table:table-cell office:value-type="float" office:value="198.08" calcext:value-type="float">
            <text:p>198,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108896" calcext:value-type="float">
            <text:p>0,001089</text:p>
          </table:table-cell>
          <table:table-cell table:style-name="ce1"/>
          <table:table-cell table:style-name="ce2"/>
          <table:table-cell office:value-type="float" office:value="209.24" calcext:value-type="float">
            <text:p>209,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2866" calcext:value-type="float">
            <text:p>0,001129</text:p>
          </table:table-cell>
          <table:table-cell table:style-name="ce1"/>
          <table:table-cell table:style-name="ce2"/>
          <table:table-cell office:value-type="float" office:value="292.46" calcext:value-type="float">
            <text:p>292,46</text:p>
          </table:table-cell>
          <table:table-cell/>
          <table:table-cell office:value-type="float" office:value="1.99982101453" calcext:value-type="float">
            <text:p>1,999821</text:p>
          </table:table-cell>
          <table:table-cell office:value-type="float" office:value="2.0001446" calcext:value-type="float">
            <text:p>2,000145</text:p>
          </table:table-cell>
          <table:table-cell office:value-type="float" office:value="-0.0002633256" calcext:value-type="float">
            <text:p>-0,000263</text:p>
          </table:table-cell>
          <table:table-cell office:value-type="float" office:value="0.00025058" calcext:value-type="float">
            <text:p>0,000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0149153" calcext:value-type="float">
            <text:p>0,001492</text:p>
          </table:table-cell>
          <table:table-cell table:style-name="ce1"/>
          <table:table-cell table:style-name="ce2"/>
          <table:table-cell office:value-type="float" office:value="240.57" calcext:value-type="float">
            <text:p>240,57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8155" calcext:value-type="float">
            <text:p>0,001182</text:p>
          </table:table-cell>
          <table:table-cell table:style-name="ce1"/>
          <table:table-cell table:style-name="ce2"/>
          <table:table-cell office:value-type="float" office:value="205.06" calcext:value-type="float">
            <text:p>205,06</text:p>
          </table:table-cell>
          <table:table-cell/>
          <table:table-cell office:value-type="float" office:value="1.9998703" calcext:value-type="float">
            <text:p>1,999870</text:p>
          </table:table-cell>
          <table:table-cell office:value-type="float" office:value="2.0001708" calcext:value-type="float">
            <text:p>2,000171</text:p>
          </table:table-cell>
          <table:table-cell office:value-type="float" office:value="-0.000246585" calcext:value-type="float">
            <text:p>-0,000247</text:p>
          </table:table-cell>
          <table:table-cell office:value-type="float" office:value="0.0003095878" calcext:value-type="float">
            <text:p>0,000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1635" calcext:value-type="float">
            <text:p>0,001016</text:p>
          </table:table-cell>
          <table:table-cell table:style-name="ce1"/>
          <table:table-cell table:style-name="ce2"/>
          <table:table-cell office:value-type="float" office:value="223.86" calcext:value-type="float">
            <text:p>223,86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955255" calcext:value-type="float">
            <text:p>0,000955</text:p>
          </table:table-cell>
          <table:table-cell table:style-name="ce1"/>
          <table:table-cell table:style-name="ce2"/>
          <table:table-cell office:value-type="float" office:value="234.15" calcext:value-type="float">
            <text:p>234,15</text:p>
          </table:table-cell>
          <table:table-cell/>
          <table:table-cell office:value-type="float" office:value="1.9998653" calcext:value-type="float">
            <text:p>1,999865</text:p>
          </table:table-cell>
          <table:table-cell office:value-type="float" office:value="2.000191" calcext:value-type="float">
            <text:p>2,000191</text:p>
          </table:table-cell>
          <table:table-cell office:value-type="float" office:value="-0.0000919655733814337" calcext:value-type="float">
            <text:p>-0,000092</text:p>
          </table:table-cell>
          <table:table-cell office:value-type="float" office:value="0.000216398" calcext:value-type="float">
            <text:p>0,000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807817" calcext:value-type="float">
            <text:p>0,000808</text:p>
          </table:table-cell>
          <table:table-cell table:style-name="ce1"/>
          <table:table-cell table:style-name="ce2"/>
          <table:table-cell office:value-type="float" office:value="294.12" calcext:value-type="float">
            <text:p>294,12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/>
          <table:table-cell office:value-type="float" office:value="1.999809" calcext:value-type="float">
            <text:p>1,999809</text:p>
          </table:table-cell>
          <table:table-cell office:value-type="float" office:value="2.0001663" calcext:value-type="float">
            <text:p>2,000166</text:p>
          </table:table-cell>
          <table:table-cell office:value-type="float" office:value="-0.00014276" calcext:value-type="float">
            <text:p>-0,000143</text:p>
          </table:table-cell>
          <table:table-cell office:value-type="float" office:value="0.000136722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/>
          <table:table-cell office:value-type="float" office:value="1.99987505" calcext:value-type="float">
            <text:p>1,999875</text:p>
          </table:table-cell>
          <table:table-cell office:value-type="float" office:value="2.00013266" calcext:value-type="float">
            <text:p>2,000133</text:p>
          </table:table-cell>
          <table:table-cell office:value-type="float" office:value="-0.0001479" calcext:value-type="float">
            <text:p>-0,000148</text:p>
          </table:table-cell>
          <table:table-cell office:value-type="float" office:value="0.0001234817" calcext:value-type="float">
            <text:p>0,000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/>
          <table:table-cell office:value-type="float" office:value="1.9998554" calcext:value-type="float">
            <text:p>1,999855</text:p>
          </table:table-cell>
          <table:table-cell office:value-type="float" office:value="2.00013937" calcext:value-type="float">
            <text:p>2,000139</text:p>
          </table:table-cell>
          <table:table-cell office:value-type="float" office:value="-0.000128523" calcext:value-type="float">
            <text:p>-0,000129</text:p>
          </table:table-cell>
          <table:table-cell office:value-type="float" office:value="0.0001497" calcext:value-type="float">
            <text:p>0,000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/>
          <table:table-cell office:value-type="float" office:value="1.999919646" calcext:value-type="float">
            <text:p>1,999920</text:p>
          </table:table-cell>
          <table:table-cell office:value-type="float" office:value="2.000087097" calcext:value-type="float">
            <text:p>2,000087</text:p>
          </table:table-cell>
          <table:table-cell office:value-type="float" office:value="-0.0000651618" calcext:value-type="float">
            <text:p>-0,000065</text:p>
          </table:table-cell>
          <table:table-cell office:value-type="float" office:value="0.000054252031" calcext:value-type="float">
            <text:p>0,0000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/>
          <table:table-cell office:value-type="float" office:value="1.9998358" calcext:value-type="float">
            <text:p>1,999836</text:p>
          </table:table-cell>
          <table:table-cell office:value-type="float" office:value="2.00015746" calcext:value-type="float">
            <text:p>2,000157</text:p>
          </table:table-cell>
          <table:table-cell office:value-type="float" office:value="-0.0001127" calcext:value-type="float">
            <text:p>-0,000113</text:p>
          </table:table-cell>
          <table:table-cell office:value-type="float" office:value="0.000153983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/>
          <table:table-cell office:value-type="float" office:value="1.999864667" calcext:value-type="float">
            <text:p>1,999865</text:p>
          </table:table-cell>
          <table:table-cell office:value-type="float" office:value="2.000141931" calcext:value-type="float">
            <text:p>2,000142</text:p>
          </table:table-cell>
          <table:table-cell office:value-type="float" office:value="-0.00016004417" calcext:value-type="float">
            <text:p>-0,000160</text:p>
          </table:table-cell>
          <table:table-cell office:value-type="float" office:value="0.00013674718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/>
          <table:table-cell office:value-type="float" office:value="1.999913348" calcext:value-type="float">
            <text:p>1,999913</text:p>
          </table:table-cell>
          <table:table-cell office:value-type="float" office:value="2.000085236316" calcext:value-type="float">
            <text:p>2,000085</text:p>
          </table:table-cell>
          <table:table-cell office:value-type="float" office:value="-0.000100225" calcext:value-type="float">
            <text:p>-0,000100</text:p>
          </table:table-cell>
          <table:table-cell office:value-type="float" office:value="0.000099" calcext:value-type="float">
            <text:p>0,0000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/>
          <table:table-cell office:value-type="float" office:value="1.99988194" calcext:value-type="float">
            <text:p>1,999882</text:p>
          </table:table-cell>
          <table:table-cell office:value-type="float" office:value="2.0001136916" calcext:value-type="float">
            <text:p>2,000114</text:p>
          </table:table-cell>
          <table:table-cell office:value-type="float" office:value="-0.00011" calcext:value-type="float">
            <text:p>-0,000110</text:p>
          </table:table-cell>
          <table:table-cell office:value-type="float" office:value="0.000101161" calcext:value-type="float">
            <text:p>0,0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/>
          <table:table-cell office:value-type="float" office:value="1.999854" calcext:value-type="float">
            <text:p>1,999854</text:p>
          </table:table-cell>
          <table:table-cell office:value-type="float" office:value="2.000153" calcext:value-type="float">
            <text:p>2,000153</text:p>
          </table:table-cell>
          <table:table-cell office:value-type="float" office:value="-0.000164" calcext:value-type="float">
            <text:p>-0,000164</text:p>
          </table:table-cell>
          <table:table-cell office:value-type="float" office:value="0.00015394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/>
          <table:table-cell office:value-type="float" office:value="1.99983851" calcext:value-type="float">
            <text:p>1,999839</text:p>
          </table:table-cell>
          <table:table-cell office:value-type="float" office:value="2.0001652" calcext:value-type="float">
            <text:p>2,000165</text:p>
          </table:table-cell>
          <table:table-cell office:value-type="float" office:value="-0.0001433" calcext:value-type="float">
            <text:p>-0,000143</text:p>
          </table:table-cell>
          <table:table-cell office:value-type="float" office:value="0.000138" calcext:value-type="float">
            <text:p>0,000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/>
          <table:table-cell office:value-type="float" office:value="1.9998839" calcext:value-type="float">
            <text:p>1,999884</text:p>
          </table:table-cell>
          <table:table-cell office:value-type="float" office:value="2.0001181" calcext:value-type="float">
            <text:p>2,000118</text:p>
          </table:table-cell>
          <table:table-cell office:value-type="float" office:value="-0.000108421" calcext:value-type="float">
            <text:p>-0,000108</text:p>
          </table:table-cell>
          <table:table-cell office:value-type="float" office:value="0.000091" calcext:value-type="float">
            <text:p>0,0000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/>
          <table:table-cell office:value-type="float" office:value="1.9999118" calcext:value-type="float">
            <text:p>1,999912</text:p>
          </table:table-cell>
          <table:table-cell office:value-type="float" office:value="2.000086" calcext:value-type="float">
            <text:p>2,00008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0.000081" calcext:value-type="float">
            <text:p>0,00008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6</text:p>
          </table:table-cell>
          <table:table-cell office:value-type="float" office:value="0.00499793" calcext:value-type="float">
            <text:p>0,004998</text:p>
          </table:table-cell>
          <table:table-cell table:style-name="ce1"/>
          <table:table-cell office:value-type="float" office:value="826.51" calcext:value-type="float">
            <text:p>826,51</text:p>
          </table:table-cell>
          <table:table-cell/>
          <table:table-cell table:style-name="ce1"/>
          <table:table-cell office:value-type="float" office:value="0.99950114835" calcext:value-type="float">
            <text:p>0,999501</text:p>
          </table:table-cell>
          <table:table-cell office:value-type="float" office:value="1.00059902" calcext:value-type="float">
            <text:p>1,000599</text:p>
          </table:table-cell>
          <table:table-cell office:value-type="float" office:value="-0.0003798" calcext:value-type="float">
            <text:p>-0,000380</text:p>
          </table:table-cell>
          <table:table-cell office:value-type="float" office:value="0.0004116323581" calcext:value-type="float">
            <text:p>0,0004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507045" calcext:value-type="float">
            <text:p>0,005070</text:p>
          </table:table-cell>
          <table:table-cell table:style-name="ce1"/>
          <table:table-cell office:value-type="float" office:value="1206.21" calcext:value-type="float">
            <text:p>1206,21</text:p>
          </table:table-cell>
          <table:table-cell/>
          <table:table-cell table:style-name="ce1"/>
          <table:table-cell office:value-type="float" office:value="0.9995947" calcext:value-type="float">
            <text:p>0,999595</text:p>
          </table:table-cell>
          <table:table-cell office:value-type="float" office:value="1.00058507208" calcext:value-type="float">
            <text:p>1,000585</text:p>
          </table:table-cell>
          <table:table-cell office:value-type="float" office:value="-0.0003928231" calcext:value-type="float">
            <text:p>-0,000393</text:p>
          </table:table-cell>
          <table:table-cell office:value-type="float" office:value="0.000381995" calcext:value-type="float">
            <text:p>0,000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 office:value-type="string" calcext:value-type="string">
            <text:p>?? pas repr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biss-n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558217" calcext:value-type="float">
            <text:p>0,005582</text:p>
          </table:table-cell>
          <table:table-cell table:style-name="ce1"/>
          <table:table-cell table:style-name="ce2" office:value-type="float" office:value="1415.71" calcext:value-type="float">
            <text:p>1415,71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82563" calcext:value-type="float">
            <text:p>0,005826</text:p>
          </table:table-cell>
          <table:table-cell table:style-name="ce1"/>
          <table:table-cell table:style-name="ce2" office:value-type="float" office:value="837.55" calcext:value-type="float">
            <text:p>837,55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4</text:p>
          </table:table-cell>
          <table:table-cell office:value-type="float" office:value="0.005561" calcext:value-type="float">
            <text:p>0,005561</text:p>
          </table:table-cell>
          <table:table-cell table:style-name="ce1"/>
          <table:table-cell table:style-name="ce2" office:value-type="float" office:value="822.48" calcext:value-type="float">
            <text:p>822,48</text:p>
          </table:table-cell>
          <table:table-cell/>
          <table:table-cell table:style-name="ce1"/>
          <table:table-cell office:value-type="float" office:value="0.99951841" calcext:value-type="float">
            <text:p>0,999518</text:p>
          </table:table-cell>
          <table:table-cell office:value-type="float" office:value="1.0009618" calcext:value-type="float">
            <text:p>1,000962</text:p>
          </table:table-cell>
          <table:table-cell office:value-type="float" office:value="-0.0003449583" calcext:value-type="float">
            <text:p>-0,000345</text:p>
          </table:table-cell>
          <table:table-cell office:value-type="float" office:value="0.00040861" calcext:value-type="float">
            <text:p>0,00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670541" calcext:value-type="float">
            <text:p>0,006705</text:p>
          </table:table-cell>
          <table:table-cell table:style-name="ce1"/>
          <table:table-cell table:style-name="ce2" office:value-type="float" office:value="1387.21" calcext:value-type="float">
            <text:p>1387,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6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42201" calcext:value-type="float">
            <text:p>0,005422</text:p>
          </table:table-cell>
          <table:table-cell/>
          <table:table-cell office:value-type="float" office:value="776.47" calcext:value-type="float">
            <text:p>776,47</text:p>
          </table:table-cell>
          <table:table-cell table:style-name="Default"/>
          <table:table-cell table:style-name="ce1"/>
          <table:table-cell office:value-type="float" office:value="0.99935670632" calcext:value-type="float">
            <text:p>0,999357</text:p>
          </table:table-cell>
          <table:table-cell office:value-type="float" office:value="1.000440417" calcext:value-type="float">
            <text:p>1,000440</text:p>
          </table:table-cell>
          <table:table-cell office:value-type="float" office:value="-0.000599" calcext:value-type="float">
            <text:p>-0,000599</text:p>
          </table:table-cell>
          <table:table-cell office:value-type="float" office:value="0.00043135397" calcext:value-type="float">
            <text:p>0,000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73" calcext:value-type="float">
            <text:p>0,005497</text:p>
          </table:table-cell>
          <table:table-cell table:style-name="ce1"/>
          <table:table-cell office:value-type="float" office:value="796.89" calcext:value-type="float">
            <text:p>796,89</text:p>
          </table:table-cell>
          <table:table-cell/>
          <table:table-cell table:style-name="ce1"/>
          <table:table-cell office:value-type="float" office:value="0.9991849" calcext:value-type="float">
            <text:p>0,999185</text:p>
          </table:table-cell>
          <table:table-cell office:value-type="float" office:value="1.00046376" calcext:value-type="float">
            <text:p>1,000464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444576" calcext:value-type="float">
            <text:p>0,004446</text:p>
          </table:table-cell>
          <table:table-cell table:style-name="ce1"/>
          <table:table-cell office:value-type="float" office:value="742.25" calcext:value-type="float">
            <text:p>742,25</text:p>
          </table:table-cell>
          <table:table-cell/>
          <table:table-cell table:style-name="ce1"/>
          <table:table-cell office:value-type="float" office:value="0.99966533" calcext:value-type="float">
            <text:p>0,999665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59870425" calcext:value-type="float">
            <text:p>-0,000599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 table:style-name="Default"/>
          <table:table-cell table:style-name="ce1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office:value-type="float" office:value="-0.000226466" calcext:value-type="float">
            <text:p>-0,000226</text:p>
          </table:table-cell>
          <table:table-cell office:value-type="float" office:value="0.00031842" calcext:value-type="float">
            <text:p>0,00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office:value-type="float" office:value="-0.00029821" calcext:value-type="float">
            <text:p>-0,000298</text:p>
          </table:table-cell>
          <table:table-cell office:value-type="float" office:value="0.000302478916" calcext:value-type="float">
            <text:p>0,0003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office:value-type="float" office:value="-0.000341817" calcext:value-type="float">
            <text:p>-0,000342</text:p>
          </table:table-cell>
          <table:table-cell office:value-type="float" office:value="0.000304591951" calcext:value-type="float">
            <text:p>0,00030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 table:style-name="Default"/>
          <table:table-cell table:style-name="ce1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office:value-type="float" office:value="-0.0004112277" calcext:value-type="float">
            <text:p>-0,000411</text:p>
          </table:table-cell>
          <table:table-cell office:value-type="float" office:value="0.00026602" calcext:value-type="float">
            <text:p>0,0002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office:value-type="float" office:value="-0.000429906582" calcext:value-type="float">
            <text:p>-0,000430</text:p>
          </table:table-cell>
          <table:table-cell office:value-type="float" office:value="0.0004546364" calcext:value-type="float">
            <text:p>0,000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office:value-type="float" office:value="-0.0004757552833" calcext:value-type="float">
            <text:p>-0,000476</text:p>
          </table:table-cell>
          <table:table-cell office:value-type="float" office:value="0.00054221641" calcext:value-type="float">
            <text:p>0,00054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 table:style-name="Default"/>
          <table:table-cell table:style-name="ce1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office:value-type="float" office:value="-0.0003792087" calcext:value-type="float">
            <text:p>-0,000379</text:p>
          </table:table-cell>
          <table:table-cell office:value-type="float" office:value="0.000448053" calcext:value-type="float">
            <text:p>0,000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office:value-type="float" office:value="-0.00044512364" calcext:value-type="float">
            <text:p>-0,000445</text:p>
          </table:table-cell>
          <table:table-cell office:value-type="float" office:value="0.000431606677" calcext:value-type="float">
            <text:p>0,000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office:value-type="float" office:value="-0.00034672265" calcext:value-type="float">
            <text:p>-0,000347</text:p>
          </table:table-cell>
          <table:table-cell office:value-type="float" office:value="0.000376228" calcext:value-type="float">
            <text:p>0,00037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 table:style-name="Default"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21" calcext:value-type="float">
            <text:p>0,0004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office:value-type="float" office:value="-0.00024675" calcext:value-type="float">
            <text:p>-0,000247</text:p>
          </table:table-cell>
          <table:table-cell office:value-type="float" office:value="0.00023975" calcext:value-type="float">
            <text:p>0,0002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" calcext:value-type="float">
            <text:p>0,00041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 table:style-name="Default"/>
          <table:table-cell table:style-name="ce1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office:value-type="float" office:value="-0.0004673565" calcext:value-type="float">
            <text:p>-0,000467</text:p>
          </table:table-cell>
          <table:table-cell office:value-type="float" office:value="0.0004904595894" calcext:value-type="float">
            <text:p>0,0004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office:value-type="float" office:value="-0.000380537" calcext:value-type="float">
            <text:p>-0,000381</text:p>
          </table:table-cell>
          <table:table-cell office:value-type="float" office:value="0.00039458269" calcext:value-type="float">
            <text:p>0,0003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office:value-type="float" office:value="-0.000458037" calcext:value-type="float">
            <text:p>-0,000458</text:p>
          </table:table-cell>
          <table:table-cell office:value-type="float" office:value="0.000465369146" calcext:value-type="float">
            <text:p>0,00046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/>
          <table:table-cell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number-columns-repeated="2"/>
          <table:table-cell table:style-name="ce2"/>
          <table:table-cell office:value-type="string" calcext:value-type="string">
            <text:p>&gt;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47416" calcext:value-type="float">
            <text:p>0,014742</text:p>
          </table:table-cell>
          <table:table-cell/>
          <table:table-cell table:style-name="ce2"/>
          <table:table-cell office:value-type="float" office:value="92.49" calcext:value-type="float">
            <text:p>92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38.01" calcext:value-type="float">
            <text:p>38,01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0.98" calcext:value-type="float">
            <text:p>30,98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1.14" calcext:value-type="float">
            <text:p>31,14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596835" calcext:value-type="float">
            <text:p>0,005968</text:p>
          </table:table-cell>
          <table:table-cell table:style-name="ce1"/>
          <table:table-cell/>
          <table:table-cell office:value-type="float" office:value="24.57" calcext:value-type="float">
            <text:p>24,57</text:p>
          </table:table-cell>
          <table:table-cell/>
          <table:table-cell office:value-type="float" office:value="-0.03404799" calcext:value-type="float">
            <text:p>-0,034048</text:p>
          </table:table-cell>
          <table:table-cell office:value-type="float" office:value="-0.03365272" calcext:value-type="float">
            <text:p>-0,033653</text:p>
          </table:table-cell>
          <table:table-cell office:value-type="float" office:value="-5.037103" calcext:value-type="float">
            <text:p>-5,037103</text:p>
          </table:table-cell>
          <table:table-cell office:value-type="float" office:value="-5.01978107" calcext:value-type="float">
            <text:p>-5,0197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3728" calcext:value-type="float">
            <text:p>0,003937</text:p>
          </table:table-cell>
          <table:table-cell table:style-name="ce1"/>
          <table:table-cell/>
          <table:table-cell office:value-type="float" office:value="23.19" calcext:value-type="float">
            <text:p>23,19</text:p>
          </table:table-cell>
          <table:table-cell/>
          <table:table-cell office:value-type="float" office:value="-0.03403247" calcext:value-type="float">
            <text:p>-0,034032</text:p>
          </table:table-cell>
          <table:table-cell office:value-type="float" office:value="-0.03370642525" calcext:value-type="float">
            <text:p>-0,033706</text:p>
          </table:table-cell>
          <table:table-cell office:value-type="float" office:value="-5.035186109" calcext:value-type="float">
            <text:p>-5,035186</text:p>
          </table:table-cell>
          <table:table-cell office:value-type="float" office:value="-5.0241367" calcext:value-type="float">
            <text:p>-5,02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746251" calcext:value-type="float">
            <text:p>0,007463</text:p>
          </table:table-cell>
          <table:table-cell table:style-name="ce1"/>
          <table:table-cell/>
          <table:table-cell office:value-type="float" office:value="17.61" calcext:value-type="float">
            <text:p>17,61</text:p>
          </table:table-cell>
          <table:table-cell/>
          <table:table-cell office:value-type="float" office:value="-0.03404873" calcext:value-type="float">
            <text:p>-0,034049</text:p>
          </table:table-cell>
          <table:table-cell office:value-type="float" office:value="-0.03378865652" calcext:value-type="float">
            <text:p>-0,033789</text:p>
          </table:table-cell>
          <table:table-cell office:value-type="float" office:value="-5.04478373" calcext:value-type="float">
            <text:p>-5,044784</text:p>
          </table:table-cell>
          <table:table-cell office:value-type="float" office:value="-5.0209453" calcext:value-type="float">
            <text:p>-5,0209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240" calcext:value-type="float">
            <text:p>1024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office:value-type="float" office:value="0.00504999" calcext:value-type="float">
            <text:p>0,005050</text:p>
          </table:table-cell>
          <table:table-cell table:style-name="ce1"/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-0.034032007" calcext:value-type="float">
            <text:p>-0,034032</text:p>
          </table:table-cell>
          <table:table-cell office:value-type="float" office:value="-0.0338527" calcext:value-type="float">
            <text:p>-0,033853</text:p>
          </table:table-cell>
          <table:table-cell office:value-type="float" office:value="-5.0408979" calcext:value-type="float">
            <text:p>-5,040898</text:p>
          </table:table-cell>
          <table:table-cell office:value-type="float" office:value="-5.0272138" calcext:value-type="float">
            <text:p>-5,027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35.71" calcext:value-type="float">
            <text:p>35,71</text:p>
          </table:table-cell>
          <table:table-cell/>
          <table:table-cell office:value-type="float" office:value="-0.03398282235" calcext:value-type="float">
            <text:p>-0,033983</text:p>
          </table:table-cell>
          <table:table-cell office:value-type="float" office:value="-0.03387265" calcext:value-type="float">
            <text:p>-0,033873</text:p>
          </table:table-cell>
          <table:table-cell office:value-type="float" office:value="-5.03873154" calcext:value-type="float">
            <text:p>-5,038732</text:p>
          </table:table-cell>
          <table:table-cell office:value-type="float" office:value="-5.0303620095" calcext:value-type="float">
            <text:p>-5,030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267013" calcext:value-type="float">
            <text:p>0,002670</text:p>
          </table:table-cell>
          <table:table-cell table:style-name="ce1"/>
          <table:table-cell table:style-name="ce2"/>
          <table:table-cell office:value-type="float" office:value="198.17" calcext:value-type="float">
            <text:p>198,17</text:p>
          </table:table-cell>
          <table:table-cell/>
          <table:table-cell office:value-type="float" office:value="-0.03396747" calcext:value-type="float">
            <text:p>-0,033967</text:p>
          </table:table-cell>
          <table:table-cell office:value-type="float" office:value="-0.033873013" calcext:value-type="float">
            <text:p>-0,033873</text:p>
          </table:table-cell>
          <table:table-cell office:value-type="float" office:value="-5.0382676" calcext:value-type="float">
            <text:p>-5,038268</text:p>
          </table:table-cell>
          <table:table-cell office:value-type="float" office:value="-5.030147" calcext:value-type="float">
            <text:p>-5,030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62.68" calcext:value-type="float">
            <text:p>162,68</text:p>
          </table:table-cell>
          <table:table-cell/>
          <table:table-cell office:value-type="float" office:value="-0.0339487" calcext:value-type="float">
            <text:p>-0,033949</text:p>
          </table:table-cell>
          <table:table-cell office:value-type="float" office:value="-0.0338605" calcext:value-type="float">
            <text:p>-0,033861</text:p>
          </table:table-cell>
          <table:table-cell office:value-type="float" office:value="-5.035512535" calcext:value-type="float">
            <text:p>-5,035513</text:p>
          </table:table-cell>
          <table:table-cell office:value-type="float" office:value="-5.0282722" calcext:value-type="float">
            <text:p>-5,02827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office:value-type="float" office:value="-5.038448" calcext:value-type="float">
            <text:p>-5,038448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office:value-type="float" office:value="-5.03647" calcext:value-type="float">
            <text:p>-5,036470</text:p>
          </table:table-cell>
          <table:table-cell office:value-type="float" office:value="-5.02005329" calcext:value-type="float">
            <text:p>-5,020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office:value-type="float" office:value="-5.035186" calcext:value-type="float">
            <text:p>-5,035186</text:p>
          </table:table-cell>
          <table:table-cell office:value-type="float" office:value="-5.0262413" calcext:value-type="float">
            <text:p>-5,0262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 table:style-name="ce2"/>
          <table:table-cell office:value-type="float" office:value="41.66" calcext:value-type="float">
            <text:p>41,66</text:p>
          </table:table-cell>
          <table:table-cell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office:value-type="float" office:value="-5.045624" calcext:value-type="float">
            <text:p>-5,045624</text:p>
          </table:table-cell>
          <table:table-cell office:value-type="float" office:value="-5.0234219" calcext:value-type="float">
            <text:p>-5,0234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office:value-type="float" office:value="-5.0393404" calcext:value-type="float">
            <text:p>-5,039340</text:p>
          </table:table-cell>
          <table:table-cell office:value-type="float" office:value="-5.02950638608" calcext:value-type="float">
            <text:p>-5,029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office:value-type="float" office:value="-5.046346431" calcext:value-type="float">
            <text:p>-5,046346</text:p>
          </table:table-cell>
          <table:table-cell office:value-type="float" office:value="-5.0234589545" calcext:value-type="float">
            <text:p>-5,0234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office:value-type="float" office:value="-5.040112" calcext:value-type="float">
            <text:p>-5,040112</text:p>
          </table:table-cell>
          <table:table-cell office:value-type="float" office:value="-5.025538" calcext:value-type="float">
            <text:p>-5,0255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office:value-type="float" office:value="-5.0591377" calcext:value-type="float">
            <text:p>-5,059138</text:p>
          </table:table-cell>
          <table:table-cell office:value-type="float" office:value="-5.028333" calcext:value-type="float">
            <text:p>-5,028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office:value-type="float" office:value="-5.066181" calcext:value-type="float">
            <text:p>-5,066181</text:p>
          </table:table-cell>
          <table:table-cell office:value-type="float" office:value="-5.007548768" calcext:value-type="float">
            <text:p>-5,007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office:value-type="float" office:value="-5.03831" calcext:value-type="float">
            <text:p>-5,038310</text:p>
          </table:table-cell>
          <table:table-cell office:value-type="float" office:value="-5.02858468" calcext:value-type="float">
            <text:p>-5,0285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office:value-type="float" office:value="-5.038826" calcext:value-type="float">
            <text:p>-5,038826</text:p>
          </table:table-cell>
          <table:table-cell office:value-type="float" office:value="-5.027571" calcext:value-type="float">
            <text:p>-5,027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office:value-type="float" office:value="-5.0364991" calcext:value-type="float">
            <text:p>-5,036499</text:p>
          </table:table-cell>
          <table:table-cell office:value-type="float" office:value="-5.02741476" calcext:value-type="float">
            <text:p>-5,02741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08.69" calcext:value-type="float">
            <text:p>808,69</text:p>
          </table:table-cell>
          <table:table-cell/>
          <table:table-cell table:style-name="ce1"/>
          <table:table-cell office:value-type="float" office:value="10.83374091" calcext:value-type="float">
            <text:p>10,833741</text:p>
          </table:table-cell>
          <table:table-cell office:value-type="float" office:value="10.86434302" calcext:value-type="float">
            <text:p>10,864343</text:p>
          </table:table-cell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482905" calcext:value-type="float">
            <text:p>0,048291</text:p>
          </table:table-cell>
          <table:table-cell table:style-name="ce1" office:value-type="float" office:value="0.018703" calcext:value-type="float">
            <text:p>0,018703</text:p>
          </table:table-cell>
          <table:table-cell table:style-name="ce2" office:value-type="float" office:value="823.75" calcext:value-type="float">
            <text:p>823,75</text:p>
          </table:table-cell>
          <table:table-cell/>
          <table:table-cell table:style-name="ce1"/>
          <table:table-cell office:value-type="float" office:value="10.829445" calcext:value-type="float">
            <text:p>10,829445</text:p>
          </table:table-cell>
          <table:table-cell office:value-type="float" office:value="10.8700968633" calcext:value-type="float">
            <text:p>10,870097</text:p>
          </table:table-cell>
          <table:table-cell office:value-type="float" office:value="0.540163" calcext:value-type="float">
            <text:p>0,540163</text:p>
          </table:table-cell>
          <table:table-cell office:value-type="float" office:value="0.557231833734" calcext:value-type="float">
            <text:p>0,5572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nopicardref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721.66" calcext:value-type="float">
            <text:p>721,66</text:p>
          </table:table-cell>
          <table:table-cell/>
          <table:table-cell table:style-name="ce1"/>
          <table:table-cell office:value-type="float" office:value="10.82076658" calcext:value-type="float">
            <text:p>10,820767</text:p>
          </table:table-cell>
          <table:table-cell office:value-type="float" office:value="10.8551203" calcext:value-type="float">
            <text:p>10,855120</text:p>
          </table:table-cell>
          <table:table-cell office:value-type="float" office:value="0.536661626" calcext:value-type="float">
            <text:p>0,536662</text:p>
          </table:table-cell>
          <table:table-cell office:value-type="float" office:value="0.56495646" calcext:value-type="float">
            <text:p>0,564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4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  <table:table-cell office:value-type="string" calcext:value-type="string">
            <text:p>non reproductible 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227695" calcext:value-type="float">
            <text:p>0,022770</text:p>
          </table:table-cell>
          <table:table-cell table:style-name="ce1" office:value-type="float" office:value="0.0139467" calcext:value-type="float">
            <text:p>0,013947</text:p>
          </table:table-cell>
          <table:table-cell table:style-name="ce2" office:value-type="float" office:value="1400.26" calcext:value-type="float">
            <text:p>1400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533074" calcext:value-type="float">
            <text:p>0,053307</text:p>
          </table:table-cell>
          <table:table-cell table:style-name="ce1" office:value-type="float" office:value="0.0189992" calcext:value-type="float">
            <text:p>0,018999</text:p>
          </table:table-cell>
          <table:table-cell table:style-name="ce2" office:value-type="float" office:value="747.27" calcext:value-type="float">
            <text:p>747,27</text:p>
          </table:table-cell>
          <table:table-cell table:number-columns-repeated="2"/>
          <table:table-cell office:value-type="float" office:value="10.816705" calcext:value-type="float">
            <text:p>10,816705</text:p>
          </table:table-cell>
          <table:table-cell/>
          <table:table-cell office:value-type="float" office:value="0.545849" calcext:value-type="float">
            <text:p>0,545849</text:p>
          </table:table-cell>
          <table:table-cell office:value-type="float" office:value="0.56366668" calcext:value-type="float">
            <text:p>0,563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58239" calcext:value-type="float">
            <text:p>0,058239</text:p>
          </table:table-cell>
          <table:table-cell table:style-name="ce1" office:value-type="float" office:value="0.0198205" calcext:value-type="float">
            <text:p>0,019821</text:p>
          </table:table-cell>
          <table:table-cell table:style-name="ce2" office:value-type="float" office:value="684.96" calcext:value-type="float">
            <text:p>684,96</text:p>
          </table:table-cell>
          <table:table-cell table:number-columns-repeated="2"/>
          <table:table-cell office:value-type="float" office:value="10.82729038" calcext:value-type="float">
            <text:p>10,827290</text:p>
          </table:table-cell>
          <table:table-cell office:value-type="float" office:value="10.878849" calcext:value-type="float">
            <text:p>10,878849</text:p>
          </table:table-cell>
          <table:table-cell office:value-type="float" office:value="0.54691319" calcext:value-type="float">
            <text:p>0,546913</text:p>
          </table:table-cell>
          <table:table-cell office:value-type="float" office:value="0.56279818" calcext:value-type="float">
            <text:p>0,5627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466743" calcext:value-type="float">
            <text:p>0,046674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757.19" calcext:value-type="float">
            <text:p>757,19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/>
          <table:table-cell office:value-type="float" office:value="0.5399111" calcext:value-type="float">
            <text:p>0,539911</text:p>
          </table:table-cell>
          <table:table-cell office:value-type="float" office:value="0.561439244" calcext:value-type="float">
            <text:p>0,561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380311" calcext:value-type="float">
            <text:p>0,038031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546.62" calcext:value-type="float">
            <text:p>546,62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 office:value-type="float" office:value="10.87415063" calcext:value-type="float">
            <text:p>10,874151</text:p>
          </table:table-cell>
          <table:table-cell office:value-type="float" office:value="0.54479129" calcext:value-type="float">
            <text:p>0,544791</text:p>
          </table:table-cell>
          <table:table-cell office:value-type="float" office:value="0.549443644" calcext:value-type="float">
            <text:p>0,54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1,21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334419" calcext:value-type="float">
            <text:p>0,033442</text:p>
          </table:table-cell>
          <table:table-cell table:style-name="ce1" office:value-type="float" office:value="0.0264293" calcext:value-type="float">
            <text:p>0,026429</text:p>
          </table:table-cell>
          <table:table-cell table:style-name="ce2" office:value-type="float" office:value="1545.47" calcext:value-type="float">
            <text:p>1545,47</text:p>
          </table:table-cell>
          <table:table-cell table:number-columns-repeated="2"/>
          <table:table-cell office:value-type="float" office:value="10.83415672" calcext:value-type="float">
            <text:p>10,834157</text:p>
          </table:table-cell>
          <table:table-cell office:value-type="float" office:value="10.8640601" calcext:value-type="float">
            <text:p>10,864060</text:p>
          </table:table-cell>
          <table:table-cell office:value-type="float" office:value="0.53831629" calcext:value-type="float">
            <text:p>0,538316</text:p>
          </table:table-cell>
          <table:table-cell office:value-type="float" office:value="0.562442676" calcext:value-type="float">
            <text:p>0,562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5,25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3</text:p>
          </table:table-cell>
          <table:table-cell office:value-type="float" office:value="0.0211526" calcext:value-type="float">
            <text:p>0,021153</text:p>
          </table:table-cell>
          <table:table-cell table:style-name="ce1" office:value-type="float" office:value="0.0593577" calcext:value-type="float">
            <text:p>0,059358</text:p>
          </table:table-cell>
          <table:table-cell table:style-name="ce2" office:value-type="float" office:value="1123.38" calcext:value-type="float">
            <text:p>1123,38</text:p>
          </table:table-cell>
          <table:table-cell table:number-columns-repeated="2"/>
          <table:table-cell office:value-type="float" office:value="10.8200206" calcext:value-type="float">
            <text:p>10,820021</text:p>
          </table:table-cell>
          <table:table-cell office:value-type="float" office:value="10.874360663" calcext:value-type="float">
            <text:p>10,874361</text:p>
          </table:table-cell>
          <table:table-cell office:value-type="float" office:value="0.52901228" calcext:value-type="float">
            <text:p>0,529012</text:p>
          </table:table-cell>
          <table:table-cell office:value-type="float" office:value="0.549728582" calcext:value-type="float">
            <text:p>0,549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/>
          <table:table-cell office:value-type="float" office:value="10.7802984" calcext:value-type="float">
            <text:p>10,780298</text:p>
          </table:table-cell>
          <table:table-cell office:value-type="float" office:value="11.0299336" calcext:value-type="float">
            <text:p>11,029934</text:p>
          </table:table-cell>
          <table:table-cell office:value-type="float" office:value="0.52419252" calcext:value-type="float">
            <text:p>0,524193</text:p>
          </table:table-cell>
          <table:table-cell office:value-type="float" office:value="0.555287506" calcext:value-type="float">
            <text:p>0,5552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office:value-type="float" office:value="0.5492831" calcext:value-type="float">
            <text:p>0,549283</text:p>
          </table:table-cell>
          <table:table-cell office:value-type="float" office:value="0.5494267804" calcext:value-type="float">
            <text:p>0,5494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office:value-type="float" office:value="0.5492833" calcext:value-type="float">
            <text:p>0,549283</text:p>
          </table:table-cell>
          <table:table-cell office:value-type="float" office:value="0.549654864" calcext:value-type="float">
            <text:p>0,549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1896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office:value-type="float" office:value="0.5492826" calcext:value-type="float">
            <text:p>0,549283</text:p>
          </table:table-cell>
          <table:table-cell office:value-type="float" office:value="0.549419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office:value-type="float" office:value="0.54929042" calcext:value-type="float">
            <text:p>0,549290</text:p>
          </table:table-cell>
          <table:table-cell office:value-type="float" office:value="0.5494154" calcext:value-type="float">
            <text:p>0,5494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2047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office:value-type="float" office:value="0.54928547" calcext:value-type="float">
            <text:p>0,549285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office:value-type="float" office:value="0.54928949" calcext:value-type="float">
            <text:p>0,549289</text:p>
          </table:table-cell>
          <table:table-cell office:value-type="float" office:value="0.549415874" calcext:value-type="float">
            <text:p>0,5494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office:value-type="float" office:value="0.549290862" calcext:value-type="float">
            <text:p>0,549291</text:p>
          </table:table-cell>
          <table:table-cell office:value-type="float" office:value="0.5494143" calcext:value-type="float">
            <text:p>0,549414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office:value-type="float" office:value="0.5492849908" calcext:value-type="float">
            <text:p>0,549285</text:p>
          </table:table-cell>
          <table:table-cell office:value-type="float" office:value="0.54942044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office:value-type="float" office:value="0.5492855852" calcext:value-type="float">
            <text:p>0,549286</text:p>
          </table:table-cell>
          <table:table-cell office:value-type="float" office:value="0.54942002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office:value-type="float" office:value="0.54928761" calcext:value-type="float">
            <text:p>0,549288</text:p>
          </table:table-cell>
          <table:table-cell office:value-type="float" office:value="0.5494179" calcext:value-type="float">
            <text:p>0,549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2"/>
          <table:table-cell office:value-type="float" office:value="10.8403376" calcext:value-type="float">
            <text:p>10,840338</text:p>
          </table:table-cell>
          <table:table-cell office:value-type="float" office:value="10.853296436" calcext:value-type="float">
            <text:p>10,853296</text:p>
          </table:table-cell>
          <table:table-cell office:value-type="float" office:value="0.5492862" calcext:value-type="float">
            <text:p>0,549286</text:p>
          </table:table-cell>
          <table:table-cell office:value-type="float" office:value="0.54941911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office:value-type="float" office:value="0.549299218" calcext:value-type="float">
            <text:p>0,549299</text:p>
          </table:table-cell>
          <table:table-cell office:value-type="float" office:value="0.54940687" calcext:value-type="float">
            <text:p>0,549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2"/>
          <table:table-cell office:value-type="float" office:value="10.8371392" calcext:value-type="float">
            <text:p>10,837139</text:p>
          </table:table-cell>
          <table:table-cell office:value-type="float" office:value="10.85446" calcext:value-type="float">
            <text:p>10,854460</text:p>
          </table:table-cell>
          <table:table-cell office:value-type="float" office:value="0.549285013" calcext:value-type="float">
            <text:p>0,549285</text:p>
          </table:table-cell>
          <table:table-cell office:value-type="float" office:value="0.54942124087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2"/>
          <table:table-cell office:value-type="float" office:value="10.83983726" calcext:value-type="float">
            <text:p>10,839837</text:p>
          </table:table-cell>
          <table:table-cell office:value-type="float" office:value="10.8541443" calcext:value-type="float">
            <text:p>10,854144</text:p>
          </table:table-cell>
          <table:table-cell office:value-type="float" office:value="0.549286" calcext:value-type="float">
            <text:p>0,549286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2"/>
          <table:table-cell office:value-type="float" office:value="10.837034" calcext:value-type="float">
            <text:p>10,837034</text:p>
          </table:table-cell>
          <table:table-cell office:value-type="float" office:value="10.857729" calcext:value-type="float">
            <text:p>10,857729</text:p>
          </table:table-cell>
          <table:table-cell office:value-type="float" office:value="0.5492992" calcext:value-type="float">
            <text:p>0,549299</text:p>
          </table:table-cell>
          <table:table-cell office:value-type="float" office:value="0.5494064561" calcext:value-type="float">
            <text:p>0,5494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2"/>
          <table:table-cell office:value-type="float" office:value="10.84118228" calcext:value-type="float">
            <text:p>10,841182</text:p>
          </table:table-cell>
          <table:table-cell office:value-type="float" office:value="10.85489" calcext:value-type="float">
            <text:p>10,854890</text:p>
          </table:table-cell>
          <table:table-cell office:value-type="float" office:value="0.5492849" calcext:value-type="float">
            <text:p>0,549285</text:p>
          </table:table-cell>
          <table:table-cell office:value-type="float" office:value="0.549420539" calcext:value-type="float">
            <text:p>0,54942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office:value-type="float" office:value="-0.18717907" calcext:value-type="float">
            <text:p>-0,187179</text:p>
          </table:table-cell>
          <table:table-cell office:value-type="float" office:value="0.50038645" calcext:value-type="float">
            <text:p>0,5003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office:value-type="float" office:value="-0.33984603" calcext:value-type="float">
            <text:p>-0,339846</text:p>
          </table:table-cell>
          <table:table-cell office:value-type="float" office:value="0.67009403" calcext:value-type="float">
            <text:p>0,6700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office:value-type="float" office:value="-0.164548" calcext:value-type="float">
            <text:p>-0,164548</text:p>
          </table:table-cell>
          <table:table-cell office:value-type="float" office:value="0.528118652" calcext:value-type="float">
            <text:p>0,528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office:value-type="float" office:value="-0.15565444" calcext:value-type="float">
            <text:p>-0,155654</text:p>
          </table:table-cell>
          <table:table-cell office:value-type="float" office:value="0.5168469629" calcext:value-type="float">
            <text:p>0,5168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office:value-type="float" office:value="-0.187664" calcext:value-type="float">
            <text:p>-0,187664</text:p>
          </table:table-cell>
          <table:table-cell office:value-type="float" office:value="0.5160218549" calcext:value-type="float">
            <text:p>0,5160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office:value-type="float" office:value="-0.183665872" calcext:value-type="float">
            <text:p>-0,183666</text:p>
          </table:table-cell>
          <table:table-cell office:value-type="float" office:value="0.52479194" calcext:value-type="float">
            <text:p>0,524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office:value-type="float" office:value="-0.1840483" calcext:value-type="float">
            <text:p>-0,184048</text:p>
          </table:table-cell>
          <table:table-cell office:value-type="float" office:value="0.536836903" calcext:value-type="float">
            <text:p>0,5368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office:value-type="float" office:value="-0.1724404" calcext:value-type="float">
            <text:p>-0,172440</text:p>
          </table:table-cell>
          <table:table-cell office:value-type="float" office:value="0.50520347" calcext:value-type="float">
            <text:p>0,5052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office:value-type="float" office:value="-0.1678278" calcext:value-type="float">
            <text:p>-0,167828</text:p>
          </table:table-cell>
          <table:table-cell office:value-type="float" office:value="0.49733226" calcext:value-type="float">
            <text:p>0,4973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office:value-type="float" office:value="-0.189116" calcext:value-type="float">
            <text:p>-0,189116</text:p>
          </table:table-cell>
          <table:table-cell office:value-type="float" office:value="0.503433971" calcext:value-type="float">
            <text:p>0,503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office:value-type="float" office:value="-0.1079255" calcext:value-type="float">
            <text:p>-0,107926</text:p>
          </table:table-cell>
          <table:table-cell office:value-type="float" office:value="0.387944" calcext:value-type="float">
            <text:p>0,387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/>
          <table:table-cell office:value-type="float" office:value="-1.11132968" calcext:value-type="float">
            <text:p>-1,111330</text:p>
          </table:table-cell>
          <table:table-cell office:value-type="float" office:value="-0.8658769" calcext:value-type="float">
            <text:p>-0,865877</text:p>
          </table:table-cell>
          <table:table-cell office:value-type="float" office:value="-0.039211385" calcext:value-type="float">
            <text:p>-0,039211</text:p>
          </table:table-cell>
          <table:table-cell office:value-type="float" office:value="0.31397263" calcext:value-type="float">
            <text:p>0,313973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office:value-type="float" office:value="-0.646224" calcext:value-type="float">
            <text:p>-0,646224</text:p>
          </table:table-cell>
          <table:table-cell office:value-type="float" office:value="-0.007292701826" calcext:value-type="float">
            <text:p>-0,007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office:value-type="float" office:value="-0.5558009" calcext:value-type="float">
            <text:p>-0,555801</text:p>
          </table:table-cell>
          <table:table-cell office:value-type="float" office:value="-0.115721952" calcext:value-type="float">
            <text:p>-0,115722</text:p>
          </table:table-cell>
          <table:table-cell/>
        </table:table-row>
        <table:table-row table:style-name="ro1" table:number-rows-repeated="10482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olver3.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/>
          <table:table-cell office:value-type="string" calcext:value-type="string">
            <text:p>ref algo lin.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2"/>
          <table:table-cell office:value-type="float" office:value="0.78" calcext:value-type="float">
            <text:p>0,7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office:value-type="float" office:value="4.54" calcext:value-type="float">
            <text:p>4,54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office:value-type="float" office:value="5.47" calcext:value-type="float">
            <text:p>5,47</text:p>
          </table:table-cell>
          <table:table-cell office:value-type="float" office:value="5.22" calcext:value-type="float">
            <text:p>5,2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office:value-type="float" office:value="3.88" calcext:value-type="float">
            <text:p>3,88</text:p>
          </table:table-cell>
          <table:table-cell office:value-type="float" office:value="3.88" calcext:value-type="float">
            <text:p>3,8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/>
          <table:table-cell table:number-columns-repeated="2"/>
          <table:table-cell office:value-type="float" office:value="1.05" calcext:value-type="float">
            <text:p>1,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26" calcext:value-type="float">
            <text:p>4,2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46" calcext:value-type="float">
            <text:p>4,4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 table:number-columns-repeated="2"/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0.98" calcext:value-type="float">
            <text:p>0,9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4.89" calcext:value-type="float">
            <text:p>4,8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75" calcext:value-type="float">
            <text:p>3,75</text:p>
          </table:table-cell>
          <table:table-cell office:value-type="float" office:value="3.21" calcext:value-type="float">
            <text:p>3,21</text:p>
          </table:table-cell>
          <table:table-cell office:value-type="float" office:value="3" calcext:value-type="float">
            <text:p>3,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3"/>
          <table:table-cell table:style-name="ce1" office:value-type="float" office:value="-0.3452948346" calcext:value-type="float">
            <text:p>-0,345295</text:p>
          </table:table-cell>
          <table:table-cell table:style-name="ce1" office:value-type="float" office:value="-0.34515529" calcext:value-type="float">
            <text:p>-0,345155</text:p>
          </table:table-cell>
          <table:table-cell table:style-name="ce1" office:value-type="float" office:value="-0.9385456" calcext:value-type="float">
            <text:p>-0,938546</text:p>
          </table:table-cell>
          <table:table-cell table:style-name="ce1" office:value-type="float" office:value="-0.9384942" calcext:value-type="float">
            <text:p>-0,938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office:value-type="float" office:value="6.72" calcext:value-type="float">
            <text:p>6,7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office:value-type="float" office:value="6.71" calcext:value-type="float">
            <text:p>6,71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style-name="ce1" office:value-type="float" office:value="-0.3452872836" calcext:value-type="float">
            <text:p>-0,345287</text:p>
          </table:table-cell>
          <table:table-cell table:style-name="ce1" office:value-type="float" office:value="-0.34523111" calcext:value-type="float">
            <text:p>-0,345231</text:p>
          </table:table-cell>
          <table:table-cell table:style-name="ce1" office:value-type="float" office:value="-0.9385177" calcext:value-type="float">
            <text:p>-0,938518</text:p>
          </table:table-cell>
          <table:table-cell table:style-name="ce1" office:value-type="float" office:value="-0.938497" calcext:value-type="float">
            <text:p>-0,9384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308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/>
          <table:table-cell office:value-type="float" office:value="6.88" calcext:value-type="float">
            <text:p>6,88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1" office:value-type="float" office:value="-0.3452872" calcext:value-type="float">
            <text:p>-0,345287</text:p>
          </table:table-cell>
          <table:table-cell table:style-name="ce1" office:value-type="float" office:value="-0.34523002697" calcext:value-type="float">
            <text:p>-0,345230</text:p>
          </table:table-cell>
          <table:table-cell table:style-name="ce1" office:value-type="float" office:value="-0.938537177" calcext:value-type="float">
            <text:p>-0,938537</text:p>
          </table:table-cell>
          <table:table-cell table:style-name="ce1" office:value-type="float" office:value="-0.93848347" calcext:value-type="float">
            <text:p>-0,938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 office:value-type="float" office:value="9.24" calcext:value-type="float">
            <text:p>9,24</text:p>
          </table:table-cell>
          <table:table-cell/>
          <table:table-cell table:style-name="ce1" office:value-type="float" office:value="-0.3452803" calcext:value-type="float">
            <text:p>-0,345280</text:p>
          </table:table-cell>
          <table:table-cell table:style-name="ce1" office:value-type="float" office:value="-0.345239" calcext:value-type="float">
            <text:p>-0,345239</text:p>
          </table:table-cell>
          <table:table-cell table:style-name="ce1" office:value-type="float" office:value="-0.93851479" calcext:value-type="float">
            <text:p>-0,938515</text:p>
          </table:table-cell>
          <table:table-cell table:style-name="ce1" office:value-type="float" office:value="0.93851491" calcext:value-type="float">
            <text:p>0,938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office:value-type="float" office:value="11.23" calcext:value-type="float">
            <text:p>11,23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871" calcext:value-type="float">
            <text:p>0,000109</text:p>
          </table:table-cell>
          <table:table-cell table:style-name="ce1" office:value-type="float" office:value="0.0001127" calcext:value-type="float">
            <text:p>0,000113</text:p>
          </table:table-cell>
          <table:table-cell table:style-name="ce2"/>
          <table:table-cell office:value-type="float" office:value="9.68" calcext:value-type="float">
            <text:p>9,68</text:p>
          </table:table-cell>
          <table:table-cell office:value-type="float" office:value="10.03" calcext:value-type="float">
            <text:p>10,03</text:p>
          </table:table-cell>
          <table:table-cell office:value-type="float" office:value="9.48" calcext:value-type="float">
            <text:p>9,48</text:p>
          </table:table-cell>
          <table:table-cell table:style-name="ce1" office:value-type="float" office:value="-0.34527432" calcext:value-type="float">
            <text:p>-0,345274</text:p>
          </table:table-cell>
          <table:table-cell table:style-name="ce1" office:value-type="float" office:value="-0.34524121" calcext:value-type="float">
            <text:p>-0,345241</text:p>
          </table:table-cell>
          <table:table-cell table:style-name="ce1" office:value-type="float" office:value="-0.938513986" calcext:value-type="float">
            <text:p>-0,938514</text:p>
          </table:table-cell>
          <table:table-cell table:style-name="ce1" office:value-type="float" office:value="-0.93850180629" calcext:value-type="float">
            <text:p>-0,9385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3"/>
          <table:table-cell table:style-name="ce1" office:value-type="float" office:value="-0.345279454" calcext:value-type="float">
            <text:p>-0,345279</text:p>
          </table:table-cell>
          <table:table-cell table:style-name="ce1" office:value-type="float" office:value="-0.3452386" calcext:value-type="float">
            <text:p>-0,345239</text:p>
          </table:table-cell>
          <table:table-cell table:style-name="ce1" office:value-type="float" office:value="-0.938514948" calcext:value-type="float">
            <text:p>-0,938515</text:p>
          </table:table-cell>
          <table:table-cell table:style-name="ce1" office:value-type="float" office:value="-0.93849991" calcext:value-type="float">
            <text:p>-0,9385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/>
          <table:table-cell office:value-type="float" office:value="7.75" calcext:value-type="float">
            <text:p>7,75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table:style-name="ce1"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/>
          <table:table-cell table:number-columns-repeated="2"/>
          <table:table-cell office:value-type="float" office:value="42.14" calcext:value-type="float">
            <text:p>42,14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67" calcext:value-type="float">
            <text:p>0,262767</text:p>
          </table:table-cell>
          <table:table-cell table:style-name="ce2"/>
          <table:table-cell/>
          <table:table-cell office:value-type="float" office:value="58.63" calcext:value-type="float">
            <text:p>58,63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52" calcext:value-type="float">
            <text:p>0,262752</text:p>
          </table:table-cell>
          <table:table-cell table:style-name="ce2"/>
          <table:table-cell/>
          <table:table-cell office:value-type="float" office:value="68.59" calcext:value-type="float">
            <text:p>68,59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" calcext:value-type="float">
            <text:p>0,657985</text:p>
          </table:table-cell>
          <table:table-cell table:style-name="ce1" office:value-type="float" office:value="0.913560544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3" calcext:value-type="float">
            <text:p>0,261253</text:p>
          </table:table-cell>
          <table:table-cell table:style-name="ce2" table:number-columns-repeated="2"/>
          <table:table-cell/>
          <table:table-cell office:value-type="float" office:value="7.48" calcext:value-type="float">
            <text:p>7,48</text:p>
          </table:table-cell>
          <table:table-cell/>
          <table:table-cell table:style-name="ce1" office:value-type="float" office:value="0.593977557" calcext:value-type="float">
            <text:p>0,593978</text:p>
          </table:table-cell>
          <table:table-cell table:style-name="ce1" office:value-type="float" office:value="0.657984625" calcext:value-type="float">
            <text:p>0,657985</text:p>
          </table:table-cell>
          <table:table-cell table:style-name="ce1" office:value-type="float" office:value="0.9135752853" calcext:value-type="float">
            <text:p>0,913575</text:p>
          </table:table-cell>
          <table:table-cell table:style-name="ce1" office:value-type="float" office:value="0.9415103498313" calcext:value-type="float">
            <text:p>0,9415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17" calcext:value-type="float">
            <text:p>0,261317</text:p>
          </table:table-cell>
          <table:table-cell table:style-name="ce2" table:number-columns-repeated="2"/>
          <table:table-cell/>
          <table:table-cell office:value-type="float" office:value="14.05" calcext:value-type="float">
            <text:p>14,05</text:p>
          </table:table-cell>
          <table:table-cell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6" calcext:value-type="float">
            <text:p>0,261386</text:p>
          </table:table-cell>
          <table:table-cell table:style-name="ce2" table:number-columns-repeated="2"/>
          <table:table-cell/>
          <table:table-cell office:value-type="float" office:value="9.78" calcext:value-type="float">
            <text:p>9,78</text:p>
          </table:table-cell>
          <table:table-cell/>
          <table:table-cell table:style-name="ce1" office:value-type="float" office:value="0.59397979899" calcext:value-type="float">
            <text:p>0,593980</text:p>
          </table:table-cell>
          <table:table-cell table:style-name="ce1" office:value-type="float" office:value="0.657980901" calcext:value-type="float">
            <text:p>0,657981</text:p>
          </table:table-cell>
          <table:table-cell table:style-name="ce1" office:value-type="float" office:value="0.9135617" calcext:value-type="float">
            <text:p>0,913562</text:p>
          </table:table-cell>
          <table:table-cell table:style-name="ce1" office:value-type="float" office:value="0.9415246157" calcext:value-type="float">
            <text:p>0,941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61" calcext:value-type="float">
            <text:p>0,261361</text:p>
          </table:table-cell>
          <table:table-cell table:style-name="ce2" table:number-columns-repeated="2"/>
          <table:table-cell table:number-columns-repeated="2"/>
          <table:table-cell office:value-type="float" office:value="20.35" calcext:value-type="float">
            <text:p>20,35</text:p>
          </table:table-cell>
          <table:table-cell table:style-name="ce1" office:value-type="float" office:value="0.5939803016" calcext:value-type="float">
            <text:p>0,593980</text:p>
          </table:table-cell>
          <table:table-cell table:style-name="ce1" office:value-type="float" office:value="0.6579867" calcext:value-type="float">
            <text:p>0,657987</text:p>
          </table:table-cell>
          <table:table-cell table:style-name="ce1" office:value-type="float" office:value="0.913565384" calcext:value-type="float">
            <text:p>0,913565</text:p>
          </table:table-cell>
          <table:table-cell table:style-name="ce1" office:value-type="float" office:value="0.941518154" calcext:value-type="float">
            <text:p>0,9415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4" calcext:value-type="float">
            <text:p>0,261384</text:p>
          </table:table-cell>
          <table:table-cell table:style-name="ce2" table:number-columns-repeated="2"/>
          <table:table-cell office:value-type="float" office:value="21.92" calcext:value-type="float">
            <text:p>21,92</text:p>
          </table:table-cell>
          <table:table-cell/>
          <table:table-cell office:value-type="float" office:value="11.89" calcext:value-type="float">
            <text:p>11,89</text:p>
          </table:table-cell>
          <table:table-cell table:style-name="ce1" office:value-type="float" office:value="0.5939817907083" calcext:value-type="float">
            <text:p>0,593982</text:p>
          </table:table-cell>
          <table:table-cell table:style-name="ce1" office:value-type="float" office:value="0.6579846004" calcext:value-type="float">
            <text:p>0,657985</text:p>
          </table:table-cell>
          <table:table-cell table:style-name="ce1" office:value-type="float" office:value="0.91356264" calcext:value-type="float">
            <text:p>0,913563</text:p>
          </table:table-cell>
          <table:table-cell table:style-name="ce1" office:value-type="float" office:value="0.94152118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" calcext:value-type="float">
            <text:p>0,657985</text:p>
          </table:table-cell>
          <table:table-cell table:style-name="ce1" office:value-type="float" office:value="0.9135626" calcext:value-type="float">
            <text:p>0,913563</text:p>
          </table:table-cell>
          <table:table-cell table:style-name="ce1" office:value-type="float" office:value="0.941521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04" calcext:value-type="float">
            <text:p>0,262604</text:p>
          </table:table-cell>
          <table:table-cell table:style-name="ce2"/>
          <table:table-cell/>
          <table:table-cell office:value-type="float" office:value="46.83" calcext:value-type="float">
            <text:p>46,83</text:p>
          </table:table-cell>
          <table:table-cell table:number-columns-repeated="2"/>
          <table:table-cell table:style-name="ce1" office:value-type="float" office:value="0.5939816158" calcext:value-type="float">
            <text:p>0,593982</text:p>
          </table:table-cell>
          <table:table-cell table:style-name="ce1" office:value-type="float" office:value="0.6579864" calcext:value-type="float">
            <text:p>0,657986</text:p>
          </table:table-cell>
          <table:table-cell table:style-name="ce1" office:value-type="float" office:value="0.9135268" calcext:value-type="float">
            <text:p>0,913527</text:p>
          </table:table-cell>
          <table:table-cell table:style-name="ce1" office:value-type="float" office:value="0.941542569936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0463" calcext:value-type="float">
            <text:p>0,260463</text:p>
          </table:table-cell>
          <table:table-cell table:style-name="ce2" table:number-columns-repeated="2"/>
          <table:table-cell office:value-type="float" office:value="251.48" calcext:value-type="float">
            <text:p>251,48</text:p>
          </table:table-cell>
          <table:table-cell table:number-columns-repeated="2"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office:value-type="float" office:value="0.018744167" calcext:value-type="float">
            <text:p>0,018744</text:p>
          </table:table-cell>
          <table:table-cell office:value-type="float" office:value="0.018744774489" calcext:value-type="float">
            <text:p>0,018745</text:p>
          </table:table-cell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3"/>
          <table:table-cell table:style-name="ce1" office:value-type="float" office:value="0.183924357" calcext:value-type="float">
            <text:p>0,183924</text:p>
          </table:table-cell>
          <table:table-cell table:style-name="ce1" office:value-type="float" office:value="0.36790834" calcext:value-type="float">
            <text:p>0,367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office:value-type="float" office:value="2.48" calcext:value-type="float">
            <text:p>2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19" calcext:value-type="float">
            <text:p>0,316219</text:p>
          </table:table-cell>
          <table:table-cell table:style-name="ce2" table:number-columns-repeated="2"/>
          <table:table-cell office:value-type="float" office:value="6.13" calcext:value-type="float">
            <text:p>6,13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42" calcext:value-type="float">
            <text:p>0,316242</text:p>
          </table:table-cell>
          <table:table-cell table:style-name="ce2"/>
          <table:table-cell/>
          <table:table-cell office:value-type="float" office:value="4.15" calcext:value-type="float">
            <text:p>4,15</text:p>
          </table:table-cell>
          <table:table-cell table:number-columns-repeated="2"/>
          <table:table-cell table:style-name="ce1" office:value-type="float" office:value="0.18391754308" calcext:value-type="float">
            <text:p>0,183918</text:p>
          </table:table-cell>
          <table:table-cell table:style-name="ce1" office:value-type="float" office:value="0.36791135" calcext:value-type="float">
            <text:p>0,3679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08" calcext:value-type="float">
            <text:p>1,08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2"/>
          <table:table-cell office:value-type="float" office:value="6.5768" calcext:value-type="float">
            <text:p>6,5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3.43" calcext:value-type="float">
            <text:p>13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5.67" calcext:value-type="float">
            <text:p>15,6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office:value-type="float" office:value="32.64" calcext:value-type="float">
            <text:p>32,6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6616" calcext:value-type="float">
            <text:p>0,005066</text:p>
          </table:table-cell>
          <table:table-cell table:style-name="ce1"/>
          <table:table-cell/>
          <table:table-cell office:value-type="float" office:value="18.69" calcext:value-type="float">
            <text:p>18,6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6.502" calcext:value-type="float">
            <text:p>16,50</text:p>
          </table:table-cell>
          <table:table-cell office:value-type="float" office:value="15.25" calcext:value-type="float">
            <text:p>15,25</text:p>
          </table:table-cell>
          <table:table-cell office:value-type="float" office:value="15.01" calcext:value-type="float">
            <text:p>15,01</text:p>
          </table:table-cell>
          <table:table-cell table:style-name="ce1" office:value-type="float" office:value="-0.0012449771" calcext:value-type="float">
            <text:p>-0,001245</text:p>
          </table:table-cell>
          <table:table-cell table:style-name="ce1" office:value-type="float" office:value="0.0012450093" calcext:value-type="float">
            <text:p>0,001245</text:p>
          </table:table-cell>
          <table:table-cell table:style-name="ce1" office:value-type="float" office:value="-1.00125594" calcext:value-type="float">
            <text:p>-1,001256</text:p>
          </table:table-cell>
          <table:table-cell table:style-name="ce1" office:value-type="float" office:value="-0.9987437684" calcext:value-type="float">
            <text:p>-0,998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26.75" calcext:value-type="float">
            <text:p>26,7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/>
          <table:table-cell office:value-type="float" office:value="36.39" calcext:value-type="float">
            <text:p>36,3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office:value-type="float" office:value="10.18" calcext:value-type="float">
            <text:p>10,1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office:value-type="float" office:value="9.34" calcext:value-type="float">
            <text:p>9,3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29" calcext:value-type="float">
            <text:p>5,29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/>
          <table:table-cell office:value-type="float" office:value="8.24" calcext:value-type="float">
            <text:p>8,24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table:style-name="ce1"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table:style-name="ce1"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table:style-name="ce1" table:number-columns-repeated="2"/>
          <table:table-cell table:style-name="ce2"/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 table:number-columns-repeated="2"/>
          <table:table-cell table:style-name="ce1" office:value-type="float" office:value="5.2339191" calcext:value-type="float">
            <text:p>5,233919</text:p>
          </table:table-cell>
          <table:table-cell table:style-name="ce1" office:value-type="float" office:value="5.785699778" calcext:value-type="float">
            <text:p>5,785700</text:p>
          </table:table-cell>
          <table:table-cell table:style-name="ce1" office:value-type="float" office:value="-5.60300439" calcext:value-type="float">
            <text:p>-5,603004</text:p>
          </table:table-cell>
          <table:table-cell table:style-name="ce1" office:value-type="float" office:value="-5.0502872" calcext:value-type="float">
            <text:p>-5,05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/>
          <table:table-cell office:value-type="float" office:value="17.26" calcext:value-type="float">
            <text:p>17,26</text:p>
          </table:table-cell>
          <table:table-cell office:value-type="float" office:value="9.22" calcext:value-type="float">
            <text:p>9,22</text:p>
          </table:table-cell>
          <table:table-cell office:value-type="float" office:value="9.4" calcext:value-type="float">
            <text:p>9,40</text:p>
          </table:table-cell>
          <table:table-cell table:style-name="ce1" office:value-type="float" office:value="5.2366501712" calcext:value-type="float">
            <text:p>5,236650</text:p>
          </table:table-cell>
          <table:table-cell table:style-name="ce1"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27.63" calcext:value-type="float">
            <text:p>27,63</text:p>
          </table:table-cell>
          <table:table-cell table:number-columns-repeated="2"/>
          <table:table-cell table:style-name="ce1" office:value-type="float" office:value="5.23392253" calcext:value-type="float">
            <text:p>5,233923</text:p>
          </table:table-cell>
          <table:table-cell table:style-name="ce1" office:value-type="float" office:value="5.7856996" calcext:value-type="float">
            <text:p>5,785700</text:p>
          </table:table-cell>
          <table:table-cell table:style-name="ce1" office:value-type="float" office:value="-5.60300432" calcext:value-type="float">
            <text:p>-5,603004</text:p>
          </table:table-cell>
          <table:table-cell table:style-name="ce1" office:value-type="float" office:value="-5.0502897404" calcext:value-type="float">
            <text:p>-5,050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75.3" calcext:value-type="float">
            <text:p>75,30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76.123" calcext:value-type="float">
            <text:p>176,12</text:p>
          </table:table-cell>
          <table:table-cell table:number-columns-repeated="2"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46.88" calcext:value-type="float">
            <text:p>146,88</text:p>
          </table:table-cell>
          <table:table-cell office:value-type="float" office:value="60.85" calcext:value-type="float">
            <text:p>60,85</text:p>
          </table:table-cell>
          <table:table-cell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table:number-columns-repeated="2"/>
          <table:table-cell office:value-type="float" office:value="22.149" calcext:value-type="float">
            <text:p>22,15</text:p>
          </table:table-cell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167949" calcext:value-type="float">
            <text:p>0,016795</text:p>
          </table:table-cell>
          <table:table-cell table:style-name="ce1"/>
          <table:table-cell table:style-name="ce2"/>
          <table:table-cell/>
          <table:table-cell office:value-type="float" office:value="67.78" calcext:value-type="float">
            <text:p>67,78</text:p>
          </table:table-cell>
          <table:table-cell/>
          <table:table-cell table:style-name="ce1" office:value-type="float" office:value="0.75752427" calcext:value-type="float">
            <text:p>0,757524</text:p>
          </table:table-cell>
          <table:table-cell table:style-name="ce1" office:value-type="float" office:value="0.92546441" calcext:value-type="float">
            <text:p>0,92546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83974" calcext:value-type="float">
            <text:p>0,008397</text:p>
          </table:table-cell>
          <table:table-cell table:style-name="ce1"/>
          <table:table-cell table:style-name="ce2"/>
          <table:table-cell/>
          <table:table-cell table:style-name="ce2" office:value-type="float" office:value="80.5893" calcext:value-type="float">
            <text:p>80,59</text:p>
          </table:table-cell>
          <table:table-cell office:value-type="float" office:value="82.87" calcext:value-type="float">
            <text:p>82,87</text:p>
          </table:table-cell>
          <table:table-cell table:style-name="ce1" office:value-type="float" office:value="0.79949196" calcext:value-type="float">
            <text:p>0,799492</text:p>
          </table:table-cell>
          <table:table-cell table:style-name="ce1" office:value-type="float" office:value="0.8834618" calcext:value-type="float">
            <text:p>0,8834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418065" calcext:value-type="float">
            <text:p>0,004181</text:p>
          </table:table-cell>
          <table:table-cell table:style-name="ce1"/>
          <table:table-cell table:style-name="ce2"/>
          <table:table-cell/>
          <table:table-cell office:value-type="float" office:value="167.74" calcext:value-type="float">
            <text:p>167,74</text:p>
          </table:table-cell>
          <table:table-cell/>
          <table:table-cell table:style-name="ce1" office:value-type="float" office:value="0.82056953" calcext:value-type="float">
            <text:p>0,820570</text:p>
          </table:table-cell>
          <table:table-cell table:style-name="ce1" office:value-type="float" office:value="0.8623746" calcext:value-type="float">
            <text:p>0,8623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  <table:table-cell table:style-name="ce1" office:value-type="string" calcext:value-type="string">
            <text:p>0.00107017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 table:number-columns-repeated="2"/>
          <table:table-cell table:style-name="ce1" office:value-type="float" office:value="1.999809" calcext:value-type="float">
            <text:p>1,999809</text:p>
          </table:table-cell>
          <table:table-cell table:style-name="ce1" office:value-type="float" office:value="2.0001663" calcext:value-type="float">
            <text:p>2,000166</text:p>
          </table:table-cell>
          <table:table-cell table:style-name="ce1" office:value-type="float" office:value="-0.00014276" calcext:value-type="float">
            <text:p>-0,000143</text:p>
          </table:table-cell>
          <table:table-cell table:style-name="ce1" office:value-type="float" office:value="0.000136722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 table:number-columns-repeated="2"/>
          <table:table-cell table:style-name="ce1" office:value-type="float" office:value="1.99987505" calcext:value-type="float">
            <text:p>1,999875</text:p>
          </table:table-cell>
          <table:table-cell table:style-name="ce1" office:value-type="float" office:value="2.00013266" calcext:value-type="float">
            <text:p>2,000133</text:p>
          </table:table-cell>
          <table:table-cell table:style-name="ce1" office:value-type="float" office:value="-0.0001479" calcext:value-type="float">
            <text:p>-0,000148</text:p>
          </table:table-cell>
          <table:table-cell table:style-name="ce1" office:value-type="float" office:value="0.0001234817" calcext:value-type="float">
            <text:p>0,0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 table:number-columns-repeated="2"/>
          <table:table-cell table:style-name="ce1" office:value-type="float" office:value="1.9998554" calcext:value-type="float">
            <text:p>1,999855</text:p>
          </table:table-cell>
          <table:table-cell table:style-name="ce1" office:value-type="float" office:value="2.00013937" calcext:value-type="float">
            <text:p>2,000139</text:p>
          </table:table-cell>
          <table:table-cell table:style-name="ce1" office:value-type="float" office:value="-0.000128523" calcext:value-type="float">
            <text:p>-0,000129</text:p>
          </table:table-cell>
          <table:table-cell table:style-name="ce1" office:value-type="float" office:value="0.0001497" calcext:value-type="float">
            <text:p>0,000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 table:number-columns-repeated="2"/>
          <table:table-cell table:style-name="ce1" office:value-type="float" office:value="1.999919646" calcext:value-type="float">
            <text:p>1,999920</text:p>
          </table:table-cell>
          <table:table-cell table:style-name="ce1" office:value-type="float" office:value="2.000087097" calcext:value-type="float">
            <text:p>2,000087</text:p>
          </table:table-cell>
          <table:table-cell table:style-name="ce1" office:value-type="float" office:value="-0.0000651618" calcext:value-type="float">
            <text:p>-0,000065</text:p>
          </table:table-cell>
          <table:table-cell table:style-name="ce1" office:value-type="float" office:value="0.000054252031" calcext:value-type="float">
            <text:p>0,000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 table:number-columns-repeated="2"/>
          <table:table-cell table:style-name="ce1" office:value-type="float" office:value="1.9998358" calcext:value-type="float">
            <text:p>1,999836</text:p>
          </table:table-cell>
          <table:table-cell table:style-name="ce1" office:value-type="float" office:value="2.00015746" calcext:value-type="float">
            <text:p>2,000157</text:p>
          </table:table-cell>
          <table:table-cell table:style-name="ce1" office:value-type="float" office:value="-0.0001127" calcext:value-type="float">
            <text:p>-0,000113</text:p>
          </table:table-cell>
          <table:table-cell table:style-name="ce1" office:value-type="float" office:value="0.000153983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 table:number-columns-repeated="2"/>
          <table:table-cell table:style-name="ce1" office:value-type="float" office:value="1.999864667" calcext:value-type="float">
            <text:p>1,999865</text:p>
          </table:table-cell>
          <table:table-cell table:style-name="ce1" office:value-type="float" office:value="2.000141931" calcext:value-type="float">
            <text:p>2,000142</text:p>
          </table:table-cell>
          <table:table-cell table:style-name="ce1" office:value-type="float" office:value="-0.00016004417" calcext:value-type="float">
            <text:p>-0,000160</text:p>
          </table:table-cell>
          <table:table-cell table:style-name="ce1" office:value-type="float" office:value="0.00013674718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 table:number-columns-repeated="2"/>
          <table:table-cell table:style-name="ce1" office:value-type="float" office:value="1.999913348" calcext:value-type="float">
            <text:p>1,999913</text:p>
          </table:table-cell>
          <table:table-cell table:style-name="ce1" office:value-type="float" office:value="2.000085236316" calcext:value-type="float">
            <text:p>2,000085</text:p>
          </table:table-cell>
          <table:table-cell table:style-name="ce1" office:value-type="float" office:value="-0.000100225" calcext:value-type="float">
            <text:p>-0,000100</text:p>
          </table:table-cell>
          <table:table-cell table:style-name="ce1" office:value-type="float" office:value="0.000099" calcext:value-type="float">
            <text:p>0,000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 table:number-columns-repeated="2"/>
          <table:table-cell table:style-name="ce1" office:value-type="float" office:value="1.99988194" calcext:value-type="float">
            <text:p>1,999882</text:p>
          </table:table-cell>
          <table:table-cell table:style-name="ce1" office:value-type="float" office:value="2.0001136916" calcext:value-type="float">
            <text:p>2,000114</text:p>
          </table:table-cell>
          <table:table-cell table:style-name="ce1" office:value-type="float" office:value="-0.00011" calcext:value-type="float">
            <text:p>-0,000110</text:p>
          </table:table-cell>
          <table:table-cell table:style-name="ce1" office:value-type="float" office:value="0.000101161" calcext:value-type="float">
            <text:p>0,00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 table:number-columns-repeated="2"/>
          <table:table-cell table:style-name="ce1" office:value-type="float" office:value="1.999854" calcext:value-type="float">
            <text:p>1,999854</text:p>
          </table:table-cell>
          <table:table-cell table:style-name="ce1" office:value-type="float" office:value="2.000153" calcext:value-type="float">
            <text:p>2,000153</text:p>
          </table:table-cell>
          <table:table-cell table:style-name="ce1" office:value-type="float" office:value="-0.000164" calcext:value-type="float">
            <text:p>-0,000164</text:p>
          </table:table-cell>
          <table:table-cell table:style-name="ce1" office:value-type="float" office:value="0.00015394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 table:number-columns-repeated="2"/>
          <table:table-cell table:style-name="ce1" office:value-type="float" office:value="1.99983851" calcext:value-type="float">
            <text:p>1,999839</text:p>
          </table:table-cell>
          <table:table-cell table:style-name="ce1" office:value-type="float" office:value="2.0001652" calcext:value-type="float">
            <text:p>2,000165</text:p>
          </table:table-cell>
          <table:table-cell table:style-name="ce1" office:value-type="float" office:value="-0.0001433" calcext:value-type="float">
            <text:p>-0,000143</text:p>
          </table:table-cell>
          <table:table-cell table:style-name="ce1" office:value-type="float" office:value="0.000138" calcext:value-type="float">
            <text:p>0,0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 table:number-columns-repeated="2"/>
          <table:table-cell table:style-name="ce1" office:value-type="float" office:value="1.9998839" calcext:value-type="float">
            <text:p>1,999884</text:p>
          </table:table-cell>
          <table:table-cell table:style-name="ce1" office:value-type="float" office:value="2.0001181" calcext:value-type="float">
            <text:p>2,000118</text:p>
          </table:table-cell>
          <table:table-cell table:style-name="ce1" office:value-type="float" office:value="-0.000108421" calcext:value-type="float">
            <text:p>-0,000108</text:p>
          </table:table-cell>
          <table:table-cell table:style-name="ce1" office:value-type="float" office:value="0.000091" calcext:value-type="float">
            <text:p>0,0000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 table:number-columns-repeated="2"/>
          <table:table-cell table:style-name="ce1" office:value-type="float" office:value="1.9999118" calcext:value-type="float">
            <text:p>1,999912</text:p>
          </table:table-cell>
          <table:table-cell table:style-name="ce1" office:value-type="float" office:value="2.000086" calcext:value-type="float">
            <text:p>2,000086</text:p>
          </table:table-cell>
          <table:table-cell table:style-name="ce1" office:value-type="float" office:value="-0.000073" calcext:value-type="float">
            <text:p>-0,000073</text:p>
          </table:table-cell>
          <table:table-cell table:style-name="ce1" office:value-type="float" office:value="0.000081" calcext:value-type="float">
            <text:p>0,0000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" calcext:value-type="float">
            <text:p>0,001080</text:p>
          </table:table-cell>
          <table:table-cell table:style-name="ce1"/>
          <table:table-cell table:style-name="ce2"/>
          <table:table-cell office:value-type="float" office:value="42.66" calcext:value-type="float">
            <text:p>42,66</text:p>
          </table:table-cell>
          <table:table-cell office:value-type="float" office:value="41.37" calcext:value-type="float">
            <text:p>41,37</text:p>
          </table:table-cell>
          <table:table-cell office:value-type="float" office:value="38.94" calcext:value-type="float">
            <text:p>38,94</text:p>
          </table:table-cell>
          <table:table-cell table:style-name="ce1" office:value-type="float" office:value="1.9998386" calcext:value-type="float">
            <text:p>1,999839</text:p>
          </table:table-cell>
          <table:table-cell table:style-name="ce1" office:value-type="float" office:value="2.000169" calcext:value-type="float">
            <text:p>2,000169</text:p>
          </table:table-cell>
          <table:table-cell table:style-name="ce1" office:value-type="float" office:value="-0.00010922" calcext:value-type="float">
            <text:p>-0,000109</text:p>
          </table:table-cell>
          <table:table-cell table:style-name="ce1" office:value-type="float" office:value="0.0001098156" calcext:value-type="float">
            <text:p>0,000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767" calcext:value-type="float">
            <text:p>0,001088</text:p>
          </table:table-cell>
          <table:table-cell table:style-name="ce1"/>
          <table:table-cell table:style-name="ce2"/>
          <table:table-cell office:value-type="float" office:value="62.3" calcext:value-type="float">
            <text:p>62,30</text:p>
          </table:table-cell>
          <table:table-cell table:number-columns-repeated="2"/>
          <table:table-cell table:style-name="ce1" office:value-type="float" office:value="1.9998389" calcext:value-type="float">
            <text:p>1,999839</text:p>
          </table:table-cell>
          <table:table-cell table:style-name="ce1" office:value-type="float" office:value="2.0001643433" calcext:value-type="float">
            <text:p>2,000164</text:p>
          </table:table-cell>
          <table:table-cell table:style-name="ce1" office:value-type="float" office:value="-0.00012825" calcext:value-type="float">
            <text:p>-0,000128</text:p>
          </table:table-cell>
          <table:table-cell table:style-name="ce1" office:value-type="float" office:value="0.000137001463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2172" calcext:value-type="float">
            <text:p>0,000972</text:p>
          </table:table-cell>
          <table:table-cell table:style-name="ce1"/>
          <table:table-cell table:style-name="ce2"/>
          <table:table-cell office:value-type="float" office:value="70.25" calcext:value-type="float">
            <text:p>70,25</text:p>
          </table:table-cell>
          <table:table-cell table:number-columns-repeated="2"/>
          <table:table-cell table:style-name="ce1" office:value-type="float" office:value="1.9998581" calcext:value-type="float">
            <text:p>1,999858</text:p>
          </table:table-cell>
          <table:table-cell table:style-name="ce1" office:value-type="float" office:value="2.00014219168" calcext:value-type="float">
            <text:p>2,000142</text:p>
          </table:table-cell>
          <table:table-cell table:style-name="ce1" office:value-type="float" office:value="-0.00014323" calcext:value-type="float">
            <text:p>-0,000143</text:p>
          </table:table-cell>
          <table:table-cell table:style-name="ce1" office:value-type="float" office:value="0.00013015797" calcext:value-type="float">
            <text:p>0,0001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/>
          <table:table-cell office:value-type="float" office:value="816.92" calcext:value-type="float">
            <text:p>816,92</text:p>
          </table:table-cell>
          <table:table-cell table:number-columns-repeated="2"/>
          <table:table-cell table:style-name="ce1" office:value-type="float" office:value="1.9998438747" calcext:value-type="float">
            <text:p>1,999844</text:p>
          </table:table-cell>
          <table:table-cell table:style-name="ce1" office:value-type="float" office:value="2.0002509564" calcext:value-type="float">
            <text:p>2,000251</text:p>
          </table:table-cell>
          <table:table-cell table:style-name="ce1" office:value-type="float" office:value="-0.000420529" calcext:value-type="float">
            <text:p>-0,000421</text:p>
          </table:table-cell>
          <table:table-cell table:style-name="ce1" office:value-type="float" office:value="0.00016516155" calcext:value-type="float">
            <text:p>0,0001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/>
          <table:table-cell table:style-name="ce1" office:value-type="float" office:value="0.999184" calcext:value-type="float">
            <text:p>0,999184</text:p>
          </table:table-cell>
          <table:table-cell table:style-name="ce1" office:value-type="float" office:value="1.0005387" calcext:value-type="float">
            <text:p>1,000539</text:p>
          </table:table-cell>
          <table:table-cell table:style-name="ce1" office:value-type="float" office:value="-0.0007281" calcext:value-type="float">
            <text:p>-0,000728</text:p>
          </table:table-cell>
          <table:table-cell table:style-name="ce1" office:value-type="float" office:value="0.00056907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/>
          <table:table-cell table:style-name="ce1" office:value-type="float" office:value="0.99918438" calcext:value-type="float">
            <text:p>0,999184</text:p>
          </table:table-cell>
          <table:table-cell table:style-name="ce1" office:value-type="float" office:value="1.000538774" calcext:value-type="float">
            <text:p>1,000539</text:p>
          </table:table-cell>
          <table:table-cell table:style-name="ce1" office:value-type="float" office:value="-0.0007281337" calcext:value-type="float">
            <text:p>-0,000728</text:p>
          </table:table-cell>
          <table:table-cell table:style-name="ce1" office:value-type="float" office:value="0.000569070221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/>
          <table:table-cell table:style-name="ce1" office:value-type="float" office:value="0.99878809" calcext:value-type="float">
            <text:p>0,998788</text:p>
          </table:table-cell>
          <table:table-cell table:style-name="ce1" office:value-type="float" office:value="1.0018013" calcext:value-type="float">
            <text:p>1,001801</text:p>
          </table:table-cell>
          <table:table-cell table:style-name="ce1" office:value-type="float" office:value="-0.0011603" calcext:value-type="float">
            <text:p>-0,001160</text:p>
          </table:table-cell>
          <table:table-cell table:style-name="ce1" office:value-type="float" office:value="0.0010012" calcext:value-type="float">
            <text:p>0,001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/>
          <table:table-cell table:style-name="ce1"/>
          <table:table-cell/>
          <table:table-cell table:style-name="ce1" office:value-type="float" office:value="0.999717074" calcext:value-type="float">
            <text:p>0,999717</text:p>
          </table:table-cell>
          <table:table-cell table:style-name="ce1" office:value-type="float" office:value="1.0002849" calcext:value-type="float">
            <text:p>1,000285</text:p>
          </table:table-cell>
          <table:table-cell table:style-name="ce1" office:value-type="float" office:value="-0.000226466" calcext:value-type="float">
            <text:p>-0,000226</text:p>
          </table:table-cell>
          <table:table-cell table:style-name="ce1" office:value-type="float" office:value="0.00031842" calcext:value-type="float">
            <text:p>0,0003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/>
          <table:table-cell table:style-name="ce1" office:value-type="float" office:value="0.9996993" calcext:value-type="float">
            <text:p>0,999699</text:p>
          </table:table-cell>
          <table:table-cell table:style-name="ce1" office:value-type="float" office:value="1.0003195" calcext:value-type="float">
            <text:p>1,000320</text:p>
          </table:table-cell>
          <table:table-cell table:style-name="ce1" office:value-type="float" office:value="-0.00029821" calcext:value-type="float">
            <text:p>-0,000298</text:p>
          </table:table-cell>
          <table:table-cell table:style-name="ce1" office:value-type="float" office:value="0.000302478916" calcext:value-type="float">
            <text:p>0,00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/>
          <table:table-cell table:style-name="ce1" office:value-type="float" office:value="0.9996661115" calcext:value-type="float">
            <text:p>0,999666</text:p>
          </table:table-cell>
          <table:table-cell table:style-name="ce1" office:value-type="float" office:value="1.00032503" calcext:value-type="float">
            <text:p>1,000325</text:p>
          </table:table-cell>
          <table:table-cell table:style-name="ce1" office:value-type="float" office:value="-0.000341817" calcext:value-type="float">
            <text:p>-0,000342</text:p>
          </table:table-cell>
          <table:table-cell table:style-name="ce1" office:value-type="float" office:value="0.000304591951" calcext:value-type="float">
            <text:p>0,000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/>
          <table:table-cell table:style-name="ce1"/>
          <table:table-cell/>
          <table:table-cell table:style-name="ce1" office:value-type="float" office:value="0.9996767" calcext:value-type="float">
            <text:p>0,999677</text:p>
          </table:table-cell>
          <table:table-cell table:style-name="ce1" office:value-type="float" office:value="1.0003703" calcext:value-type="float">
            <text:p>1,000370</text:p>
          </table:table-cell>
          <table:table-cell table:style-name="ce1" office:value-type="float" office:value="-0.0004112277" calcext:value-type="float">
            <text:p>-0,000411</text:p>
          </table:table-cell>
          <table:table-cell table:style-name="ce1" office:value-type="float" office:value="0.00026602" calcext:value-type="float">
            <text:p>0,000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/>
          <table:table-cell table:style-name="ce1" office:value-type="float" office:value="0.999688757" calcext:value-type="float">
            <text:p>0,999689</text:p>
          </table:table-cell>
          <table:table-cell table:style-name="ce1" office:value-type="float" office:value="1.0003385171" calcext:value-type="float">
            <text:p>1,000339</text:p>
          </table:table-cell>
          <table:table-cell table:style-name="ce1" office:value-type="float" office:value="-0.000429906582" calcext:value-type="float">
            <text:p>-0,000430</text:p>
          </table:table-cell>
          <table:table-cell table:style-name="ce1" office:value-type="float" office:value="0.0004546364" calcext:value-type="float">
            <text:p>0,000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/>
          <table:table-cell table:style-name="ce1" office:value-type="float" office:value="0.9996308" calcext:value-type="float">
            <text:p>0,999631</text:p>
          </table:table-cell>
          <table:table-cell table:style-name="ce1" office:value-type="float" office:value="1.00037096" calcext:value-type="float">
            <text:p>1,000371</text:p>
          </table:table-cell>
          <table:table-cell table:style-name="ce1" office:value-type="float" office:value="-0.0004757552833" calcext:value-type="float">
            <text:p>-0,000476</text:p>
          </table:table-cell>
          <table:table-cell table:style-name="ce1" office:value-type="float" office:value="0.00054221641" calcext:value-type="float">
            <text:p>0,000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/>
          <table:table-cell table:style-name="ce1"/>
          <table:table-cell/>
          <table:table-cell table:style-name="ce1" office:value-type="float" office:value="0.9996251159" calcext:value-type="float">
            <text:p>0,999625</text:p>
          </table:table-cell>
          <table:table-cell table:style-name="ce1" office:value-type="float" office:value="1.0003385029" calcext:value-type="float">
            <text:p>1,000339</text:p>
          </table:table-cell>
          <table:table-cell table:style-name="ce1" office:value-type="float" office:value="-0.0003792087" calcext:value-type="float">
            <text:p>-0,000379</text:p>
          </table:table-cell>
          <table:table-cell table:style-name="ce1" office:value-type="float" office:value="0.000448053" calcext:value-type="float">
            <text:p>0,000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/>
          <table:table-cell office:value-type="float" office:value="221.16" calcext:value-type="float">
            <text:p>221,16</text:p>
          </table:table-cell>
          <table:table-cell/>
          <table:table-cell table:style-name="ce1"/>
          <table:table-cell/>
          <table:table-cell table:style-name="ce1" office:value-type="float" office:value="0.9998125" calcext:value-type="float">
            <text:p>0,999813</text:p>
          </table:table-cell>
          <table:table-cell table:style-name="ce1" office:value-type="float" office:value="1.0001788503" calcext:value-type="float">
            <text:p>1,000179</text:p>
          </table:table-cell>
          <table:table-cell table:style-name="ce1" table:formula="of:=-0.00013874-0.0003792087" office:value-type="float" office:value="-0.0005179487" calcext:value-type="float">
            <text:p>-0,000518</text:p>
          </table:table-cell>
          <table:table-cell table:style-name="ce1" office:value-type="float" office:value="0.000273887" calcext:value-type="float">
            <text:p>0,000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/>
          <table:table-cell table:style-name="ce1" office:value-type="float" office:value="0.9996022" calcext:value-type="float">
            <text:p>0,999602</text:p>
          </table:table-cell>
          <table:table-cell table:style-name="ce1" office:value-type="float" office:value="1.0003486461" calcext:value-type="float">
            <text:p>1,000349</text:p>
          </table:table-cell>
          <table:table-cell table:style-name="ce1" office:value-type="float" office:value="-0.00044512364" calcext:value-type="float">
            <text:p>-0,000445</text:p>
          </table:table-cell>
          <table:table-cell table:style-name="ce1" office:value-type="float" office:value="0.000431606677" calcext:value-type="float">
            <text:p>0,000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/>
          <table:table-cell table:style-name="ce1" office:value-type="float" office:value="0.99962698" calcext:value-type="float">
            <text:p>0,999627</text:p>
          </table:table-cell>
          <table:table-cell table:style-name="ce1" office:value-type="float" office:value="1.00035624" calcext:value-type="float">
            <text:p>1,000356</text:p>
          </table:table-cell>
          <table:table-cell table:style-name="ce1" office:value-type="float" office:value="-0.00034672265" calcext:value-type="float">
            <text:p>-0,000347</text:p>
          </table:table-cell>
          <table:table-cell table:style-name="ce1" office:value-type="float" office:value="0.000376228" calcext:value-type="float">
            <text:p>0,000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21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/>
          <table:table-cell table:style-name="ce1" office:value-type="float" office:value="0.999704623" calcext:value-type="float">
            <text:p>0,999705</text:p>
          </table:table-cell>
          <table:table-cell table:style-name="ce1" office:value-type="float" office:value="1.0003133" calcext:value-type="float">
            <text:p>1,000313</text:p>
          </table:table-cell>
          <table:table-cell table:style-name="ce1" office:value-type="float" office:value="-0.00024675" calcext:value-type="float">
            <text:p>-0,000247</text:p>
          </table:table-cell>
          <table:table-cell table:style-name="ce1" office:value-type="float" office:value="0.00023975" calcext:value-type="float">
            <text:p>0,0002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6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/>
          <table:table-cell table:style-name="ce1"/>
          <table:table-cell/>
          <table:table-cell table:style-name="ce1" office:value-type="float" office:value="0.9996886" calcext:value-type="float">
            <text:p>0,999689</text:p>
          </table:table-cell>
          <table:table-cell table:style-name="ce1" office:value-type="float" office:value="1.0002893" calcext:value-type="float">
            <text:p>1,000289</text:p>
          </table:table-cell>
          <table:table-cell table:style-name="ce1" office:value-type="float" office:value="-0.0004673565" calcext:value-type="float">
            <text:p>-0,000467</text:p>
          </table:table-cell>
          <table:table-cell table:style-name="ce1" office:value-type="float" office:value="0.0004904595894" calcext:value-type="float">
            <text:p>0,000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/>
          <table:table-cell table:style-name="ce1" office:value-type="float" office:value="0.9996673144" calcext:value-type="float">
            <text:p>0,999667</text:p>
          </table:table-cell>
          <table:table-cell table:style-name="ce1" office:value-type="float" office:value="1.00032627" calcext:value-type="float">
            <text:p>1,000326</text:p>
          </table:table-cell>
          <table:table-cell table:style-name="ce1" office:value-type="float" office:value="-0.000380537" calcext:value-type="float">
            <text:p>-0,000381</text:p>
          </table:table-cell>
          <table:table-cell table:style-name="ce1" office:value-type="float" office:value="0.00039458269" calcext:value-type="float">
            <text:p>0,000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/>
          <table:table-cell table:style-name="ce1" office:value-type="float" office:value="0.9995586876" calcext:value-type="float">
            <text:p>0,999559</text:p>
          </table:table-cell>
          <table:table-cell table:style-name="ce1" office:value-type="float" office:value="1.000403" calcext:value-type="float">
            <text:p>1,000403</text:p>
          </table:table-cell>
          <table:table-cell table:style-name="ce1" office:value-type="float" office:value="-0.000458037" calcext:value-type="float">
            <text:p>-0,000458</text:p>
          </table:table-cell>
          <table:table-cell table:style-name="ce1" office:value-type="float" office:value="0.000465369146" calcext:value-type="float">
            <text:p>0,0004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6694" calcext:value-type="float">
            <text:p>0,003667</text:p>
          </table:table-cell>
          <table:table-cell table:style-name="ce1"/>
          <table:table-cell table:style-name="ce2" office:value-type="float" office:value="181.18" calcext:value-type="float">
            <text:p>181,18</text:p>
          </table:table-cell>
          <table:table-cell table:number-columns-repeated="3"/>
          <table:table-cell table:style-name="ce1" office:value-type="float" office:value="0.9997071" calcext:value-type="float">
            <text:p>0,999707</text:p>
          </table:table-cell>
          <table:table-cell table:style-name="ce1" office:value-type="float" office:value="1.000298881" calcext:value-type="float">
            <text:p>1,000299</text:p>
          </table:table-cell>
          <table:table-cell table:style-name="ce1" office:value-type="float" office:value="-0.0004347623" calcext:value-type="float">
            <text:p>-0,000435</text:p>
          </table:table-cell>
          <table:table-cell table:style-name="ce1" office:value-type="float" office:value="0.00034538" calcext:value-type="float">
            <text:p>0,000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01705" calcext:value-type="float">
            <text:p>0,004017</text:p>
          </table:table-cell>
          <table:table-cell table:style-name="ce1"/>
          <table:table-cell table:style-name="ce2" office:value-type="float" office:value="180.12" calcext:value-type="float">
            <text:p>180,12</text:p>
          </table:table-cell>
          <table:table-cell table:number-columns-repeated="3"/>
          <table:table-cell table:style-name="ce1" office:value-type="float" office:value="0.999632827" calcext:value-type="float">
            <text:p>0,999633</text:p>
          </table:table-cell>
          <table:table-cell table:style-name="ce1" office:value-type="float" office:value="1.00036" calcext:value-type="float">
            <text:p>1,000360</text:p>
          </table:table-cell>
          <table:table-cell table:style-name="ce1" office:value-type="float" office:value="-0.00044561" calcext:value-type="float">
            <text:p>-0,000446</text:p>
          </table:table-cell>
          <table:table-cell table:style-name="ce1" office:value-type="float" office:value="0.0004633439" calcext:value-type="float">
            <text:p>0,000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29614" calcext:value-type="float">
            <text:p>0,004296</text:p>
          </table:table-cell>
          <table:table-cell table:style-name="ce1"/>
          <table:table-cell table:style-name="ce2" office:value-type="float" office:value="169.76" calcext:value-type="float">
            <text:p>169,76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 table:style-name="ce1"/>
          <table:table-cell table:style-name="ce2" office:value-type="float" office:value="121.61" calcext:value-type="float">
            <text:p>121,61</text:p>
          </table:table-cell>
          <table:table-cell/>
          <table:table-cell table:style-name="ce2" office:value-type="float" office:value="117.89" calcext:value-type="float">
            <text:p>117,89</text:p>
          </table:table-cell>
          <table:table-cell office:value-type="float" office:value="113.39" calcext:value-type="float">
            <text:p>113,39</text:p>
          </table:table-cell>
          <table:table-cell table:style-name="ce1" office:value-type="float" office:value="0.9996397" calcext:value-type="float">
            <text:p>0,999640</text:p>
          </table:table-cell>
          <table:table-cell table:style-name="ce1" office:value-type="float" office:value="1.0003481382" calcext:value-type="float">
            <text:p>1,000348</text:p>
          </table:table-cell>
          <table:table-cell table:style-name="ce1" office:value-type="float" office:value="-0.000310405" calcext:value-type="float">
            <text:p>-0,000310</text:p>
          </table:table-cell>
          <table:table-cell table:style-name="ce1" office:value-type="float" office:value="0.000382237" calcext:value-type="float">
            <text:p>0,0003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49" calcext:value-type="float">
            <text:p>3164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27947" calcext:value-type="float">
            <text:p>0,002795</text:p>
          </table:table-cell>
          <table:table-cell table:style-name="ce1"/>
          <table:table-cell table:style-name="ce2" office:value-type="float" office:value="222.17" calcext:value-type="float">
            <text:p>222,17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4197" calcext:value-type="float">
            <text:p>2419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74" calcext:value-type="float">
            <text:p>0,003974</text:p>
          </table:table-cell>
          <table:table-cell table:style-name="ce1"/>
          <table:table-cell table:style-name="ce2" office:value-type="float" office:value="154.98" calcext:value-type="float">
            <text:p>154,98</text:p>
          </table:table-cell>
          <table:table-cell table:number-columns-repeated="3"/>
          <table:table-cell table:style-name="ce1" office:value-type="float" office:value="0.999671624449" calcext:value-type="float">
            <text:p>0,999672</text:p>
          </table:table-cell>
          <table:table-cell table:style-name="ce1" office:value-type="float" office:value="1.000329070513" calcext:value-type="float">
            <text:p>1,000329</text:p>
          </table:table-cell>
          <table:table-cell table:style-name="ce1" office:value-type="float" office:value="-0.00041614" calcext:value-type="float">
            <text:p>-0,000416</text:p>
          </table:table-cell>
          <table:table-cell table:style-name="ce1" office:value-type="float" office:value="0.0003796" calcext:value-type="float">
            <text:p>0,0003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 table:style-name="ce1" office:value-type="float" office:value="0.0109" calcext:value-type="float">
            <text:p>0,010900</text:p>
          </table:table-cell>
          <table:table-cell table:style-name="ce1" office:value-type="string" calcext:value-type="string">
            <text:p>1 sol parasite</text:p>
          </table:table-cell>
          <table:table-cell office:value-type="float" office:value="4691.36" calcext:value-type="float">
            <text:p>4691,36</text:p>
          </table:table-cell>
          <table:table-cell/>
          <table:table-cell table:style-name="ce1"/>
          <table:table-cell/>
          <table:table-cell table:style-name="ce1" office:value-type="float" office:value="0.998975" calcext:value-type="float">
            <text:p>0,998975</text:p>
          </table:table-cell>
          <table:table-cell table:style-name="ce1" office:value-type="float" office:value="1.00095399" calcext:value-type="float">
            <text:p>1,000954</text:p>
          </table:table-cell>
          <table:table-cell table:style-name="ce1" office:value-type="float" office:value="-0.00072813373" calcext:value-type="float">
            <text:p>-0,000728</text:p>
          </table:table-cell>
          <table:table-cell table:style-name="ce1" office:value-type="float" office:value="0.001451051" calcext:value-type="float">
            <text:p>0,00145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,10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 table:number-columns-repeated="2"/>
          <table:table-cell table:style-name="ce1" office:value-type="float" office:value="-0.03398086" calcext:value-type="float">
            <text:p>-0,033981</text:p>
          </table:table-cell>
          <table:table-cell table:style-name="ce1" office:value-type="float" office:value="-0.0338767" calcext:value-type="float">
            <text:p>-0,033877</text:p>
          </table:table-cell>
          <table:table-cell table:style-name="ce1" office:value-type="float" office:value="-5.038448" calcext:value-type="float">
            <text:p>-5,038448</text:p>
          </table:table-cell>
          <table:table-cell table:style-name="ce1" office:value-type="float" office:value="-5.0309513" calcext:value-type="float">
            <text:p>-5,030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 table:number-columns-repeated="2"/>
          <table:table-cell table:style-name="ce1" office:value-type="float" office:value="-0.0340322" calcext:value-type="float">
            <text:p>-0,034032</text:p>
          </table:table-cell>
          <table:table-cell table:style-name="ce1" office:value-type="float" office:value="-0.0336274" calcext:value-type="float">
            <text:p>-0,033627</text:p>
          </table:table-cell>
          <table:table-cell table:style-name="ce1" office:value-type="float" office:value="-5.03647" calcext:value-type="float">
            <text:p>-5,036470</text:p>
          </table:table-cell>
          <table:table-cell table:style-name="ce1" office:value-type="float" office:value="-5.02005329" calcext:value-type="float">
            <text:p>-5,020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 table:number-columns-repeated="2"/>
          <table:table-cell table:style-name="ce1" office:value-type="float" office:value="-0.034032474" calcext:value-type="float">
            <text:p>-0,034032</text:p>
          </table:table-cell>
          <table:table-cell table:style-name="ce1" office:value-type="float" office:value="-0.0337064252" calcext:value-type="float">
            <text:p>-0,033706</text:p>
          </table:table-cell>
          <table:table-cell table:style-name="ce1" office:value-type="float" office:value="-5.035186" calcext:value-type="float">
            <text:p>-5,035186</text:p>
          </table:table-cell>
          <table:table-cell table:style-name="ce1" office:value-type="float" office:value="-5.0262413" calcext:value-type="float">
            <text:p>-5,026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 table:number-columns-repeated="2"/>
          <table:table-cell table:style-name="ce1" office:value-type="float" office:value="-0.03397136" calcext:value-type="float">
            <text:p>-0,033971</text:p>
          </table:table-cell>
          <table:table-cell table:style-name="ce1" office:value-type="float" office:value="-0.03382466" calcext:value-type="float">
            <text:p>-0,033825</text:p>
          </table:table-cell>
          <table:table-cell table:style-name="ce1" office:value-type="float" office:value="-5.04502" calcext:value-type="float">
            <text:p>-5,045020</text:p>
          </table:table-cell>
          <table:table-cell table:style-name="ce1" office:value-type="float" office:value="-5.023235" calcext:value-type="float">
            <text:p>-5,023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41.66" calcext:value-type="float">
            <text:p>41,66</text:p>
          </table:table-cell>
          <table:table-cell table:number-columns-repeated="2"/>
          <table:table-cell table:style-name="ce1" office:value-type="float" office:value="-0.033973" calcext:value-type="float">
            <text:p>-0,033973</text:p>
          </table:table-cell>
          <table:table-cell table:style-name="ce1" office:value-type="float" office:value="-0.03382355" calcext:value-type="float">
            <text:p>-0,033824</text:p>
          </table:table-cell>
          <table:table-cell table:style-name="ce1" office:value-type="float" office:value="-5.045624" calcext:value-type="float">
            <text:p>-5,045624</text:p>
          </table:table-cell>
          <table:table-cell table:style-name="ce1" office:value-type="float" office:value="-5.0234219" calcext:value-type="float">
            <text:p>-5,023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 table:number-columns-repeated="2"/>
          <table:table-cell table:style-name="ce1" office:value-type="float" office:value="-0.033943294" calcext:value-type="float">
            <text:p>-0,033943</text:p>
          </table:table-cell>
          <table:table-cell table:style-name="ce1" office:value-type="float" office:value="-0.033797366762" calcext:value-type="float">
            <text:p>-0,033797</text:p>
          </table:table-cell>
          <table:table-cell table:style-name="ce1" office:value-type="float" office:value="-5.0393404" calcext:value-type="float">
            <text:p>-5,039340</text:p>
          </table:table-cell>
          <table:table-cell table:style-name="ce1" office:value-type="float" office:value="-5.02950638608" calcext:value-type="float">
            <text:p>-5,0295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 table:number-columns-repeated="2"/>
          <table:table-cell table:style-name="ce1" office:value-type="float" office:value="-0.034229591" calcext:value-type="float">
            <text:p>-0,034230</text:p>
          </table:table-cell>
          <table:table-cell table:style-name="ce1" office:value-type="float" office:value="-0.033648106" calcext:value-type="float">
            <text:p>-0,033648</text:p>
          </table:table-cell>
          <table:table-cell table:style-name="ce1" office:value-type="float" office:value="-5.046346431" calcext:value-type="float">
            <text:p>-5,046346</text:p>
          </table:table-cell>
          <table:table-cell table:style-name="ce1" office:value-type="float" office:value="-5.0234589545" calcext:value-type="float">
            <text:p>-5,0234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 table:number-columns-repeated="2"/>
          <table:table-cell table:style-name="ce1" office:value-type="float" office:value="-0.0341543" calcext:value-type="float">
            <text:p>-0,034154</text:p>
          </table:table-cell>
          <table:table-cell table:style-name="ce1" office:value-type="float" office:value="-0.033801113" calcext:value-type="float">
            <text:p>-0,033801</text:p>
          </table:table-cell>
          <table:table-cell table:style-name="ce1" office:value-type="float" office:value="-5.040112" calcext:value-type="float">
            <text:p>-5,040112</text:p>
          </table:table-cell>
          <table:table-cell table:style-name="ce1" office:value-type="float" office:value="-5.025538" calcext:value-type="float">
            <text:p>-5,0255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 table:number-columns-repeated="2"/>
          <table:table-cell table:style-name="ce1" office:value-type="float" office:value="-0.03408586" calcext:value-type="float">
            <text:p>-0,034086</text:p>
          </table:table-cell>
          <table:table-cell table:style-name="ce1" office:value-type="float" office:value="-0.03389374" calcext:value-type="float">
            <text:p>-0,033894</text:p>
          </table:table-cell>
          <table:table-cell table:style-name="ce1" office:value-type="float" office:value="-5.0591377" calcext:value-type="float">
            <text:p>-5,059138</text:p>
          </table:table-cell>
          <table:table-cell table:style-name="ce1" office:value-type="float" office:value="-5.028333" calcext:value-type="float">
            <text:p>-5,02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 table:number-columns-repeated="2"/>
          <table:table-cell table:style-name="ce1" office:value-type="float" office:value="-0.037509385" calcext:value-type="float">
            <text:p>-0,037509</text:p>
          </table:table-cell>
          <table:table-cell table:style-name="ce1" office:value-type="float" office:value="-0.03329745" calcext:value-type="float">
            <text:p>-0,033297</text:p>
          </table:table-cell>
          <table:table-cell table:style-name="ce1" office:value-type="float" office:value="-5.066181" calcext:value-type="float">
            <text:p>-5,066181</text:p>
          </table:table-cell>
          <table:table-cell table:style-name="ce1" office:value-type="float" office:value="-5.007548768" calcext:value-type="float">
            <text:p>-5,007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 table:number-columns-repeated="2"/>
          <table:table-cell table:style-name="ce1" office:value-type="float" office:value="-0.0339529" calcext:value-type="float">
            <text:p>-0,033953</text:p>
          </table:table-cell>
          <table:table-cell table:style-name="ce1" office:value-type="float" office:value="-0.0273393" calcext:value-type="float">
            <text:p>-0,027339</text:p>
          </table:table-cell>
          <table:table-cell table:style-name="ce1" office:value-type="float" office:value="-5.03831" calcext:value-type="float">
            <text:p>-5,038310</text:p>
          </table:table-cell>
          <table:table-cell table:style-name="ce1" office:value-type="float" office:value="-5.02858468" calcext:value-type="float">
            <text:p>-5,028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 table:number-columns-repeated="2"/>
          <table:table-cell table:style-name="ce1" office:value-type="float" office:value="-0.034002084" calcext:value-type="float">
            <text:p>-0,034002</text:p>
          </table:table-cell>
          <table:table-cell table:style-name="ce1" office:value-type="float" office:value="-0.028442" calcext:value-type="float">
            <text:p>-0,028442</text:p>
          </table:table-cell>
          <table:table-cell table:style-name="ce1" office:value-type="float" office:value="-5.038826" calcext:value-type="float">
            <text:p>-5,038826</text:p>
          </table:table-cell>
          <table:table-cell table:style-name="ce1" office:value-type="float" office:value="-5.027571" calcext:value-type="float">
            <text:p>-5,027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 table:number-columns-repeated="2"/>
          <table:table-cell table:style-name="ce1" office:value-type="float" office:value="-0.033944" calcext:value-type="float">
            <text:p>-0,033944</text:p>
          </table:table-cell>
          <table:table-cell table:style-name="ce1" office:value-type="float" office:value="-0.027792" calcext:value-type="float">
            <text:p>-0,027792</text:p>
          </table:table-cell>
          <table:table-cell table:style-name="ce1" office:value-type="float" office:value="-5.0364991" calcext:value-type="float">
            <text:p>-5,036499</text:p>
          </table:table-cell>
          <table:table-cell table:style-name="ce1" office:value-type="float" office:value="-5.02741476" calcext:value-type="float">
            <text:p>-5,02741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0657" calcext:value-type="float">
            <text:p>0,003907</text:p>
          </table:table-cell>
          <table:table-cell table:style-name="ce1"/>
          <table:table-cell/>
          <table:table-cell office:value-type="float" office:value="70.3" calcext:value-type="float">
            <text:p>70,30</text:p>
          </table:table-cell>
          <table:table-cell table:number-columns-repeated="2"/>
          <table:table-cell table:style-name="ce1" office:value-type="float" office:value="-0.0339926" calcext:value-type="float">
            <text:p>-0,033993</text:p>
          </table:table-cell>
          <table:table-cell table:style-name="ce1" office:value-type="float" office:value="-0.033847535" calcext:value-type="float">
            <text:p>-0,033848</text:p>
          </table:table-cell>
          <table:table-cell table:style-name="ce1" office:value-type="float" office:value="-5.0387819" calcext:value-type="float">
            <text:p>-5,038782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0622" calcext:value-type="float">
            <text:p>1062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73699" calcext:value-type="float">
            <text:p>0,006737</text:p>
          </table:table-cell>
          <table:table-cell table:style-name="ce1"/>
          <table:table-cell/>
          <table:table-cell office:value-type="float" office:value="19.37" calcext:value-type="float">
            <text:p>19,37</text:p>
          </table:table-cell>
          <table:table-cell table:number-columns-repeated="2"/>
          <table:table-cell table:style-name="ce1" office:value-type="float" office:value="-0.034258949" calcext:value-type="float">
            <text:p>-0,034259</text:p>
          </table:table-cell>
          <table:table-cell table:style-name="ce1" office:value-type="float" office:value="-0.03358" calcext:value-type="float">
            <text:p>-0,033580</text:p>
          </table:table-cell>
          <table:table-cell table:style-name="ce1" office:value-type="float" office:value="-5.0416705" calcext:value-type="float">
            <text:p>-5,041671</text:p>
          </table:table-cell>
          <table:table-cell table:style-name="ce1" office:value-type="float" office:value="-5.0254189" calcext:value-type="float">
            <text:p>-5,025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62667" calcext:value-type="float">
            <text:p>0,006627</text:p>
          </table:table-cell>
          <table:table-cell table:style-name="ce1"/>
          <table:table-cell/>
          <table:table-cell office:value-type="float" office:value="18.49" calcext:value-type="float">
            <text:p>18,49</text:p>
          </table:table-cell>
          <table:table-cell table:number-columns-repeated="2"/>
          <table:table-cell table:style-name="ce1" office:value-type="float" office:value="-0.0342214779" calcext:value-type="float">
            <text:p>-0,034221</text:p>
          </table:table-cell>
          <table:table-cell table:style-name="ce1" office:value-type="float" office:value="-0.033612266" calcext:value-type="float">
            <text:p>-0,033612</text:p>
          </table:table-cell>
          <table:table-cell table:style-name="ce1" office:value-type="float" office:value="-5.0421933" calcext:value-type="float">
            <text:p>-5,042193</text:p>
          </table:table-cell>
          <table:table-cell table:style-name="ce1" office:value-type="float" office:value="-5.0264203" calcext:value-type="float">
            <text:p>-5,026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/>
          <table:table-cell office:value-type="float" office:value="340.76" calcext:value-type="float">
            <text:p>340,76</text:p>
          </table:table-cell>
          <table:table-cell table:number-columns-repeated="2"/>
          <table:table-cell table:style-name="ce1" office:value-type="float" office:value="-0.03435254" calcext:value-type="float">
            <text:p>-0,034353</text:p>
          </table:table-cell>
          <table:table-cell table:style-name="ce1" office:value-type="float" office:value="-0.03308444" calcext:value-type="float">
            <text:p>-0,033084</text:p>
          </table:table-cell>
          <table:table-cell table:style-name="ce1" office:value-type="float" office:value="-5.0382269" calcext:value-type="float">
            <text:p>-5,038227</text:p>
          </table:table-cell>
          <table:table-cell table:style-name="ce1" office:value-type="float" office:value="-5.0224347" calcext:value-type="float">
            <text:p>-5,0224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07088" calcext:value-type="float">
            <text:p>0,003071</text:p>
          </table:table-cell>
          <table:table-cell table:style-name="ce1"/>
          <table:table-cell/>
          <table:table-cell office:value-type="float" office:value="213.97" calcext:value-type="float">
            <text:p>213,97</text:p>
          </table:table-cell>
          <table:table-cell table:number-columns-repeated="2"/>
          <table:table-cell table:style-name="ce1" office:value-type="float" office:value="-0.034151197" calcext:value-type="float">
            <text:p>-0,034151</text:p>
          </table:table-cell>
          <table:table-cell table:style-name="ce1" office:value-type="float" office:value="0.0336731108" calcext:value-type="float">
            <text:p>0,033673</text:p>
          </table:table-cell>
          <table:table-cell table:style-name="ce1" office:value-type="float" office:value="-5.0370709" calcext:value-type="float">
            <text:p>-5,037071</text:p>
          </table:table-cell>
          <table:table-cell table:style-name="ce1" office:value-type="float" office:value="-5.0316676" calcext:value-type="float">
            <text:p>-5,031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1185" calcext:value-type="float">
            <text:p>0,003612</text:p>
          </table:table-cell>
          <table:table-cell table:style-name="ce1"/>
          <table:table-cell/>
          <table:table-cell office:value-type="float" office:value="180.81" calcext:value-type="float">
            <text:p>180,81</text:p>
          </table:table-cell>
          <table:table-cell table:number-columns-repeated="2"/>
          <table:table-cell table:style-name="ce1" office:value-type="float" office:value="-0.034160892" calcext:value-type="float">
            <text:p>-0,034161</text:p>
          </table:table-cell>
          <table:table-cell table:style-name="ce1" office:value-type="float" office:value="-0.03366571" calcext:value-type="float">
            <text:p>-0,033666</text:p>
          </table:table-cell>
          <table:table-cell table:style-name="ce1" office:value-type="float" office:value="-5.037539" calcext:value-type="float">
            <text:p>-5,037539</text:p>
          </table:table-cell>
          <table:table-cell table:style-name="ce1" office:value-type="float" office:value="-5.0307181" calcext:value-type="float">
            <text:p>-5,030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653237" calcext:value-type="float">
            <text:p>0,006532</text:p>
          </table:table-cell>
          <table:table-cell table:style-name="ce1"/>
          <table:table-cell/>
          <table:table-cell office:value-type="float" office:value="634.32" calcext:value-type="float">
            <text:p>634,32</text:p>
          </table:table-cell>
          <table:table-cell table:number-columns-repeated="2"/>
          <table:table-cell table:style-name="ce1" office:value-type="float" office:value="-0.0339566" calcext:value-type="float">
            <text:p>-0,033957</text:p>
          </table:table-cell>
          <table:table-cell table:style-name="ce1" office:value-type="float" office:value="-0.029893976" calcext:value-type="float">
            <text:p>-0,029894</text:p>
          </table:table-cell>
          <table:table-cell table:style-name="ce1" office:value-type="float" office:value="-5.0351997" calcext:value-type="float">
            <text:p>-5,035200</text:p>
          </table:table-cell>
          <table:table-cell table:style-name="ce1" office:value-type="float" office:value="-5.028814" calcext:value-type="float">
            <text:p>-5,028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1596" calcext:value-type="float">
            <text:p>0,011596</text:p>
          </table:table-cell>
          <table:table-cell table:style-name="ce1"/>
          <table:table-cell/>
          <table:table-cell office:value-type="float" office:value="563.31" calcext:value-type="float">
            <text:p>563,31</text:p>
          </table:table-cell>
          <table:table-cell table:number-columns-repeated="2"/>
          <table:table-cell table:style-name="ce1" office:value-type="float" office:value="-0.034089163" calcext:value-type="float">
            <text:p>-0,034089</text:p>
          </table:table-cell>
          <table:table-cell table:style-name="ce1" office:value-type="float" office:value="-0.026950323" calcext:value-type="float">
            <text:p>-0,026950</text:p>
          </table:table-cell>
          <table:table-cell table:style-name="ce1" office:value-type="float" office:value="-5.03738533" calcext:value-type="float">
            <text:p>-5,037385</text:p>
          </table:table-cell>
          <table:table-cell table:style-name="ce1" office:value-type="float" office:value="-5.0270939" calcext:value-type="float">
            <text:p>-5,027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419" calcext:value-type="float">
            <text:p>0,010419</text:p>
          </table:table-cell>
          <table:table-cell table:style-name="ce1"/>
          <table:table-cell/>
          <table:table-cell office:value-type="float" office:value="537.95" calcext:value-type="float">
            <text:p>537,95</text:p>
          </table:table-cell>
          <table:table-cell table:number-columns-repeated="2"/>
          <table:table-cell table:style-name="ce1" office:value-type="float" office:value="-0.0339341" calcext:value-type="float">
            <text:p>-0,033934</text:p>
          </table:table-cell>
          <table:table-cell table:style-name="ce1" office:value-type="float" office:value="-0.02748478" calcext:value-type="float">
            <text:p>-0,027485</text:p>
          </table:table-cell>
          <table:table-cell table:style-name="ce1" office:value-type="float" office:value="-5.035729" calcext:value-type="float">
            <text:p>-5,035729</text:p>
          </table:table-cell>
          <table:table-cell table:style-name="ce1" office:value-type="float" office:value="-5.026051844" calcext:value-type="float">
            <text:p>-5,026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65531" calcext:value-type="float">
            <text:p>0,004655</text:p>
          </table:table-cell>
          <table:table-cell table:style-name="ce1"/>
          <table:table-cell table:style-name="ce2"/>
          <table:table-cell office:value-type="float" office:value="95.48" calcext:value-type="float">
            <text:p>95,48</text:p>
          </table:table-cell>
          <table:table-cell table:number-columns-repeated="2"/>
          <table:table-cell table:style-name="ce1" office:value-type="float" office:value="-0.033963718" calcext:value-type="float">
            <text:p>-0,033964</text:p>
          </table:table-cell>
          <table:table-cell table:style-name="ce1" office:value-type="float" office:value="-0.033829754" calcext:value-type="float">
            <text:p>-0,033830</text:p>
          </table:table-cell>
          <table:table-cell table:style-name="ce1" office:value-type="float" office:value="-5.0422735767" calcext:value-type="float">
            <text:p>-5,042274</text:p>
          </table:table-cell>
          <table:table-cell table:style-name="ce1" office:value-type="float" office:value="-5.0223851" calcext:value-type="float">
            <text:p>-5,022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7155" calcext:value-type="float">
            <text:p>0,004716</text:p>
          </table:table-cell>
          <table:table-cell table:style-name="ce1"/>
          <table:table-cell table:style-name="ce2"/>
          <table:table-cell office:value-type="float" office:value="89.68" calcext:value-type="float">
            <text:p>89,68</text:p>
          </table:table-cell>
          <table:table-cell table:number-columns-repeated="2"/>
          <table:table-cell table:style-name="ce1" office:value-type="float" office:value="-0.03396455" calcext:value-type="float">
            <text:p>-0,033965</text:p>
          </table:table-cell>
          <table:table-cell table:style-name="ce1" office:value-type="float" office:value="-0.033829196" calcext:value-type="float">
            <text:p>-0,033829</text:p>
          </table:table-cell>
          <table:table-cell table:style-name="ce1" office:value-type="float" office:value="-5.04257481" calcext:value-type="float">
            <text:p>-5,042575</text:p>
          </table:table-cell>
          <table:table-cell table:style-name="ce1" office:value-type="float" office:value="-5.022478367" calcext:value-type="float">
            <text:p>-5,02247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/>
          <table:table-cell office:value-type="float" office:value="63.71" calcext:value-type="float">
            <text:p>63,71</text:p>
          </table:table-cell>
          <table:table-cell office:value-type="float" office:value="48.91" calcext:value-type="float">
            <text:p>48,91</text:p>
          </table:table-cell>
          <table:table-cell office:value-type="float" office:value="46.18" calcext:value-type="float">
            <text:p>46,18</text:p>
          </table:table-cell>
          <table:table-cell table:style-name="ce1" office:value-type="float" office:value="-0.0339928" calcext:value-type="float">
            <text:p>-0,033993</text:p>
          </table:table-cell>
          <table:table-cell table:style-name="ce1" office:value-type="float" office:value="-0.033529294" calcext:value-type="float">
            <text:p>-0,033529</text:p>
          </table:table-cell>
          <table:table-cell table:style-name="ce1" office:value-type="float" office:value="-5.03937" calcext:value-type="float">
            <text:p>-5,039370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7065" calcext:value-type="float">
            <text:p>0,007065</text:p>
          </table:table-cell>
          <table:table-cell table:style-name="ce1"/>
          <table:table-cell/>
          <table:table-cell office:value-type="float" office:value="17.99" calcext:value-type="float">
            <text:p>17,99</text:p>
          </table:table-cell>
          <table:table-cell office:value-type="float" office:value="17.77" calcext:value-type="float">
            <text:p>17,77</text:p>
          </table:table-cell>
          <table:table-cell office:value-type="float" office:value="16.47" calcext:value-type="float">
            <text:p>16,47</text:p>
          </table:table-cell>
          <table:table-cell table:style-name="ce1" office:value-type="float" office:value="-0.03430379353" calcext:value-type="float">
            <text:p>-0,034304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260216" calcext:value-type="float">
            <text:p>-5,042602</text:p>
          </table:table-cell>
          <table:table-cell table:style-name="ce1" office:value-type="float" office:value="-5.025594" calcext:value-type="float">
            <text:p>-5,025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/>
          <table:table-cell office:value-type="float" office:value="21.01" calcext:value-type="float">
            <text:p>21,01</text:p>
          </table:table-cell>
          <table:table-cell office:value-type="float" office:value="20.28" calcext:value-type="float">
            <text:p>20,28</text:p>
          </table:table-cell>
          <table:table-cell office:value-type="float" office:value="18.99" calcext:value-type="float">
            <text:p>18,99</text:p>
          </table:table-cell>
          <table:table-cell table:style-name="ce1" office:value-type="float" office:value="-0.0341990094" calcext:value-type="float">
            <text:p>-0,034199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14259" calcext:value-type="float">
            <text:p>-5,041426</text:p>
          </table:table-cell>
          <table:table-cell table:style-name="ce1" office:value-type="float" office:value="-5.028790953" calcext:value-type="float">
            <text:p>-5,02879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⁴ ,10⁴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15493" calcext:value-type="float">
            <text:p>0,005155</text:p>
          </table:table-cell>
          <table:table-cell table:style-name="ce1"/>
          <table:table-cell/>
          <table:table-cell office:value-type="float" office:value="118.47" calcext:value-type="float">
            <text:p>118,47</text:p>
          </table:table-cell>
          <table:table-cell table:number-columns-repeated="2"/>
          <table:table-cell table:style-name="ce1" office:value-type="float" office:value="-0.03404784" calcext:value-type="float">
            <text:p>-0,034048</text:p>
          </table:table-cell>
          <table:table-cell table:style-name="ce1" office:value-type="float" office:value="-0.033787591" calcext:value-type="float">
            <text:p>-0,033788</text:p>
          </table:table-cell>
          <table:table-cell table:style-name="ce1" office:value-type="float" office:value="-5.039479" calcext:value-type="float">
            <text:p>-5,039479</text:p>
          </table:table-cell>
          <table:table-cell table:style-name="ce1" office:value-type="float" office:value="-5.0268015" calcext:value-type="float">
            <text:p>-5,02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10⁸ ,10⁸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0519032" calcext:value-type="float">
            <text:p>0,005190</text:p>
          </table:table-cell>
          <table:table-cell table:style-name="ce1"/>
          <table:table-cell/>
          <table:table-cell office:value-type="float" office:value="755.33" calcext:value-type="float">
            <text:p>755,33</text:p>
          </table:table-cell>
          <table:table-cell table:number-columns-repeated="2"/>
          <table:table-cell table:style-name="ce1" office:value-type="float" office:value="-0.03452923884" calcext:value-type="float">
            <text:p>-0,034529</text:p>
          </table:table-cell>
          <table:table-cell table:style-name="ce1" office:value-type="float" office:value="-0.033735926486" calcext:value-type="float">
            <text:p>-0,033736</text:p>
          </table:table-cell>
          <table:table-cell table:style-name="ce1" office:value-type="float" office:value="-5.037931" calcext:value-type="float">
            <text:p>-5,037931</text:p>
          </table:table-cell>
          <table:table-cell table:style-name="ce1" office:value-type="float" office:value="-5.030751796" calcext:value-type="float">
            <text:p>-5,03075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0,20]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 table:number-columns-repeated="2"/>
          <table:table-cell table:style-name="ce1" office:value-type="float" office:value="10.7802984" calcext:value-type="float">
            <text:p>10,780298</text:p>
          </table:table-cell>
          <table:table-cell table:style-name="ce1" office:value-type="float" office:value="11.0299336" calcext:value-type="float">
            <text:p>11,029934</text:p>
          </table:table-cell>
          <table:table-cell table:style-name="ce1" office:value-type="float" office:value="0.52419252" calcext:value-type="float">
            <text:p>0,524193</text:p>
          </table:table-cell>
          <table:table-cell table:style-name="ce1" office:value-type="float" office:value="0.555287506" calcext:value-type="float">
            <text:p>0,555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table:style-name="ce1"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3"/>
          <table:table-cell table:style-name="ce1" office:value-type="float" office:value="10.8312605" calcext:value-type="float">
            <text:p>10,831261</text:p>
          </table:table-cell>
          <table:table-cell table:style-name="ce1" office:value-type="float" office:value="10.8594072" calcext:value-type="float">
            <text:p>10,859407</text:p>
          </table:table-cell>
          <table:table-cell table:style-name="ce1" office:value-type="float" office:value="0.5492831" calcext:value-type="float">
            <text:p>0,549283</text:p>
          </table:table-cell>
          <table:table-cell table:style-name="ce1" office:value-type="float" office:value="0.5494267804" calcext:value-type="float">
            <text:p>0,549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3"/>
          <table:table-cell table:style-name="ce1" office:value-type="float" office:value="10.8215003" calcext:value-type="float">
            <text:p>10,821500</text:p>
          </table:table-cell>
          <table:table-cell table:style-name="ce1" office:value-type="float" office:value="10.858589" calcext:value-type="float">
            <text:p>10,858589</text:p>
          </table:table-cell>
          <table:table-cell table:style-name="ce1" office:value-type="float" office:value="0.5492833" calcext:value-type="float">
            <text:p>0,549283</text:p>
          </table:table-cell>
          <table:table-cell table:style-name="ce1" office:value-type="float" office:value="0.549654864" calcext:value-type="float">
            <text:p>0,549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3"/>
          <table:table-cell table:style-name="ce1" office:value-type="float" office:value="10.84125339" calcext:value-type="float">
            <text:p>10,841253</text:p>
          </table:table-cell>
          <table:table-cell table:style-name="ce1" office:value-type="float" office:value="10.8655886" calcext:value-type="float">
            <text:p>10,865589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1896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3"/>
          <table:table-cell table:style-name="ce1" office:value-type="float" office:value="10.8426883" calcext:value-type="float">
            <text:p>10,842688</text:p>
          </table:table-cell>
          <table:table-cell table:style-name="ce1" office:value-type="float" office:value="10.85133025" calcext:value-type="float">
            <text:p>10,851330</text:p>
          </table:table-cell>
          <table:table-cell table:style-name="ce1" office:value-type="float" office:value="0.5492826" calcext:value-type="float">
            <text:p>0,549283</text:p>
          </table:table-cell>
          <table:table-cell table:style-name="ce1" office:value-type="float" office:value="0.549419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3"/>
          <table:table-cell table:style-name="ce1" office:value-type="float" office:value="10.84007885" calcext:value-type="float">
            <text:p>10,840079</text:p>
          </table:table-cell>
          <table:table-cell table:style-name="ce1" office:value-type="float" office:value="10.85301" calcext:value-type="float">
            <text:p>10,853010</text:p>
          </table:table-cell>
          <table:table-cell table:style-name="ce1" office:value-type="float" office:value="0.54929042" calcext:value-type="float">
            <text:p>0,549290</text:p>
          </table:table-cell>
          <table:table-cell table:style-name="ce1" office:value-type="float" office:value="0.5494154" calcext:value-type="float">
            <text:p>0,5494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3"/>
          <table:table-cell table:style-name="ce1" office:value-type="float" office:value="10.83300779" calcext:value-type="float">
            <text:p>10,833008</text:p>
          </table:table-cell>
          <table:table-cell table:style-name="ce1" office:value-type="float" office:value="10.856061922915" calcext:value-type="float">
            <text:p>10,856062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204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3"/>
          <table:table-cell table:style-name="ce1" office:value-type="float" office:value="10.83722391" calcext:value-type="float">
            <text:p>10,837224</text:p>
          </table:table-cell>
          <table:table-cell table:style-name="ce1" office:value-type="float" office:value="10.852748817" calcext:value-type="float">
            <text:p>10,852749</text:p>
          </table:table-cell>
          <table:table-cell table:style-name="ce1" office:value-type="float" office:value="0.54928547" calcext:value-type="float">
            <text:p>0,549285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3"/>
          <table:table-cell table:style-name="ce1" office:value-type="float" office:value="10.842627" calcext:value-type="float">
            <text:p>10,842627</text:p>
          </table:table-cell>
          <table:table-cell table:style-name="ce1" office:value-type="float" office:value="10.852206" calcext:value-type="float">
            <text:p>10,852206</text:p>
          </table:table-cell>
          <table:table-cell table:style-name="ce1" office:value-type="float" office:value="0.54928949" calcext:value-type="float">
            <text:p>0,549289</text:p>
          </table:table-cell>
          <table:table-cell table:style-name="ce1" office:value-type="float" office:value="0.549415874" calcext:value-type="float">
            <text:p>0,5494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3"/>
          <table:table-cell table:style-name="ce1" office:value-type="float" office:value="10.833160018" calcext:value-type="float">
            <text:p>10,833160</text:p>
          </table:table-cell>
          <table:table-cell table:style-name="ce1" office:value-type="float" office:value="10.85898764" calcext:value-type="float">
            <text:p>10,858988</text:p>
          </table:table-cell>
          <table:table-cell table:style-name="ce1" office:value-type="float" office:value="0.54928413" calcext:value-type="float">
            <text:p>0,549284</text:p>
          </table:table-cell>
          <table:table-cell table:style-name="ce1" office:value-type="float" office:value="0.54942136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3"/>
          <table:table-cell table:style-name="ce1" office:value-type="float" office:value="10.84239209" calcext:value-type="float">
            <text:p>10,842392</text:p>
          </table:table-cell>
          <table:table-cell table:style-name="ce1" office:value-type="float" office:value="10.85321652" calcext:value-type="float">
            <text:p>10,853217</text:p>
          </table:table-cell>
          <table:table-cell table:style-name="ce1" office:value-type="float" office:value="0.549290862" calcext:value-type="float">
            <text:p>0,549291</text:p>
          </table:table-cell>
          <table:table-cell table:style-name="ce1" office:value-type="float" office:value="0.5494143" calcext:value-type="float">
            <text:p>0,54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3"/>
          <table:table-cell table:style-name="ce1" office:value-type="float" office:value="10.8363758" calcext:value-type="float">
            <text:p>10,836376</text:p>
          </table:table-cell>
          <table:table-cell table:style-name="ce1" office:value-type="float" office:value="10.8544869" calcext:value-type="float">
            <text:p>10,854487</text:p>
          </table:table-cell>
          <table:table-cell table:style-name="ce1" office:value-type="float" office:value="0.5492849908" calcext:value-type="float">
            <text:p>0,549285</text:p>
          </table:table-cell>
          <table:table-cell table:style-name="ce1" office:value-type="float" office:value="0.54942044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3"/>
          <table:table-cell table:style-name="ce1" office:value-type="float" office:value="10.837484279" calcext:value-type="float">
            <text:p>10,837484</text:p>
          </table:table-cell>
          <table:table-cell table:style-name="ce1" office:value-type="float" office:value="10.854274" calcext:value-type="float">
            <text:p>10,854274</text:p>
          </table:table-cell>
          <table:table-cell table:style-name="ce1" office:value-type="float" office:value="0.5492855852" calcext:value-type="float">
            <text:p>0,549286</text:p>
          </table:table-cell>
          <table:table-cell table:style-name="ce1" office:value-type="float" office:value="0.54942002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3"/>
          <table:table-cell table:style-name="ce1" office:value-type="float" office:value="10.8374651855" calcext:value-type="float">
            <text:p>10,837465</text:p>
          </table:table-cell>
          <table:table-cell table:style-name="ce1" office:value-type="float" office:value="10.85657665366" calcext:value-type="float">
            <text:p>10,856577</text:p>
          </table:table-cell>
          <table:table-cell table:style-name="ce1" office:value-type="float" office:value="0.54928761" calcext:value-type="float">
            <text:p>0,549288</text:p>
          </table:table-cell>
          <table:table-cell table:style-name="ce1" office:value-type="float" office:value="0.5494179" calcext:value-type="float">
            <text:p>0,5494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3"/>
          <table:table-cell table:style-name="ce1" office:value-type="float" office:value="10.8403376" calcext:value-type="float">
            <text:p>10,840338</text:p>
          </table:table-cell>
          <table:table-cell table:style-name="ce1" office:value-type="float" office:value="10.853296436" calcext:value-type="float">
            <text:p>10,853296</text:p>
          </table:table-cell>
          <table:table-cell table:style-name="ce1" office:value-type="float" office:value="0.5492862" calcext:value-type="float">
            <text:p>0,549286</text:p>
          </table:table-cell>
          <table:table-cell table:style-name="ce1" office:value-type="float" office:value="0.54941911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3"/>
          <table:table-cell table:style-name="ce1" office:value-type="float" office:value="10.8376403" calcext:value-type="float">
            <text:p>10,837640</text:p>
          </table:table-cell>
          <table:table-cell table:style-name="ce1" office:value-type="float" office:value="10.8543140908" calcext:value-type="float">
            <text:p>10,854314</text:p>
          </table:table-cell>
          <table:table-cell table:style-name="ce1" office:value-type="float" office:value="0.549299218" calcext:value-type="float">
            <text:p>0,549299</text:p>
          </table:table-cell>
          <table:table-cell table:style-name="ce1" office:value-type="float" office:value="0.54940687" calcext:value-type="float">
            <text:p>0,5494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3"/>
          <table:table-cell table:style-name="ce1" office:value-type="float" office:value="10.8371392" calcext:value-type="float">
            <text:p>10,837139</text:p>
          </table:table-cell>
          <table:table-cell table:style-name="ce1" office:value-type="float" office:value="10.85446" calcext:value-type="float">
            <text:p>10,854460</text:p>
          </table:table-cell>
          <table:table-cell table:style-name="ce1" office:value-type="float" office:value="0.549285013" calcext:value-type="float">
            <text:p>0,549285</text:p>
          </table:table-cell>
          <table:table-cell table:style-name="ce1" office:value-type="float" office:value="0.54942124087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3"/>
          <table:table-cell table:style-name="ce1" office:value-type="float" office:value="10.83983726" calcext:value-type="float">
            <text:p>10,839837</text:p>
          </table:table-cell>
          <table:table-cell table:style-name="ce1" office:value-type="float" office:value="10.8541443" calcext:value-type="float">
            <text:p>10,854144</text:p>
          </table:table-cell>
          <table:table-cell table:style-name="ce1" office:value-type="float" office:value="0.549286" calcext:value-type="float">
            <text:p>0,549286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3"/>
          <table:table-cell table:style-name="ce1" office:value-type="float" office:value="10.837034" calcext:value-type="float">
            <text:p>10,837034</text:p>
          </table:table-cell>
          <table:table-cell table:style-name="ce1" office:value-type="float" office:value="10.857729" calcext:value-type="float">
            <text:p>10,857729</text:p>
          </table:table-cell>
          <table:table-cell table:style-name="ce1" office:value-type="float" office:value="0.5492992" calcext:value-type="float">
            <text:p>0,549299</text:p>
          </table:table-cell>
          <table:table-cell table:style-name="ce1" office:value-type="float" office:value="0.5494064561" calcext:value-type="float">
            <text:p>0,549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3"/>
          <table:table-cell table:style-name="ce1" office:value-type="float" office:value="10.84118228" calcext:value-type="float">
            <text:p>10,841182</text:p>
          </table:table-cell>
          <table:table-cell table:style-name="ce1" office:value-type="float" office:value="10.85489" calcext:value-type="float">
            <text:p>10,854890</text:p>
          </table:table-cell>
          <table:table-cell table:style-name="ce1" office:value-type="float" office:value="0.5492849" calcext:value-type="float">
            <text:p>0,549285</text:p>
          </table:table-cell>
          <table:table-cell table:style-name="ce1" office:value-type="float" office:value="0.549420539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547.88" calcext:value-type="float">
            <text:p>547,88</text:p>
          </table:table-cell>
          <table:table-cell/>
          <table:table-cell table:style-name="ce2" office:value-type="float" office:value="499.21" calcext:value-type="float">
            <text:p>499,21</text:p>
          </table:table-cell>
          <table:table-cell office:value-type="float" office:value="475.81" calcext:value-type="float">
            <text:p>475,81</text:p>
          </table:table-cell>
          <table:table-cell table:style-name="ce1" office:value-type="float" office:value="10.8290047" calcext:value-type="float">
            <text:p>10,829005</text:p>
          </table:table-cell>
          <table:table-cell table:style-name="ce1" office:value-type="float" office:value="10.85943352317" calcext:value-type="float">
            <text:p>10,859434</text:p>
          </table:table-cell>
          <table:table-cell table:style-name="ce1" office:value-type="float" office:value="0.549284008" calcext:value-type="float">
            <text:p>0,549284</text:p>
          </table:table-cell>
          <table:table-cell table:style-name="ce1" office:value-type="float" office:value="0.549421530428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27435" calcext:value-type="float">
            <text:p>0,032744</text:p>
          </table:table-cell>
          <table:table-cell table:style-name="ce1" office:value-type="float" office:value="0.000390154" calcext:value-type="float">
            <text:p>0,000390</text:p>
          </table:table-cell>
          <table:table-cell table:style-name="ce2" office:value-type="float" office:value="677.84" calcext:value-type="float">
            <text:p>677,84</text:p>
          </table:table-cell>
          <table:table-cell table:number-columns-repeated="3"/>
          <table:table-cell table:style-name="ce1" office:value-type="float" office:value="10.840495867" calcext:value-type="float">
            <text:p>10,840496</text:p>
          </table:table-cell>
          <table:table-cell table:style-name="ce1" office:value-type="float" office:value="10.862731854" calcext:value-type="float">
            <text:p>10,862732</text:p>
          </table:table-cell>
          <table:table-cell table:style-name="ce1" office:value-type="float" office:value="0.54928356" calcext:value-type="float">
            <text:p>0,549284</text:p>
          </table:table-cell>
          <table:table-cell table:style-name="ce1" office:value-type="float" office:value="0.549421835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173671" calcext:value-type="float">
            <text:p>0,017367</text:p>
          </table:table-cell>
          <table:table-cell table:style-name="ce1" office:value-type="float" office:value="0.0003809" calcext:value-type="float">
            <text:p>0,000381</text:p>
          </table:table-cell>
          <table:table-cell table:style-name="ce2" office:value-type="float" office:value="2060.25" calcext:value-type="float">
            <text:p>2060,25</text:p>
          </table:table-cell>
          <table:table-cell table:number-columns-repeated="3"/>
          <table:table-cell table:style-name="ce1" office:value-type="float" office:value="10.842266" calcext:value-type="float">
            <text:p>10,842266</text:p>
          </table:table-cell>
          <table:table-cell table:style-name="ce1" office:value-type="float" office:value="10.85305559" calcext:value-type="float">
            <text:p>10,853056</text:p>
          </table:table-cell>
          <table:table-cell table:style-name="ce1" office:value-type="float" office:value="0.5492858" calcext:value-type="float">
            <text:p>0,549286</text:p>
          </table:table-cell>
          <table:table-cell table:style-name="ce1" office:value-type="float" office:value="0.549419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140494" calcext:value-type="float">
            <text:p>0,014049</text:p>
          </table:table-cell>
          <table:table-cell table:style-name="ce1" office:value-type="float" office:value="0.000315017" calcext:value-type="float">
            <text:p>0,000315</text:p>
          </table:table-cell>
          <table:table-cell table:style-name="ce2" office:value-type="float" office:value="1493.47" calcext:value-type="float">
            <text:p>1493,47</text:p>
          </table:table-cell>
          <table:table-cell table:number-columns-repeated="3"/>
          <table:table-cell table:style-name="ce1" office:value-type="float" office:value="10.8414909" calcext:value-type="float">
            <text:p>10,841491</text:p>
          </table:table-cell>
          <table:table-cell table:style-name="ce1" office:value-type="float" office:value="10.8523536" calcext:value-type="float">
            <text:p>10,852354</text:p>
          </table:table-cell>
          <table:table-cell table:style-name="ce1" office:value-type="float" office:value="0.5492969" calcext:value-type="float">
            <text:p>0,549297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40722" calcext:value-type="float">
            <text:p>0,014072</text:p>
          </table:table-cell>
          <table:table-cell table:style-name="ce1" office:value-type="float" office:value="0.000181248" calcext:value-type="float">
            <text:p>0,000181</text:p>
          </table:table-cell>
          <table:table-cell table:style-name="ce2" office:value-type="float" office:value="1426.23" calcext:value-type="float">
            <text:p>1426,23</text:p>
          </table:table-cell>
          <table:table-cell table:number-columns-repeated="3"/>
          <table:table-cell table:style-name="ce1" office:value-type="float" office:value="10.8407322" calcext:value-type="float">
            <text:p>10,840732</text:p>
          </table:table-cell>
          <table:table-cell table:style-name="ce1" office:value-type="float" office:value="10.8521761" calcext:value-type="float">
            <text:p>10,852176</text:p>
          </table:table-cell>
          <table:table-cell table:style-name="ce1" office:value-type="float" office:value="0.5493193616" calcext:value-type="float">
            <text:p>0,549319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9176" calcext:value-type="float">
            <text:p>0,013918</text:p>
          </table:table-cell>
          <table:table-cell table:style-name="ce1" office:value-type="float" office:value="0.000184074" calcext:value-type="float">
            <text:p>0,000184</text:p>
          </table:table-cell>
          <table:table-cell table:style-name="ce2" office:value-type="float" office:value="1408.04" calcext:value-type="float">
            <text:p>1408,04</text:p>
          </table:table-cell>
          <table:table-cell table:number-columns-repeated="3"/>
          <table:table-cell table:style-name="ce1" office:value-type="float" office:value="10.84083885" calcext:value-type="float">
            <text:p>10,840839</text:p>
          </table:table-cell>
          <table:table-cell table:style-name="ce1" office:value-type="float" office:value="10.8513924163" calcext:value-type="float">
            <text:p>10,851392</text:p>
          </table:table-cell>
          <table:table-cell table:style-name="ce1" office:value-type="float" office:value="0.54932017" calcext:value-type="float">
            <text:p>0,549320</text:p>
          </table:table-cell>
          <table:table-cell table:style-name="ce1" office:value-type="float" office:value="0.54938537" calcext:value-type="float">
            <text:p>0,5493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680.35" calcext:value-type="float">
            <text:p>680,35</text:p>
          </table:table-cell>
          <table:table-cell table:number-columns-repeated="3"/>
          <table:table-cell table:style-name="ce1" office:value-type="float" office:value="10.839769" calcext:value-type="float">
            <text:p>10,839769</text:p>
          </table:table-cell>
          <table:table-cell table:style-name="ce1" office:value-type="float" office:value="10.85503991" calcext:value-type="float">
            <text:p>10,855040</text:p>
          </table:table-cell>
          <table:table-cell table:style-name="ce1"/>
          <table:table-cell table:style-name="ce1" office:value-type="float" office:value="0.5494183" calcext:value-type="float">
            <text:p>0,54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1319.02" calcext:value-type="float">
            <text:p>1319,02</text:p>
          </table:table-cell>
          <table:table-cell table:number-columns-repeated="3"/>
          <table:table-cell table:style-name="ce1" office:value-type="float" office:value="10.82910009" calcext:value-type="float">
            <text:p>10,829100</text:p>
          </table:table-cell>
          <table:table-cell table:style-name="ce1" office:value-type="float" office:value="10.8577811" calcext:value-type="float">
            <text:p>10,857781</text:p>
          </table:table-cell>
          <table:table-cell table:style-name="ce1" office:value-type="float" office:value="0.5492868" calcext:value-type="float">
            <text:p>0,549287</text:p>
          </table:table-cell>
          <table:table-cell table:style-name="ce1" office:value-type="float" office:value="0.5493863" calcext:value-type="float">
            <text:p>0,54938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75618" calcext:value-type="float">
            <text:p>0,027562</text:p>
          </table:table-cell>
          <table:table-cell table:number-columns-repeated="2"/>
          <table:table-cell office:value-type="float" office:value="33.71" calcext:value-type="float">
            <text:p>33,71</text:p>
          </table:table-cell>
          <table:table-cell/>
          <table:table-cell office:value-type="float" office:value="21.82" calcext:value-type="float">
            <text:p>21,82</text:p>
          </table:table-cell>
          <table:table-cell table:style-name="ce1" office:value-type="float" office:value="0.276653333" calcext:value-type="float">
            <text:p>0,276653</text:p>
          </table:table-cell>
          <table:table-cell table:style-name="ce1" office:value-type="float" office:value="0.2906704" calcext:value-type="float">
            <text:p>0,290670</text:p>
          </table:table-cell>
          <table:table-cell table:style-name="ce1" office:value-type="float" office:value="-0.9659553611" calcext:value-type="float">
            <text:p>-0,965955</text:p>
          </table:table-cell>
          <table:table-cell table:style-name="ce1" office:value-type="float" office:value="-0.951891" calcext:value-type="float">
            <text:p>-0,95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29126" calcext:value-type="float">
            <text:p>0,022913</text:p>
          </table:table-cell>
          <table:table-cell table:number-columns-repeated="3"/>
          <table:table-cell office:value-type="float" office:value="14.85" calcext:value-type="float">
            <text:p>14,85</text:p>
          </table:table-cell>
          <table:table-cell office:value-type="float" office:value="14.96" calcext:value-type="float">
            <text:p>14,96</text:p>
          </table:table-cell>
          <table:table-cell table:style-name="ce1" office:value-type="float" office:value="0.2778369" calcext:value-type="float">
            <text:p>0,277837</text:p>
          </table:table-cell>
          <table:table-cell table:style-name="ce1" office:value-type="float" office:value="0.289486913" calcext:value-type="float">
            <text:p>0,289487</text:p>
          </table:table-cell>
          <table:table-cell table:style-name="ce1" office:value-type="float" office:value="-0.9647731" calcext:value-type="float">
            <text:p>-0,964773</text:p>
          </table:table-cell>
          <table:table-cell table:style-name="ce1" office:value-type="float" office:value="-0.953073" calcext:value-type="float">
            <text:p>-0,9530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57" calcext:value-type="float">
            <text:p>0,031586</text:p>
          </table:table-cell>
          <table:table-cell table:number-columns-repeated="3"/>
          <table:table-cell table:style-name="ce2" office:value-type="float" office:value="16.763" calcext:value-type="float">
            <text:p>16,76</text:p>
          </table:table-cell>
          <table:table-cell office:value-type="float" office:value="16.68" calcext:value-type="float">
            <text:p>16,68</text:p>
          </table:table-cell>
          <table:table-cell table:style-name="ce1" office:value-type="float" office:value="0.27562953" calcext:value-type="float">
            <text:p>0,275630</text:p>
          </table:table-cell>
          <table:table-cell table:style-name="ce1" office:value-type="float" office:value="0.29169406" calcext:value-type="float">
            <text:p>0,291694</text:p>
          </table:table-cell>
          <table:table-cell table:style-name="ce1" office:value-type="float" office:value="-0.96697704" calcext:value-type="float">
            <text:p>-0,966977</text:p>
          </table:table-cell>
          <table:table-cell table:style-name="ce1" office:value-type="float" office:value="-0.95086898" calcext:value-type="float">
            <text:p>-0,95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 table:number-columns-repeated="2"/>
          <table:table-cell table:style-name="ce1" office:value-type="float" office:value="-1.4383264" calcext:value-type="float">
            <text:p>-1,438326</text:p>
          </table:table-cell>
          <table:table-cell table:style-name="ce1" office:value-type="float" office:value="-0.5454843" calcext:value-type="float">
            <text:p>-0,545484</text:p>
          </table:table-cell>
          <table:table-cell table:style-name="ce1" office:value-type="float" office:value="-0.32940578" calcext:value-type="float">
            <text:p>-0,329406</text:p>
          </table:table-cell>
          <table:table-cell table:style-name="ce1" office:value-type="float" office:value="0.7214808039" calcext:value-type="float">
            <text:p>0,7214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3"/>
          <table:table-cell table:style-name="ce1" office:value-type="float" office:value="-1.4460549" calcext:value-type="float">
            <text:p>-1,446055</text:p>
          </table:table-cell>
          <table:table-cell table:style-name="ce1" office:value-type="float" office:value="-0.500788" calcext:value-type="float">
            <text:p>-0,500788</text:p>
          </table:table-cell>
          <table:table-cell table:style-name="ce1" office:value-type="float" office:value="-0.43923738" calcext:value-type="float">
            <text:p>-0,439237</text:p>
          </table:table-cell>
          <table:table-cell table:style-name="ce1" office:value-type="float" office:value="0.7659543" calcext:value-type="float">
            <text:p>0,765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3"/>
          <table:table-cell table:style-name="ce1" office:value-type="float" office:value="-1.45031111" calcext:value-type="float">
            <text:p>-1,450311</text:p>
          </table:table-cell>
          <table:table-cell table:style-name="ce1" office:value-type="float" office:value="-0.5109134" calcext:value-type="float">
            <text:p>-0,510913</text:p>
          </table:table-cell>
          <table:table-cell table:style-name="ce1" office:value-type="float" office:value="-0.42329267" calcext:value-type="float">
            <text:p>-0,423293</text:p>
          </table:table-cell>
          <table:table-cell table:style-name="ce1" office:value-type="float" office:value="0.7433007563" calcext:value-type="float">
            <text:p>0,7433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 table:number-columns-repeated="2"/>
          <table:table-cell table:style-name="ce1" office:value-type="float" office:value="-1.44766778" calcext:value-type="float">
            <text:p>-1,447668</text:p>
          </table:table-cell>
          <table:table-cell table:style-name="ce1" office:value-type="float" office:value="-0.5135577" calcext:value-type="float">
            <text:p>-0,513558</text:p>
          </table:table-cell>
          <table:table-cell table:style-name="ce1" office:value-type="float" office:value="-0.4206701" calcext:value-type="float">
            <text:p>-0,420670</text:p>
          </table:table-cell>
          <table:table-cell table:style-name="ce1" office:value-type="float" office:value="0.7396055319" calcext:value-type="float">
            <text:p>0,739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 table:number-columns-repeated="2"/>
          <table:table-cell table:style-name="ce1" office:value-type="float" office:value="-1.447669842" calcext:value-type="float">
            <text:p>-1,447670</text:p>
          </table:table-cell>
          <table:table-cell table:style-name="ce1" office:value-type="float" office:value="-0.5135565395" calcext:value-type="float">
            <text:p>-0,513557</text:p>
          </table:table-cell>
          <table:table-cell table:style-name="ce1" office:value-type="float" office:value="-0.42067158" calcext:value-type="float">
            <text:p>-0,420672</text:p>
          </table:table-cell>
          <table:table-cell table:style-name="ce1" office:value-type="float" office:value="0.73960847" calcext:value-type="float">
            <text:p>0,739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3"/>
          <table:table-cell table:style-name="ce1" office:value-type="float" office:value="-1.44658" calcext:value-type="float">
            <text:p>-1,446580</text:p>
          </table:table-cell>
          <table:table-cell table:style-name="ce1" office:value-type="float" office:value="-0.514623" calcext:value-type="float">
            <text:p>-0,514623</text:p>
          </table:table-cell>
          <table:table-cell table:style-name="ce1" office:value-type="float" office:value="-0.419567" calcext:value-type="float">
            <text:p>-0,419567</text:p>
          </table:table-cell>
          <table:table-cell table:style-name="ce1" office:value-type="float" office:value="0.73806792" calcext:value-type="float">
            <text:p>0,738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3"/>
          <table:table-cell table:style-name="ce1" office:value-type="float" office:value="-1.44751272" calcext:value-type="float">
            <text:p>-1,447513</text:p>
          </table:table-cell>
          <table:table-cell table:style-name="ce1" office:value-type="float" office:value="-0.5137023" calcext:value-type="float">
            <text:p>-0,513702</text:p>
          </table:table-cell>
          <table:table-cell table:style-name="ce1" office:value-type="float" office:value="-0.4205223" calcext:value-type="float">
            <text:p>-0,420522</text:p>
          </table:table-cell>
          <table:table-cell table:style-name="ce1" office:value-type="float" office:value="0.7394137" calcext:value-type="float">
            <text:p>0,73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 table:number-columns-repeated="2"/>
          <table:table-cell table:style-name="ce1" office:value-type="float" office:value="-1.246541" calcext:value-type="float">
            <text:p>-1,246541</text:p>
          </table:table-cell>
          <table:table-cell table:style-name="ce1" office:value-type="float" office:value="-0.7150038096" calcext:value-type="float">
            <text:p>-0,715004</text:p>
          </table:table-cell>
          <table:table-cell table:style-name="ce1" office:value-type="float" office:value="-0.18717907" calcext:value-type="float">
            <text:p>-0,187179</text:p>
          </table:table-cell>
          <table:table-cell table:style-name="ce1" office:value-type="float" office:value="0.50038645" calcext:value-type="float">
            <text:p>0,500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 table:number-columns-repeated="2"/>
          <table:table-cell table:style-name="ce1" office:value-type="float" office:value="-1.3346761" calcext:value-type="float">
            <text:p>-1,334676</text:p>
          </table:table-cell>
          <table:table-cell table:style-name="ce1" office:value-type="float" office:value="-0.584732" calcext:value-type="float">
            <text:p>-0,584732</text:p>
          </table:table-cell>
          <table:table-cell table:style-name="ce1" office:value-type="float" office:value="-0.33984603" calcext:value-type="float">
            <text:p>-0,339846</text:p>
          </table:table-cell>
          <table:table-cell table:style-name="ce1" office:value-type="float" office:value="0.67009403" calcext:value-type="float">
            <text:p>0,67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 table:number-columns-repeated="2"/>
          <table:table-cell table:style-name="ce1" office:value-type="float" office:value="-1.283815" calcext:value-type="float">
            <text:p>-1,283815</text:p>
          </table:table-cell>
          <table:table-cell table:style-name="ce1" office:value-type="float" office:value="-0.74918739923" calcext:value-type="float">
            <text:p>-0,749187</text:p>
          </table:table-cell>
          <table:table-cell table:style-name="ce1" office:value-type="float" office:value="-0.164548" calcext:value-type="float">
            <text:p>-0,164548</text:p>
          </table:table-cell>
          <table:table-cell table:style-name="ce1" office:value-type="float" office:value="0.528118652" calcext:value-type="float">
            <text:p>0,528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 table:number-columns-repeated="2"/>
          <table:table-cell table:style-name="ce1" office:value-type="float" office:value="-1.27254072" calcext:value-type="float">
            <text:p>-1,272541</text:p>
          </table:table-cell>
          <table:table-cell table:style-name="ce1" office:value-type="float" office:value="-0.75839805" calcext:value-type="float">
            <text:p>-0,758398</text:p>
          </table:table-cell>
          <table:table-cell table:style-name="ce1" office:value-type="float" office:value="-0.15565444" calcext:value-type="float">
            <text:p>-0,155654</text:p>
          </table:table-cell>
          <table:table-cell table:style-name="ce1" office:value-type="float" office:value="0.5168469629" calcext:value-type="float">
            <text:p>0,516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 table:number-columns-repeated="2"/>
          <table:table-cell table:style-name="ce1" office:value-type="float" office:value="-1.262642" calcext:value-type="float">
            <text:p>-1,262642</text:p>
          </table:table-cell>
          <table:table-cell table:style-name="ce1" office:value-type="float" office:value="-0.75812367" calcext:value-type="float">
            <text:p>-0,758124</text:p>
          </table:table-cell>
          <table:table-cell table:style-name="ce1" office:value-type="float" office:value="-0.187664" calcext:value-type="float">
            <text:p>-0,187664</text:p>
          </table:table-cell>
          <table:table-cell table:style-name="ce1" office:value-type="float" office:value="0.5160218549" calcext:value-type="float">
            <text:p>0,516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 table:number-columns-repeated="2"/>
          <table:table-cell table:style-name="ce1" office:value-type="float" office:value="-1.2717648" calcext:value-type="float">
            <text:p>-1,271765</text:p>
          </table:table-cell>
          <table:table-cell table:style-name="ce1" office:value-type="float" office:value="-0.7421725014" calcext:value-type="float">
            <text:p>-0,742173</text:p>
          </table:table-cell>
          <table:table-cell table:style-name="ce1" office:value-type="float" office:value="-0.183665872" calcext:value-type="float">
            <text:p>-0,183666</text:p>
          </table:table-cell>
          <table:table-cell table:style-name="ce1" office:value-type="float" office:value="0.52479194" calcext:value-type="float">
            <text:p>0,524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 table:number-columns-repeated="2"/>
          <table:table-cell table:style-name="ce1" office:value-type="float" office:value="-1.251798" calcext:value-type="float">
            <text:p>-1,251798</text:p>
          </table:table-cell>
          <table:table-cell table:style-name="ce1" office:value-type="float" office:value="-0.741092056" calcext:value-type="float">
            <text:p>-0,741092</text:p>
          </table:table-cell>
          <table:table-cell table:style-name="ce1" office:value-type="float" office:value="-0.1840483" calcext:value-type="float">
            <text:p>-0,184048</text:p>
          </table:table-cell>
          <table:table-cell table:style-name="ce1" office:value-type="float" office:value="0.536836903" calcext:value-type="float">
            <text:p>0,536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 table:number-columns-repeated="2"/>
          <table:table-cell table:style-name="ce1" office:value-type="float" office:value="-1.260338526" calcext:value-type="float">
            <text:p>-1,260339</text:p>
          </table:table-cell>
          <table:table-cell table:style-name="ce1" office:value-type="float" office:value="-0.72449461" calcext:value-type="float">
            <text:p>-0,724495</text:p>
          </table:table-cell>
          <table:table-cell table:style-name="ce1" office:value-type="float" office:value="-0.1724404" calcext:value-type="float">
            <text:p>-0,172440</text:p>
          </table:table-cell>
          <table:table-cell table:style-name="ce1" office:value-type="float" office:value="0.50520347" calcext:value-type="float">
            <text:p>0,505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 table:number-columns-repeated="2"/>
          <table:table-cell table:style-name="ce1" office:value-type="float" office:value="-1.256788637" calcext:value-type="float">
            <text:p>-1,256789</text:p>
          </table:table-cell>
          <table:table-cell table:style-name="ce1" office:value-type="float" office:value="-0.745136" calcext:value-type="float">
            <text:p>-0,745136</text:p>
          </table:table-cell>
          <table:table-cell table:style-name="ce1" office:value-type="float" office:value="-0.1678278" calcext:value-type="float">
            <text:p>-0,167828</text:p>
          </table:table-cell>
          <table:table-cell table:style-name="ce1" office:value-type="float" office:value="0.49733226" calcext:value-type="float">
            <text:p>0,497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 table:number-columns-repeated="2"/>
          <table:table-cell table:style-name="ce1" office:value-type="float" office:value="-1.273756" calcext:value-type="float">
            <text:p>-1,273756</text:p>
          </table:table-cell>
          <table:table-cell table:style-name="ce1" office:value-type="float" office:value="-0.726898" calcext:value-type="float">
            <text:p>-0,726898</text:p>
          </table:table-cell>
          <table:table-cell table:style-name="ce1" office:value-type="float" office:value="-0.189116" calcext:value-type="float">
            <text:p>-0,189116</text:p>
          </table:table-cell>
          <table:table-cell table:style-name="ce1" office:value-type="float" office:value="0.503433971" calcext:value-type="float">
            <text:p>0,503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 table:number-columns-repeated="2"/>
          <table:table-cell table:style-name="ce1" office:value-type="float" office:value="-1.1598032" calcext:value-type="float">
            <text:p>-1,159803</text:p>
          </table:table-cell>
          <table:table-cell table:style-name="ce1" office:value-type="float" office:value="-0.826551" calcext:value-type="float">
            <text:p>-0,826551</text:p>
          </table:table-cell>
          <table:table-cell table:style-name="ce1" office:value-type="float" office:value="-0.1079255" calcext:value-type="float">
            <text:p>-0,107926</text:p>
          </table:table-cell>
          <table:table-cell table:style-name="ce1" office:value-type="float" office:value="0.387944" calcext:value-type="float">
            <text:p>0,387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 table:number-columns-repeated="2"/>
          <table:table-cell table:style-name="ce1" office:value-type="float" office:value="-1.11132968" calcext:value-type="float">
            <text:p>-1,111330</text:p>
          </table:table-cell>
          <table:table-cell table:style-name="ce1" office:value-type="float" office:value="-0.8658769" calcext:value-type="float">
            <text:p>-0,865877</text:p>
          </table:table-cell>
          <table:table-cell table:style-name="ce1" office:value-type="float" office:value="-0.039211385" calcext:value-type="float">
            <text:p>-0,039211</text:p>
          </table:table-cell>
          <table:table-cell table:style-name="ce1" office:value-type="float" office:value="0.31397263" calcext:value-type="float">
            <text:p>0,3139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2299" calcext:value-type="float">
            <text:p>3,222990</text:p>
          </table:table-cell>
          <table:table-cell table:number-columns-repeated="2"/>
          <table:table-cell office:value-type="float" office:value="34.01" calcext:value-type="float">
            <text:p>34,01</text:p>
          </table:table-cell>
          <table:table-cell table:number-columns-repeated="2"/>
          <table:table-cell table:style-name="ce1" office:value-type="float" office:value="-1.26933021" calcext:value-type="float">
            <text:p>-1,269330</text:p>
          </table:table-cell>
          <table:table-cell table:style-name="ce1" office:value-type="float" office:value="-0.71900300646" calcext:value-type="float">
            <text:p>-0,719003</text:p>
          </table:table-cell>
          <table:table-cell table:style-name="ce1" office:value-type="float" office:value="-0.203719664516" calcext:value-type="float">
            <text:p>-0,203720</text:p>
          </table:table-cell>
          <table:table-cell table:style-name="ce1" office:value-type="float" office:value="0.5673790438" calcext:value-type="float">
            <text:p>0,567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6532" calcext:value-type="float">
            <text:p>2,865320</text:p>
          </table:table-cell>
          <table:table-cell table:number-columns-repeated="2"/>
          <table:table-cell office:value-type="float" office:value="32.8197" calcext:value-type="float">
            <text:p>32,82</text:p>
          </table:table-cell>
          <table:table-cell table:number-columns-repeated="2"/>
          <table:table-cell table:style-name="ce1" office:value-type="float" office:value="-1.233942372" calcext:value-type="float">
            <text:p>-1,233942</text:p>
          </table:table-cell>
          <table:table-cell table:style-name="ce1" office:value-type="float" office:value="-0.759277545" calcext:value-type="float">
            <text:p>-0,759278</text:p>
          </table:table-cell>
          <table:table-cell table:style-name="ce1" office:value-type="float" office:value="-0.16486813" calcext:value-type="float">
            <text:p>-0,164868</text:p>
          </table:table-cell>
          <table:table-cell table:style-name="ce1" office:value-type="float" office:value="0.5011532" calcext:value-type="float">
            <text:p>0,501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1275" calcext:value-type="float">
            <text:p>2,812750</text:p>
          </table:table-cell>
          <table:table-cell table:number-columns-repeated="2"/>
          <table:table-cell office:value-type="float" office:value="71.6875" calcext:value-type="float">
            <text:p>71,69</text:p>
          </table:table-cell>
          <table:table-cell table:number-columns-repeated="2"/>
          <table:table-cell table:style-name="ce1" office:value-type="float" office:value="-1.2400666" calcext:value-type="float">
            <text:p>-1,240067</text:p>
          </table:table-cell>
          <table:table-cell table:style-name="ce1" office:value-type="float" office:value="-0.7648527" calcext:value-type="float">
            <text:p>-0,764853</text:p>
          </table:table-cell>
          <table:table-cell table:style-name="ce1" office:value-type="float" office:value="-0.148379669" calcext:value-type="float">
            <text:p>-0,148380</text:p>
          </table:table-cell>
          <table:table-cell table:style-name="ce1" office:value-type="float" office:value="0.50264038986" calcext:value-type="float">
            <text:p>0,502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16254" calcext:value-type="float">
            <text:p>2,162540</text:p>
          </table:table-cell>
          <table:table-cell table:number-columns-repeated="2"/>
          <table:table-cell office:value-type="float" office:value="129.2" calcext:value-type="float">
            <text:p>129,20</text:p>
          </table:table-cell>
          <table:table-cell table:number-columns-repeated="2"/>
          <table:table-cell table:style-name="ce1" office:value-type="float" office:value="-1.1659547" calcext:value-type="float">
            <text:p>-1,165955</text:p>
          </table:table-cell>
          <table:table-cell table:style-name="ce1" office:value-type="float" office:value="-0.8358732" calcext:value-type="float">
            <text:p>-0,835873</text:p>
          </table:table-cell>
          <table:table-cell table:style-name="ce1" office:value-type="float" office:value="-0.07884142" calcext:value-type="float">
            <text:p>-0,078841</text:p>
          </table:table-cell>
          <table:table-cell table:style-name="ce1" office:value-type="float" office:value="0.37543822126" calcext:value-type="float">
            <text:p>0,375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1.76552" calcext:value-type="float">
            <text:p>1,765520</text:p>
          </table:table-cell>
          <table:table-cell table:number-columns-repeated="2"/>
          <table:table-cell office:value-type="float" office:value="1043.13" calcext:value-type="float">
            <text:p>1043,13</text:p>
          </table:table-cell>
          <table:table-cell table:number-columns-repeated="2"/>
          <table:table-cell table:style-name="ce1" office:value-type="float" office:value="-1.1174578011" calcext:value-type="float">
            <text:p>-1,117458</text:p>
          </table:table-cell>
          <table:table-cell table:style-name="ce1" office:value-type="float" office:value="-0.862088" calcext:value-type="float">
            <text:p>-0,862088</text:p>
          </table:table-cell>
          <table:table-cell table:style-name="ce1" office:value-type="float" office:value="-0.03131298" calcext:value-type="float">
            <text:p>-0,031313</text:p>
          </table:table-cell>
          <table:table-cell table:style-name="ce1" office:value-type="float" office:value="0.315564" calcext:value-type="float">
            <text:p>0,3155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68597" calcext:value-type="float">
            <text:p>1,685970</text:p>
          </table:table-cell>
          <table:table-cell table:number-columns-repeated="2"/>
          <table:table-cell office:value-type="float" office:value="2268.1" calcext:value-type="float">
            <text:p>2268,10</text:p>
          </table:table-cell>
          <table:table-cell table:number-columns-repeated="2"/>
          <table:table-cell table:style-name="ce1" office:value-type="float" office:value="-1.1084408" calcext:value-type="float">
            <text:p>-1,108441</text:p>
          </table:table-cell>
          <table:table-cell table:style-name="ce1" office:value-type="float" office:value="-0.870145" calcext:value-type="float">
            <text:p>-0,870145</text:p>
          </table:table-cell>
          <table:table-cell table:style-name="ce1" office:value-type="float" office:value="-0.022239" calcext:value-type="float">
            <text:p>-0,022239</text:p>
          </table:table-cell>
          <table:table-cell table:style-name="ce1" office:value-type="float" office:value="0.307475147" calcext:value-type="float">
            <text:p>0,307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765" calcext:value-type="float">
            <text:p>2,687650</text:p>
          </table:table-cell>
          <table:table-cell table:number-columns-repeated="2"/>
          <table:table-cell office:value-type="float" office:value="20.9" calcext:value-type="float">
            <text:p>20,90</text:p>
          </table:table-cell>
          <table:table-cell table:number-columns-repeated="2"/>
          <table:table-cell table:style-name="ce1" office:value-type="float" office:value="-1.44941537" calcext:value-type="float">
            <text:p>-1,449415</text:p>
          </table:table-cell>
          <table:table-cell table:style-name="ce1" office:value-type="float" office:value="-0.504808" calcext:value-type="float">
            <text:p>-0,504808</text:p>
          </table:table-cell>
          <table:table-cell table:style-name="ce1" office:value-type="float" office:value="-0.4297181" calcext:value-type="float">
            <text:p>-0,429718</text:p>
          </table:table-cell>
          <table:table-cell table:style-name="ce1" office:value-type="float" office:value="0.7523031204" calcext:value-type="float">
            <text:p>0,7523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843" calcext:value-type="float">
            <text:p>2,688430</text:p>
          </table:table-cell>
          <table:table-cell table:number-columns-repeated="2"/>
          <table:table-cell office:value-type="float" office:value="20.74" calcext:value-type="float">
            <text:p>20,74</text:p>
          </table:table-cell>
          <table:table-cell table:number-columns-repeated="2"/>
          <table:table-cell table:style-name="ce1" office:value-type="float" office:value="-1.44959813" calcext:value-type="float">
            <text:p>-1,449598</text:p>
          </table:table-cell>
          <table:table-cell table:style-name="ce1" office:value-type="float" office:value="-0.5048891" calcext:value-type="float">
            <text:p>-0,504889</text:p>
          </table:table-cell>
          <table:table-cell table:style-name="ce1" office:value-type="float" office:value="-0.4299245" calcext:value-type="float">
            <text:p>-0,429925</text:p>
          </table:table-cell>
          <table:table-cell table:style-name="ce1" office:value-type="float" office:value="0.75244879" calcext:value-type="float">
            <text:p>0,752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249" calcext:value-type="float">
            <text:p>2,042490</text:p>
          </table:table-cell>
          <table:table-cell table:number-columns-repeated="2"/>
          <table:table-cell office:value-type="float" office:value="83.55" calcext:value-type="float">
            <text:p>83,55</text:p>
          </table:table-cell>
          <table:table-cell table:number-columns-repeated="2"/>
          <table:table-cell table:style-name="ce1" office:value-type="float" office:value="-1.263219" calcext:value-type="float">
            <text:p>-1,263219</text:p>
          </table:table-cell>
          <table:table-cell table:style-name="ce1" office:value-type="float" office:value="-0.70523155" calcext:value-type="float">
            <text:p>-0,705232</text:p>
          </table:table-cell>
          <table:table-cell table:style-name="ce1" office:value-type="float" office:value="-0.216269" calcext:value-type="float">
            <text:p>-0,216269</text:p>
          </table:table-cell>
          <table:table-cell table:style-name="ce1" office:value-type="float" office:value="0.50648547" calcext:value-type="float">
            <text:p>0,506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171" calcext:value-type="float">
            <text:p>2,041710</text:p>
          </table:table-cell>
          <table:table-cell table:number-columns-repeated="2"/>
          <table:table-cell office:value-type="float" office:value="83.163" calcext:value-type="float">
            <text:p>83,16</text:p>
          </table:table-cell>
          <table:table-cell table:number-columns-repeated="2"/>
          <table:table-cell table:style-name="ce1" office:value-type="float" office:value="-1.2630559" calcext:value-type="float">
            <text:p>-1,263056</text:p>
          </table:table-cell>
          <table:table-cell table:style-name="ce1" office:value-type="float" office:value="-0.705227" calcext:value-type="float">
            <text:p>-0,705227</text:p>
          </table:table-cell>
          <table:table-cell table:style-name="ce1" office:value-type="float" office:value="-0.216025" calcext:value-type="float">
            <text:p>-0,216025</text:p>
          </table:table-cell>
          <table:table-cell table:style-name="ce1" office:value-type="float" office:value="0.5063609176" calcext:value-type="float">
            <text:p>0,506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04493" calcext:value-type="float">
            <text:p>2,044930</text:p>
          </table:table-cell>
          <table:table-cell table:number-columns-repeated="2"/>
          <table:table-cell office:value-type="float" office:value="151.8" calcext:value-type="float">
            <text:p>151,80</text:p>
          </table:table-cell>
          <table:table-cell table:number-columns-repeated="2"/>
          <table:table-cell table:style-name="ce1" office:value-type="float" office:value="-1.269882" calcext:value-type="float">
            <text:p>-1,269882</text:p>
          </table:table-cell>
          <table:table-cell table:style-name="ce1" office:value-type="float" office:value="-0.7102444" calcext:value-type="float">
            <text:p>-0,710244</text:p>
          </table:table-cell>
          <table:table-cell table:style-name="ce1" office:value-type="float" office:value="-0.210641892" calcext:value-type="float">
            <text:p>-0,210642</text:p>
          </table:table-cell>
          <table:table-cell table:style-name="ce1" office:value-type="float" office:value="0.499525" calcext:value-type="float">
            <text:p>0,4995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 table:number-columns-repeated="2"/>
          <table:table-cell table:style-name="ce1" office:value-type="float" office:value="-1.220205" calcext:value-type="float">
            <text:p>-1,220205</text:p>
          </table:table-cell>
          <table:table-cell table:style-name="ce1" office:value-type="float" office:value="-0.657402" calcext:value-type="float">
            <text:p>-0,657402</text:p>
          </table:table-cell>
          <table:table-cell table:style-name="ce1" office:value-type="float" office:value="-0.646224" calcext:value-type="float">
            <text:p>-0,646224</text:p>
          </table:table-cell>
          <table:table-cell table:style-name="ce1" office:value-type="float" office:value="-0.007292701826" calcext:value-type="float">
            <text:p>-0,007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 table:number-columns-repeated="2"/>
          <table:table-cell table:style-name="ce1" office:value-type="float" office:value="-1.1332429" calcext:value-type="float">
            <text:p>-1,133243</text:p>
          </table:table-cell>
          <table:table-cell table:style-name="ce1" office:value-type="float" office:value="-0.740404" calcext:value-type="float">
            <text:p>-0,740404</text:p>
          </table:table-cell>
          <table:table-cell table:style-name="ce1" office:value-type="float" office:value="-0.5558009" calcext:value-type="float">
            <text:p>-0,555801</text:p>
          </table:table-cell>
          <table:table-cell table:style-name="ce1" office:value-type="float" office:value="-0.115721952" calcext:value-type="float">
            <text:p>-0,115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59189" calcext:value-type="float">
            <text:p>3,591890</text:p>
          </table:table-cell>
          <table:table-cell table:number-columns-repeated="2"/>
          <table:table-cell office:value-type="float" office:value="200.07" calcext:value-type="float">
            <text:p>200,07</text:p>
          </table:table-cell>
          <table:table-cell table:number-columns-repeated="2"/>
          <table:table-cell table:style-name="ce1" office:value-type="float" office:value="-1.25498629197081" calcext:value-type="float">
            <text:p>-1,254986</text:p>
          </table:table-cell>
          <table:table-cell table:style-name="ce1" office:value-type="float" office:value="-0.637306" calcext:value-type="float">
            <text:p>-0,637306</text:p>
          </table:table-cell>
          <table:table-cell table:style-name="ce1" office:value-type="float" office:value="-0.668253365" calcext:value-type="float">
            <text:p>-0,668253</text:p>
          </table:table-cell>
          <table:table-cell table:style-name="ce1" office:value-type="float" office:value="0.1100188838" calcext:value-type="float">
            <text:p>0,11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87855" calcext:value-type="float">
            <text:p>2,878550</text:p>
          </table:table-cell>
          <table:table-cell table:number-columns-repeated="2"/>
          <table:table-cell office:value-type="float" office:value="78.0375" calcext:value-type="float">
            <text:p>78,04</text:p>
          </table:table-cell>
          <table:table-cell table:style-name="ce2" office:value-type="float" office:value="77.5748" calcext:value-type="float">
            <text:p>77,57</text:p>
          </table:table-cell>
          <table:table-cell/>
          <table:table-cell table:style-name="ce1" office:value-type="float" office:value="-1.3637741" calcext:value-type="float">
            <text:p>-1,363774</text:p>
          </table:table-cell>
          <table:table-cell table:style-name="ce1" office:value-type="float" office:value="-0.467477" calcext:value-type="float">
            <text:p>-0,467477</text:p>
          </table:table-cell>
          <table:table-cell table:style-name="ce1" office:value-type="float" office:value="-0.8440524" calcext:value-type="float">
            <text:p>-0,844052</text:p>
          </table:table-cell>
          <table:table-cell table:style-name="ce1" office:value-type="float" office:value="0.1757536" calcext:value-type="float">
            <text:p>0,175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28354" calcext:value-type="float">
            <text:p>2,283540</text:p>
          </table:table-cell>
          <table:table-cell table:number-columns-repeated="2"/>
          <table:table-cell office:value-type="float" office:value="320.26" calcext:value-type="float">
            <text:p>320,26</text:p>
          </table:table-cell>
          <table:table-cell table:number-columns-repeated="2"/>
          <table:table-cell table:style-name="ce1" office:value-type="float" office:value="-1.21212" calcext:value-type="float">
            <text:p>-1,212120</text:p>
          </table:table-cell>
          <table:table-cell table:style-name="ce1" office:value-type="float" office:value="-0.63751306" calcext:value-type="float">
            <text:p>-0,637513</text:p>
          </table:table-cell>
          <table:table-cell table:style-name="ce1" office:value-type="float" office:value="-0.657996" calcext:value-type="float">
            <text:p>-0,657996</text:p>
          </table:table-cell>
          <table:table-cell table:style-name="ce1" office:value-type="float" office:value="-0.0325521" calcext:value-type="float">
            <text:p>-0,03255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4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89769" calcext:value-type="float">
            <text:p>3,897690</text:p>
          </table:table-cell>
          <table:table-cell table:number-columns-repeated="2"/>
          <table:table-cell office:value-type="float" office:value="1042.06" calcext:value-type="float">
            <text:p>1042,06</text:p>
          </table:table-cell>
          <table:table-cell table:number-columns-repeated="2"/>
          <table:table-cell table:style-name="ce1" office:value-type="float" office:value="-1.08629607" calcext:value-type="float">
            <text:p>-1,086296</text:p>
          </table:table-cell>
          <table:table-cell table:style-name="ce1" office:value-type="float" office:value="-0.3249783215" calcext:value-type="float">
            <text:p>-0,324978</text:p>
          </table:table-cell>
          <table:table-cell table:style-name="ce1" office:value-type="float" office:value="-1.0531313546" calcext:value-type="float">
            <text:p>-1,053131</text:p>
          </table:table-cell>
          <table:table-cell table:style-name="ce1" office:value-type="float" office:value="-0.3576933338" calcext:value-type="float">
            <text:p>-0,35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701" calcext:value-type="float">
            <text:p>3,701000</text:p>
          </table:table-cell>
          <table:table-cell table:number-columns-repeated="2"/>
          <table:table-cell office:value-type="float" office:value="2526.67" calcext:value-type="float">
            <text:p>2526,67</text:p>
          </table:table-cell>
          <table:table-cell table:number-columns-repeated="2"/>
          <table:table-cell table:style-name="ce1" office:value-type="float" office:value="-1.0438815" calcext:value-type="float">
            <text:p>-1,043882</text:p>
          </table:table-cell>
          <table:table-cell table:style-name="ce1" office:value-type="float" office:value="-0.31948973" calcext:value-type="float">
            <text:p>-0,319490</text:p>
          </table:table-cell>
          <table:table-cell table:style-name="ce1" office:value-type="float" office:value="-1.03901006" calcext:value-type="float">
            <text:p>-1,039010</text:p>
          </table:table-cell>
          <table:table-cell table:style-name="ce1" office:value-type="float" office:value="-0.391349342" calcext:value-type="float">
            <text:p>-0,391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31147" calcext:value-type="float">
            <text:p>3,311470</text:p>
          </table:table-cell>
          <table:table-cell table:number-columns-repeated="2"/>
          <table:table-cell office:value-type="float" office:value="1214.27" calcext:value-type="float">
            <text:p>1214,27</text:p>
          </table:table-cell>
          <table:table-cell table:number-columns-repeated="2"/>
          <table:table-cell table:style-name="ce1" office:value-type="float" office:value="-1.1624991" calcext:value-type="float">
            <text:p>-1,162499</text:p>
          </table:table-cell>
          <table:table-cell table:style-name="ce1" office:value-type="float" office:value="-0.105949361" calcext:value-type="float">
            <text:p>-0,105949</text:p>
          </table:table-cell>
          <table:table-cell table:style-name="ce1" office:value-type="float" office:value="-1.273164646" calcext:value-type="float">
            <text:p>-1,273165</text:p>
          </table:table-cell>
          <table:table-cell table:style-name="ce1" office:value-type="float" office:value="-0.2447861" calcext:value-type="float">
            <text:p>-0,244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40108" calcext:value-type="float">
            <text:p>3,401080</text:p>
          </table:table-cell>
          <table:table-cell table:number-columns-repeated="2"/>
          <table:table-cell office:value-type="float" office:value="162.33" calcext:value-type="float">
            <text:p>162,33</text:p>
          </table:table-cell>
          <table:table-cell/>
          <table:table-cell office:value-type="float" office:value="161.82" calcext:value-type="float">
            <text:p>161,82</text:p>
          </table:table-cell>
          <table:table-cell table:style-name="ce1" office:value-type="float" office:value="-1.18249142" calcext:value-type="float">
            <text:p>-1,182491</text:p>
          </table:table-cell>
          <table:table-cell table:style-name="ce1" office:value-type="float" office:value="-0.088659" calcext:value-type="float">
            <text:p>-0,088659</text:p>
          </table:table-cell>
          <table:table-cell table:style-name="ce1" office:value-type="float" office:value="-1.300261" calcext:value-type="float">
            <text:p>-1,300261</text:p>
          </table:table-cell>
          <table:table-cell table:style-name="ce1" office:value-type="float" office:value="-0.2206424242" calcext:value-type="float">
            <text:p>-0,2206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5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 table:style-name="ce1" office:value-type="float" office:value="4.00418" calcext:value-type="float">
            <text:p>4,004180</text:p>
          </table:table-cell>
          <table:table-cell table:number-columns-repeated="2"/>
          <table:table-cell office:value-type="float" office:value="3565.65" calcext:value-type="float">
            <text:p>3565,65</text:p>
          </table:table-cell>
          <table:table-cell table:number-columns-repeated="2"/>
          <table:table-cell table:style-name="ce1" office:value-type="float" office:value="-0.30419756" calcext:value-type="float">
            <text:p>-0,304198</text:p>
          </table:table-cell>
          <table:table-cell table:style-name="ce1" office:value-type="float" office:value="0.8663321612" calcext:value-type="float">
            <text:p>0,866332</text:p>
          </table:table-cell>
          <table:table-cell table:style-name="ce1" office:value-type="float" office:value="-1.533479" calcext:value-type="float">
            <text:p>-1,533479</text:p>
          </table:table-cell>
          <table:table-cell table:style-name="ce1" office:value-type="float" office:value="-0.370508184" calcext:value-type="float">
            <text:p>-0,3705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 table:style-name="ce1" office:value-type="float" office:value="4.84341" calcext:value-type="float">
            <text:p>4,843410</text:p>
          </table:table-cell>
          <table:table-cell table:number-columns-repeated="2"/>
          <table:table-cell office:value-type="float" office:value="4038.64" calcext:value-type="float">
            <text:p>4038,64</text:p>
          </table:table-cell>
          <table:table-cell table:number-columns-repeated="2"/>
          <table:table-cell table:style-name="ce1" office:value-type="float" office:value="-0.33802746" calcext:value-type="float">
            <text:p>-0,338027</text:p>
          </table:table-cell>
          <table:table-cell table:style-name="ce1" office:value-type="float" office:value="0.794652" calcext:value-type="float">
            <text:p>0,794652</text:p>
          </table:table-cell>
          <table:table-cell table:style-name="ce1" office:value-type="float" office:value="-1.376097" calcext:value-type="float">
            <text:p>-1,376097</text:p>
          </table:table-cell>
          <table:table-cell table:style-name="ce1" office:value-type="float" office:value="-0.4607836" calcext:value-type="float">
            <text:p>-0,460784</text:p>
          </table:table-cell>
          <table:table-cell table:number-columns-repeated="2"/>
        </table:table-row>
        <table:table-row table:style-name="ro1" table:number-rows-repeated="104819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lver3.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4" table:default-cell-style-name="Default"/>
        <table:table-column table:style-name="co5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number-columns-repeated="3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/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 office:value-type="float" office:value="1.05" calcext:value-type="float">
            <text:p>1,05</text:p>
          </table:table-cell>
          <table:table-cell office:value-type="float" office:value="0.99844721" calcext:value-type="float">
            <text:p>0,998447</text:p>
          </table:table-cell>
          <table:table-cell office:value-type="float" office:value="1.001556" calcext:value-type="float">
            <text:p>1,001556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602" calcext:value-type="float">
            <text:p>0,003060</text:p>
          </table:table-cell>
          <table:table-cell table:style-name="ce1"/>
          <table:table-cell table:style-name="ce2" office:value-type="float" office:value="2.72" calcext:value-type="float">
            <text:p>2,72</text:p>
          </table:table-cell>
          <table:table-cell office:value-type="float" office:value="0.99847517" calcext:value-type="float">
            <text:p>0,998475</text:p>
          </table:table-cell>
          <table:table-cell office:value-type="float" office:value="1.001527786" calcext:value-type="float">
            <text:p>1,00152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0.51" calcext:value-type="float">
            <text:p>0,51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4.3" calcext:value-type="float">
            <text:p>4,30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4.25" calcext:value-type="float">
            <text:p>4,25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1.53" calcext:value-type="float">
            <text:p>1,53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63631" calcext:value-type="float">
            <text:p>0,006363</text:p>
          </table:table-cell>
          <table:table-cell table:style-name="ce1"/>
          <table:table-cell table:style-name="ce2" office:value-type="float" office:value="0.18" calcext:value-type="float">
            <text:p>0,18</text:p>
          </table:table-cell>
          <table:table-cell table:number-columns-repeated="2" office:value-type="float" office:value="1" calcext:value-type="float">
            <text:p>1,000000</text:p>
          </table:table-cell>
          <table:table-cell table:style-name="ce5" office:value-type="float" office:value="0.00000000000003" calcext:value-type="float">
            <text:p>3,00E-14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table:style-name="ce1" office:value-type="float" office:value="0.00775738" calcext:value-type="float">
            <text:p>0,007757</text:p>
          </table:table-cell>
          <table:table-cell table:style-name="ce1"/>
          <table:table-cell table:style-name="ce2" office:value-type="float" office:value="8.12" calcext:value-type="float">
            <text:p>8,12</text:p>
          </table:table-cell>
          <table:table-cell office:value-type="float" office:value="-0.0002545" calcext:value-type="float">
            <text:p>-0,000255</text:p>
          </table:table-cell>
          <table:table-cell office:value-type="float" office:value="0.0001753" calcext:value-type="float">
            <text:p>0,0001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724318" calcext:value-type="float">
            <text:p>0,007243</text:p>
          </table:table-cell>
          <table:table-cell table:style-name="ce1"/>
          <table:table-cell table:style-name="ce2" office:value-type="float" office:value="16.93" calcext:value-type="float">
            <text:p>16,93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5" calcext:value-type="float">
            <text:p>0,00005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5</text:p>
          </table:table-cell>
          <table:table-cell/>
          <table:table-cell table:style-name="ce1" office:value-type="float" office:value="0.00882391" calcext:value-type="float">
            <text:p>0,008824</text:p>
          </table:table-cell>
          <table:table-cell table:style-name="ce1"/>
          <table:table-cell table:style-name="ce2" office:value-type="float" office:value="9.11" calcext:value-type="float">
            <text:p>9,11</text:p>
          </table:table-cell>
          <table:table-cell office:value-type="float" office:value="-0.000972233" calcext:value-type="float">
            <text:p>-0,000972</text:p>
          </table:table-cell>
          <table:table-cell office:value-type="float" office:value="0.00018693924" calcext:value-type="float">
            <text:p>0,00018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4482" calcext:value-type="float">
            <text:p>0,002645</text:p>
          </table:table-cell>
          <table:table-cell table:style-name="ce2"/>
          <table:table-cell table:style-name="ce2" office:value-type="float" office:value="1.06" calcext:value-type="float">
            <text:p>1,0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51" calcext:value-type="float">
            <text:p>0,0000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30039" calcext:value-type="float">
            <text:p>0,002300</text:p>
          </table:table-cell>
          <table:table-cell table:style-name="ce2"/>
          <table:table-cell table:style-name="ce2" office:value-type="float" office:value="0.81" calcext:value-type="float">
            <text:p>0,81</text:p>
          </table:table-cell>
          <table:table-cell office:value-type="float" office:value="0.0000493" calcext:value-type="float">
            <text:p>0,000049</text:p>
          </table:table-cell>
          <table:table-cell office:value-type="float" office:value="0.0000499" calcext:value-type="float">
            <text:p>0,0000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2</text:p>
          </table:table-cell>
          <table:table-cell/>
          <table:table-cell table:style-name="ce1" office:value-type="float" office:value="0.007986" calcext:value-type="float">
            <text:p>0,007986</text:p>
          </table:table-cell>
          <table:table-cell table:style-name="ce1"/>
          <table:table-cell table:style-name="ce2" office:value-type="float" office:value="28.63" calcext:value-type="float">
            <text:p>28,63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35" calcext:value-type="float">
            <text:p>0,003035</text:p>
          </table:table-cell>
          <table:table-cell table:style-name="ce1"/>
          <table:table-cell table:style-name="ce2" office:value-type="float" office:value="1.28" calcext:value-type="float">
            <text:p>1,28</text:p>
          </table:table-cell>
          <table:table-cell office:value-type="float" office:value="0.9987305" calcext:value-type="float">
            <text:p>0,998731</text:p>
          </table:table-cell>
          <table:table-cell office:value-type="float" office:value="1.0012709" calcext:value-type="float">
            <text:p>1,00127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1455" calcext:value-type="float">
            <text:p>0,003015</text:p>
          </table:table-cell>
          <table:table-cell table:style-name="ce1"/>
          <table:table-cell table:style-name="ce2" office:value-type="float" office:value="3.28" calcext:value-type="float">
            <text:p>3,28</text:p>
          </table:table-cell>
          <table:table-cell office:value-type="float" office:value="0.99874963056" calcext:value-type="float">
            <text:p>0,998750</text:p>
          </table:table-cell>
          <table:table-cell office:value-type="float" office:value="1.00125137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0.49" calcext:value-type="float">
            <text:p>0,49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4.87" calcext:value-type="float">
            <text:p>4,87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4.66" calcext:value-type="float">
            <text:p>4,66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1.82" calcext:value-type="float">
            <text:p>1,82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0.00019545" calcext:value-type="float">
            <text:p>0,000195</text:p>
          </table:table-cell>
          <table:table-cell table:style-name="ce1" office:value-type="float" office:value="0.000229892" calcext:value-type="float">
            <text:p>0,000230</text:p>
          </table:table-cell>
          <table:table-cell table:style-name="ce2" office:value-type="float" office:value="1.74" calcext:value-type="float">
            <text:p>1,74</text:p>
          </table:table-cell>
          <table:table-cell office:value-type="float" office:value="-0.34536834" calcext:value-type="float">
            <text:p>-0,345368</text:p>
          </table:table-cell>
          <table:table-cell office:value-type="float" office:value="-0.345215159" calcext:value-type="float">
            <text:p>-0,345215</text:p>
          </table:table-cell>
          <table:table-cell office:value-type="float" office:value="-0.9385235" calcext:value-type="float">
            <text:p>-0,938524</text:p>
          </table:table-cell>
          <table:table-cell office:value-type="float" office:value="-0.93846675" calcext:value-type="float">
            <text:p>-0,938467</text:p>
          </table:table-cell>
          <table:table-cell table:style-name="ce1" office:value-type="float" office:value="0.34512043" calcext:value-type="float">
            <text:p>0,345120</text:p>
          </table:table-cell>
          <table:table-cell table:style-name="ce1" office:value-type="float" office:value="0.34532095" calcext:value-type="float">
            <text:p>0,345321</text:p>
          </table:table-cell>
          <table:table-cell office:value-type="float" office:value="0.93848465" calcext:value-type="float">
            <text:p>0,938485</text:p>
          </table:table-cell>
          <table:table-cell office:value-type="float" office:value="0.9385588992" calcext:value-type="float">
            <text:p>0,938559</text:p>
          </table:table-cell>
          <table:table-cell table:formula="of:=[.S33]-[.R33]" office:value-type="float" office:value="0.000153180999999947" calcext:value-type="float">
            <text:p>0,000153</text:p>
          </table:table-cell>
          <table:table-cell table:formula="of:=[.U33]-[.T33]" office:value-type="float" office:value="0.0000567499999999388" calcext:value-type="float">
            <text:p>0,00005675</text:p>
          </table:table-cell>
          <table:table-cell table:formula="of:=[.W33]-[.V33]" office:value-type="float" office:value="0.000200519999999982" calcext:value-type="float">
            <text:p>0,00020052</text:p>
          </table:table-cell>
          <table:table-cell table:formula="of:=[.Y33]-[.X33]" office:value-type="float" office:value="0.0000742491999999872" calcext:value-type="float">
            <text:p>7,42491999999872E-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16197" calcext:value-type="float">
            <text:p>0,000116</text:p>
          </table:table-cell>
          <table:table-cell table:style-name="ce1" office:value-type="float" office:value="0.0001167" calcext:value-type="float">
            <text:p>0,000117</text:p>
          </table:table-cell>
          <table:table-cell table:style-name="ce2" office:value-type="float" office:value="6.8" calcext:value-type="float">
            <text:p>6,80</text:p>
          </table:table-cell>
          <table:table-cell office:value-type="float" office:value="-0.34524071" calcext:value-type="float">
            <text:p>-0,345241</text:p>
          </table:table-cell>
          <table:table-cell office:value-type="float" office:value="-0.34524119" calcext:value-type="float">
            <text:p>-0,345241</text:p>
          </table:table-cell>
          <table:table-cell office:value-type="float" office:value="-0.93851399" calcext:value-type="float">
            <text:p>-0,938514</text:p>
          </table:table-cell>
          <table:table-cell office:value-type="float" office:value="-0.9385018133" calcext:value-type="float">
            <text:p>-0,938502</text:p>
          </table:table-cell>
          <table:table-cell table:style-name="ce1" office:value-type="float" office:value="0.345240711" calcext:value-type="float">
            <text:p>0,345241</text:p>
          </table:table-cell>
          <table:table-cell table:style-name="ce1" office:value-type="float" office:value="0.3452743527" calcext:value-type="float">
            <text:p>0,345274</text:p>
          </table:table-cell>
          <table:table-cell office:value-type="float" office:value="0.938501796" calcext:value-type="float">
            <text:p>0,938502</text:p>
          </table:table-cell>
          <table:table-cell office:value-type="float" office:value="0.93851417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0144087" calcext:value-type="float">
            <text:p>0,000144</text:p>
          </table:table-cell>
          <table:table-cell table:style-name="ce1" office:value-type="float" office:value="0.000186059" calcext:value-type="float">
            <text:p>0,000186</text:p>
          </table:table-cell>
          <table:table-cell table:style-name="ce2" office:value-type="float" office:value="6.48" calcext:value-type="float">
            <text:p>6,48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668" calcext:value-type="float">
            <text:p>-0,938467</text:p>
          </table:table-cell>
          <table:table-cell table:style-name="ce1" office:value-type="float" office:value="0.3451967694" calcext:value-type="float">
            <text:p>0,345197</text:p>
          </table:table-cell>
          <table:table-cell table:style-name="ce1" office:value-type="float" office:value="0.34529808" calcext:value-type="float">
            <text:p>0,345298</text:p>
          </table:table-cell>
          <table:table-cell office:value-type="float" office:value="0.93841818" calcext:value-type="float">
            <text:p>0,938418</text:p>
          </table:table-cell>
          <table:table-cell office:value-type="float" office:value="0.93854141009" calcext:value-type="float">
            <text:p>0,938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16376" calcext:value-type="float">
            <text:p>0,000116</text:p>
          </table:table-cell>
          <table:table-cell table:style-name="ce1" office:value-type="float" office:value="0.000116144" calcext:value-type="float">
            <text:p>0,000116</text:p>
          </table:table-cell>
          <table:table-cell table:style-name="ce2" office:value-type="float" office:value="8.38" calcext:value-type="float">
            <text:p>8,38</text:p>
          </table:table-cell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13984" calcext:value-type="float">
            <text:p>-0,938514</text:p>
          </table:table-cell>
          <table:table-cell office:value-type="float" office:value="-0.93849266" calcext:value-type="float">
            <text:p>-0,938493</text:p>
          </table:table-cell>
          <table:table-cell table:style-name="ce1" office:value-type="float" office:value="0.3452412262" calcext:value-type="float">
            <text:p>0,345241</text:p>
          </table:table-cell>
          <table:table-cell table:style-name="ce1" office:value-type="float" office:value="0.3452743296" calcext:value-type="float">
            <text:p>0,345274</text:p>
          </table:table-cell>
          <table:table-cell office:value-type="float" office:value="0.938501804" calcext:value-type="float">
            <text:p>0,938502</text:p>
          </table:table-cell>
          <table:table-cell office:value-type="float" office:value="0.938513981481296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 office:value-type="float" office:value="6.73" calcext:value-type="float">
            <text:p>6,73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7177" calcext:value-type="float">
            <text:p>-0,938537</text:p>
          </table:table-cell>
          <table:table-cell office:value-type="float" office:value="-0.93848347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0144463" calcext:value-type="float">
            <text:p>0,000144</text:p>
          </table:table-cell>
          <table:table-cell table:style-name="ce1" office:value-type="float" office:value="0.000142197" calcext:value-type="float">
            <text:p>0,000142</text:p>
          </table:table-cell>
          <table:table-cell table:style-name="ce2" office:value-type="float" office:value="37.57" calcext:value-type="float">
            <text:p>37,57</text:p>
          </table:table-cell>
          <table:table-cell office:value-type="float" office:value="-0.345288" calcext:value-type="float">
            <text:p>-0,345288</text:p>
          </table:table-cell>
          <table:table-cell office:value-type="float" office:value="-0.345226" calcext:value-type="float">
            <text:p>-0,345226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84" calcext:value-type="float">
            <text:p>-0,938484</text:p>
          </table:table-cell>
          <table:table-cell table:style-name="ce1" office:value-type="float" office:value="0.345228" calcext:value-type="float">
            <text:p>0,345228</text:p>
          </table:table-cell>
          <table:table-cell table:style-name="ce1" office:value-type="float" office:value="0.345288" calcext:value-type="float">
            <text:p>0,345288</text:p>
          </table:table-cell>
          <table:table-cell office:value-type="float" office:value="0.938487" calcext:value-type="float">
            <text:p>0,938487</text:p>
          </table:table-cell>
          <table:table-cell office:value-type="float" office:value="0.93853" calcext:value-type="float">
            <text:p>0,938530</text:p>
          </table:table-cell>
          <table:table-cell table:formula="of:=[.S38]-[.R38]" office:value-type="float" office:value="0.0000620000000000065" calcext:value-type="float">
            <text:p>0,000062</text:p>
          </table:table-cell>
          <table:table-cell table:formula="of:=[.U38]-[.T38]" office:value-type="float" office:value="0.0000460000000001015" calcext:value-type="float">
            <text:p>0,000046</text:p>
          </table:table-cell>
          <table:table-cell table:formula="of:=[.W38]-[.V38]" office:value-type="float" office:value="0.0000600000000000045" calcext:value-type="float">
            <text:p>0,00006</text:p>
          </table:table-cell>
          <table:table-cell table:formula="of:=[.Y38]-[.X38]" office:value-type="float" office:value="0.0000430000000001263" calcext:value-type="float">
            <text:p>0,000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0260081" calcext:value-type="float">
            <text:p>0,000260</text:p>
          </table:table-cell>
          <table:table-cell table:style-name="ce1" office:value-type="float" office:value="0.000257786" calcext:value-type="float">
            <text:p>0,000258</text:p>
          </table:table-cell>
          <table:table-cell table:style-name="ce2" office:value-type="float" office:value="11.1771" calcext:value-type="float">
            <text:p>11,18</text:p>
          </table:table-cell>
          <table:table-cell office:value-type="float" office:value="-0.345311" calcext:value-type="float">
            <text:p>-0,345311</text:p>
          </table:table-cell>
          <table:table-cell office:value-type="float" office:value="-0.345204" calcext:value-type="float">
            <text:p>-0,345204</text:p>
          </table:table-cell>
          <table:table-cell office:value-type="float" office:value="-0.938531" calcext:value-type="float">
            <text:p>-0,938531</text:p>
          </table:table-cell>
          <table:table-cell office:value-type="float" office:value="-0.938484" calcext:value-type="float">
            <text:p>-0,938484</text:p>
          </table:table-cell>
          <table:table-cell table:style-name="ce1" office:value-type="float" office:value="0.345205" calcext:value-type="float">
            <text:p>0,345205</text:p>
          </table:table-cell>
          <table:table-cell table:style-name="ce1" office:value-type="float" office:value="0.345311" calcext:value-type="float">
            <text:p>0,345311</text:p>
          </table:table-cell>
          <table:table-cell office:value-type="float" office:value="0.938487" calcext:value-type="float">
            <text:p>0,938487</text:p>
          </table:table-cell>
          <table:table-cell office:value-type="float" office:value="0.938531" calcext:value-type="float">
            <text:p>0,938531</text:p>
          </table:table-cell>
          <table:table-cell table:formula="of:=[.S39]-[.R39]" office:value-type="float" office:value="0.000106999999999968" calcext:value-type="float">
            <text:p>0,000107</text:p>
          </table:table-cell>
          <table:table-cell table:formula="of:=[.U39]-[.T39]" office:value-type="float" office:value="0.0000470000000000193" calcext:value-type="float">
            <text:p>0,000047</text:p>
          </table:table-cell>
          <table:table-cell table:formula="of:=[.W39]-[.V39]" office:value-type="float" office:value="0.000105999999999995" calcext:value-type="float">
            <text:p>0,000106</text:p>
          </table:table-cell>
          <table:table-cell table:formula="of:=[.Y39]-[.X39]" office:value-type="float" office:value="0.000044000000000044" calcext:value-type="float">
            <text:p>0,000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 office:value-type="float" office:value="8.72" calcext:value-type="float">
            <text:p>8,72</text:p>
          </table:table-cell>
          <table:table-cell office:value-type="float" office:value="-0.345287283" calcext:value-type="float">
            <text:p>-0,345287</text:p>
          </table:table-cell>
          <table:table-cell office:value-type="float" office:value="-0.3452300269" calcext:value-type="float">
            <text:p>-0,345230</text:p>
          </table:table-cell>
          <table:table-cell office:value-type="float" office:value="-0.9385371772" calcext:value-type="float">
            <text:p>-0,938537</text:p>
          </table:table-cell>
          <table:table-cell office:value-type="float" office:value="-0.93848347096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/>
          <table:table-cell table:style-name="ce1" office:value-type="float" office:value="0.000131" calcext:value-type="float">
            <text:p>0,000131</text:p>
          </table:table-cell>
          <table:table-cell table:style-name="ce1" office:value-type="float" office:value="0.000268" calcext:value-type="float">
            <text:p>0,000268</text:p>
          </table:table-cell>
          <table:table-cell table:style-name="ce2" office:value-type="float" office:value="6.92" calcext:value-type="float">
            <text:p>6,92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9968" calcext:value-type="float">
            <text:p>-0,345218</text:p>
          </table:table-cell>
          <table:table-cell office:value-type="float" office:value="-0.93854427" calcext:value-type="float">
            <text:p>-0,938544</text:p>
          </table:table-cell>
          <table:table-cell office:value-type="float" office:value="-0.938442350704" calcext:value-type="float">
            <text:p>-0,938442</text:p>
          </table:table-cell>
          <table:table-cell table:style-name="ce1" office:value-type="float" office:value="0.3451820466057" calcext:value-type="float">
            <text:p>0,345182</text:p>
          </table:table-cell>
          <table:table-cell table:style-name="ce1" office:value-type="float" office:value="0.345421126" calcext:value-type="float">
            <text:p>0,345421</text:p>
          </table:table-cell>
          <table:table-cell office:value-type="float" office:value="0.9384319" calcext:value-type="float">
            <text:p>0,938432</text:p>
          </table:table-cell>
          <table:table-cell office:value-type="float" office:value="0.93853575" calcext:value-type="float">
            <text:p>0,938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13" calcext:value-type="float">
            <text:p>0,000113</text:p>
          </table:table-cell>
          <table:table-cell table:style-name="ce1" office:value-type="float" office:value="0.000108" calcext:value-type="float">
            <text:p>0,000108</text:p>
          </table:table-cell>
          <table:table-cell table:style-name="ce2" office:value-type="float" office:value="6.94" calcext:value-type="float">
            <text:p>6,94</text:p>
          </table:table-cell>
          <table:table-cell office:value-type="float" office:value="-0.34527429638" calcext:value-type="float">
            <text:p>-0,345274</text:p>
          </table:table-cell>
          <table:table-cell office:value-type="float" office:value="-0.345241" calcext:value-type="float">
            <text:p>-0,345241</text:p>
          </table:table-cell>
          <table:table-cell office:value-type="float" office:value="-0.938514" calcext:value-type="float">
            <text:p>-0,938514</text:p>
          </table:table-cell>
          <table:table-cell office:value-type="float" office:value="-0.9385018168" calcext:value-type="float">
            <text:p>-0,938502</text:p>
          </table:table-cell>
          <table:table-cell table:style-name="ce1" office:value-type="float" office:value="0.3452411213" calcext:value-type="float">
            <text:p>0,345241</text:p>
          </table:table-cell>
          <table:table-cell table:style-name="ce1" office:value-type="float" office:value="0.345274334" calcext:value-type="float">
            <text:p>0,345274</text:p>
          </table:table-cell>
          <table:table-cell office:value-type="float" office:value="0.9385018" calcext:value-type="float">
            <text:p>0,938502</text:p>
          </table:table-cell>
          <table:table-cell office:value-type="float" office:value="0.93851402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table:style-name="ce2" office:value-type="float" office:value="3.98" calcext:value-type="float">
            <text:p>3,98</text:p>
          </table:table-cell>
          <table:table-cell office:value-type="float" office:value="-0.3452758" calcext:value-type="float">
            <text:p>-0,345276</text:p>
          </table:table-cell>
          <table:table-cell office:value-type="float" office:value="-0.3452397711" calcext:value-type="float">
            <text:p>-0,345240</text:p>
          </table:table-cell>
          <table:table-cell office:value-type="float" office:value="-0.93851451" calcext:value-type="float">
            <text:p>-0,938515</text:p>
          </table:table-cell>
          <table:table-cell office:value-type="float" office:value="-0.93850123079" calcext:value-type="float">
            <text:p>-0,938501</text:p>
          </table:table-cell>
          <table:table-cell table:style-name="ce1" office:value-type="float" office:value="0.345238945" calcext:value-type="float">
            <text:p>0,345239</text:p>
          </table:table-cell>
          <table:table-cell table:style-name="ce1" office:value-type="float" office:value="0.3452778581" calcext:value-type="float">
            <text:p>0,345278</text:p>
          </table:table-cell>
          <table:table-cell office:value-type="float" office:value="0.9385005" calcext:value-type="float">
            <text:p>0,938501</text:p>
          </table:table-cell>
          <table:table-cell office:value-type="float" office:value="0.93851482" calcext:value-type="float">
            <text:p>0,9385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table:style-name="ce2" office:value-type="float" office:value="20.4" calcext:value-type="float">
            <text:p>20,40</text:p>
          </table:table-cell>
          <table:table-cell table:number-columns-repeated="2" office:value-type="float" office:value="-0.345258" calcext:value-type="float">
            <text:p>-0,345258</text:p>
          </table:table-cell>
          <table:table-cell table:number-columns-repeated="2" office:value-type="float" office:value="-0.938508" calcext:value-type="float">
            <text:p>-0,938508</text:p>
          </table:table-cell>
          <table:table-cell table:number-columns-repeated="2" table:style-name="ce1" office:value-type="float" office:value="0.345258" calcext:value-type="float">
            <text:p>0,345258</text:p>
          </table:table-cell>
          <table:table-cell table:number-columns-repeated="2" office:value-type="float" office:value="0.938508" calcext:value-type="float">
            <text:p>0,938508</text:p>
          </table:table-cell>
          <table:table-cell table:style-name="ce5" office:value-type="float" office:value="0.0000000000000117" calcext:value-type="float">
            <text:p>1,17E-14</text:p>
          </table:table-cell>
          <table:table-cell table:style-name="ce5" office:value-type="float" office:value="4.44E-015" calcext:value-type="float">
            <text:p>4,44E-15</text:p>
          </table:table-cell>
          <table:table-cell table:style-name="ce5" office:value-type="float" office:value="0.0000000000000117" calcext:value-type="float">
            <text:p>1,17E-14</text:p>
          </table:table-cell>
          <table:table-cell table:style-name="ce5" office:value-type="float" office:value="4.44E-015" calcext:value-type="float">
            <text:p>4,44E-15</text:p>
          </table:table-cell>
        </table:table-row>
        <table:table-row table:style-name="ro4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5"/>
          <table:table-cell table:style-name="ce5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/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55" calcext:value-type="float">
            <text:p>7,55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 office:value-type="float" office:value="41.3" calcext:value-type="float">
            <text:p>41,3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0.0185564" calcext:value-type="float">
            <text:p>0,018556</text:p>
          </table:table-cell>
          <table:table-cell table:style-name="ce1" office:value-type="float" office:value="0.0238219" calcext:value-type="float">
            <text:p>0,023822</text:p>
          </table:table-cell>
          <table:table-cell table:style-name="ce2" office:value-type="float" office:value="8.35" calcext:value-type="float">
            <text:p>8,35</text:p>
          </table:table-cell>
          <table:table-cell office:value-type="float" office:value="-0.8981571815" calcext:value-type="float">
            <text:p>-0,898157</text:p>
          </table:table-cell>
          <table:table-cell office:value-type="float" office:value="-0.8822689" calcext:value-type="float">
            <text:p>-0,882269</text:p>
          </table:table-cell>
          <table:table-cell office:value-type="float" office:value="0.439884721" calcext:value-type="float">
            <text:p>0,439885</text:p>
          </table:table-cell>
          <table:table-cell office:value-type="float" office:value="0.47061191" calcext:value-type="float">
            <text:p>0,470612</text:p>
          </table:table-cell>
          <table:table-cell table:style-name="ce1" table:formula="of:=[.S52]-[.R52]" office:value-type="float" office:value="0.0158882815000001" calcext:value-type="float">
            <text:p>0,015888</text:p>
          </table:table-cell>
          <table:table-cell table:style-name="ce1" table:formula="of:=[.U52]-[.T52]" office:value-type="float" office:value="0.030727189" calcext:value-type="float">
            <text:p>0,03072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9869570836" calcext:value-type="float">
            <text:p>0,986957</text:p>
          </table:table-cell>
          <table:table-cell office:value-type="float" office:value="0.990428537" calcext:value-type="float">
            <text:p>0,990429</text:p>
          </table:table-cell>
          <table:table-cell office:value-type="float" office:value="-0.1607827" calcext:value-type="float">
            <text:p>-0,160783</text:p>
          </table:table-cell>
          <table:table-cell office:value-type="float" office:value="-0.138026488" calcext:value-type="float">
            <text:p>-0,138026</text:p>
          </table:table-cell>
          <table:table-cell table:style-name="ce1" table:formula="of:=[.S53]-[.R53]" office:value-type="float" office:value="0.0034714534000001" calcext:value-type="float">
            <text:p>0,003471</text:p>
          </table:table-cell>
          <table:table-cell table:style-name="ce1" table:formula="of:=[.U53]-[.T53]" office:value-type="float" office:value="0.022756212" calcext:value-type="float">
            <text:p>0,022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/>
          <table:table-cell table:style-name="ce1" office:value-type="float" office:value="0.0165234" calcext:value-type="float">
            <text:p>0,016523</text:p>
          </table:table-cell>
          <table:table-cell table:style-name="ce1" office:value-type="float" office:value="0.0234371" calcext:value-type="float">
            <text:p>0,023437</text:p>
          </table:table-cell>
          <table:table-cell table:style-name="ce2" office:value-type="float" office:value="11.85" calcext:value-type="float">
            <text:p>11,85</text:p>
          </table:table-cell>
          <table:table-cell office:value-type="float" office:value="-0.89578701" calcext:value-type="float">
            <text:p>-0,895787</text:p>
          </table:table-cell>
          <table:table-cell office:value-type="float" office:value="-0.882" calcext:value-type="float">
            <text:p>-0,882000</text:p>
          </table:table-cell>
          <table:table-cell office:value-type="float" office:value="0.4446087822" calcext:value-type="float">
            <text:p>0,444609</text:p>
          </table:table-cell>
          <table:table-cell office:value-type="float" office:value="0.471225" calcext:value-type="float">
            <text:p>0,471225</text:p>
          </table:table-cell>
          <table:table-cell table:style-name="ce1" table:formula="of:=[.S54]-[.R54]" office:value-type="float" office:value="0.01378701" calcext:value-type="float">
            <text:p>0,013787</text:p>
          </table:table-cell>
          <table:table-cell table:style-name="ce1" table:formula="of:=[.U54]-[.T54]" office:value-type="float" office:value="0.0266162178" calcext:value-type="float">
            <text:p>0,0266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98718951" calcext:value-type="float">
            <text:p>0,987190</text:p>
          </table:table-cell>
          <table:table-cell office:value-type="float" office:value="0.99000689" calcext:value-type="float">
            <text:p>0,990007</text:p>
          </table:table-cell>
          <table:table-cell office:value-type="float" office:value="-0.1595406" calcext:value-type="float">
            <text:p>-0,159541</text:p>
          </table:table-cell>
          <table:table-cell office:value-type="float" office:value="-0.1410195" calcext:value-type="float">
            <text:p>-0,141020</text:p>
          </table:table-cell>
          <table:table-cell table:style-name="ce1" table:formula="of:=[.S55]-[.R55]" office:value-type="float" office:value="0.00281737999999998" calcext:value-type="float">
            <text:p>0,002817</text:p>
          </table:table-cell>
          <table:table-cell table:style-name="ce1" table:formula="of:=[.U55]-[.T55]" office:value-type="float" office:value="0.0185211" calcext:value-type="float">
            <text:p>0,018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32</text:p>
          </table:table-cell>
          <table:table-cell/>
          <table:table-cell table:style-name="ce1" office:value-type="float" office:value="0.0118906" calcext:value-type="float">
            <text:p>0,011891</text:p>
          </table:table-cell>
          <table:table-cell table:style-name="ce1"/>
          <table:table-cell table:style-name="ce2" office:value-type="float" office:value="33.66" calcext:value-type="float">
            <text:p>33,66</text:p>
          </table:table-cell>
          <table:table-cell office:value-type="float" office:value="-0.8951041966" calcext:value-type="float">
            <text:p>-0,895104</text:p>
          </table:table-cell>
          <table:table-cell office:value-type="float" office:value="-0.88733315" calcext:value-type="float">
            <text:p>-0,887333</text:p>
          </table:table-cell>
          <table:table-cell office:value-type="float" office:value="0.445873" calcext:value-type="float">
            <text:p>0,445873</text:p>
          </table:table-cell>
          <table:table-cell office:value-type="float" office:value="0.4610736" calcext:value-type="float">
            <text:p>0,461074</text:p>
          </table:table-cell>
          <table:table-cell table:style-name="ce1" table:formula="of:=[.S56]-[.R56]" office:value-type="float" office:value="0.00777104660000005" calcext:value-type="float">
            <text:p>0,007771</text:p>
          </table:table-cell>
          <table:table-cell table:style-name="ce1" table:formula="of:=[.U56]-[.T56]" office:value-type="float" office:value="0.0152006" calcext:value-type="float">
            <text:p>0,01520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4686" calcext:value-type="float">
            <text:p>0,014686</text:p>
          </table:table-cell>
          <table:table-cell table:style-name="ce1"/>
          <table:table-cell table:style-name="ce2"/>
          <table:table-cell office:value-type="float" office:value="0.987653" calcext:value-type="float">
            <text:p>0,987653</text:p>
          </table:table-cell>
          <table:table-cell office:value-type="float" office:value="0.98961139" calcext:value-type="float">
            <text:p>0,989611</text:p>
          </table:table-cell>
          <table:table-cell office:value-type="float" office:value="-0.15655336" calcext:value-type="float">
            <text:p>-0,156553</text:p>
          </table:table-cell>
          <table:table-cell office:value-type="float" office:value="-0.1437681808" calcext:value-type="float">
            <text:p>-0,143768</text:p>
          </table:table-cell>
          <table:table-cell table:style-name="ce1" table:formula="of:=[.S57]-[.R57]" office:value-type="float" office:value="0.00195838999999998" calcext:value-type="float">
            <text:p>0,001958</text:p>
          </table:table-cell>
          <table:table-cell table:style-name="ce1" table:formula="of:=[.U57]-[.T57]" office:value-type="float" office:value="0.0127851792" calcext:value-type="float">
            <text:p>0,0127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/>
          <table:table-cell table:style-name="ce1" office:value-type="float" office:value="0.00762" calcext:value-type="float">
            <text:p>0,007620</text:p>
          </table:table-cell>
          <table:table-cell table:style-name="ce1"/>
          <table:table-cell table:style-name="ce2" office:value-type="float" office:value="58.78" calcext:value-type="float">
            <text:p>58,78</text:p>
          </table:table-cell>
          <table:table-cell office:value-type="float" office:value="-0.8950555" calcext:value-type="float">
            <text:p>-0,895056</text:p>
          </table:table-cell>
          <table:table-cell office:value-type="float" office:value="-0.888482682" calcext:value-type="float">
            <text:p>-0,888483</text:p>
          </table:table-cell>
          <table:table-cell office:value-type="float" office:value="0.44598006952" calcext:value-type="float">
            <text:p>0,445980</text:p>
          </table:table-cell>
          <table:table-cell office:value-type="float" office:value="0.45888940488" calcext:value-type="float">
            <text:p>0,458889</text:p>
          </table:table-cell>
          <table:table-cell table:style-name="ce1" table:formula="of:=[.S58]-[.R58]" office:value-type="float" office:value="0.00657281799999998" calcext:value-type="float">
            <text:p>0,006573</text:p>
          </table:table-cell>
          <table:table-cell table:style-name="ce1" table:formula="of:=[.U58]-[.T58]" office:value-type="float" office:value="0.01290933536" calcext:value-type="float">
            <text:p>0,012909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0749" calcext:value-type="float">
            <text:p>0,010749</text:p>
          </table:table-cell>
          <table:table-cell table:style-name="ce1"/>
          <table:table-cell table:style-name="ce2"/>
          <table:table-cell office:value-type="float" office:value="0.987965" calcext:value-type="float">
            <text:p>0,987965</text:p>
          </table:table-cell>
          <table:table-cell office:value-type="float" office:value="0.9896823" calcext:value-type="float">
            <text:p>0,989682</text:p>
          </table:table-cell>
          <table:table-cell office:value-type="float" office:value="-0.1546018" calcext:value-type="float">
            <text:p>-0,154602</text:p>
          </table:table-cell>
          <table:table-cell office:value-type="float" office:value="-0.143300988" calcext:value-type="float">
            <text:p>-0,143301</text:p>
          </table:table-cell>
          <table:table-cell table:style-name="ce1" table:formula="of:=[.S59]-[.R59]" office:value-type="float" office:value="0.00171729999999992" calcext:value-type="float">
            <text:p>0,001717</text:p>
          </table:table-cell>
          <table:table-cell table:style-name="ce1" table:formula="of:=[.U59]-[.T59]" office:value-type="float" office:value="0.011300812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1" office:value-type="float" office:value="0.0150991" calcext:value-type="float">
            <text:p>0,015099</text:p>
          </table:table-cell>
          <table:table-cell table:style-name="ce1"/>
          <table:table-cell table:style-name="ce2" office:value-type="float" office:value="55.31" calcext:value-type="float">
            <text:p>55,31</text:p>
          </table:table-cell>
          <table:table-cell office:value-type="float" office:value="-0.8941476" calcext:value-type="float">
            <text:p>-0,894148</text:p>
          </table:table-cell>
          <table:table-cell office:value-type="float" office:value="-0.8881483" calcext:value-type="float">
            <text:p>-0,888148</text:p>
          </table:table-cell>
          <table:table-cell office:value-type="float" office:value="0.4477722" calcext:value-type="float">
            <text:p>0,447772</text:p>
          </table:table-cell>
          <table:table-cell office:value-type="float" office:value="0.45955386" calcext:value-type="float">
            <text:p>0,459554</text:p>
          </table:table-cell>
          <table:table-cell table:style-name="ce1" table:formula="of:=[.S60]-[.R60]" office:value-type="float" office:value="0.00599929999999993" calcext:value-type="float">
            <text:p>0,005999</text:p>
          </table:table-cell>
          <table:table-cell table:style-name="ce1" table:formula="of:=[.U60]-[.T60]" office:value-type="float" office:value="0.0117816600000001" calcext:value-type="float">
            <text:p>0,01178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09113" calcext:value-type="float">
            <text:p>0,010911</text:p>
          </table:table-cell>
          <table:table-cell table:style-name="ce1"/>
          <table:table-cell table:style-name="ce2"/>
          <table:table-cell office:value-type="float" office:value="0.98791186" calcext:value-type="float">
            <text:p>0,987912</text:p>
          </table:table-cell>
          <table:table-cell office:value-type="float" office:value="0.989368" calcext:value-type="float">
            <text:p>0,989368</text:p>
          </table:table-cell>
          <table:table-cell office:value-type="float" office:value="-0.1550166061" calcext:value-type="float">
            <text:p>-0,155017</text:p>
          </table:table-cell>
          <table:table-cell office:value-type="float" office:value="-0.1454335" calcext:value-type="float">
            <text:p>-0,145434</text:p>
          </table:table-cell>
          <table:table-cell table:style-name="ce1" table:formula="of:=[.S61]-[.R61]" office:value-type="float" office:value="0.00145613999999994" calcext:value-type="float">
            <text:p>0,001456</text:p>
          </table:table-cell>
          <table:table-cell table:style-name="ce1" table:formula="of:=[.U61]-[.T61]" office:value-type="float" office:value="0.00958310610000002" calcext:value-type="float">
            <text:p>0,0095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1" table:number-columns-repeated="2"/>
          <table:table-cell table:style-name="ce2" office:value-type="float" office:value="106.66" calcext:value-type="float">
            <text:p>106,66</text:p>
          </table:table-cell>
          <table:table-cell office:value-type="float" office:value="-0.8940019" calcext:value-type="float">
            <text:p>-0,894002</text:p>
          </table:table-cell>
          <table:table-cell office:value-type="float" office:value="-0.888867" calcext:value-type="float">
            <text:p>-0,888867</text:p>
          </table:table-cell>
          <table:table-cell office:value-type="float" office:value="0.44806306" calcext:value-type="float">
            <text:p>0,448063</text:p>
          </table:table-cell>
          <table:table-cell office:value-type="float" office:value="0.458164386" calcext:value-type="float">
            <text:p>0,458164</text:p>
          </table:table-cell>
          <table:table-cell table:style-name="ce1" table:formula="of:=[.S62]-[.R62]" office:value-type="float" office:value="0.00513489999999994" calcext:value-type="float">
            <text:p>0,005135</text:p>
          </table:table-cell>
          <table:table-cell table:style-name="ce1" table:formula="of:=[.U62]-[.T62]" office:value-type="float" office:value="0.010101326" calcext:value-type="float">
            <text:p>0,01010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98813567" calcext:value-type="float">
            <text:p>0,988136</text:p>
          </table:table-cell>
          <table:table-cell office:value-type="float" office:value="0.9893184708" calcext:value-type="float">
            <text:p>0,989318</text:p>
          </table:table-cell>
          <table:table-cell office:value-type="float" office:value="-0.1535835" calcext:value-type="float">
            <text:p>-0,153584</text:p>
          </table:table-cell>
          <table:table-cell office:value-type="float" office:value="-0.14577031" calcext:value-type="float">
            <text:p>-0,145770</text:p>
          </table:table-cell>
          <table:table-cell table:style-name="ce1" table:formula="of:=[.S63]-[.R63]" office:value-type="float" office:value="0.00118280079999999" calcext:value-type="float">
            <text:p>0,001183</text:p>
          </table:table-cell>
          <table:table-cell table:style-name="ce1" table:formula="of:=[.U63]-[.T63]" office:value-type="float" office:value="0.00781319" calcext:value-type="float">
            <text:p>0,0078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1"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table:style-name="ce2" office:value-type="float" office:value="33.85" calcext:value-type="float">
            <text:p>33,8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658411" calcext:value-type="float">
            <text:p>0,9965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1"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table:style-name="ce2" office:value-type="float" office:value="34.15" calcext:value-type="float">
            <text:p>34,1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1"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table:style-name="ce2" office:value-type="float" office:value="33.81" calcext:value-type="float">
            <text:p>33,81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,999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1" office:value-type="float" office:value="0.0137484" calcext:value-type="float">
            <text:p>0,013748</text:p>
          </table:table-cell>
          <table:table-cell table:style-name="ce1" office:value-type="float" office:value="0.0156908" calcext:value-type="float">
            <text:p>0,015691</text:p>
          </table:table-cell>
          <table:table-cell table:style-name="ce2" office:value-type="float" office:value="45.42" calcext:value-type="float">
            <text:p>45,42</text:p>
          </table:table-cell>
          <table:table-cell office:value-type="float" office:value="-0.89489698" calcext:value-type="float">
            <text:p>-0,894897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8799549722" calcext:value-type="float">
            <text:p>0,987995</text:p>
          </table:table-cell>
          <table:table-cell office:value-type="float" office:value="0.990272828" calcext:value-type="float">
            <text:p>0,99027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1"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table:style-name="ce2" office:value-type="float" office:value="18.79" calcext:value-type="float">
            <text:p>18,79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7847" calcext:value-type="float">
            <text:p>-0,887847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1"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table:style-name="ce2"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1"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table:style-name="ce2"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56326" calcext:value-type="float">
            <text:p>0,045633</text:p>
          </table:table-cell>
          <table:table-cell table:style-name="ce1"/>
          <table:table-cell table:style-name="ce2" office:value-type="float" office:value="277.48" calcext:value-type="float">
            <text:p>277,48</text:p>
          </table:table-cell>
          <table:table-cell office:value-type="float" office:value="-0.89161924" calcext:value-type="float">
            <text:p>-0,891619</text:p>
          </table:table-cell>
          <table:table-cell office:value-type="float" office:value="-0.847461128" calcext:value-type="float">
            <text:p>-0,847461</text:p>
          </table:table-cell>
          <table:table-cell office:value-type="float" office:value="0.45278596349" calcext:value-type="float">
            <text:p>0,452786</text:p>
          </table:table-cell>
          <table:table-cell office:value-type="float" office:value="0.5308522" calcext:value-type="float">
            <text:p>0,530852</text:p>
          </table:table-cell>
          <table:table-cell table:style-name="ce1" table:formula="of:=[.S73]-[.R73]" office:value-type="float" office:value="0.044158112" calcext:value-type="float">
            <text:p>0,044158</text:p>
          </table:table-cell>
          <table:table-cell table:style-name="ce1" table:formula="of:=[.U73]-[.T73]" office:value-type="float" office:value="0.07806623651" calcext:value-type="float">
            <text:p>0,07806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948332" calcext:value-type="float">
            <text:p>0,094833</text:p>
          </table:table-cell>
          <table:table-cell table:style-name="ce1"/>
          <table:table-cell table:style-name="ce2"/>
          <table:table-cell office:value-type="float" office:value="0.97975697" calcext:value-type="float">
            <text:p>0,979757</text:p>
          </table:table-cell>
          <table:table-cell office:value-type="float" office:value="0.988868567" calcext:value-type="float">
            <text:p>0,988869</text:p>
          </table:table-cell>
          <table:table-cell office:value-type="float" office:value="-0.2001091" calcext:value-type="float">
            <text:p>-0,200109</text:p>
          </table:table-cell>
          <table:table-cell office:value-type="float" office:value="-0.1487916" calcext:value-type="float">
            <text:p>-0,148792</text:p>
          </table:table-cell>
          <table:table-cell table:style-name="ce1" table:formula="of:=[.S74]-[.R74]" office:value-type="float" office:value="0.00911159699999997" calcext:value-type="float">
            <text:p>0,009112</text:p>
          </table:table-cell>
          <table:table-cell table:style-name="ce1" table:formula="of:=[.U74]-[.T74]" office:value-type="float" office:value="0.0513175" calcext:value-type="float">
            <text:p>0,051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25255" calcext:value-type="float">
            <text:p>0,012526</text:p>
          </table:table-cell>
          <table:table-cell table:style-name="ce1"/>
          <table:table-cell table:style-name="ce2" office:value-type="float" office:value="986.72" calcext:value-type="float">
            <text:p>986,72</text:p>
          </table:table-cell>
          <table:table-cell office:value-type="float" office:value="-0.89159426518" calcext:value-type="float">
            <text:p>-0,891594</text:p>
          </table:table-cell>
          <table:table-cell office:value-type="float" office:value="-0.883605101" calcext:value-type="float">
            <text:p>-0,883605</text:p>
          </table:table-cell>
          <table:table-cell office:value-type="float" office:value="0.4528351425" calcext:value-type="float">
            <text:p>0,452835</text:p>
          </table:table-cell>
          <table:table-cell office:value-type="float" office:value="0.468230926" calcext:value-type="float">
            <text:p>0,468231</text:p>
          </table:table-cell>
          <table:table-cell table:style-name="ce1" table:formula="of:=[.S75]-[.R75]" office:value-type="float" office:value="0.00798916417999995" calcext:value-type="float">
            <text:p>0,007989</text:p>
          </table:table-cell>
          <table:table-cell table:style-name="ce1" table:formula="of:=[.U75]-[.T75]" office:value-type="float" office:value="0.0153957835" calcext:value-type="float">
            <text:p>0,01539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91192" calcext:value-type="float">
            <text:p>0,019119</text:p>
          </table:table-cell>
          <table:table-cell table:style-name="ce1"/>
          <table:table-cell table:style-name="ce2"/>
          <table:table-cell office:value-type="float" office:value="0.986550429" calcext:value-type="float">
            <text:p>0,986550</text:p>
          </table:table-cell>
          <table:table-cell office:value-type="float" office:value="0.98886795" calcext:value-type="float">
            <text:p>0,988868</text:p>
          </table:table-cell>
          <table:table-cell office:value-type="float" office:value="-0.1634318" calcext:value-type="float">
            <text:p>-0,163432</text:p>
          </table:table-cell>
          <table:table-cell office:value-type="float" office:value="-0.1487957" calcext:value-type="float">
            <text:p>-0,148796</text:p>
          </table:table-cell>
          <table:table-cell table:style-name="ce1" table:formula="of:=[.S76]-[.R76]" office:value-type="float" office:value="0.00231752100000004" calcext:value-type="float">
            <text:p>0,002318</text:p>
          </table:table-cell>
          <table:table-cell table:style-name="ce1" table:formula="of:=[.U76]-[.T76]" office:value-type="float" office:value="0.0146361" calcext:value-type="float">
            <text:p>0,0146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97597" calcext:value-type="float">
            <text:p>0,019760</text:p>
          </table:table-cell>
          <table:table-cell table:style-name="ce1"/>
          <table:table-cell table:style-name="ce2" office:value-type="float" office:value="1009.23" calcext:value-type="float">
            <text:p>1009,23</text:p>
          </table:table-cell>
          <table:table-cell office:value-type="float" office:value="-0.8916025386" calcext:value-type="float">
            <text:p>-0,891603</text:p>
          </table:table-cell>
          <table:table-cell office:value-type="float" office:value="-0.88403008" calcext:value-type="float">
            <text:p>-0,884030</text:p>
          </table:table-cell>
          <table:table-cell office:value-type="float" office:value="0.4528188523" calcext:value-type="float">
            <text:p>0,452819</text:p>
          </table:table-cell>
          <table:table-cell office:value-type="float" office:value="0.46742972883" calcext:value-type="float">
            <text:p>0,467430</text:p>
          </table:table-cell>
          <table:table-cell table:style-name="ce1" table:formula="of:=[.S77]-[.R77]" office:value-type="float" office:value="0.0075724586" calcext:value-type="float">
            <text:p>0,007572</text:p>
          </table:table-cell>
          <table:table-cell table:style-name="ce1" table:formula="of:=[.U77]-[.T77]" office:value-type="float" office:value="0.0146108765299999" calcext:value-type="float">
            <text:p>0,01461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203685" calcext:value-type="float">
            <text:p>0,002037</text:p>
          </table:table-cell>
          <table:table-cell table:style-name="ce1"/>
          <table:table-cell table:style-name="ce2"/>
          <table:table-cell office:value-type="float" office:value="0.98840911" calcext:value-type="float">
            <text:p>0,988409</text:p>
          </table:table-cell>
          <table:table-cell office:value-type="float" office:value="0.98878761924" calcext:value-type="float">
            <text:p>0,988788</text:p>
          </table:table-cell>
          <table:table-cell office:value-type="float" office:value="-0.15181016321" calcext:value-type="float">
            <text:p>-0,151810</text:p>
          </table:table-cell>
          <table:table-cell office:value-type="float" office:value="-0.1493286488301" calcext:value-type="float">
            <text:p>-0,149329</text:p>
          </table:table-cell>
          <table:table-cell table:style-name="ce1" table:formula="of:=[.S78]-[.R78]" office:value-type="float" office:value="0.000378509239999825" calcext:value-type="float">
            <text:p>0,000379</text:p>
          </table:table-cell>
          <table:table-cell table:style-name="ce1" table:formula="of:=[.U78]-[.T78]" office:value-type="float" office:value="0.00248151437989999" calcext:value-type="float">
            <text:p>0,0024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52407" calcext:value-type="float">
            <text:p>0,015241</text:p>
          </table:table-cell>
          <table:table-cell table:style-name="ce1"/>
          <table:table-cell table:style-name="ce2" office:value-type="float" office:value="995.59" calcext:value-type="float">
            <text:p>995,59</text:p>
          </table:table-cell>
          <table:table-cell office:value-type="float" office:value="0.9877118" calcext:value-type="float">
            <text:p>0,987712</text:p>
          </table:table-cell>
          <table:table-cell office:value-type="float" office:value="0.988822528" calcext:value-type="float">
            <text:p>0,988823</text:p>
          </table:table-cell>
          <table:table-cell office:value-type="float" office:value="0.4528361229" calcext:value-type="float">
            <text:p>0,452836</text:p>
          </table:table-cell>
          <table:table-cell office:value-type="float" office:value="0.4660962" calcext:value-type="float">
            <text:p>0,466096</text:p>
          </table:table-cell>
          <table:table-cell table:style-name="ce1" table:formula="of:=[.S79]-[.R79]" office:value-type="float" office:value="0.00111072800000001" calcext:value-type="float">
            <text:p>0,001111</text:p>
          </table:table-cell>
          <table:table-cell table:style-name="ce1" table:formula="of:=[.U79]-[.T79]" office:value-type="float" office:value="0.0132600770999999" calcext:value-type="float">
            <text:p>0,01326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586525" calcext:value-type="float">
            <text:p>0,005865</text:p>
          </table:table-cell>
          <table:table-cell table:style-name="ce1"/>
          <table:table-cell table:style-name="ce2"/>
          <table:table-cell office:value-type="float" office:value="-0.891593767" calcext:value-type="float">
            <text:p>-0,891594</text:p>
          </table:table-cell>
          <table:table-cell office:value-type="float" office:value="-0.8847335" calcext:value-type="float">
            <text:p>-0,884734</text:p>
          </table:table-cell>
          <table:table-cell office:value-type="float" office:value="-0.15627383" calcext:value-type="float">
            <text:p>-0,156274</text:p>
          </table:table-cell>
          <table:table-cell office:value-type="float" office:value="-0.14909731" calcext:value-type="float">
            <text:p>-0,149097</text:p>
          </table:table-cell>
          <table:table-cell table:style-name="ce1" table:formula="of:=[.S80]-[.R80]" office:value-type="float" office:value="0.00686026700000009" calcext:value-type="float">
            <text:p>0,006860</text:p>
          </table:table-cell>
          <table:table-cell table:style-name="ce1" table:formula="of:=[.U80]-[.T80]" office:value-type="float" office:value="0.00717651999999999" calcext:value-type="float">
            <text:p>0,0071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0.0194409" calcext:value-type="float">
            <text:p>0,019441</text:p>
          </table:table-cell>
          <table:table-cell table:style-name="ce1"/>
          <table:table-cell table:style-name="ce2" office:value-type="float" office:value="297.98" calcext:value-type="float">
            <text:p>297,98</text:p>
          </table:table-cell>
          <table:table-cell office:value-type="float" office:value="-0.8948250213" calcext:value-type="float">
            <text:p>-0,894825</text:p>
          </table:table-cell>
          <table:table-cell office:value-type="float" office:value="-0.88771605" calcext:value-type="float">
            <text:p>-0,887716</text:p>
          </table:table-cell>
          <table:table-cell office:value-type="float" office:value="0.4464170485" calcext:value-type="float">
            <text:p>0,446417</text:p>
          </table:table-cell>
          <table:table-cell office:value-type="float" office:value="0.460391356" calcext:value-type="float">
            <text:p>0,460391</text:p>
          </table:table-cell>
          <table:table-cell table:style-name="ce1" table:formula="of:=[.S81]-[.R81]" office:value-type="float" office:value="0.0071089713000001" calcext:value-type="float">
            <text:p>0,007109</text:p>
          </table:table-cell>
          <table:table-cell table:style-name="ce1" table:formula="of:=[.U81]-[.T81]" office:value-type="float" office:value="0.013974307500000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492181" calcext:value-type="float">
            <text:p>0,004922</text:p>
          </table:table-cell>
          <table:table-cell table:style-name="ce1"/>
          <table:table-cell table:style-name="ce2"/>
          <table:table-cell office:value-type="float" office:value="0.9879272" calcext:value-type="float">
            <text:p>0,987927</text:p>
          </table:table-cell>
          <table:table-cell office:value-type="float" office:value="0.98877970211" calcext:value-type="float">
            <text:p>0,988780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9381058" calcext:value-type="float">
            <text:p>-0,149381</text:p>
          </table:table-cell>
          <table:table-cell table:style-name="ce1" table:formula="of:=[.S82]-[.R82]" office:value-type="float" office:value="0.000852502109999986" calcext:value-type="float">
            <text:p>0,000853</text:p>
          </table:table-cell>
          <table:table-cell table:style-name="ce1" table:formula="of:=[.U82]-[.T82]" office:value-type="float" office:value="0.00553753199999998" calcext:value-type="float">
            <text:p>0,005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0.02048" calcext:value-type="float">
            <text:p>0,020480</text:p>
          </table:table-cell>
          <table:table-cell table:style-name="ce1"/>
          <table:table-cell table:style-name="ce2" office:value-type="float" office:value="24.32" calcext:value-type="float">
            <text:p>24,32</text:p>
          </table:table-cell>
          <table:table-cell office:value-type="float" office:value="-0.89482502" calcext:value-type="float">
            <text:p>-0,894825</text:p>
          </table:table-cell>
          <table:table-cell office:value-type="float" office:value="-0.887716057618" calcext:value-type="float">
            <text:p>-0,887716</text:p>
          </table:table-cell>
          <table:table-cell office:value-type="float" office:value="0.44641704" calcext:value-type="float">
            <text:p>0,446417</text:p>
          </table:table-cell>
          <table:table-cell office:value-type="float" office:value="0.46039135" calcext:value-type="float">
            <text:p>0,460391</text:p>
          </table:table-cell>
          <table:table-cell table:style-name="ce1" table:formula="of:=[.S83]-[.R83]" office:value-type="float" office:value="0.00710896238199998" calcext:value-type="float">
            <text:p>0,007109</text:p>
          </table:table-cell>
          <table:table-cell table:style-name="ce1" table:formula="of:=[.U83]-[.T83]" office:value-type="float" office:value="0.0139743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756898" calcext:value-type="float">
            <text:p>0,007569</text:p>
          </table:table-cell>
          <table:table-cell table:style-name="ce1"/>
          <table:table-cell table:style-name="ce2"/>
          <table:table-cell office:value-type="float" office:value="0.987927238" calcext:value-type="float">
            <text:p>0,987927</text:p>
          </table:table-cell>
          <table:table-cell office:value-type="float" office:value="0.98963327" calcext:value-type="float">
            <text:p>0,989633</text:p>
          </table:table-cell>
          <table:table-cell office:value-type="float" office:value="-0.1549185" calcext:value-type="float">
            <text:p>-0,154919</text:p>
          </table:table-cell>
          <table:table-cell office:value-type="float" office:value="-0.143617" calcext:value-type="float">
            <text:p>-0,143617</text:p>
          </table:table-cell>
          <table:table-cell table:style-name="ce1" table:formula="of:=[.S84]-[.R84]" office:value-type="float" office:value="0.00170603199999997" calcext:value-type="float">
            <text:p>0,001706</text:p>
          </table:table-cell>
          <table:table-cell table:style-name="ce1" table:formula="of:=[.U84]-[.T84]" office:value-type="float" office:value="0.0113015" calcext:value-type="float">
            <text:p>0,0113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17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0.0226835" calcext:value-type="float">
            <text:p>0,022684</text:p>
          </table:table-cell>
          <table:table-cell table:style-name="ce1"/>
          <table:table-cell table:style-name="ce2" office:value-type="float" office:value="2.89" calcext:value-type="float">
            <text:p>2,89</text:p>
          </table:table-cell>
          <table:table-cell office:value-type="float" office:value="-0.8931312574" calcext:value-type="float">
            <text:p>-0,893131</text:p>
          </table:table-cell>
          <table:table-cell office:value-type="float" office:value="-0.889565099" calcext:value-type="float">
            <text:p>-0,889565</text:p>
          </table:table-cell>
          <table:table-cell office:value-type="float" office:value="0.4498221" calcext:value-type="float">
            <text:p>0,449822</text:p>
          </table:table-cell>
          <table:table-cell office:value-type="float" office:value="0.45680842222" calcext:value-type="float">
            <text:p>0,456808</text:p>
          </table:table-cell>
          <table:table-cell table:style-name="ce1" table:formula="of:=[.S85]-[.R85]" office:value-type="float" office:value="0.00356615839999996" calcext:value-type="float">
            <text:p>0,003566</text:p>
          </table:table-cell>
          <table:table-cell table:style-name="ce1" table:formula="of:=[.U85]-[.T85]" office:value-type="float" office:value="0.00698632221999995" calcext:value-type="float">
            <text:p>0,00698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98792723806" calcext:value-type="float">
            <text:p>0,987927</text:p>
          </table:table-cell>
          <table:table-cell office:value-type="float" office:value="0.9896332" calcext:value-type="float">
            <text:p>0,989633</text:p>
          </table:table-cell>
          <table:table-cell office:value-type="float" office:value="-0.154918598" calcext:value-type="float">
            <text:p>-0,154919</text:p>
          </table:table-cell>
          <table:table-cell office:value-type="float" office:value="-0.1436174" calcext:value-type="float">
            <text:p>-0,143617</text:p>
          </table:table-cell>
          <table:table-cell table:style-name="ce1" table:formula="of:=[.S86]-[.R86]" office:value-type="float" office:value="0.00170596194000006" calcext:value-type="float">
            <text:p>0,001706</text:p>
          </table:table-cell>
          <table:table-cell table:style-name="ce1" table:formula="of:=[.U86]-[.T86]" office:value-type="float" office:value="0.011301198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5</text:p>
          </table:table-cell>
          <table:table-cell office:value-type="float" office:value="258" calcext:value-type="float">
            <text:p>258</text:p>
          </table:table-cell>
          <table:table-cell table:style-name="ce1" office:value-type="float" office:value="0.028289" calcext:value-type="float">
            <text:p>0,028289</text:p>
          </table:table-cell>
          <table:table-cell table:style-name="ce1"/>
          <table:table-cell table:style-name="ce2" office:value-type="float" office:value="4.08" calcext:value-type="float">
            <text:p>4,08</text:p>
          </table:table-cell>
          <table:table-cell office:value-type="float" office:value="-0.8945639056" calcext:value-type="float">
            <text:p>-0,894564</text:p>
          </table:table-cell>
          <table:table-cell office:value-type="float" office:value="-0.8886244" calcext:value-type="float">
            <text:p>-0,888624</text:p>
          </table:table-cell>
          <table:table-cell office:value-type="float" office:value="0.446940061" calcext:value-type="float">
            <text:p>0,446940</text:p>
          </table:table-cell>
          <table:table-cell office:value-type="float" office:value="0.45863560679" calcext:value-type="float">
            <text:p>0,458636</text:p>
          </table:table-cell>
          <table:table-cell table:style-name="ce1" table:formula="of:=[.S87]-[.R87]" office:value-type="float" office:value="0.00593950560000001" calcext:value-type="float">
            <text:p>0,005940</text:p>
          </table:table-cell>
          <table:table-cell table:style-name="ce1" table:formula="of:=[.U87]-[.T87]" office:value-type="float" office:value="0.0116955457899999" calcext:value-type="float">
            <text:p>0,01169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235765" calcext:value-type="float">
            <text:p>0,023577</text:p>
          </table:table-cell>
          <table:table-cell table:style-name="ce1"/>
          <table:table-cell table:style-name="ce2"/>
          <table:table-cell office:value-type="float" office:value="0.98792723" calcext:value-type="float">
            <text:p>0,987927</text:p>
          </table:table-cell>
          <table:table-cell office:value-type="float" office:value="0.98954222971" calcext:value-type="float">
            <text:p>0,989542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42434" calcext:value-type="float">
            <text:p>-0,144243</text:p>
          </table:table-cell>
          <table:table-cell table:style-name="ce1" table:formula="of:=[.S88]-[.R88]" office:value-type="float" office:value="0.0016149997099999" calcext:value-type="float">
            <text:p>0,001615</text:p>
          </table:table-cell>
          <table:table-cell table:style-name="ce1" table:formula="of:=[.U88]-[.T88]" office:value-type="float" office:value="0.01067519" calcext:value-type="float">
            <text:p>0,0106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140032" calcext:value-type="float">
            <text:p>0,014003</text:p>
          </table:table-cell>
          <table:table-cell table:style-name="ce1"/>
          <table:table-cell table:style-name="ce2" office:value-type="float" office:value="349.88" calcext:value-type="float">
            <text:p>349,88</text:p>
          </table:table-cell>
          <table:table-cell office:value-type="float" office:value="0.98549321385" calcext:value-type="float">
            <text:p>0,985493</text:p>
          </table:table-cell>
          <table:table-cell office:value-type="float" office:value="0.988997957" calcext:value-type="float">
            <text:p>0,988998</text:p>
          </table:table-cell>
          <table:table-cell office:value-type="float" office:value="-0.151284048" calcext:value-type="float">
            <text:p>-0,151284</text:p>
          </table:table-cell>
          <table:table-cell office:value-type="float" office:value="-0.147929171194" calcext:value-type="float">
            <text:p>-0,147929</text:p>
          </table:table-cell>
          <table:table-cell table:style-name="ce1" table:formula="of:=[.S89]-[.R89]" office:value-type="float" office:value="0.00350474315000004" calcext:value-type="float">
            <text:p>0,003505</text:p>
          </table:table-cell>
          <table:table-cell table:style-name="ce1" table:formula="of:=[.U89]-[.T89]" office:value-type="float" office:value="0.003354876806" calcext:value-type="float">
            <text:p>0,003355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-0.899140112443" calcext:value-type="float">
            <text:p>-0,899140</text:p>
          </table:table-cell>
          <table:table-cell office:value-type="float" office:value="-0.888115" calcext:value-type="float">
            <text:p>-0,888115</text:p>
          </table:table-cell>
          <table:table-cell table:number-columns-repeated="2"/>
          <table:table-cell table:style-name="ce1" table:formula="of:=[.S90]-[.R90]" office:value-type="float" office:value="0.011025112443" calcext:value-type="float">
            <text:p>0,011025</text:p>
          </table:table-cell>
          <table:table-cell table:style-name="ce1" table:formula="of:=[.U90]-[.T90]" office:value-type="float" office:value="0" calcext:value-type="float">
            <text:p>0,000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0140032" calcext:value-type="float">
            <text:p>0,014003</text:p>
          </table:table-cell>
          <table:table-cell table:style-name="ce1"/>
          <table:table-cell table:style-name="ce2" office:value-type="float" office:value="4.17" calcext:value-type="float">
            <text:p>4,17</text:p>
          </table:table-cell>
          <table:table-cell office:value-type="float" office:value="0.984824" calcext:value-type="float">
            <text:p>0,984824</text:p>
          </table:table-cell>
          <table:table-cell office:value-type="float" office:value="0.99266854" calcext:value-type="float">
            <text:p>0,992669</text:p>
          </table:table-cell>
          <table:table-cell office:value-type="float" office:value="-0.1547689" calcext:value-type="float">
            <text:p>-0,154769</text:p>
          </table:table-cell>
          <table:table-cell office:value-type="float" office:value="-0.1446146" calcext:value-type="float">
            <text:p>-0,144615</text:p>
          </table:table-cell>
          <table:table-cell table:style-name="ce1" table:formula="of:=[.S91]-[.R91]" office:value-type="float" office:value="0.00784454000000012" calcext:value-type="float">
            <text:p>0,007845</text:p>
          </table:table-cell>
          <table:table-cell table:style-name="ce1" table:formula="of:=[.U91]-[.T91]" office:value-type="float" office:value="0.0101543" calcext:value-type="float">
            <text:p>0,01015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-0.894572" calcext:value-type="float">
            <text:p>-0,894572</text:p>
          </table:table-cell>
          <table:table-cell office:value-type="float" office:value="-0.88657753" calcext:value-type="float">
            <text:p>-0,886578</text:p>
          </table:table-cell>
          <table:table-cell office:value-type="float" office:value="0.446922" calcext:value-type="float">
            <text:p>0,446922</text:p>
          </table:table-cell>
          <table:table-cell office:value-type="float" office:value="0.4608494" calcext:value-type="float">
            <text:p>0,460849</text:p>
          </table:table-cell>
          <table:table-cell table:style-name="ce1" table:formula="of:=[.S92]-[.R92]" office:value-type="float" office:value="0.00799446999999987" calcext:value-type="float">
            <text:p>0,007994</text:p>
          </table:table-cell>
          <table:table-cell table:style-name="ce1" table:formula="of:=[.U92]-[.T92]" office:value-type="float" office:value="0.0139274" calcext:value-type="float">
            <text:p>0,0139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0192649" calcext:value-type="float">
            <text:p>0,019265</text:p>
          </table:table-cell>
          <table:table-cell table:style-name="ce1"/>
          <table:table-cell table:style-name="ce2" office:value-type="float" office:value="1.85" calcext:value-type="float">
            <text:p>1,85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S93]-[.R93]" office:value-type="float" office:value="0.00624261353200006" calcext:value-type="float">
            <text:p>0,006243</text:p>
          </table:table-cell>
          <table:table-cell table:style-name="ce1" table:formula="of:=[.U93]-[.T93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26283" calcext:value-type="float">
            <text:p>0,026283</text:p>
          </table:table-cell>
          <table:table-cell table:style-name="ce1"/>
          <table:table-cell table:style-name="ce2"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S94]-[.R94]" office:value-type="float" office:value="0.0120212559999999" calcext:value-type="float">
            <text:p>0,012021</text:p>
          </table:table-cell>
          <table:table-cell table:style-name="ce1" table:formula="of:=[.U94]-[.T94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.0192649" calcext:value-type="float">
            <text:p>0,019265</text:p>
          </table:table-cell>
          <table:table-cell table:style-name="ce1"/>
          <table:table-cell table:style-name="ce2" office:value-type="float" office:value="2.35" calcext:value-type="float">
            <text:p>2,35</text:p>
          </table:table-cell>
          <table:table-cell office:value-type="float" office:value="0.9839005127" calcext:value-type="float">
            <text:p>0,983901</text:p>
          </table:table-cell>
          <table:table-cell office:value-type="float" office:value="0.99338535" calcext:value-type="float">
            <text:p>0,993385</text:p>
          </table:table-cell>
          <table:table-cell office:value-type="float" office:value="-0.159502905" calcext:value-type="float">
            <text:p>-0,159503</text:p>
          </table:table-cell>
          <table:table-cell office:value-type="float" office:value="-0.1399108227" calcext:value-type="float">
            <text:p>-0,139911</text:p>
          </table:table-cell>
          <table:table-cell table:style-name="ce1" table:formula="of:=[.S95]-[.R95]" office:value-type="float" office:value="0.00948483730000005" calcext:value-type="float">
            <text:p>0,009485</text:p>
          </table:table-cell>
          <table:table-cell table:style-name="ce1" table:formula="of:=[.U95]-[.T95]" office:value-type="float" office:value="0.0195920823" calcext:value-type="float">
            <text:p>0,01959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26283" calcext:value-type="float">
            <text:p>0,026283</text:p>
          </table:table-cell>
          <table:table-cell table:style-name="ce1"/>
          <table:table-cell table:style-name="ce2"/>
          <table:table-cell office:value-type="float" office:value="-0.895858821" calcext:value-type="float">
            <text:p>-0,895859</text:p>
          </table:table-cell>
          <table:table-cell office:value-type="float" office:value="-0.88385977" calcext:value-type="float">
            <text:p>-0,883860</text:p>
          </table:table-cell>
          <table:table-cell office:value-type="float" office:value="0.444338803888" calcext:value-type="float">
            <text:p>0,444339</text:p>
          </table:table-cell>
          <table:table-cell office:value-type="float" office:value="0.4643126153" calcext:value-type="float">
            <text:p>0,464313</text:p>
          </table:table-cell>
          <table:table-cell table:style-name="ce1" table:formula="of:=[.S96]-[.R96]" office:value-type="float" office:value="0.011999051" calcext:value-type="float">
            <text:p>0,011999</text:p>
          </table:table-cell>
          <table:table-cell table:style-name="ce1" table:formula="of:=[.U96]-[.T96]" office:value-type="float" office:value="0.019973811412" calcext:value-type="float">
            <text:p>0,0199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192649" calcext:value-type="float">
            <text:p>0,019265</text:p>
          </table:table-cell>
          <table:table-cell table:style-name="ce1"/>
          <table:table-cell table:style-name="ce2" office:value-type="float" office:value="1.17" calcext:value-type="float">
            <text:p>1,17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S97]-[.R97]" office:value-type="float" office:value="0.00624261353200006" calcext:value-type="float">
            <text:p>0,006243</text:p>
          </table:table-cell>
          <table:table-cell table:style-name="ce1" table:formula="of:=[.U97]-[.T97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26283" calcext:value-type="float">
            <text:p>0,026283</text:p>
          </table:table-cell>
          <table:table-cell table:style-name="ce1"/>
          <table:table-cell table:style-name="ce2"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S98]-[.R98]" office:value-type="float" office:value="0.0120212559999999" calcext:value-type="float">
            <text:p>0,012021</text:p>
          </table:table-cell>
          <table:table-cell table:style-name="ce1" table:formula="of:=[.U98]-[.T98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/>
          <table:table-cell table:style-name="ce1" office:value-type="float" office:value="0.320157" calcext:value-type="float">
            <text:p>0,320157</text:p>
          </table:table-cell>
          <table:table-cell table:style-name="ce1"/>
          <table:table-cell table:style-name="ce2" office:value-type="float" office:value="4.86" calcext:value-type="float">
            <text:p>4,86</text:p>
          </table:table-cell>
          <table:table-cell office:value-type="float" office:value="0.593974598" calcext:value-type="float">
            <text:p>0,593975</text:p>
          </table:table-cell>
          <table:table-cell office:value-type="float" office:value="0.65802685" calcext:value-type="float">
            <text:p>0,658027</text:p>
          </table:table-cell>
          <table:table-cell office:value-type="float" office:value="0.8964046269" calcext:value-type="float">
            <text:p>0,896405</text:p>
          </table:table-cell>
          <table:table-cell office:value-type="float" office:value="0.957370935" calcext:value-type="float">
            <text:p>0,957371</text:p>
          </table:table-cell>
          <table:table-cell table:style-name="ce1" office:value-type="float" office:value="0.01501315" calcext:value-type="float">
            <text:p>0,015013</text:p>
          </table:table-cell>
          <table:table-cell table:style-name="ce1" office:value-type="float" office:value="0.02247456" calcext:value-type="float">
            <text:p>0,022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0</text:p>
          </table:table-cell>
          <table:table-cell/>
          <table:table-cell table:style-name="ce1" office:value-type="float" office:value="0.31914" calcext:value-type="float">
            <text:p>0,319140</text:p>
          </table:table-cell>
          <table:table-cell table:style-name="ce1"/>
          <table:table-cell table:style-name="ce2" office:value-type="float" office:value="3.46" calcext:value-type="float">
            <text:p>3,46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" calcext:value-type="float">
            <text:p>0,658024</text:p>
          </table:table-cell>
          <table:table-cell office:value-type="float" office:value="0.90145947" calcext:value-type="float">
            <text:p>0,901459</text:p>
          </table:table-cell>
          <table:table-cell office:value-type="float" office:value="0.953672488" calcext:value-type="float">
            <text:p>0,953672</text:p>
          </table:table-cell>
          <table:table-cell table:style-name="ce1" office:value-type="float" office:value="0.01757097" calcext:value-type="float">
            <text:p>0,017571</text:p>
          </table:table-cell>
          <table:table-cell table:style-name="ce1" office:value-type="float" office:value="0.019917817" calcext:value-type="float">
            <text:p>0,019918</text:p>
          </table:table-cell>
          <table:table-cell table:formula="of:=[.S102]-[.R102]" office:value-type="float" office:value="0.064049217" calcext:value-type="float">
            <text:p>0,064049</text:p>
          </table:table-cell>
          <table:table-cell table:formula="of:=[.U102]-[.T102]" office:value-type="float" office:value="0.052213018" calcext:value-type="float">
            <text:p>0,052213</text:p>
          </table:table-cell>
          <table:table-cell table:formula="of:=[.W102]-[.V102]" office:value-type="float" office:value="0.002346847" calcext:value-type="float">
            <text:p>0,0023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03435" calcext:value-type="float">
            <text:p>0,303435</text:p>
          </table:table-cell>
          <table:table-cell table:style-name="ce1"/>
          <table:table-cell table:style-name="ce2" office:value-type="float" office:value="14.81" calcext:value-type="float">
            <text:p>14,81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475" calcext:value-type="float">
            <text:p>0,658024</text:p>
          </table:table-cell>
          <table:table-cell office:value-type="float" office:value="0.90545421" calcext:value-type="float">
            <text:p>0,905454</text:p>
          </table:table-cell>
          <table:table-cell office:value-type="float" office:value="0.9496435931" calcext:value-type="float">
            <text:p>0,949644</text:p>
          </table:table-cell>
          <table:table-cell table:style-name="ce1" office:value-type="float" office:value="0.018234616721" calcext:value-type="float">
            <text:p>0,018235</text:p>
          </table:table-cell>
          <table:table-cell table:style-name="ce1" office:value-type="float" office:value="0.01976232" calcext:value-type="float">
            <text:p>0,0197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7364" calcext:value-type="float">
            <text:p>0,273640</text:p>
          </table:table-cell>
          <table:table-cell table:style-name="ce2"/>
          <table:table-cell table:style-name="ce2" office:value-type="float" office:value="13.11" calcext:value-type="float">
            <text:p>13,11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7364" calcext:value-type="float">
            <text:p>0,273640</text:p>
          </table:table-cell>
          <table:table-cell table:style-name="ce2"/>
          <table:table-cell table:style-name="ce2" office:value-type="float" office:value="18.47" calcext:value-type="float">
            <text:p>18,47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2559" calcext:value-type="float">
            <text:p>0,262559</text:p>
          </table:table-cell>
          <table:table-cell table:style-name="ce2"/>
          <table:table-cell table:style-name="ce2" office:value-type="float" office:value="7.726" calcext:value-type="float">
            <text:p>7,73</text:p>
          </table:table-cell>
          <table:table-cell office:value-type="float" office:value="0.593846" calcext:value-type="float">
            <text:p>0,593846</text:p>
          </table:table-cell>
          <table:table-cell office:value-type="float" office:value="0.658101" calcext:value-type="float">
            <text:p>0,658101</text:p>
          </table:table-cell>
          <table:table-cell office:value-type="float" office:value="0.913536" calcext:value-type="float">
            <text:p>0,913536</text:p>
          </table:table-cell>
          <table:table-cell office:value-type="float" office:value="0.94153" calcext:value-type="float">
            <text:p>0,941530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S106]-[.R106]" office:value-type="float" office:value="0.064255" calcext:value-type="float">
            <text:p>0,064255</text:p>
          </table:table-cell>
          <table:table-cell table:formula="of:=[.U106]-[.T106]" office:value-type="float" office:value="0.0279940000000002" calcext:value-type="float">
            <text:p>0,027994</text:p>
          </table:table-cell>
          <table:table-cell table:style-name="ce5" office:value-type="float" office:value="0.00000000000038" calcext:value-type="float">
            <text:p>3,80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4691" calcext:value-type="float">
            <text:p>0,264691</text:p>
          </table:table-cell>
          <table:table-cell table:style-name="ce2"/>
          <table:table-cell table:style-name="ce2" office:value-type="float" office:value="2.66" calcext:value-type="float">
            <text:p>2,66</text:p>
          </table:table-cell>
          <table:table-cell office:value-type="float" office:value="0.593693" calcext:value-type="float">
            <text:p>0,593693</text:p>
          </table:table-cell>
          <table:table-cell office:value-type="float" office:value="0.658273" calcext:value-type="float">
            <text:p>0,658273</text:p>
          </table:table-cell>
          <table:table-cell office:value-type="float" office:value="0.913436" calcext:value-type="float">
            <text:p>0,913436</text:p>
          </table:table-cell>
          <table:table-cell office:value-type="float" office:value="0.941596" calcext:value-type="float">
            <text:p>0,941596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S107]-[.R107]" office:value-type="float" office:value="0.06458" calcext:value-type="float">
            <text:p>0,064580</text:p>
          </table:table-cell>
          <table:table-cell table:formula="of:=[.U107]-[.T107]" office:value-type="float" office:value="0.0281600000000001" calcext:value-type="float">
            <text:p>0,028160</text:p>
          </table:table-cell>
          <table:table-cell table:style-name="ce5" office:value-type="float" office:value="0.00000000000038" calcext:value-type="float">
            <text:p>3,80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1251" calcext:value-type="float">
            <text:p>0,261251</text:p>
          </table:table-cell>
          <table:table-cell table:style-name="ce2"/>
          <table:table-cell table:style-name="ce2" office:value-type="float" office:value="8.83" calcext:value-type="float">
            <text:p>8,83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S108]-[.R108]" office:value-type="float" office:value="0.0640108826000001" calcext:value-type="float">
            <text:p>0,064011</text:p>
          </table:table-cell>
          <table:table-cell table:formula="of:=[.U108]-[.T108]" office:value-type="float" office:value="0.02793277556" calcext:value-type="float">
            <text:p>0,027933</text:p>
          </table:table-cell>
          <table:table-cell table:formula="of:=[.W108]-[.V108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7113" calcext:value-type="float">
            <text:p>0,267113</text:p>
          </table:table-cell>
          <table:table-cell table:style-name="ce2"/>
          <table:table-cell table:style-name="ce2" office:value-type="float" office:value="1.489" calcext:value-type="float">
            <text:p>1,49</text:p>
          </table:table-cell>
          <table:table-cell office:value-type="float" office:value="0.593661" calcext:value-type="float">
            <text:p>0,593661</text:p>
          </table:table-cell>
          <table:table-cell office:value-type="float" office:value="0.658599" calcext:value-type="float">
            <text:p>0,658599</text:p>
          </table:table-cell>
          <table:table-cell office:value-type="float" office:value="0.913222" calcext:value-type="float">
            <text:p>0,913222</text:p>
          </table:table-cell>
          <table:table-cell office:value-type="float" office:value="0.941736" calcext:value-type="float">
            <text:p>0,941736</text:p>
          </table:table-cell>
          <table:table-cell table:style-name="ce1" office:value-type="float" office:value="0.0187044" calcext:value-type="float">
            <text:p>0,018704</text:p>
          </table:table-cell>
          <table:table-cell table:style-name="ce1" office:value-type="float" office:value="0.0187848" calcext:value-type="float">
            <text:p>0,018785</text:p>
          </table:table-cell>
          <table:table-cell table:formula="of:=[.S109]-[.R109]" office:value-type="float" office:value="0.0649379999999999" calcext:value-type="float">
            <text:p>0,064938</text:p>
          </table:table-cell>
          <table:table-cell table:formula="of:=[.U109]-[.T109]" office:value-type="float" office:value="0.0285139999999999" calcext:value-type="float">
            <text:p>0,028514</text:p>
          </table:table-cell>
          <table:table-cell table:formula="of:=[.W109]-[.V109]" office:value-type="float" office:value="0.0000804000000000013" calcext:value-type="float">
            <text:p>0,0000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table:style-name="ce1" office:value-type="float" office:value="0.310847" calcext:value-type="float">
            <text:p>0,310847</text:p>
          </table:table-cell>
          <table:table-cell table:style-name="ce2"/>
          <table:table-cell table:style-name="ce2" office:value-type="float" office:value="18.52" calcext:value-type="float">
            <text:p>18,52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" calcext:value-type="float">
            <text:p>0,658027</text:p>
          </table:table-cell>
          <table:table-cell office:value-type="float" office:value="0.90355672218999" calcext:value-type="float">
            <text:p>0,903557</text:p>
          </table:table-cell>
          <table:table-cell office:value-type="float" office:value="0.95367838273" calcext:value-type="float">
            <text:p>0,953678</text:p>
          </table:table-cell>
          <table:table-cell table:style-name="ce1" office:value-type="float" office:value="0.017543279" calcext:value-type="float">
            <text:p>0,017543</text:p>
          </table:table-cell>
          <table:table-cell table:style-name="ce1" office:value-type="float" office:value="0.019945815099" calcext:value-type="float">
            <text:p>0,019946</text:p>
          </table:table-cell>
          <table:table-cell table:formula="of:=[.S110]-[.R110]" office:value-type="float" office:value="0.0640543609000001" calcext:value-type="float">
            <text:p>0,064054</text:p>
          </table:table-cell>
          <table:table-cell table:formula="of:=[.U110]-[.T110]" office:value-type="float" office:value="0.05012166054001" calcext:value-type="float">
            <text:p>0,050122</text:p>
          </table:table-cell>
          <table:table-cell table:formula="of:=[.W110]-[.V110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1251" calcext:value-type="float">
            <text:p>0,261251</text:p>
          </table:table-cell>
          <table:table-cell table:style-name="ce2"/>
          <table:table-cell table:style-name="ce2" office:value-type="float" office:value="28.32" calcext:value-type="float">
            <text:p>28,32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S111]-[.R111]" office:value-type="float" office:value="0.0640108826000001" calcext:value-type="float">
            <text:p>0,064011</text:p>
          </table:table-cell>
          <table:table-cell table:formula="of:=[.U111]-[.T111]" office:value-type="float" office:value="0.02793277556" calcext:value-type="float">
            <text:p>0,027933</text:p>
          </table:table-cell>
          <table:table-cell table:formula="of:=[.W111]-[.V111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1251" calcext:value-type="float">
            <text:p>0,261251</text:p>
          </table:table-cell>
          <table:table-cell table:style-name="ce2"/>
          <table:table-cell table:style-name="ce2" office:value-type="float" office:value="12.75" calcext:value-type="float">
            <text:p>12,75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01873" calcext:value-type="float">
            <text:p>0,301873</text:p>
          </table:table-cell>
          <table:table-cell table:style-name="ce2"/>
          <table:table-cell table:style-name="ce2" office:value-type="float" office:value="22.34" calcext:value-type="float">
            <text:p>22,34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75672" calcext:value-type="float">
            <text:p>0,658027</text:p>
          </table:table-cell>
          <table:table-cell office:value-type="float" office:value="0.90407808443" calcext:value-type="float">
            <text:p>0,904078</text:p>
          </table:table-cell>
          <table:table-cell office:value-type="float" office:value="0.950302" calcext:value-type="float">
            <text:p>0,950302</text:p>
          </table:table-cell>
          <table:table-cell table:style-name="ce1" office:value-type="float" office:value="0.017543279" calcext:value-type="float">
            <text:p>0,017543</text:p>
          </table:table-cell>
          <table:table-cell table:style-name="ce1" office:value-type="float" office:value="0.019945815099" calcext:value-type="float">
            <text:p>0,019946</text:p>
          </table:table-cell>
          <table:table-cell table:formula="of:=[.S113]-[.R113]" office:value-type="float" office:value="0.0640543609756721" calcext:value-type="float">
            <text:p>0,064054</text:p>
          </table:table-cell>
          <table:table-cell table:formula="of:=[.U113]-[.T113]" office:value-type="float" office:value="0.0462239155700001" calcext:value-type="float">
            <text:p>0,046224</text:p>
          </table:table-cell>
          <table:table-cell table:formula="of:=[.W113]-[.V113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0464" calcext:value-type="float">
            <text:p>0,260464</text:p>
          </table:table-cell>
          <table:table-cell table:style-name="ce2"/>
          <table:table-cell table:style-name="ce2" office:value-type="float" office:value="204.91" calcext:value-type="float">
            <text:p>204,91</text:p>
          </table:table-cell>
          <table:table-cell office:value-type="float" office:value="0.59399793" calcext:value-type="float">
            <text:p>0,593998</text:p>
          </table:table-cell>
          <table:table-cell office:value-type="float" office:value="0.6579313799" calcext:value-type="float">
            <text:p>0,657931</text:p>
          </table:table-cell>
          <table:table-cell office:value-type="float" office:value="0.9136340367" calcext:value-type="float">
            <text:p>0,913634</text:p>
          </table:table-cell>
          <table:table-cell office:value-type="float" office:value="0.9414656" calcext:value-type="float">
            <text:p>0,941466</text:p>
          </table:table-cell>
          <table:table-cell table:style-name="ce1" office:value-type="float" office:value="0.01874423" calcext:value-type="float">
            <text:p>0,018744</text:p>
          </table:table-cell>
          <table:table-cell table:style-name="ce1" office:value-type="float" office:value="0.0187447091" calcext:value-type="float">
            <text:p>0,018745</text:p>
          </table:table-cell>
          <table:table-cell table:formula="of:=[.S114]-[.R114]" office:value-type="float" office:value="0.0639334498999999" calcext:value-type="float">
            <text:p>0,063933</text:p>
          </table:table-cell>
          <table:table-cell table:formula="of:=[.U114]-[.T114]" office:value-type="float" office:value="0.0278315632999999" calcext:value-type="float">
            <text:p>0,027832</text:p>
          </table:table-cell>
          <table:table-cell table:formula="of:=[.W114]-[.V114]" office:value-type="float" office:value="0.000000479099999999011" calcext:value-type="float">
            <text:p>0,000000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  <table:table-cell table:style-name="ce1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table:style-name="ce1" office:value-type="float" office:value="0.452361" calcext:value-type="float">
            <text:p>0,452361</text:p>
          </table:table-cell>
          <table:table-cell table:style-name="ce1"/>
          <table:table-cell table:style-name="ce2" office:value-type="float" office:value="0.39" calcext:value-type="float">
            <text:p>0,39</text:p>
          </table:table-cell>
          <table:table-cell office:value-type="float" office:value="0.0417358" calcext:value-type="float">
            <text:p>0,041736</text:p>
          </table:table-cell>
          <table:table-cell office:value-type="float" office:value="0.5218505" calcext:value-type="float">
            <text:p>0,5218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16191" calcext:value-type="float">
            <text:p>0,316191</text:p>
          </table:table-cell>
          <table:table-cell table:style-name="ce1"/>
          <table:table-cell table:style-name="ce2" office:value-type="float" office:value="4.94" calcext:value-type="float">
            <text:p>4,94</text:p>
          </table:table-cell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33944" calcext:value-type="float">
            <text:p>0,333944</text:p>
          </table:table-cell>
          <table:table-cell table:style-name="ce2"/>
          <table:table-cell table:style-name="ce2" office:value-type="float" office:value="3.43" calcext:value-type="float">
            <text:p>3,43</text:p>
          </table:table-cell>
          <table:table-cell office:value-type="float" office:value="0.1711341" calcext:value-type="float">
            <text:p>0,171134</text:p>
          </table:table-cell>
          <table:table-cell office:value-type="float" office:value="0.3812128" calcext:value-type="float">
            <text:p>0,38121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16135" calcext:value-type="float">
            <text:p>0,316135</text:p>
          </table:table-cell>
          <table:table-cell table:style-name="ce2"/>
          <table:table-cell table:style-name="ce2" office:value-type="float" office:value="11.92" calcext:value-type="float">
            <text:p>11,92</text:p>
          </table:table-cell>
          <table:table-cell office:value-type="float" office:value="0.183929405" calcext:value-type="float">
            <text:p>0,183929</text:p>
          </table:table-cell>
          <table:table-cell office:value-type="float" office:value="0.36789" calcext:value-type="float">
            <text:p>0,36789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316167" calcext:value-type="float">
            <text:p>0,316167</text:p>
          </table:table-cell>
          <table:table-cell table:style-name="ce2"/>
          <table:table-cell table:style-name="ce2" office:value-type="float" office:value="3.85" calcext:value-type="float">
            <text:p>3,85</text:p>
          </table:table-cell>
          <table:table-cell office:value-type="float" office:value="0.1839280693" calcext:value-type="float">
            <text:p>0,183928</text:p>
          </table:table-cell>
          <table:table-cell office:value-type="float" office:value="0.367899605" calcext:value-type="float">
            <text:p>0,36790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316094" calcext:value-type="float">
            <text:p>0,316094</text:p>
          </table:table-cell>
          <table:table-cell table:style-name="ce2"/>
          <table:table-cell table:style-name="ce2" office:value-type="float" office:value="1.22" calcext:value-type="float">
            <text:p>1,22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S124]-[.R124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316128" calcext:value-type="float">
            <text:p>0,316128</text:p>
          </table:table-cell>
          <table:table-cell table:style-name="ce2"/>
          <table:table-cell table:style-name="ce2" office:value-type="float" office:value="1.87" calcext:value-type="float">
            <text:p>1,87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S125]-[.R125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316094" calcext:value-type="float">
            <text:p>0,316094</text:p>
          </table:table-cell>
          <table:table-cell table:style-name="ce2"/>
          <table:table-cell table:style-name="ce2" office:value-type="float" office:value="2.05" calcext:value-type="float">
            <text:p>2,05</text:p>
          </table:table-cell>
          <table:table-cell office:value-type="float" office:value="0.18393" calcext:value-type="float">
            <text:p>0,183930</text:p>
          </table:table-cell>
          <table:table-cell office:value-type="float" office:value="0.367898" calcext:value-type="float">
            <text:p>0,36789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table:style-name="ce1" office:value-type="float" office:value="0.451972" calcext:value-type="float">
            <text:p>0,451972</text:p>
          </table:table-cell>
          <table:table-cell table:style-name="ce2"/>
          <table:table-cell table:style-name="ce2" office:value-type="float" office:value="1.47" calcext:value-type="float">
            <text:p>1,47</text:p>
          </table:table-cell>
          <table:table-cell office:value-type="float" office:value="0.0428279" calcext:value-type="float">
            <text:p>0,042828</text:p>
          </table:table-cell>
          <table:table-cell office:value-type="float" office:value="0.520772946" calcext:value-type="float">
            <text:p>0,52077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1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9427" calcext:value-type="float">
            <text:p>0,002694</text:p>
          </table:table-cell>
          <table:table-cell table:style-name="ce1"/>
          <table:table-cell table:style-name="ce2" office:value-type="float" office:value="1.1" calcext:value-type="float">
            <text:p>1,10</text:p>
          </table:table-cell>
          <table:table-cell office:value-type="float" office:value="-0.00067888" calcext:value-type="float">
            <text:p>-0,000679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-1.000682" calcext:value-type="float">
            <text:p>-1,000682</text:p>
          </table:table-cell>
          <table:table-cell office:value-type="float" office:value="-0.99931799517" calcext:value-type="float">
            <text:p>-0,9993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434318" calcext:value-type="float">
            <text:p>0,004343</text:p>
          </table:table-cell>
          <table:table-cell table:style-name="ce1"/>
          <table:table-cell table:style-name="ce2" office:value-type="float" office:value="85.28" calcext:value-type="float">
            <text:p>85,28</text:p>
          </table:table-cell>
          <table:table-cell office:value-type="float" office:value="-0.0003679" calcext:value-type="float">
            <text:p>-0,000368</text:p>
          </table:table-cell>
          <table:table-cell office:value-type="float" office:value="0.00036374" calcext:value-type="float">
            <text:p>0,000364</text:p>
          </table:table-cell>
          <table:table-cell office:value-type="float" office:value="-1.000439" calcext:value-type="float">
            <text:p>-1,000439</text:p>
          </table:table-cell>
          <table:table-cell office:value-type="float" office:value="-0.9995608" calcext:value-type="float">
            <text:p>-0,9995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7979" calcext:value-type="float">
            <text:p>0,002680</text:p>
          </table:table-cell>
          <table:table-cell table:style-name="ce1"/>
          <table:table-cell table:style-name="ce2" office:value-type="float" office:value="5.37" calcext:value-type="float">
            <text:p>5,37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438632" calcext:value-type="float">
            <text:p>0,004386</text:p>
          </table:table-cell>
          <table:table-cell table:style-name="ce1"/>
          <table:table-cell table:style-name="ce2" office:value-type="float" office:value="69.96" calcext:value-type="float">
            <text:p>69,96</text:p>
          </table:table-cell>
          <table:table-cell office:value-type="float" office:value="-0.0003629" calcext:value-type="float">
            <text:p>-0,000363</text:p>
          </table:table-cell>
          <table:table-cell office:value-type="float" office:value="0.000385644" calcext:value-type="float">
            <text:p>0,000386</text:p>
          </table:table-cell>
          <table:table-cell office:value-type="float" office:value="-1.000442387" calcext:value-type="float">
            <text:p>-1,000442</text:p>
          </table:table-cell>
          <table:table-cell office:value-type="float" office:value="-0.9995277277" calcext:value-type="float">
            <text:p>-0,999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7979" calcext:value-type="float">
            <text:p>0,002680</text:p>
          </table:table-cell>
          <table:table-cell table:style-name="ce1"/>
          <table:table-cell table:style-name="ce2" office:value-type="float" office:value="6.21" calcext:value-type="float">
            <text:p>6,21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7979" calcext:value-type="float">
            <text:p>0,002680</text:p>
          </table:table-cell>
          <table:table-cell table:style-name="ce1"/>
          <table:table-cell table:style-name="ce2" office:value-type="float" office:value="16.63" calcext:value-type="float">
            <text:p>16,63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7979" calcext:value-type="float">
            <text:p>0,002680</text:p>
          </table:table-cell>
          <table:table-cell table:style-name="ce1"/>
          <table:table-cell table:style-name="ce2" office:value-type="float" office:value="2.75" calcext:value-type="float">
            <text:p>2,75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432163" calcext:value-type="float">
            <text:p>0,004322</text:p>
          </table:table-cell>
          <table:table-cell table:style-name="ce1"/>
          <table:table-cell table:style-name="ce2" office:value-type="float" office:value="91.5639" calcext:value-type="float">
            <text:p>91,56</text:p>
          </table:table-cell>
          <table:table-cell office:value-type="float" office:value="-0.0003596" calcext:value-type="float">
            <text:p>-0,000360</text:p>
          </table:table-cell>
          <table:table-cell office:value-type="float" office:value="0.0003611" calcext:value-type="float">
            <text:p>0,000361</text:p>
          </table:table-cell>
          <table:table-cell office:value-type="float" office:value="-1.000432555" calcext:value-type="float">
            <text:p>-1,000433</text:p>
          </table:table-cell>
          <table:table-cell office:value-type="float" office:value="-0.99956916" calcext:value-type="float">
            <text:p>-0,999569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0.846626" calcext:value-type="float">
            <text:p>0,846626</text:p>
          </table:table-cell>
          <table:table-cell table:style-name="ce1"/>
          <table:table-cell table:style-name="ce2" office:value-type="float" office:value="3.77" calcext:value-type="float">
            <text:p>3,77</text:p>
          </table:table-cell>
          <table:table-cell office:value-type="float" office:value="0.051154541" calcext:value-type="float">
            <text:p>0,051155</text:p>
          </table:table-cell>
          <table:table-cell office:value-type="float" office:value="0.14145875" calcext:value-type="float">
            <text:p>0,141459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1.11898" calcext:value-type="float">
            <text:p>1,118980</text:p>
          </table:table-cell>
          <table:table-cell table:style-name="ce1"/>
          <table:table-cell table:style-name="ce2" office:value-type="float" office:value="6.95" calcext:value-type="float">
            <text:p>6,95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table:style-name="ce1" office:value-type="float" office:value="0.891442" calcext:value-type="float">
            <text:p>0,891442</text:p>
          </table:table-cell>
          <table:table-cell table:style-name="ce1"/>
          <table:table-cell table:style-name="ce2" office:value-type="float" office:value="17.18" calcext:value-type="float">
            <text:p>17,18</text:p>
          </table:table-cell>
          <table:table-cell office:value-type="float" office:value="0.0265214791" calcext:value-type="float">
            <text:p>0,026521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334" calcext:value-type="float">
            <text:p>0,693334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formula="of:=[.S146]-[.R146]" office:value-type="float" office:value="0.0666777" calcext:value-type="float">
            <text:p>0,06667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817146" calcext:value-type="float">
            <text:p>0,817146</text:p>
          </table:table-cell>
          <table:table-cell table:style-name="ce2"/>
          <table:table-cell table:style-name="ce2" office:value-type="float" office:value="4.02" calcext:value-type="float">
            <text:p>4,02</text:p>
          </table:table-cell>
          <table:table-cell office:value-type="float" office:value="0.0551354" calcext:value-type="float">
            <text:p>0,055135</text:p>
          </table:table-cell>
          <table:table-cell office:value-type="float" office:value="0.1496628" calcext:value-type="float">
            <text:p>0,14966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425" calcext:value-type="float">
            <text:p>0,693425</text:p>
          </table:table-cell>
          <table:table-cell table:style-name="ce2"/>
          <table:table-cell table:style-name="ce2" office:value-type="float" office:value="10.08" calcext:value-type="float">
            <text:p>10,08</text:p>
          </table:table-cell>
          <table:table-cell office:value-type="float" office:value="0.06666265" calcext:value-type="float">
            <text:p>0,066663</text:p>
          </table:table-cell>
          <table:table-cell office:value-type="float" office:value="0.13334073067" calcext:value-type="float">
            <text:p>0,13334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43" calcext:value-type="float">
            <text:p>0,693430</text:p>
          </table:table-cell>
          <table:table-cell table:style-name="ce2"/>
          <table:table-cell table:style-name="ce2" office:value-type="float" office:value="2.8" calcext:value-type="float">
            <text:p>2,80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/>
          <table:table-cell table:formula="of:=[.S149]-[.R149]" office:value-type="float" office:value="0.06668433" calcext:value-type="float">
            <text:p>0,0666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43" calcext:value-type="float">
            <text:p>0,693430</text:p>
          </table:table-cell>
          <table:table-cell table:style-name="ce2"/>
          <table:table-cell table:style-name="ce2" office:value-type="float" office:value="6.82" calcext:value-type="float">
            <text:p>6,82</text:p>
          </table:table-cell>
          <table:table-cell office:value-type="float" office:value="0.066663952" calcext:value-type="float">
            <text:p>0,066664</text:p>
          </table:table-cell>
          <table:table-cell office:value-type="float" office:value="0.13336606" calcext:value-type="float">
            <text:p>0,133366</text:p>
          </table:table-cell>
          <table:table-cell table:number-columns-repeated="2"/>
          <table:table-cell table:style-name="ce1" table:number-columns-repeated="2"/>
          <table:table-cell/>
          <table:table-cell table:formula="of:=[.S150]-[.R150]" office:value-type="float" office:value="0.066702108" calcext:value-type="float">
            <text:p>0,0667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table:style-name="ce1" office:value-type="float" office:value="0.893365" calcext:value-type="float">
            <text:p>0,893365</text:p>
          </table:table-cell>
          <table:table-cell table:style-name="ce2"/>
          <table:table-cell table:style-name="ce2" office:value-type="float" office:value="35.07" calcext:value-type="float">
            <text:p>35,07</text:p>
          </table:table-cell>
          <table:table-cell office:value-type="float" office:value="0.026513434267" calcext:value-type="float">
            <text:p>0,026513</text:p>
          </table:table-cell>
          <table:table-cell office:value-type="float" office:value="0.1767374" calcext:value-type="float">
            <text:p>0,176737</text:p>
          </table:table-cell>
          <table:table-cell table:number-columns-repeated="2"/>
          <table:table-cell table:style-name="ce1" table:number-columns-repeated="2"/>
          <table:table-cell/>
          <table:table-cell table:formula="of:=[.S151]-[.R151]" office:value-type="float" office:value="0.150223965733" calcext:value-type="float">
            <text:p>0,1502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43" calcext:value-type="float">
            <text:p>0,693430</text:p>
          </table:table-cell>
          <table:table-cell table:style-name="ce2"/>
          <table:table-cell table:style-name="ce2" office:value-type="float" office:value="3.19" calcext:value-type="float">
            <text:p>3,19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5121" calcext:value-type="float">
            <text:p>0,695121</text:p>
          </table:table-cell>
          <table:table-cell table:style-name="ce2"/>
          <table:table-cell table:style-name="ce2" office:value-type="float" office:value="8.64" calcext:value-type="float">
            <text:p>8,64</text:p>
          </table:table-cell>
          <table:table-cell office:value-type="float" office:value="0.0666614682" calcext:value-type="float">
            <text:p>0,066661</text:p>
          </table:table-cell>
          <table:table-cell office:value-type="float" office:value="0.1333971479" calcext:value-type="float">
            <text:p>0,13339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0.696061" calcext:value-type="float">
            <text:p>0,696061</text:p>
          </table:table-cell>
          <table:table-cell table:style-name="ce1"/>
          <table:table-cell table:style-name="ce2" office:value-type="float" office:value="2.23" calcext:value-type="float">
            <text:p>2,23</text:p>
          </table:table-cell>
          <table:table-cell office:value-type="float" office:value="0.0666399" calcext:value-type="float">
            <text:p>0,066640</text:p>
          </table:table-cell>
          <table:table-cell office:value-type="float" office:value="0.133337" calcext:value-type="float">
            <text:p>0,133337</text:p>
          </table:table-cell>
          <table:table-cell table:formula="of:=[.S154]-[.R154]" office:value-type="float" office:value="0.0666971" calcext:value-type="float">
            <text:p>0,066697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4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5</text:p>
          </table:table-cell>
          <table:table-cell/>
          <table:table-cell table:style-name="ce1" office:value-type="float" office:value="0.834257" calcext:value-type="float">
            <text:p>0,834257</text:p>
          </table:table-cell>
          <table:table-cell table:style-name="ce1"/>
          <table:table-cell table:style-name="ce2" office:value-type="float" office:value="1227.9" calcext:value-type="float">
            <text:p>1227,90</text:p>
          </table:table-cell>
          <table:table-cell office:value-type="float" office:value="5.16705154775" calcext:value-type="float">
            <text:p>5,167052</text:p>
          </table:table-cell>
          <table:table-cell office:value-type="float" office:value="5.8507205" calcext:value-type="float">
            <text:p>5,850721</text:p>
          </table:table-cell>
          <table:table-cell office:value-type="float" office:value="-5.6648628" calcext:value-type="float">
            <text:p>-5,664863</text:p>
          </table:table-cell>
          <table:table-cell office:value-type="float" office:value="-4.99655" calcext:value-type="float">
            <text:p>-4,99655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3h.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gatediam</text:p>
          </table:table-cell>
          <table:table-cell office:value-type="string" calcext:value-type="string">
            <text:p>Level 8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0.741864" calcext:value-type="float">
            <text:p>0,741864</text:p>
          </table:table-cell>
          <table:table-cell table:style-name="ce1"/>
          <table:table-cell table:style-name="ce2" office:value-type="float" office:value="1168.92" calcext:value-type="float">
            <text:p>1168,92</text:p>
          </table:table-cell>
          <table:table-cell office:value-type="float" office:value="5.220007764" calcext:value-type="float">
            <text:p>5,220008</text:p>
          </table:table-cell>
          <table:table-cell office:value-type="float" office:value="5.809" calcext:value-type="float">
            <text:p>5,809000</text:p>
          </table:table-cell>
          <table:table-cell office:value-type="float" office:value="-5.626979" calcext:value-type="float">
            <text:p>-5,626979</text:p>
          </table:table-cell>
          <table:table-cell office:value-type="float" office:value="-5.035577562" calcext:value-type="float">
            <text:p>-5,035578</text:p>
          </table:table-cell>
          <table:table-cell table:style-name="ce1" table:number-columns-repeated="2"/>
          <table:table-cell/>
          <table:table-cell table:formula="of:=[.S161]-[.R161]" office:value-type="float" office:value="0.588992236" calcext:value-type="float">
            <text:p>0,588992</text:p>
          </table:table-cell>
          <table:table-cell table:formula="of:=[.U161]-[.T161]" office:value-type="float" office:value="0.591401438" calcext:value-type="float">
            <text:p>0,5914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497.31" calcext:value-type="float">
            <text:p>1497,31</text:p>
          </table:table-cell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0.709116" calcext:value-type="float">
            <text:p>0,709116</text:p>
          </table:table-cell>
          <table:table-cell table:style-name="ce1"/>
          <table:table-cell table:style-name="ce2" office:value-type="float" office:value="3438.32" calcext:value-type="float">
            <text:p>3438,32</text:p>
          </table:table-cell>
          <table:table-cell office:value-type="float" office:value="5.2281386672" calcext:value-type="float">
            <text:p>5,228139</text:p>
          </table:table-cell>
          <table:table-cell office:value-type="float" office:value="5.791604" calcext:value-type="float">
            <text:p>5,791604</text:p>
          </table:table-cell>
          <table:table-cell office:value-type="float" office:value="-5.6109904" calcext:value-type="float">
            <text:p>-5,610990</text:p>
          </table:table-cell>
          <table:table-cell office:value-type="float" office:value="-5.04311" calcext:value-type="float">
            <text:p>-5,043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 office:value-type="float" office:value="9.41" calcext:value-type="float">
            <text:p>9,41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/>
          <table:table-cell table:formula="of:=[.S164]-[.R164]" office:value-type="float" office:value="0.54632745146" calcext:value-type="float">
            <text:p>0,546327</text:p>
          </table:table-cell>
          <table:table-cell table:formula="of:=[.U164]-[.T164]" office:value-type="float" office:value="0.545819030000001" calcext:value-type="float">
            <text:p>0,545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 office:value-type="float" office:value="32.82" calcext:value-type="float">
            <text:p>32,82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70848" calcext:value-type="float">
            <text:p>0,708480</text:p>
          </table:table-cell>
          <table:table-cell table:style-name="ce1"/>
          <table:table-cell table:style-name="ce2" office:value-type="float" office:value="3.88" calcext:value-type="float">
            <text:p>3,88</text:p>
          </table:table-cell>
          <table:table-cell office:value-type="float" office:value="5.238" calcext:value-type="float">
            <text:p>5,238000</text:p>
          </table:table-cell>
          <table:table-cell office:value-type="float" office:value="5.78165" calcext:value-type="float">
            <text:p>5,781650</text:p>
          </table:table-cell>
          <table:table-cell office:value-type="float" office:value="-5.5985" calcext:value-type="float">
            <text:p>-5,598500</text:p>
          </table:table-cell>
          <table:table-cell office:value-type="float" office:value="-5.05484" calcext:value-type="float">
            <text:p>-5,054840</text:p>
          </table:table-cell>
          <table:table-cell table:style-name="ce1" table:number-columns-repeated="2"/>
          <table:table-cell/>
          <table:table-cell table:number-columns-repeated="2" office:value-type="float" office:value="0.543656" calcext:value-type="float">
            <text:p>0,543656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2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table:style-name="ce1" office:value-type="float" office:value="0.0335906" calcext:value-type="float">
            <text:p>0,033591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1" office:value-type="float" office:value="0.0335906" calcext:value-type="float">
            <text:p>0,033591</text:p>
          </table:table-cell>
          <table:table-cell table:style-name="ce2"/>
          <table:table-cell table:style-name="ce2" office:value-type="float" office:value="22.149" calcext:value-type="float">
            <text:p>22,15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1" office:value-type="float" office:value="0.0167949" calcext:value-type="float">
            <text:p>0,016795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75752427" calcext:value-type="float">
            <text:p>0,757524</text:p>
          </table:table-cell>
          <table:table-cell office:value-type="float" office:value="0.92546441" calcext:value-type="float">
            <text:p>0,92546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1" office:value-type="float" office:value="0.0083974" calcext:value-type="float">
            <text:p>0,008397</text:p>
          </table:table-cell>
          <table:table-cell table:style-name="ce2"/>
          <table:table-cell table:style-name="ce2" office:value-type="float" office:value="82.87" calcext:value-type="float">
            <text:p>82,87</text:p>
          </table:table-cell>
          <table:table-cell office:value-type="float" office:value="0.79949196" calcext:value-type="float">
            <text:p>0,799492</text:p>
          </table:table-cell>
          <table:table-cell office:value-type="float" office:value="0.8834618" calcext:value-type="float">
            <text:p>0,883462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1" office:value-type="float" office:value="0.00418065" calcext:value-type="float">
            <text:p>0,004181</text:p>
          </table:table-cell>
          <table:table-cell/>
          <table:table-cell office:value-type="float" office:value="167.74" calcext:value-type="float">
            <text:p>167,74</text:p>
          </table:table-cell>
          <table:table-cell office:value-type="float" office:value="0.82056953" calcext:value-type="float">
            <text:p>0,820570</text:p>
          </table:table-cell>
          <table:table-cell office:value-type="float" office:value="0.8623746" calcext:value-type="float">
            <text:p>0,8623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48</text:p>
          </table:table-cell>
          <table:table-cell table:style-name="ce1"/>
          <table:table-cell table:style-name="ce1" office:value-type="float" office:value="0.000825062" calcext:value-type="float">
            <text:p>0,000825</text:p>
          </table:table-cell>
          <table:table-cell table:style-name="ce2"/>
          <table:table-cell table:style-name="ce2" office:value-type="float" office:value="1136.05" calcext:value-type="float">
            <text:p>1136,05</text:p>
          </table:table-cell>
          <table:table-cell office:value-type="float" office:value="1.9999005" calcext:value-type="float">
            <text:p>1,999901</text:p>
          </table:table-cell>
          <table:table-cell office:value-type="float" office:value="2.000200678" calcext:value-type="float">
            <text:p>2,000201</text:p>
          </table:table-cell>
          <table:table-cell office:value-type="float" office:value="-0.00010703" calcext:value-type="float">
            <text:p>-0,000107</text:p>
          </table:table-cell>
          <table:table-cell office:value-type="float" office:value="0.000095" calcext:value-type="float">
            <text:p>0,0000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50</text:p>
          </table:table-cell>
          <table:table-cell table:style-name="ce1" office:value-type="float" office:value="51" calcext:value-type="float">
            <text:p>51,000000</text:p>
          </table:table-cell>
          <table:table-cell table:style-name="ce1" office:value-type="float" office:value="0.00109272" calcext:value-type="float">
            <text:p>0,001093</text:p>
          </table:table-cell>
          <table:table-cell table:style-name="ce2"/>
          <table:table-cell table:style-name="ce2" office:value-type="float" office:value="69.56" calcext:value-type="float">
            <text:p>69,56</text:p>
          </table:table-cell>
          <table:table-cell office:value-type="float" office:value="1.99973068" calcext:value-type="float">
            <text:p>1,999731</text:p>
          </table:table-cell>
          <table:table-cell office:value-type="float" office:value="2.00031515" calcext:value-type="float">
            <text:p>2,000315</text:p>
          </table:table-cell>
          <table:table-cell office:value-type="float" office:value="-0.00015715303" calcext:value-type="float">
            <text:p>-0,000157</text:p>
          </table:table-cell>
          <table:table-cell office:value-type="float" office:value="0.000133759634" calcext:value-type="float">
            <text:p>0,000134</text:p>
          </table:table-cell>
          <table:table-cell table:style-name="ce1" table:formula="of:=[.S180]-[.R180]" office:value-type="float" office:value="0.00058447000000017" calcext:value-type="float">
            <text:p>0,000584</text:p>
          </table:table-cell>
          <table:table-cell table:style-name="ce1" table:formula="of:=[.U180]-[.T180]" office:value-type="float" office:value="0.000290912664" calcext:value-type="float">
            <text:p>0,0002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7017" calcext:value-type="float">
            <text:p>0,001070</text:p>
          </table:table-cell>
          <table:table-cell table:style-name="ce2"/>
          <table:table-cell table:style-name="ce2" office:value-type="float" office:value="31.08" calcext:value-type="float">
            <text:p>31,08</text:p>
          </table:table-cell>
          <table:table-cell office:value-type="float" office:value="1.999812332" calcext:value-type="float">
            <text:p>1,999812</text:p>
          </table:table-cell>
          <table:table-cell office:value-type="float" office:value="2.000175951" calcext:value-type="float">
            <text:p>2,000176</text:p>
          </table:table-cell>
          <table:table-cell office:value-type="float" office:value="-0.00013208" calcext:value-type="float">
            <text:p>-0,000132</text:p>
          </table:table-cell>
          <table:table-cell office:value-type="float" office:value="0.00010943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582" calcext:value-type="float">
            <text:p>0,001058</text:p>
          </table:table-cell>
          <table:table-cell table:style-name="ce2"/>
          <table:table-cell table:style-name="ce2" office:value-type="float" office:value="68.39" calcext:value-type="float">
            <text:p>68,39</text:p>
          </table:table-cell>
          <table:table-cell office:value-type="float" office:value="1.99984862987249" calcext:value-type="float">
            <text:p>1,999849</text:p>
          </table:table-cell>
          <table:table-cell office:value-type="float" office:value="2.000154" calcext:value-type="float">
            <text:p>2,000154</text:p>
          </table:table-cell>
          <table:table-cell office:value-type="float" office:value="-0.000105937" calcext:value-type="float">
            <text:p>-0,000106</text:p>
          </table:table-cell>
          <table:table-cell office:value-type="float" office:value="0.00014153" calcext:value-type="float">
            <text:p>0,0001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3009" calcext:value-type="float">
            <text:p>0,001030</text:p>
          </table:table-cell>
          <table:table-cell table:style-name="ce2"/>
          <table:table-cell table:style-name="ce2" office:value-type="float" office:value="173.55" calcext:value-type="float">
            <text:p>173,5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097" calcext:value-type="float">
            <text:p>-0,000097</text:p>
          </table:table-cell>
          <table:table-cell office:value-type="float" office:value="0.000099" calcext:value-type="float">
            <text:p>0,00009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4546" calcext:value-type="float">
            <text:p>0,001045</text:p>
          </table:table-cell>
          <table:table-cell table:style-name="ce1"/>
          <table:table-cell table:style-name="ce2" office:value-type="float" office:value="60.85" calcext:value-type="float">
            <text:p>60,8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1170613" calcext:value-type="float">
            <text:p>-0,000117</text:p>
          </table:table-cell>
          <table:table-cell office:value-type="float" office:value="0.000097" calcext:value-type="float">
            <text:p>0,0000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60</text:p>
          </table:table-cell>
          <table:table-cell table:style-name="ce1"/>
          <table:table-cell table:style-name="ce1" office:value-type="float" office:value="0.0017" calcext:value-type="float">
            <text:p>0,001700</text:p>
          </table:table-cell>
          <table:table-cell table:style-name="ce2" office:value-type="string" calcext:value-type="string">
            <text:p>1sol parasite</text:p>
          </table:table-cell>
          <table:table-cell table:style-name="ce2" office:value-type="float" office:value="876.83" calcext:value-type="float">
            <text:p>876,83</text:p>
          </table:table-cell>
          <table:table-cell office:value-type="float" office:value="1.9996567" calcext:value-type="float">
            <text:p>1,999657</text:p>
          </table:table-cell>
          <table:table-cell office:value-type="float" office:value="2.000211" calcext:value-type="float">
            <text:p>2,000211</text:p>
          </table:table-cell>
          <table:table-cell office:value-type="float" office:value="-0.00046292" calcext:value-type="float">
            <text:p>-0,000463</text:p>
          </table:table-cell>
          <table:table-cell office:value-type="float" office:value="0.00031501" calcext:value-type="float">
            <text:p>0,00031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 office:value-type="float" office:value="86.34" calcext:value-type="float">
            <text:p>86,34</text:p>
          </table:table-cell>
          <table:table-cell office:value-type="float" office:value="1.9999196" calcext:value-type="float">
            <text:p>1,999920</text:p>
          </table:table-cell>
          <table:table-cell office:value-type="float" office:value="2.0000870974" calcext:value-type="float">
            <text:p>2,000087</text:p>
          </table:table-cell>
          <table:table-cell office:value-type="float" office:value="-0.000065" calcext:value-type="float">
            <text:p>-0,000065</text:p>
          </table:table-cell>
          <table:table-cell office:value-type="float" office:value="0.000054" calcext:value-type="float">
            <text:p>0,0000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0546718" calcext:value-type="float">
            <text:p>0,000547</text:p>
          </table:table-cell>
          <table:table-cell table:style-name="ce1"/>
          <table:table-cell table:style-name="ce2" office:value-type="float" office:value="127.77" calcext:value-type="float">
            <text:p>127,77</text:p>
          </table:table-cell>
          <table:table-cell office:value-type="float" office:value="1.9998927" calcext:value-type="float">
            <text:p>1,999893</text:p>
          </table:table-cell>
          <table:table-cell office:value-type="float" office:value="2.000104775" calcext:value-type="float">
            <text:p>2,000105</text:p>
          </table:table-cell>
          <table:table-cell office:value-type="float" office:value="-0.00008" calcext:value-type="float">
            <text:p>-0,000080</text:p>
          </table:table-cell>
          <table:table-cell office:value-type="float" office:value="0.000061" calcext:value-type="float">
            <text:p>0,0000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/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 office:value-type="float" office:value="798.75" calcext:value-type="float">
            <text:p>798,75</text:p>
          </table:table-cell>
          <table:table-cell office:value-type="float" office:value="1.9997694" calcext:value-type="float">
            <text:p>1,999769</text:p>
          </table:table-cell>
          <table:table-cell office:value-type="float" office:value="2.00025095641" calcext:value-type="float">
            <text:p>2,000251</text:p>
          </table:table-cell>
          <table:table-cell office:value-type="float" office:value="-0.000420529833" calcext:value-type="float">
            <text:p>-0,000421</text:p>
          </table:table-cell>
          <table:table-cell office:value-type="float" office:value="0.000165161" calcext:value-type="float">
            <text:p>0,00016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8005" calcext:value-type="float">
            <text:p>0,001080</text:p>
          </table:table-cell>
          <table:table-cell table:style-name="ce1"/>
          <table:table-cell table:style-name="ce2" office:value-type="float" office:value="41.38" calcext:value-type="float">
            <text:p>41,38</text:p>
          </table:table-cell>
          <table:table-cell office:value-type="float" office:value="1.9998386" calcext:value-type="float">
            <text:p>1,999839</text:p>
          </table:table-cell>
          <table:table-cell office:value-type="float" office:value="2.000169" calcext:value-type="float">
            <text:p>2,000169</text:p>
          </table:table-cell>
          <table:table-cell office:value-type="float" office:value="-0.00010922" calcext:value-type="float">
            <text:p>-0,000109</text:p>
          </table:table-cell>
          <table:table-cell office:value-type="float" office:value="0.000109815" calcext:value-type="float">
            <text:p>0,000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5538" calcext:value-type="float">
            <text:p>0,001055</text:p>
          </table:table-cell>
          <table:table-cell table:style-name="ce1"/>
          <table:table-cell table:style-name="ce2" office:value-type="float" office:value="62.12" calcext:value-type="float">
            <text:p>62,12</text:p>
          </table:table-cell>
          <table:table-cell office:value-type="float" office:value="1.99984219" calcext:value-type="float">
            <text:p>1,999842</text:p>
          </table:table-cell>
          <table:table-cell office:value-type="float" office:value="2.00015875" calcext:value-type="float">
            <text:p>2,000159</text:p>
          </table:table-cell>
          <table:table-cell office:value-type="float" office:value="-0.0001434" calcext:value-type="float">
            <text:p>-0,000143</text:p>
          </table:table-cell>
          <table:table-cell office:value-type="float" office:value="0.000153" calcext:value-type="float">
            <text:p>0,00015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3895" calcext:value-type="float">
            <text:p>0,001039</text:p>
          </table:table-cell>
          <table:table-cell table:style-name="ce1"/>
          <table:table-cell table:style-name="ce2" office:value-type="float" office:value="184.72" calcext:value-type="float">
            <text:p>184,72</text:p>
          </table:table-cell>
          <table:table-cell office:value-type="float" office:value="1.999849" calcext:value-type="float">
            <text:p>1,999849</text:p>
          </table:table-cell>
          <table:table-cell office:value-type="float" office:value="2.000156" calcext:value-type="float">
            <text:p>2,000156</text:p>
          </table:table-cell>
          <table:table-cell office:value-type="float" office:value="-0.000159" calcext:value-type="float">
            <text:p>-0,000159</text:p>
          </table:table-cell>
          <table:table-cell office:value-type="float" office:value="0.000109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13074" calcext:value-type="float">
            <text:p>0,001131</text:p>
          </table:table-cell>
          <table:table-cell table:style-name="ce1"/>
          <table:table-cell table:style-name="ce2" office:value-type="float" office:value="47.02" calcext:value-type="float">
            <text:p>47,02</text:p>
          </table:table-cell>
          <table:table-cell office:value-type="float" office:value="1.999834695" calcext:value-type="float">
            <text:p>1,999835</text:p>
          </table:table-cell>
          <table:table-cell office:value-type="float" office:value="2.0001879" calcext:value-type="float">
            <text:p>2,000188</text:p>
          </table:table-cell>
          <table:table-cell office:value-type="float" office:value="-0.00014033" calcext:value-type="float">
            <text:p>-0,000140</text:p>
          </table:table-cell>
          <table:table-cell office:value-type="float" office:value="0.00011819" calcext:value-type="float">
            <text:p>0,000118</text:p>
          </table:table-cell>
          <table:table-cell table:style-name="ce1" table:formula="of:=[.S192]-[.R192]" office:value-type="float" office:value="0.00035320499999969" calcext:value-type="float">
            <text:p>0,000353</text:p>
          </table:table-cell>
          <table:table-cell table:style-name="ce1" table:formula="of:=[.U192]-[.T192]" office:value-type="float" office:value="0.00025852" calcext:value-type="float">
            <text:p>0,0002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8098" calcext:value-type="float">
            <text:p>0,001081</text:p>
          </table:table-cell>
          <table:table-cell table:style-name="ce1"/>
          <table:table-cell table:style-name="ce2" office:value-type="float" office:value="79.53" calcext:value-type="float">
            <text:p>79,53</text:p>
          </table:table-cell>
          <table:table-cell office:value-type="float" office:value="1.99984673" calcext:value-type="float">
            <text:p>1,999847</text:p>
          </table:table-cell>
          <table:table-cell office:value-type="float" office:value="2.000165657" calcext:value-type="float">
            <text:p>2,000166</text:p>
          </table:table-cell>
          <table:table-cell office:value-type="float" office:value="-0.0001235393" calcext:value-type="float">
            <text:p>-0,000124</text:p>
          </table:table-cell>
          <table:table-cell office:value-type="float" office:value="0.00014886" calcext:value-type="float">
            <text:p>0,000149</text:p>
          </table:table-cell>
          <table:table-cell table:style-name="ce1" table:formula="of:=[.S193]-[.R193]" office:value-type="float" office:value="0.000318927000000135" calcext:value-type="float">
            <text:p>0,000319</text:p>
          </table:table-cell>
          <table:table-cell table:style-name="ce1" table:formula="of:=[.U193]-[.T193]" office:value-type="float" office:value="0.0002723993" calcext:value-type="float">
            <text:p>0,0002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7249" calcext:value-type="float">
            <text:p>0,001072</text:p>
          </table:table-cell>
          <table:table-cell table:style-name="ce1"/>
          <table:table-cell table:style-name="ce2" office:value-type="float" office:value="64.72" calcext:value-type="float">
            <text:p>64,72</text:p>
          </table:table-cell>
          <table:table-cell office:value-type="float" office:value="1.9998423455" calcext:value-type="float">
            <text:p>1,999842</text:p>
          </table:table-cell>
          <table:table-cell office:value-type="float" office:value="2.00017812934" calcext:value-type="float">
            <text:p>2,000178</text:p>
          </table:table-cell>
          <table:table-cell office:value-type="float" office:value="-0.00011523" calcext:value-type="float">
            <text:p>-0,000115</text:p>
          </table:table-cell>
          <table:table-cell office:value-type="float" office:value="0.0001177696" calcext:value-type="float">
            <text:p>0,000118</text:p>
          </table:table-cell>
          <table:table-cell table:style-name="ce1" table:formula="of:=[.S194]-[.R194]" office:value-type="float" office:value="0.000335783839999992" calcext:value-type="float">
            <text:p>0,000336</text:p>
          </table:table-cell>
          <table:table-cell table:style-name="ce1" table:formula="of:=[.U194]-[.T194]" office:value-type="float" office:value="0.0002329996" calcext:value-type="float">
            <text:p>0,0002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0689323" calcext:value-type="float">
            <text:p>0,000689</text:p>
          </table:table-cell>
          <table:table-cell table:style-name="ce1"/>
          <table:table-cell table:style-name="ce2" office:value-type="float" office:value="87.11" calcext:value-type="float">
            <text:p>87,11</text:p>
          </table:table-cell>
          <table:table-cell office:value-type="float" office:value="1.99984215" calcext:value-type="float">
            <text:p>1,999842</text:p>
          </table:table-cell>
          <table:table-cell office:value-type="float" office:value="2.0001565" calcext:value-type="float">
            <text:p>2,000157</text:p>
          </table:table-cell>
          <table:table-cell office:value-type="float" office:value="-0.00006" calcext:value-type="float">
            <text:p>-0,000060</text:p>
          </table:table-cell>
          <table:table-cell office:value-type="float" office:value="0.000085" calcext:value-type="float">
            <text:p>0,000085</text:p>
          </table:table-cell>
          <table:table-cell table:style-name="ce1" table:formula="of:=[.S195]-[.R195]" office:value-type="float" office:value="0.000314350000000019" calcext:value-type="float">
            <text:p>0,000314</text:p>
          </table:table-cell>
          <table:table-cell table:style-name="ce1" table:formula="of:=[.U195]-[.T195]" office:value-type="float" office:value="0.000145" calcext:value-type="float">
            <text:p>0,0001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1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table:style-name="ce1" office:value-type="float" office:value="0.00588429" calcext:value-type="float">
            <text:p>0,005884</text:p>
          </table:table-cell>
          <table:table-cell table:style-name="ce1"/>
          <table:table-cell table:style-name="ce2" office:value-type="float" office:value="365.23" calcext:value-type="float">
            <text:p>365,23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5077" calcext:value-type="float">
            <text:p>-0,000508</text:p>
          </table:table-cell>
          <table:table-cell office:value-type="float" office:value="0.0005690702" calcext:value-type="float">
            <text:p>0,00056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0582937" calcext:value-type="float">
            <text:p>0,005829</text:p>
          </table:table-cell>
          <table:table-cell table:style-name="ce1"/>
          <table:table-cell table:style-name="ce2" office:value-type="float" office:value="434" calcext:value-type="float">
            <text:p>434,00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507726" calcext:value-type="float">
            <text:p>-0,000508</text:p>
          </table:table-cell>
          <table:table-cell office:value-type="float" office:value="0.000569070221" calcext:value-type="float">
            <text:p>0,000569</text:p>
          </table:table-cell>
          <table:table-cell table:style-name="ce1" table:formula="of:=[.S200]-[.R200]" office:value-type="float" office:value="0.000886143999999867" calcext:value-type="float">
            <text:p>0,000886</text:p>
          </table:table-cell>
          <table:table-cell table:style-name="ce1" table:formula="of:=[.U200]-[.T200]" office:value-type="float" office:value="0.001076796221" calcext:value-type="float">
            <text:p>0,00107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255971" calcext:value-type="float">
            <text:p>0,002560</text:p>
          </table:table-cell>
          <table:table-cell/>
          <table:table-cell table:style-name="ce2" office:value-type="float" office:value="141.61" calcext:value-type="float">
            <text:p>141,61</text:p>
          </table:table-cell>
          <table:table-cell office:value-type="float" office:value="0.99977709515" calcext:value-type="float">
            <text:p>0,999777</text:p>
          </table:table-cell>
          <table:table-cell office:value-type="float" office:value="1.0002295" calcext:value-type="float">
            <text:p>1,000230</text:p>
          </table:table-cell>
          <table:table-cell office:value-type="float" office:value="-0.0002830841585" calcext:value-type="float">
            <text:p>-0,000283</text:p>
          </table:table-cell>
          <table:table-cell office:value-type="float" office:value="0.000176" calcext:value-type="float">
            <text:p>0,0001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382073" calcext:value-type="float">
            <text:p>0,003821</text:p>
          </table:table-cell>
          <table:table-cell/>
          <table:table-cell table:style-name="ce2" office:value-type="float" office:value="191.83" calcext:value-type="float">
            <text:p>191,83</text:p>
          </table:table-cell>
          <table:table-cell office:value-type="float" office:value="0.9995758726" calcext:value-type="float">
            <text:p>0,999576</text:p>
          </table:table-cell>
          <table:table-cell office:value-type="float" office:value="1.0004242" calcext:value-type="float">
            <text:p>1,000424</text:p>
          </table:table-cell>
          <table:table-cell office:value-type="float" office:value="-0.00031" calcext:value-type="float">
            <text:p>-0,000310</text:p>
          </table:table-cell>
          <table:table-cell office:value-type="float" office:value="0.00027467" calcext:value-type="float">
            <text:p>0,00027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3"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table:style-name="ce1" office:value-type="float" office:value="0.00116" calcext:value-type="float">
            <text:p>0,001160</text:p>
          </table:table-cell>
          <table:table-cell table:style-name="ce2" office:value-type="string" calcext:value-type="string">
            <text:p>1sol parasite</text:p>
          </table:table-cell>
          <table:table-cell table:style-name="ce2" office:value-type="float" office:value="4686.79" calcext:value-type="float">
            <text:p>4686,79</text:p>
          </table:table-cell>
          <table:table-cell office:value-type="float" office:value="0.9989691" calcext:value-type="float">
            <text:p>0,998969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243661" calcext:value-type="float">
            <text:p>0,002437</text:p>
          </table:table-cell>
          <table:table-cell/>
          <table:table-cell table:style-name="ce2" office:value-type="float" office:value="184.06" calcext:value-type="float">
            <text:p>184,06</text:p>
          </table:table-cell>
          <table:table-cell office:value-type="float" office:value="0.999778" calcext:value-type="float">
            <text:p>0,999778</text:p>
          </table:table-cell>
          <table:table-cell office:value-type="float" office:value="1.0001985352" calcext:value-type="float">
            <text:p>1,000199</text:p>
          </table:table-cell>
          <table:table-cell office:value-type="float" office:value="-0.00018027" calcext:value-type="float">
            <text:p>-0,000180</text:p>
          </table:table-cell>
          <table:table-cell office:value-type="float" office:value="0.000196526355" calcext:value-type="float">
            <text:p>0,0001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375626" calcext:value-type="float">
            <text:p>0,003756</text:p>
          </table:table-cell>
          <table:table-cell/>
          <table:table-cell table:style-name="ce2" office:value-type="float" office:value="193.41" calcext:value-type="float">
            <text:p>193,41</text:p>
          </table:table-cell>
          <table:table-cell office:value-type="float" office:value="0.9995808492" calcext:value-type="float">
            <text:p>0,999581</text:p>
          </table:table-cell>
          <table:table-cell office:value-type="float" office:value="1.0004056" calcext:value-type="float">
            <text:p>1,000406</text:p>
          </table:table-cell>
          <table:table-cell office:value-type="float" office:value="-0.000303642" calcext:value-type="float">
            <text:p>-0,000304</text:p>
          </table:table-cell>
          <table:table-cell office:value-type="float" office:value="0.000304762" calcext:value-type="float">
            <text:p>0,00030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/>
          <table:table-cell table:style-name="ce1" office:value-type="float" office:value="0.001169" calcext:value-type="float">
            <text:p>0,001169</text:p>
          </table:table-cell>
          <table:table-cell table:style-name="ce2" office:value-type="string" calcext:value-type="string">
            <text:p>1sol parasite</text:p>
          </table:table-cell>
          <table:table-cell table:style-name="ce2" office:value-type="float" office:value="4766.51" calcext:value-type="float">
            <text:p>4766,51</text:p>
          </table:table-cell>
          <table:table-cell office:value-type="float" office:value="0.9989308" calcext:value-type="float">
            <text:p>0,998931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280331" calcext:value-type="float">
            <text:p>0,002803</text:p>
          </table:table-cell>
          <table:table-cell/>
          <table:table-cell table:style-name="ce2" office:value-type="float" office:value="146.15" calcext:value-type="float">
            <text:p>146,15</text:p>
          </table:table-cell>
          <table:table-cell office:value-type="float" office:value="0.999728012" calcext:value-type="float">
            <text:p>0,999728</text:p>
          </table:table-cell>
          <table:table-cell office:value-type="float" office:value="1.0002529" calcext:value-type="float">
            <text:p>1,000253</text:p>
          </table:table-cell>
          <table:table-cell office:value-type="float" office:value="-0.00019" calcext:value-type="float">
            <text:p>-0,000190</text:p>
          </table:table-cell>
          <table:table-cell office:value-type="float" office:value="0.0002512" calcext:value-type="float">
            <text:p>0,0002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39159" calcext:value-type="float">
            <text:p>0,004392</text:p>
          </table:table-cell>
          <table:table-cell/>
          <table:table-cell table:style-name="ce2" office:value-type="float" office:value="137.92" calcext:value-type="float">
            <text:p>137,92</text:p>
          </table:table-cell>
          <table:table-cell office:value-type="float" office:value="0.9996150163" calcext:value-type="float">
            <text:p>0,999615</text:p>
          </table:table-cell>
          <table:table-cell office:value-type="float" office:value="1.00039276" calcext:value-type="float">
            <text:p>1,000393</text:p>
          </table:table-cell>
          <table:table-cell office:value-type="float" office:value="-0.0003014" calcext:value-type="float">
            <text:p>-0,000301</text:p>
          </table:table-cell>
          <table:table-cell office:value-type="float" office:value="0.0003296126" calcext:value-type="float">
            <text:p>0,0003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46147" calcext:value-type="float">
            <text:p>0,004461</text:p>
          </table:table-cell>
          <table:table-cell/>
          <table:table-cell table:style-name="ce2" office:value-type="float" office:value="108.87" calcext:value-type="float">
            <text:p>108,87</text:p>
          </table:table-cell>
          <table:table-cell office:value-type="float" office:value="0.99954686" calcext:value-type="float">
            <text:p>0,999547</text:p>
          </table:table-cell>
          <table:table-cell office:value-type="float" office:value="1.00044183" calcext:value-type="float">
            <text:p>1,000442</text:p>
          </table:table-cell>
          <table:table-cell office:value-type="float" office:value="-0.0004552" calcext:value-type="float">
            <text:p>-0,000455</text:p>
          </table:table-cell>
          <table:table-cell office:value-type="float" office:value="0.000338715" calcext:value-type="float">
            <text:p>0,000339</text:p>
          </table:table-cell>
          <table:table-cell table:style-name="ce1" table:formula="of:=[.S210]-[.R210]" office:value-type="float" office:value="0.000894969999999939" calcext:value-type="float">
            <text:p>0,000895</text:p>
          </table:table-cell>
          <table:table-cell table:style-name="ce1" table:formula="of:=[.U210]-[.T210]" office:value-type="float" office:value="0.00079391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251901" calcext:value-type="float">
            <text:p>0,002519</text:p>
          </table:table-cell>
          <table:table-cell/>
          <table:table-cell table:style-name="ce2" office:value-type="float" office:value="20.24" calcext:value-type="float">
            <text:p>20,24</text:p>
          </table:table-cell>
          <table:table-cell office:value-type="float" office:value="0.99954686" calcext:value-type="float">
            <text:p>0,999547</text:p>
          </table:table-cell>
          <table:table-cell table:number-columns-repeated="3"/>
          <table:table-cell table:style-name="ce5" office:value-type="float" office:value="7.44E-015" calcext:value-type="float">
            <text:p>7,44E-15</text:p>
          </table:table-cell>
          <table:table-cell table:style-name="ce5" office:value-type="float" office:value="7.14E-015" calcext:value-type="float">
            <text:p>7,14E-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33237" calcext:value-type="float">
            <text:p>0,004332</text:p>
          </table:table-cell>
          <table:table-cell/>
          <table:table-cell table:style-name="ce2" office:value-type="float" office:value="121.74" calcext:value-type="float">
            <text:p>121,74</text:p>
          </table:table-cell>
          <table:table-cell office:value-type="float" office:value="0.99958483" calcext:value-type="float">
            <text:p>0,999585</text:p>
          </table:table-cell>
          <table:table-cell office:value-type="float" office:value="1.00044180378" calcext:value-type="float">
            <text:p>1,000442</text:p>
          </table:table-cell>
          <table:table-cell office:value-type="float" office:value="-0.000335003" calcext:value-type="float">
            <text:p>-0,000335</text:p>
          </table:table-cell>
          <table:table-cell office:value-type="float" office:value="0.000341914" calcext:value-type="float">
            <text:p>0,000342</text:p>
          </table:table-cell>
          <table:table-cell table:style-name="ce1" table:formula="of:=[.S212]-[.R212]" office:value-type="float" office:value="0.000856973780000048" calcext:value-type="float">
            <text:p>0,000857</text:p>
          </table:table-cell>
          <table:table-cell table:style-name="ce1" table:formula="of:=[.U212]-[.T212]" office:value-type="float" office:value="0.000676917" calcext:value-type="float">
            <text:p>0,0006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46147" calcext:value-type="float">
            <text:p>0,004461</text:p>
          </table:table-cell>
          <table:table-cell/>
          <table:table-cell table:style-name="ce2" office:value-type="float" office:value="111.24" calcext:value-type="float">
            <text:p>111,24</text:p>
          </table:table-cell>
          <table:table-cell office:value-type="float" office:value="0.99954686112" calcext:value-type="float">
            <text:p>0,999547</text:p>
          </table:table-cell>
          <table:table-cell office:value-type="float" office:value="1.000441875" calcext:value-type="float">
            <text:p>1,000442</text:p>
          </table:table-cell>
          <table:table-cell office:value-type="float" office:value="-0.00045527" calcext:value-type="float">
            <text:p>-0,000455</text:p>
          </table:table-cell>
          <table:table-cell office:value-type="float" office:value="0.0003387155" calcext:value-type="float">
            <text:p>0,000339</text:p>
          </table:table-cell>
          <table:table-cell table:style-name="ce1" table:formula="of:=[.S213]-[.R213]" office:value-type="float" office:value="0.000895013880000017" calcext:value-type="float">
            <text:p>0,000895</text:p>
          </table:table-cell>
          <table:table-cell table:style-name="ce1" table:formula="of:=[.U213]-[.T213]" office:value-type="float" office:value="0.000793985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04454" calcext:value-type="float">
            <text:p>0,004045</text:p>
          </table:table-cell>
          <table:table-cell/>
          <table:table-cell table:style-name="ce2" office:value-type="float" office:value="144.16" calcext:value-type="float">
            <text:p>144,16</text:p>
          </table:table-cell>
          <table:table-cell office:value-type="float" office:value="0.9995705" calcext:value-type="float">
            <text:p>0,999571</text:p>
          </table:table-cell>
          <table:table-cell office:value-type="float" office:value="1.00040566" calcext:value-type="float">
            <text:p>1,000406</text:p>
          </table:table-cell>
          <table:table-cell office:value-type="float" office:value="-0.0002981" calcext:value-type="float">
            <text:p>-0,000298</text:p>
          </table:table-cell>
          <table:table-cell office:value-type="float" office:value="0.000278671" calcext:value-type="float">
            <text:p>0,000279</text:p>
          </table:table-cell>
          <table:table-cell table:style-name="ce1" table:formula="of:=[.S214]-[.R214]" office:value-type="float" office:value="0.000835159999999946" calcext:value-type="float">
            <text:p>0,000835</text:p>
          </table:table-cell>
          <table:table-cell table:style-name="ce1" table:formula="of:=[.U214]-[.T214]" office:value-type="float" office:value="0.000576771" calcext:value-type="float">
            <text:p>0,0005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1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table:style-name="ce1" office:value-type="float" office:value="0.00640662" calcext:value-type="float">
            <text:p>0,006407</text:p>
          </table:table-cell>
          <table:table-cell table:style-name="ce1"/>
          <table:table-cell table:style-name="ce2" office:value-type="float" office:value="584.8" calcext:value-type="float">
            <text:p>584,80</text:p>
          </table:table-cell>
          <table:table-cell office:value-type="float" office:value="-0.0350073" calcext:value-type="float">
            <text:p>-0,035007</text:p>
          </table:table-cell>
          <table:table-cell office:value-type="float" office:value="-0.03388368" calcext:value-type="float">
            <text:p>-0,033884</text:p>
          </table:table-cell>
          <table:table-cell office:value-type="float" office:value="-5.03953" calcext:value-type="float">
            <text:p>-5,039530</text:p>
          </table:table-cell>
          <table:table-cell office:value-type="float" office:value="-5.0273871" calcext:value-type="float">
            <text:p>-5,0273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table:style-name="ce1" office:value-type="float" office:value="0.00784436" calcext:value-type="float">
            <text:p>0,007844</text:p>
          </table:table-cell>
          <table:table-cell table:style-name="ce1"/>
          <table:table-cell table:style-name="ce2" office:value-type="float" office:value="325.14" calcext:value-type="float">
            <text:p>325,14</text:p>
          </table:table-cell>
          <table:table-cell office:value-type="float" office:value="-0.03500736" calcext:value-type="float">
            <text:p>-0,035007</text:p>
          </table:table-cell>
          <table:table-cell office:value-type="float" office:value="-0.0338836" calcext:value-type="float">
            <text:p>-0,033884</text:p>
          </table:table-cell>
          <table:table-cell office:value-type="float" office:value="-5.040700449" calcext:value-type="float">
            <text:p>-5,040700</text:p>
          </table:table-cell>
          <table:table-cell office:value-type="float" office:value="-5.02621758" calcext:value-type="float">
            <text:p>-5,026218</text:p>
          </table:table-cell>
          <table:table-cell table:style-name="ce1" table:formula="of:=[.S218]-[.R218]" office:value-type="float" office:value="0.00112376" calcext:value-type="float">
            <text:p>0,001124</text:p>
          </table:table-cell>
          <table:table-cell table:style-name="ce1" table:formula="of:=[.U218]-[.T218]" office:value-type="float" office:value="0.0144828690000001" calcext:value-type="float">
            <text:p>0,014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566946" calcext:value-type="float">
            <text:p>0,005669</text:p>
          </table:table-cell>
          <table:table-cell table:style-name="ce1"/>
          <table:table-cell table:style-name="ce2" office:value-type="float" office:value="522.21" calcext:value-type="float">
            <text:p>522,21</text:p>
          </table:table-cell>
          <table:table-cell office:value-type="float" office:value="-0.0339333" calcext:value-type="float">
            <text:p>-0,033933</text:p>
          </table:table-cell>
          <table:table-cell office:value-type="float" office:value="-0.0304836" calcext:value-type="float">
            <text:p>-0,030484</text:p>
          </table:table-cell>
          <table:table-cell office:value-type="float" office:value="-5.035184" calcext:value-type="float">
            <text:p>-5,035184</text:p>
          </table:table-cell>
          <table:table-cell office:value-type="float" office:value="-5.0299561" calcext:value-type="float">
            <text:p>-5,02995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155738" calcext:value-type="float">
            <text:p>0,015574</text:p>
          </table:table-cell>
          <table:table-cell table:style-name="ce1"/>
          <table:table-cell table:style-name="ce2" office:value-type="float" office:value="47.05" calcext:value-type="float">
            <text:p>47,05</text:p>
          </table:table-cell>
          <table:table-cell office:value-type="float" office:value="-0.039712867" calcext:value-type="float">
            <text:p>-0,039713</text:p>
          </table:table-cell>
          <table:table-cell office:value-type="float" office:value="-0.02265143" calcext:value-type="float">
            <text:p>-0,022651</text:p>
          </table:table-cell>
          <table:table-cell office:value-type="float" office:value="-5.04005137" calcext:value-type="float">
            <text:p>-5,040051</text:p>
          </table:table-cell>
          <table:table-cell office:value-type="float" office:value="-5.0227000971" calcext:value-type="float">
            <text:p>-5,02270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/>
          <table:table-cell table:style-name="ce1" office:value-type="float" office:value="0.00645093" calcext:value-type="float">
            <text:p>0,006451</text:p>
          </table:table-cell>
          <table:table-cell table:style-name="ce1"/>
          <table:table-cell table:style-name="ce2" office:value-type="float" office:value="207.12" calcext:value-type="float">
            <text:p>207,12</text:p>
          </table:table-cell>
          <table:table-cell office:value-type="float" office:value="-0.0340772" calcext:value-type="float">
            <text:p>-0,034077</text:p>
          </table:table-cell>
          <table:table-cell office:value-type="float" office:value="-0.033895" calcext:value-type="float">
            <text:p>-0,033895</text:p>
          </table:table-cell>
          <table:table-cell office:value-type="float" office:value="-5.057556" calcext:value-type="float">
            <text:p>-5,057556</text:p>
          </table:table-cell>
          <table:table-cell office:value-type="float" office:value="-5.028957" calcext:value-type="float">
            <text:p>-5,028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 table:style-name="ce2" office:value-type="float" office:value="318.34" calcext:value-type="float">
            <text:p>318,34</text:p>
          </table:table-cell>
          <table:table-cell office:value-type="float" office:value="-0.034352" calcext:value-type="float">
            <text:p>-0,034352</text:p>
          </table:table-cell>
          <table:table-cell office:value-type="float" office:value="-0.0330844" calcext:value-type="float">
            <text:p>-0,033084</text:p>
          </table:table-cell>
          <table:table-cell office:value-type="float" office:value="-5.03822692" calcext:value-type="float">
            <text:p>-5,038227</text:p>
          </table:table-cell>
          <table:table-cell office:value-type="float" office:value="-5.0224347" calcext:value-type="float">
            <text:p>-5,02243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table:style-name="ce4" office:value-type="string" calcext:value-type="string">
            <text:p>Level 0</text:p>
          </table:table-cell>
          <table:table-cell table:style-name="ce4"/>
          <table:table-cell table:style-name="ce1" office:value-type="float" office:value="0.00667199" calcext:value-type="float">
            <text:p>0,006672</text:p>
          </table:table-cell>
          <table:table-cell table:style-name="ce1"/>
          <table:table-cell table:style-name="ce2" office:value-type="float" office:value="104.42" calcext:value-type="float">
            <text:p>104,42</text:p>
          </table:table-cell>
          <table:table-cell office:value-type="float" office:value="-0.034268607" calcext:value-type="float">
            <text:p>-0,034269</text:p>
          </table:table-cell>
          <table:table-cell office:value-type="float" office:value="-0.033570353" calcext:value-type="float">
            <text:p>-0,033570</text:p>
          </table:table-cell>
          <table:table-cell office:value-type="float" office:value="-5.03998696" calcext:value-type="float">
            <text:p>-5,039987</text:p>
          </table:table-cell>
          <table:table-cell office:value-type="float" office:value="-5.02716683" calcext:value-type="float">
            <text:p>-5,02716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 office:value-type="float" office:value="0.00252557" calcext:value-type="float">
            <text:p>0,002526</text:p>
          </table:table-cell>
          <table:table-cell table:style-name="ce1"/>
          <table:table-cell table:style-name="ce2" office:value-type="float" office:value="73.67" calcext:value-type="float">
            <text:p>73,67</text:p>
          </table:table-cell>
          <table:table-cell office:value-type="float" office:value="-0.033963718" calcext:value-type="float">
            <text:p>-0,033964</text:p>
          </table:table-cell>
          <table:table-cell office:value-type="float" office:value="-0.033898" calcext:value-type="float">
            <text:p>-0,033898</text:p>
          </table:table-cell>
          <table:table-cell office:value-type="float" office:value="-5.042273" calcext:value-type="float">
            <text:p>-5,042273</text:p>
          </table:table-cell>
          <table:table-cell office:value-type="float" office:value="-5.0325282" calcext:value-type="float">
            <text:p>-5,032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 table:style-name="ce2" office:value-type="float" office:value="48.59" calcext:value-type="float">
            <text:p>48,59</text:p>
          </table:table-cell>
          <table:table-cell office:value-type="float" office:value="-0.0339928" calcext:value-type="float">
            <text:p>-0,033993</text:p>
          </table:table-cell>
          <table:table-cell office:value-type="float" office:value="-0.03384362" calcext:value-type="float">
            <text:p>-0,033844</text:p>
          </table:table-cell>
          <table:table-cell office:value-type="float" office:value="-5.03937043" calcext:value-type="float">
            <text:p>-5,039370</text:p>
          </table:table-cell>
          <table:table-cell office:value-type="float" office:value="-5.02879095" calcext:value-type="float">
            <text:p>-5,02879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 table:style-name="ce2" office:value-type="float" office:value="30.09" calcext:value-type="float">
            <text:p>30,09</text:p>
          </table:table-cell>
          <table:table-cell office:value-type="float" office:value="-0.03408157" calcext:value-type="float">
            <text:p>-0,034082</text:p>
          </table:table-cell>
          <table:table-cell office:value-type="float" office:value="-0.033752" calcext:value-type="float">
            <text:p>-0,033752</text:p>
          </table:table-cell>
          <table:table-cell office:value-type="float" office:value="-5.043261" calcext:value-type="float">
            <text:p>-5,043261</text:p>
          </table:table-cell>
          <table:table-cell office:value-type="float" office:value="-5.026163966" calcext:value-type="float">
            <text:p>-5,0261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61432" calcext:value-type="float">
            <text:p>0,006143</text:p>
          </table:table-cell>
          <table:table-cell table:style-name="ce1"/>
          <table:table-cell table:style-name="ce2" office:value-type="float" office:value="28.52" calcext:value-type="float">
            <text:p>28,52</text:p>
          </table:table-cell>
          <table:table-cell office:value-type="float" office:value="-0.03402649" calcext:value-type="float">
            <text:p>-0,034026</text:p>
          </table:table-cell>
          <table:table-cell office:value-type="float" office:value="-0.03380368" calcext:value-type="float">
            <text:p>-0,033804</text:p>
          </table:table-cell>
          <table:table-cell office:value-type="float" office:value="-5.042049" calcext:value-type="float">
            <text:p>-5,042049</text:p>
          </table:table-cell>
          <table:table-cell office:value-type="float" office:value="-5.024704" calcext:value-type="float">
            <text:p>-5,02470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583262" calcext:value-type="float">
            <text:p>0,005833</text:p>
          </table:table-cell>
          <table:table-cell table:style-name="ce1"/>
          <table:table-cell table:style-name="ce2" office:value-type="float" office:value="27.38" calcext:value-type="float">
            <text:p>27,38</text:p>
          </table:table-cell>
          <table:table-cell office:value-type="float" office:value="-0.0339183" calcext:value-type="float">
            <text:p>-0,033918</text:p>
          </table:table-cell>
          <table:table-cell office:value-type="float" office:value="-0.0338415" calcext:value-type="float">
            <text:p>-0,033842</text:p>
          </table:table-cell>
          <table:table-cell office:value-type="float" office:value="-5.03392" calcext:value-type="float">
            <text:p>-5,033920</text:p>
          </table:table-cell>
          <table:table-cell office:value-type="float" office:value="-5.02253" calcext:value-type="float">
            <text:p>-5,022530</text:p>
          </table:table-cell>
          <table:table-cell table:style-name="ce1" table:formula="of:=[.S228]-[.R228]" office:value-type="float" office:value="0.0000768000000000019" calcext:value-type="float">
            <text:p>0,000077</text:p>
          </table:table-cell>
          <table:table-cell table:style-name="ce1" table:formula="of:=[.U228]-[.T228]" office:value-type="float" office:value="0.0113900000000005" calcext:value-type="float">
            <text:p>0,0113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371127" calcext:value-type="float">
            <text:p>0,003711</text:p>
          </table:table-cell>
          <table:table-cell table:style-name="ce1"/>
          <table:table-cell table:style-name="ce2" office:value-type="float" office:value="6.11" calcext:value-type="float">
            <text:p>6,11</text:p>
          </table:table-cell>
          <table:table-cell office:value-type="float" office:value="-0.0339183" calcext:value-type="float">
            <text:p>-0,033918</text:p>
          </table:table-cell>
          <table:table-cell office:value-type="float" office:value="-0.0338831" calcext:value-type="float">
            <text:p>-0,033883</text:p>
          </table:table-cell>
          <table:table-cell office:value-type="float" office:value="-5.03392" calcext:value-type="float">
            <text:p>-5,033920</text:p>
          </table:table-cell>
          <table:table-cell office:value-type="float" office:value="-5.0287" calcext:value-type="float">
            <text:p>-5,028700</text:p>
          </table:table-cell>
          <table:table-cell table:style-name="ce1" table:formula="of:=[.S229]-[.R229]" office:value-type="float" office:value="0.0000351999999999991" calcext:value-type="float">
            <text:p>0,000035</text:p>
          </table:table-cell>
          <table:table-cell table:style-name="ce1" table:formula="of:=[.U229]-[.T229]" office:value-type="float" office:value="0.00522000000000045" calcext:value-type="float">
            <text:p>0,0052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86032" calcext:value-type="float">
            <text:p>0,004860</text:p>
          </table:table-cell>
          <table:table-cell table:style-name="ce1"/>
          <table:table-cell table:style-name="ce2" office:value-type="float" office:value="3.047" calcext:value-type="float">
            <text:p>3,05</text:p>
          </table:table-cell>
          <table:table-cell table:number-columns-repeated="2" office:value-type="float" office:value="-0.0339183" calcext:value-type="float">
            <text:p>-0,033918</text:p>
          </table:table-cell>
          <table:table-cell table:number-columns-repeated="2" office:value-type="float" office:value="-5.03392" calcext:value-type="float">
            <text:p>-5,033920</text:p>
          </table:table-cell>
          <table:table-cell table:style-name="ce5" office:value-type="float" office:value="0.00000000252" calcext:value-type="float">
            <text:p>2,52E-09</text:p>
          </table:table-cell>
          <table:table-cell table:style-name="ce5" office:value-type="float" office:value="0.000000373" calcext:value-type="float">
            <text:p>3,73E-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636147" calcext:value-type="float">
            <text:p>0,006361</text:p>
          </table:table-cell>
          <table:table-cell table:style-name="ce1"/>
          <table:table-cell table:style-name="ce2" office:value-type="float" office:value="29.94" calcext:value-type="float">
            <text:p>29,94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31]-[.R231]" office:value-type="float" office:value="0.000249449999999998" calcext:value-type="float">
            <text:p>0,000249</text:p>
          </table:table-cell>
          <table:table-cell table:style-name="ce1" table:formula="of:=[.U231]-[.T231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lygone perform</text:p>
          </table:table-cell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636147" calcext:value-type="float">
            <text:p>0,006361</text:p>
          </table:table-cell>
          <table:table-cell table:style-name="ce1"/>
          <table:table-cell table:style-name="ce2" office:value-type="float" office:value="30.35" calcext:value-type="float">
            <text:p>30,35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32]-[.R232]" office:value-type="float" office:value="0.000249449999999998" calcext:value-type="float">
            <text:p>0,000249</text:p>
          </table:table-cell>
          <table:table-cell table:style-name="ce1" table:formula="of:=[.U232]-[.T232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636147" calcext:value-type="float">
            <text:p>0,006361</text:p>
          </table:table-cell>
          <table:table-cell table:style-name="ce1"/>
          <table:table-cell table:style-name="ce2" office:value-type="float" office:value="47.96" calcext:value-type="float">
            <text:p>47,96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33]-[.R233]" office:value-type="float" office:value="0.000249449999999998" calcext:value-type="float">
            <text:p>0,000249</text:p>
          </table:table-cell>
          <table:table-cell table:style-name="ce1" table:formula="of:=[.U233]-[.T233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r3b prec</text:p>
          </table:table-cell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66199" calcext:value-type="float">
            <text:p>0,006620</text:p>
          </table:table-cell>
          <table:table-cell table:style-name="ce1"/>
          <table:table-cell table:style-name="ce2" office:value-type="float" office:value="37.47" calcext:value-type="float">
            <text:p>37,47</text:p>
          </table:table-cell>
          <table:table-cell office:value-type="float" office:value="-0.034044234" calcext:value-type="float">
            <text:p>-0,034044</text:p>
          </table:table-cell>
          <table:table-cell office:value-type="float" office:value="-0.033791048" calcext:value-type="float">
            <text:p>-0,033791</text:p>
          </table:table-cell>
          <table:table-cell office:value-type="float" office:value="-5.042452686" calcext:value-type="float">
            <text:p>-5,042453</text:p>
          </table:table-cell>
          <table:table-cell office:value-type="float" office:value="-5.025764733" calcext:value-type="float">
            <text:p>-5,025765</text:p>
          </table:table-cell>
          <table:table-cell table:style-name="ce1" table:formula="of:=[.S234]-[.R234]" office:value-type="float" office:value="0.000253185999999996" calcext:value-type="float">
            <text:p>0,000253</text:p>
          </table:table-cell>
          <table:table-cell table:style-name="ce1" table:formula="of:=[.U234]-[.T234]" office:value-type="float" office:value="0.0166879529999999" calcext:value-type="float">
            <text:p>0,0166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706543" calcext:value-type="float">
            <text:p>0,007065</text:p>
          </table:table-cell>
          <table:table-cell table:style-name="ce1"/>
          <table:table-cell table:style-name="ce2" office:value-type="float" office:value="17.05" calcext:value-type="float">
            <text:p>17,05</text:p>
          </table:table-cell>
          <table:table-cell office:value-type="float" office:value="-0.03430379" calcext:value-type="float">
            <text:p>-0,034304</text:p>
          </table:table-cell>
          <table:table-cell office:value-type="float" office:value="-0.033529294" calcext:value-type="float">
            <text:p>-0,033529</text:p>
          </table:table-cell>
          <table:table-cell office:value-type="float" office:value="-5.042602" calcext:value-type="float">
            <text:p>-5,042602</text:p>
          </table:table-cell>
          <table:table-cell office:value-type="float" office:value="-5.02559499" calcext:value-type="float">
            <text:p>-5,0255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 table:style-name="ce2" office:value-type="float" office:value="19.89" calcext:value-type="float">
            <text:p>19,89</text:p>
          </table:table-cell>
          <table:table-cell office:value-type="float" office:value="-0.034199" calcext:value-type="float">
            <text:p>-0,034199</text:p>
          </table:table-cell>
          <table:table-cell office:value-type="float" office:value="-0.03364" calcext:value-type="float">
            <text:p>-0,033640</text:p>
          </table:table-cell>
          <table:table-cell office:value-type="float" office:value="-5.04142592" calcext:value-type="float">
            <text:p>-5,041426</text:p>
          </table:table-cell>
          <table:table-cell office:value-type="float" office:value="-5.02616574" calcext:value-type="float">
            <text:p>-5,02616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8</text:p>
          </table:table-cell>
          <table:table-cell/>
          <table:table-cell table:style-name="ce1"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table:style-name="ce2" office:value-type="float" office:value="153.92" calcext:value-type="float">
            <text:p>153,92</text:p>
          </table:table-cell>
          <table:table-cell office:value-type="float" office:value="10.828085" calcext:value-type="float">
            <text:p>10,828085</text:p>
          </table:table-cell>
          <table:table-cell office:value-type="float" office:value="10.868699" calcext:value-type="float">
            <text:p>10,868699</text:p>
          </table:table-cell>
          <table:table-cell table:number-columns-repeated="2"/>
          <table:table-cell table:style-name="ce1" table:formula="of:=[.S238]-[.R238]" office:value-type="float" office:value="0.0406139999999997" calcext:value-type="float">
            <text:p>0,040614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52962095" calcext:value-type="float">
            <text:p>0,529621</text:p>
          </table:table-cell>
          <table:table-cell office:value-type="float" office:value="0.559520809" calcext:value-type="float">
            <text:p>0,559521</text:p>
          </table:table-cell>
          <table:table-cell table:number-columns-repeated="2"/>
          <table:table-cell table:style-name="ce1" table:formula="of:=[.S239]-[.R239]" office:value-type="float" office:value="0.029899859" calcext:value-type="float">
            <text:p>0,029900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189" calcext:value-type="float">
            <text:p>189</text:p>
          </table:table-cell>
          <table:table-cell table:style-name="ce1" office:value-type="float" office:value="0.0509486" calcext:value-type="float">
            <text:p>0,050949</text:p>
          </table:table-cell>
          <table:table-cell table:style-name="ce1"/>
          <table:table-cell table:style-name="ce2" office:value-type="float" office:value="139.84" calcext:value-type="float">
            <text:p>139,84</text:p>
          </table:table-cell>
          <table:table-cell office:value-type="float" office:value="10.828085202" calcext:value-type="float">
            <text:p>10,828085</text:p>
          </table:table-cell>
          <table:table-cell office:value-type="float" office:value="10.8686992" calcext:value-type="float">
            <text:p>10,868699</text:p>
          </table:table-cell>
          <table:table-cell office:value-type="float" office:value="-10.858993" calcext:value-type="float">
            <text:p>-10,858993</text:p>
          </table:table-cell>
          <table:table-cell office:value-type="float" office:value="-10.8234751" calcext:value-type="float">
            <text:p>-10,823475</text:p>
          </table:table-cell>
          <table:table-cell table:style-name="ce1" table:formula="of:=[.S240]-[.R240]" office:value-type="float" office:value="0.0406139979999995" calcext:value-type="float">
            <text:p>0,040614</text:p>
          </table:table-cell>
          <table:table-cell table:style-name="ce1" table:formula="of:=[.U240]-[.T240]" office:value-type="float" office:value="0.0355179000000003" calcext:value-type="float">
            <text:p>0,035518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422734" calcext:value-type="float">
            <text:p>0,042273</text:p>
          </table:table-cell>
          <table:table-cell table:style-name="ce1"/>
          <table:table-cell table:style-name="ce2"/>
          <table:table-cell office:value-type="float" office:value="0.52962095" calcext:value-type="float">
            <text:p>0,529621</text:p>
          </table:table-cell>
          <table:table-cell office:value-type="float" office:value="0.55952" calcext:value-type="float">
            <text:p>0,559520</text:p>
          </table:table-cell>
          <table:table-cell office:value-type="float" office:value="-0.57334041" calcext:value-type="float">
            <text:p>-0,573340</text:p>
          </table:table-cell>
          <table:table-cell office:value-type="float" office:value="-0.534419" calcext:value-type="float">
            <text:p>-0,534419</text:p>
          </table:table-cell>
          <table:table-cell table:style-name="ce1" table:formula="of:=[.S241]-[.R241]" office:value-type="float" office:value="0.02989905" calcext:value-type="float">
            <text:p>0,029899</text:p>
          </table:table-cell>
          <table:table-cell table:style-name="ce1" table:formula="of:=[.U241]-[.T241]" office:value-type="float" office:value="0.03892141" calcext:value-type="float">
            <text:p>0,038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/>
          <table:table-cell table:style-name="ce1" office:value-type="float" office:value="0.0465809" calcext:value-type="float">
            <text:p>0,046581</text:p>
          </table:table-cell>
          <table:table-cell table:style-name="ce1" office:value-type="float" office:value="0.0422637" calcext:value-type="float">
            <text:p>0,042264</text:p>
          </table:table-cell>
          <table:table-cell table:style-name="ce2" office:value-type="float" office:value="180.66" calcext:value-type="float">
            <text:p>180,66</text:p>
          </table:table-cell>
          <table:table-cell office:value-type="float" office:value="10.828231" calcext:value-type="float">
            <text:p>10,828231</text:p>
          </table:table-cell>
          <table:table-cell office:value-type="float" office:value="10.8688453" calcext:value-type="float">
            <text:p>10,868845</text:p>
          </table:table-cell>
          <table:table-cell office:value-type="float" office:value="0.52954026" calcext:value-type="float">
            <text:p>0,529540</text:p>
          </table:table-cell>
          <table:table-cell office:value-type="float" office:value="0.55947807182" calcext:value-type="float">
            <text:p>0,55947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1" office:value-type="float" office:value="0.0598783" calcext:value-type="float">
            <text:p>0,059878</text:p>
          </table:table-cell>
          <table:table-cell table:style-name="ce1" office:value-type="float" office:value="0.0423454" calcext:value-type="float">
            <text:p>0,042345</text:p>
          </table:table-cell>
          <table:table-cell table:style-name="ce2" office:value-type="float" office:value="423.62" calcext:value-type="float">
            <text:p>423,62</text:p>
          </table:table-cell>
          <table:table-cell office:value-type="float" office:value="10.8185538" calcext:value-type="float">
            <text:p>10,818554</text:p>
          </table:table-cell>
          <table:table-cell office:value-type="float" office:value="10.868824" calcext:value-type="float">
            <text:p>10,868824</text:p>
          </table:table-cell>
          <table:table-cell office:value-type="float" office:value="0.5295060229" calcext:value-type="float">
            <text:p>0,529506</text:p>
          </table:table-cell>
          <table:table-cell office:value-type="float" office:value="0.5594393" calcext:value-type="float">
            <text:p>0,55943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1"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table:style-name="ce2" office:value-type="float" office:value="1588.74" calcext:value-type="float">
            <text:p>1588,74</text:p>
          </table:table-cell>
          <table:table-cell office:value-type="float" office:value="10.79803" calcext:value-type="float">
            <text:p>10,798030</text:p>
          </table:table-cell>
          <table:table-cell office:value-type="float" office:value="10.8792823" calcext:value-type="float">
            <text:p>10,879282</text:p>
          </table:table-cell>
          <table:table-cell office:value-type="float" office:value="0.540226" calcext:value-type="float">
            <text:p>0,540226</text:p>
          </table:table-cell>
          <table:table-cell office:value-type="float" office:value="0.5748631523" calcext:value-type="float">
            <text:p>0,57486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1" office:value-type="float" office:value="0.0853448" calcext:value-type="float">
            <text:p>0,085345</text:p>
          </table:table-cell>
          <table:table-cell table:style-name="ce1" office:value-type="float" office:value="0.0490758" calcext:value-type="float">
            <text:p>0,049076</text:p>
          </table:table-cell>
          <table:table-cell table:style-name="ce2" office:value-type="float" office:value="1843.32" calcext:value-type="float">
            <text:p>1843,32</text:p>
          </table:table-cell>
          <table:table-cell office:value-type="float" office:value="10.7978166" calcext:value-type="float">
            <text:p>10,797817</text:p>
          </table:table-cell>
          <table:table-cell office:value-type="float" office:value="10.87906" calcext:value-type="float">
            <text:p>10,879060</text:p>
          </table:table-cell>
          <table:table-cell office:value-type="float" office:value="0.5404219" calcext:value-type="float">
            <text:p>0,540422</text:p>
          </table:table-cell>
          <table:table-cell office:value-type="float" office:value="0.575068" calcext:value-type="float">
            <text:p>0,57506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216439" calcext:value-type="float">
            <text:p>0,021644</text:p>
          </table:table-cell>
          <table:table-cell table:style-name="ce1" office:value-type="float" office:value="0.000193178" calcext:value-type="float">
            <text:p>0,000193</text:p>
          </table:table-cell>
          <table:table-cell table:style-name="ce2" office:value-type="float" office:value="672.45" calcext:value-type="float">
            <text:p>672,45</text:p>
          </table:table-cell>
          <table:table-cell office:value-type="float" office:value="10.837459" calcext:value-type="float">
            <text:p>10,837459</text:p>
          </table:table-cell>
          <table:table-cell office:value-type="float" office:value="10.8540333" calcext:value-type="float">
            <text:p>10,854033</text:p>
          </table:table-cell>
          <table:table-cell office:value-type="float" office:value="0.549316399" calcext:value-type="float">
            <text:p>0,549316</text:p>
          </table:table-cell>
          <table:table-cell office:value-type="float" office:value="0.54938913" calcext:value-type="float">
            <text:p>0,54938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218576" calcext:value-type="float">
            <text:p>0,021858</text:p>
          </table:table-cell>
          <table:table-cell table:style-name="ce1" office:value-type="float" office:value="0.000338215" calcext:value-type="float">
            <text:p>0,000338</text:p>
          </table:table-cell>
          <table:table-cell table:style-name="ce2" office:value-type="float" office:value="737.3" calcext:value-type="float">
            <text:p>737,30</text:p>
          </table:table-cell>
          <table:table-cell office:value-type="float" office:value="10.83981232" calcext:value-type="float">
            <text:p>10,839812</text:p>
          </table:table-cell>
          <table:table-cell office:value-type="float" office:value="10.8524721" calcext:value-type="float">
            <text:p>10,852472</text:p>
          </table:table-cell>
          <table:table-cell office:value-type="float" office:value="0.5492855" calcext:value-type="float">
            <text:p>0,549286</text:p>
          </table:table-cell>
          <table:table-cell office:value-type="float" office:value="0.5494203" calcext:value-type="float">
            <text:p>0,54942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" calcext:value-type="float">
            <text:p>0,000378</text:p>
          </table:table-cell>
          <table:table-cell table:style-name="ce2" office:value-type="float" office:value="707.28" calcext:value-type="float">
            <text:p>707,28</text:p>
          </table:table-cell>
          <table:table-cell office:value-type="float" office:value="10.83316" calcext:value-type="float">
            <text:p>10,833160</text:p>
          </table:table-cell>
          <table:table-cell office:value-type="float" office:value="10.858987" calcext:value-type="float">
            <text:p>10,858987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24" calcext:value-type="float">
            <text:p>0,5494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475.81" calcext:value-type="float">
            <text:p>475,81</text:p>
          </table:table-cell>
          <table:table-cell office:value-type="float" office:value="10.8290047" calcext:value-type="float">
            <text:p>10,829005</text:p>
          </table:table-cell>
          <table:table-cell office:value-type="float" office:value="10.85943352317" calcext:value-type="float">
            <text:p>10,859434</text:p>
          </table:table-cell>
          <table:table-cell office:value-type="float" office:value="0.549284008" calcext:value-type="float">
            <text:p>0,549284</text:p>
          </table:table-cell>
          <table:table-cell office:value-type="float" office:value="0.549421530428" calcext:value-type="float">
            <text:p>0,54942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73826" calcext:value-type="float">
            <text:p>0,047383</text:p>
          </table:table-cell>
          <table:table-cell table:style-name="ce1"/>
          <table:table-cell table:style-name="ce2" office:value-type="float" office:value="451.86" calcext:value-type="float">
            <text:p>451,86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50]-[.R250]" office:value-type="float" office:value="0.0364144" calcext:value-type="float">
            <text:p>0,036414</text:p>
          </table:table-cell>
          <table:table-cell table:style-name="ce1" table:formula="of:=[.U250]-[.T250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106094" calcext:value-type="float">
            <text:p>0,001061</text:p>
          </table:table-cell>
          <table:table-cell table:style-name="ce1"/>
          <table:table-cell table:style-name="ce2"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51]-[.R251]" office:value-type="float" office:value="0.00059231999999998" calcext:value-type="float">
            <text:p>0,000592</text:p>
          </table:table-cell>
          <table:table-cell table:style-name="ce1" table:formula="of:=[.U251]-[.T251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73826" calcext:value-type="float">
            <text:p>0,047383</text:p>
          </table:table-cell>
          <table:table-cell table:style-name="ce1"/>
          <table:table-cell table:style-name="ce2" office:value-type="float" office:value="490.11" calcext:value-type="float">
            <text:p>490,11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52]-[.R252]" office:value-type="float" office:value="0.0364144" calcext:value-type="float">
            <text:p>0,036414</text:p>
          </table:table-cell>
          <table:table-cell table:style-name="ce1" table:formula="of:=[.U252]-[.T252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106094" calcext:value-type="float">
            <text:p>0,001061</text:p>
          </table:table-cell>
          <table:table-cell table:style-name="ce1"/>
          <table:table-cell table:style-name="ce2"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53]-[.R253]" office:value-type="float" office:value="0.00059231999999998" calcext:value-type="float">
            <text:p>0,000592</text:p>
          </table:table-cell>
          <table:table-cell table:style-name="ce1" table:formula="of:=[.U253]-[.T253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73826" calcext:value-type="float">
            <text:p>0,047383</text:p>
          </table:table-cell>
          <table:table-cell table:style-name="ce1"/>
          <table:table-cell table:style-name="ce2" office:value-type="float" office:value="470.53" calcext:value-type="float">
            <text:p>470,53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54]-[.R254]" office:value-type="float" office:value="0.0364144" calcext:value-type="float">
            <text:p>0,036414</text:p>
          </table:table-cell>
          <table:table-cell table:style-name="ce1" table:formula="of:=[.U254]-[.T254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106094" calcext:value-type="float">
            <text:p>0,001061</text:p>
          </table:table-cell>
          <table:table-cell table:style-name="ce1"/>
          <table:table-cell table:style-name="ce2"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55]-[.R255]" office:value-type="float" office:value="0.00059231999999998" calcext:value-type="float">
            <text:p>0,000592</text:p>
          </table:table-cell>
          <table:table-cell table:style-name="ce1" table:formula="of:=[.U255]-[.T255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2507" calcext:value-type="float">
            <text:p>0,042507</text:p>
          </table:table-cell>
          <table:table-cell table:style-name="ce1"/>
          <table:table-cell table:style-name="ce2" office:value-type="float" office:value="448.92" calcext:value-type="float">
            <text:p>448,92</text:p>
          </table:table-cell>
          <table:table-cell office:value-type="float" office:value="10.825001" calcext:value-type="float">
            <text:p>10,825001</text:p>
          </table:table-cell>
          <table:table-cell office:value-type="float" office:value="10.8552596" calcext:value-type="float">
            <text:p>10,855260</text:p>
          </table:table-cell>
          <table:table-cell office:value-type="float" office:value="-10.858033" calcext:value-type="float">
            <text:p>-10,858033</text:p>
          </table:table-cell>
          <table:table-cell office:value-type="float" office:value="-10.8259187" calcext:value-type="float">
            <text:p>-10,825919</text:p>
          </table:table-cell>
          <table:table-cell table:style-name="ce1" table:formula="of:=[.S256]-[.R256]" office:value-type="float" office:value="0.0302585999999998" calcext:value-type="float">
            <text:p>0,030259</text:p>
          </table:table-cell>
          <table:table-cell table:style-name="ce1" table:formula="of:=[.U256]-[.T256]" office:value-type="float" office:value="0.0321142999999999" calcext:value-type="float">
            <text:p>0,03211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0743324" calcext:value-type="float">
            <text:p>0,000743</text:p>
          </table:table-cell>
          <table:table-cell table:style-name="ce1"/>
          <table:table-cell table:style-name="ce2"/>
          <table:table-cell office:value-type="float" office:value="0.5492766" calcext:value-type="float">
            <text:p>0,549277</text:p>
          </table:table-cell>
          <table:table-cell office:value-type="float" office:value="0.54966637" calcext:value-type="float">
            <text:p>0,549666</text:p>
          </table:table-cell>
          <table:table-cell office:value-type="float" office:value="-0.549527" calcext:value-type="float">
            <text:p>-0,549527</text:p>
          </table:table-cell>
          <table:table-cell office:value-type="float" office:value="-0.548961647" calcext:value-type="float">
            <text:p>-0,548962</text:p>
          </table:table-cell>
          <table:table-cell table:style-name="ce1" table:formula="of:=[.S257]-[.R257]" office:value-type="float" office:value="0.000389769999999956" calcext:value-type="float">
            <text:p>0,000390</text:p>
          </table:table-cell>
          <table:table-cell table:style-name="ce1" table:formula="of:=[.U257]-[.T257]" office:value-type="float" office:value="0.000565352999999935" calcext:value-type="float">
            <text:p>0,0005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45703" calcext:value-type="float">
            <text:p>0,044570</text:p>
          </table:table-cell>
          <table:table-cell table:style-name="ce1"/>
          <table:table-cell table:style-name="ce2" office:value-type="float" office:value="141.72" calcext:value-type="float">
            <text:p>141,72</text:p>
          </table:table-cell>
          <table:table-cell office:value-type="float" office:value="10.8327594" calcext:value-type="float">
            <text:p>10,832759</text:p>
          </table:table-cell>
          <table:table-cell office:value-type="float" office:value="10.85747632" calcext:value-type="float">
            <text:p>10,857476</text:p>
          </table:table-cell>
          <table:table-cell office:value-type="float" office:value="-10.868145" calcext:value-type="float">
            <text:p>-10,868145</text:p>
          </table:table-cell>
          <table:table-cell office:value-type="float" office:value="-10.822424" calcext:value-type="float">
            <text:p>-10,822424</text:p>
          </table:table-cell>
          <table:table-cell table:style-name="ce1" table:formula="of:=[.S258]-[.R258]" office:value-type="float" office:value="0.0247169199999995" calcext:value-type="float">
            <text:p>0,024717</text:p>
          </table:table-cell>
          <table:table-cell table:style-name="ce1" table:formula="of:=[.U258]-[.T258]" office:value-type="float" office:value="0.0457210000000003" calcext:value-type="float">
            <text:p>0,04572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table:number-columns-repeated="7"/>
          <table:table-cell table:style-name="ce1" office:value-type="float" office:value="0.0114552" calcext:value-type="float">
            <text:p>0,011455</text:p>
          </table:table-cell>
          <table:table-cell table:style-name="ce1"/>
          <table:table-cell table:style-name="ce2"/>
          <table:table-cell office:value-type="float" office:value="0.546176098" calcext:value-type="float">
            <text:p>0,546176</text:p>
          </table:table-cell>
          <table:table-cell office:value-type="float" office:value="0.55319177" calcext:value-type="float">
            <text:p>0,553192</text:p>
          </table:table-cell>
          <table:table-cell office:value-type="float" office:value="-0.5515601" calcext:value-type="float">
            <text:p>-0,551560</text:p>
          </table:table-cell>
          <table:table-cell office:value-type="float" office:value="-0.547113115" calcext:value-type="float">
            <text:p>-0,547113</text:p>
          </table:table-cell>
          <table:table-cell table:style-name="ce1" table:formula="of:=[.S259]-[.R259]" office:value-type="float" office:value="0.00701567199999997" calcext:value-type="float">
            <text:p>0,007016</text:p>
          </table:table-cell>
          <table:table-cell table:style-name="ce1" table:formula="of:=[.U259]-[.T259]" office:value-type="float" office:value="0.00444698499999996" calcext:value-type="float">
            <text:p>0,0044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60326" calcext:value-type="float">
            <text:p>0,046033</text:p>
          </table:table-cell>
          <table:table-cell table:style-name="ce1"/>
          <table:table-cell table:style-name="ce2" office:value-type="float" office:value="122.94" calcext:value-type="float">
            <text:p>122,94</text:p>
          </table:table-cell>
          <table:table-cell office:value-type="float" office:value="10.81773" calcext:value-type="float">
            <text:p>10,817730</text:p>
          </table:table-cell>
          <table:table-cell office:value-type="float" office:value="10.862944" calcext:value-type="float">
            <text:p>10,862944</text:p>
          </table:table-cell>
          <table:table-cell office:value-type="float" office:value="-10.863855" calcext:value-type="float">
            <text:p>-10,863855</text:p>
          </table:table-cell>
          <table:table-cell office:value-type="float" office:value="-10.830685" calcext:value-type="float">
            <text:p>-10,830685</text:p>
          </table:table-cell>
          <table:table-cell table:style-name="ce1" table:formula="of:=[.S260]-[.R260]" office:value-type="float" office:value="0.0452140000000014" calcext:value-type="float">
            <text:p>0,045214</text:p>
          </table:table-cell>
          <table:table-cell table:style-name="ce1" table:formula="of:=[.U260]-[.T260]" office:value-type="float" office:value="0.0331699999999984" calcext:value-type="float">
            <text:p>0,03317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7"/>
          <table:table-cell table:style-name="ce1" office:value-type="float" office:value="0.00766197" calcext:value-type="float">
            <text:p>0,007662</text:p>
          </table:table-cell>
          <table:table-cell table:style-name="ce1"/>
          <table:table-cell table:style-name="ce2"/>
          <table:table-cell office:value-type="float" office:value="0.5468205" calcext:value-type="float">
            <text:p>0,546821</text:p>
          </table:table-cell>
          <table:table-cell office:value-type="float" office:value="0.5523166" calcext:value-type="float">
            <text:p>0,552317</text:p>
          </table:table-cell>
          <table:table-cell office:value-type="float" office:value="-0.5509002" calcext:value-type="float">
            <text:p>-0,550900</text:p>
          </table:table-cell>
          <table:table-cell office:value-type="float" office:value="-0.54730337" calcext:value-type="float">
            <text:p>-0,547303</text:p>
          </table:table-cell>
          <table:table-cell table:style-name="ce1" table:formula="of:=[.S261]-[.R261]" office:value-type="float" office:value="0.0054961" calcext:value-type="float">
            <text:p>0,005496</text:p>
          </table:table-cell>
          <table:table-cell table:style-name="ce1" table:formula="of:=[.U261]-[.T261]" office:value-type="float" office:value="0.00359682999999988" calcext:value-type="float">
            <text:p>0,0035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t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57459" calcext:value-type="float">
            <text:p>0,015746</text:p>
          </table:table-cell>
          <table:table-cell table:style-name="ce1"/>
          <table:table-cell table:style-name="ce2" office:value-type="float" office:value="2226.11" calcext:value-type="float">
            <text:p>2226,11</text:p>
          </table:table-cell>
          <table:table-cell office:value-type="float" office:value="10.8315" calcext:value-type="float">
            <text:p>10,831500</text:p>
          </table:table-cell>
          <table:table-cell office:value-type="float" office:value="10.8473" calcext:value-type="float">
            <text:p>10,847300</text:p>
          </table:table-cell>
          <table:table-cell office:value-type="float" office:value="-10.8473" calcext:value-type="float">
            <text:p>-10,847300</text:p>
          </table:table-cell>
          <table:table-cell office:value-type="float" office:value="-10.8312" calcext:value-type="float">
            <text:p>-10,831200</text:p>
          </table:table-cell>
          <table:table-cell table:style-name="ce1" table:formula="of:=[.S262]-[.R262]" office:value-type="float" office:value="0.0158000000000005" calcext:value-type="float">
            <text:p>0,015800</text:p>
          </table:table-cell>
          <table:table-cell table:style-name="ce1" table:formula="of:=[.U262]-[.T262]" office:value-type="float" office:value="0.0160999999999998" calcext:value-type="float">
            <text:p>0,01610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0493447" calcext:value-type="float">
            <text:p>0,000493</text:p>
          </table:table-cell>
          <table:table-cell table:style-name="ce1"/>
          <table:table-cell table:style-name="ce2"/>
          <table:table-cell table:number-columns-repeated="2" office:value-type="float" office:value="0.549353" calcext:value-type="float">
            <text:p>0,549353</text:p>
          </table:table-cell>
          <table:table-cell table:number-columns-repeated="2" office:value-type="float" office:value="-0.549353" calcext:value-type="float">
            <text:p>-0,549353</text:p>
          </table:table-cell>
          <table:table-cell table:style-name="ce5" office:value-type="float" office:value="0.00000000707" calcext:value-type="float">
            <text:p>7,07E-09</text:p>
          </table:table-cell>
          <table:table-cell table:style-name="ce5" office:value-type="float" office:value="0.00000000456" calcext:value-type="float">
            <text:p>4,56E-09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/>
          <table:table-cell office:value-type="float" office:value="10.839769" calcext:value-type="float">
            <text:p>10,839769</text:p>
          </table:table-cell>
          <table:table-cell office:value-type="float" office:value="10.85503991" calcext:value-type="float">
            <text:p>10,855040</text:p>
          </table:table-cell>
          <table:table-cell/>
          <table:table-cell office:value-type="float" office:value="0.5494183" calcext:value-type="float">
            <text:p>0,5494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/>
          <table:table-cell office:value-type="float" office:value="10.82910009" calcext:value-type="float">
            <text:p>10,829100</text:p>
          </table:table-cell>
          <table:table-cell office:value-type="float" office:value="10.8577811" calcext:value-type="float">
            <text:p>10,857781</text:p>
          </table:table-cell>
          <table:table-cell office:value-type="float" office:value="0.5492868" calcext:value-type="float">
            <text:p>0,549287</text:p>
          </table:table-cell>
          <table:table-cell office:value-type="float" office:value="0.5493863" calcext:value-type="float">
            <text:p>0,54938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0708878" calcext:value-type="float">
            <text:p>0,007089</text:p>
          </table:table-cell>
          <table:table-cell table:style-name="ce1"/>
          <table:table-cell table:style-name="ce2" office:value-type="float" office:value="19.4029" calcext:value-type="float">
            <text:p>19,40</text:p>
          </table:table-cell>
          <table:table-cell office:value-type="float" office:value="0.28170131961" calcext:value-type="float">
            <text:p>0,281701</text:p>
          </table:table-cell>
          <table:table-cell office:value-type="float" office:value="0.28562299" calcext:value-type="float">
            <text:p>0,285623</text:p>
          </table:table-cell>
          <table:table-cell office:value-type="float" office:value="-0.9608916" calcext:value-type="float">
            <text:p>-0,960892</text:p>
          </table:table-cell>
          <table:table-cell office:value-type="float" office:value="-0.95695685178" calcext:value-type="float">
            <text:p>-0,956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0595061" calcext:value-type="float">
            <text:p>0,005951</text:p>
          </table:table-cell>
          <table:table-cell table:style-name="ce1"/>
          <table:table-cell table:style-name="ce2" office:value-type="float" office:value="309.46" calcext:value-type="float">
            <text:p>309,46</text:p>
          </table:table-cell>
          <table:table-cell office:value-type="float" office:value="0.2829414" calcext:value-type="float">
            <text:p>0,282941</text:p>
          </table:table-cell>
          <table:table-cell office:value-type="float" office:value="0.284417957" calcext:value-type="float">
            <text:p>0,284418</text:p>
          </table:table-cell>
          <table:table-cell office:value-type="float" office:value="-0.9594756" calcext:value-type="float">
            <text:p>-0,959476</text:p>
          </table:table-cell>
          <table:table-cell office:value-type="float" office:value="-0.957994842" calcext:value-type="float">
            <text:p>-0,9579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56537" calcext:value-type="float">
            <text:p>0,025654</text:p>
          </table:table-cell>
          <table:table-cell table:style-name="ce1"/>
          <table:table-cell table:style-name="ce2" office:value-type="float" office:value="89.6888" calcext:value-type="float">
            <text:p>89,69</text:p>
          </table:table-cell>
          <table:table-cell office:value-type="float" office:value="0.2770726" calcext:value-type="float">
            <text:p>0,277073</text:p>
          </table:table-cell>
          <table:table-cell office:value-type="float" office:value="0.2902513" calcext:value-type="float">
            <text:p>0,290251</text:p>
          </table:table-cell>
          <table:table-cell office:value-type="float" office:value="-0.965534" calcext:value-type="float">
            <text:p>-0,965534</text:p>
          </table:table-cell>
          <table:table-cell office:value-type="float" office:value="-0.952313135" calcext:value-type="float">
            <text:p>-0,9523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22771" calcext:value-type="float">
            <text:p>0,022277</text:p>
          </table:table-cell>
          <table:table-cell table:style-name="ce1"/>
          <table:table-cell table:style-name="ce2" office:value-type="float" office:value="347.115" calcext:value-type="float">
            <text:p>347,12</text:p>
          </table:table-cell>
          <table:table-cell office:value-type="float" office:value="0.2813216" calcext:value-type="float">
            <text:p>0,281322</text:p>
          </table:table-cell>
          <table:table-cell office:value-type="float" office:value="0.28631171" calcext:value-type="float">
            <text:p>0,286312</text:p>
          </table:table-cell>
          <table:table-cell office:value-type="float" office:value="-0.96206367" calcext:value-type="float">
            <text:p>-0,962064</text:p>
          </table:table-cell>
          <table:table-cell office:value-type="float" office:value="-0.9564010988" calcext:value-type="float">
            <text:p>-0,95640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41197" calcext:value-type="float">
            <text:p>0,024120</text:p>
          </table:table-cell>
          <table:table-cell table:style-name="ce1"/>
          <table:table-cell table:style-name="ce2"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1004" calcext:value-type="float">
            <text:p>0,021004</text:p>
          </table:table-cell>
          <table:table-cell table:style-name="ce1"/>
          <table:table-cell table:style-name="ce2"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979092" calcext:value-type="float">
            <text:p>0,097909</text:p>
          </table:table-cell>
          <table:table-cell table:style-name="ce1"/>
          <table:table-cell table:style-name="ce2" office:value-type="float" office:value="16.67" calcext:value-type="float">
            <text:p>16,67</text:p>
          </table:table-cell>
          <table:table-cell office:value-type="float" office:value="0.25877554835" calcext:value-type="float">
            <text:p>0,258776</text:p>
          </table:table-cell>
          <table:table-cell office:value-type="float" office:value="0.30854404611" calcext:value-type="float">
            <text:p>0,308544</text:p>
          </table:table-cell>
          <table:table-cell office:value-type="float" office:value="-0.98390174" calcext:value-type="float">
            <text:p>-0,983902</text:p>
          </table:table-cell>
          <table:table-cell office:value-type="float" office:value="-0.93392258" calcext:value-type="float">
            <text:p>-0,93392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744792" calcext:value-type="float">
            <text:p>0,074479</text:p>
          </table:table-cell>
          <table:table-cell table:style-name="ce1"/>
          <table:table-cell table:style-name="ce2" office:value-type="float" office:value="1414.74" calcext:value-type="float">
            <text:p>1414,74</text:p>
          </table:table-cell>
          <table:table-cell office:value-type="float" office:value="0.2767026" calcext:value-type="float">
            <text:p>0,276703</text:p>
          </table:table-cell>
          <table:table-cell office:value-type="float" office:value="0.2905968" calcext:value-type="float">
            <text:p>0,290597</text:p>
          </table:table-cell>
          <table:table-cell office:value-type="float" office:value="-0.9647995865" calcext:value-type="float">
            <text:p>-0,964800</text:p>
          </table:table-cell>
          <table:table-cell office:value-type="float" office:value="-0.95304772885" calcext:value-type="float">
            <text:p>-0,95304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482519" calcext:value-type="float">
            <text:p>0,048252</text:p>
          </table:table-cell>
          <table:table-cell table:style-name="ce1"/>
          <table:table-cell table:style-name="ce2" office:value-type="float" office:value="36.6356" calcext:value-type="float">
            <text:p>36,64</text:p>
          </table:table-cell>
          <table:table-cell office:value-type="float" office:value="0.2714022" calcext:value-type="float">
            <text:p>0,271402</text:p>
          </table:table-cell>
          <table:table-cell office:value-type="float" office:value="0.29592" calcext:value-type="float">
            <text:p>0,295920</text:p>
          </table:table-cell>
          <table:table-cell office:value-type="float" office:value="-0.97122" calcext:value-type="float">
            <text:p>-0,971220</text:p>
          </table:table-cell>
          <table:table-cell office:value-type="float" office:value="-0.946617664" calcext:value-type="float">
            <text:p>-0,9466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41197" calcext:value-type="float">
            <text:p>0,024120</text:p>
          </table:table-cell>
          <table:table-cell table:style-name="ce1"/>
          <table:table-cell table:style-name="ce2"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120583" calcext:value-type="float">
            <text:p>0,012058</text:p>
          </table:table-cell>
          <table:table-cell table:style-name="ce1"/>
          <table:table-cell table:style-name="ce2" office:value-type="float" office:value="132.75" calcext:value-type="float">
            <text:p>132,75</text:p>
          </table:table-cell>
          <table:table-cell office:value-type="float" office:value="0.2805988" calcext:value-type="float">
            <text:p>0,280599</text:p>
          </table:table-cell>
          <table:table-cell office:value-type="float" office:value="0.2867253" calcext:value-type="float">
            <text:p>0,286725</text:p>
          </table:table-cell>
          <table:table-cell office:value-type="float" office:value="-0.9619966" calcext:value-type="float">
            <text:p>-0,961997</text:p>
          </table:table-cell>
          <table:table-cell office:value-type="float" office:value="-0.955851" calcext:value-type="float">
            <text:p>-0,9558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41196" calcext:value-type="float">
            <text:p>0,024120</text:p>
          </table:table-cell>
          <table:table-cell table:style-name="ce1"/>
          <table:table-cell table:style-name="ce2" office:value-type="float" office:value="109.32" calcext:value-type="float">
            <text:p>109,32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09839" calcext:value-type="float">
            <text:p>0,020984</text:p>
          </table:table-cell>
          <table:table-cell table:style-name="ce1"/>
          <table:table-cell table:style-name="ce2" office:value-type="float" office:value="375.35" calcext:value-type="float">
            <text:p>375,35</text:p>
          </table:table-cell>
          <table:table-cell office:value-type="float" office:value="0.2807582" calcext:value-type="float">
            <text:p>0,280758</text:p>
          </table:table-cell>
          <table:table-cell office:value-type="float" office:value="0.2861293789" calcext:value-type="float">
            <text:p>0,286129</text:p>
          </table:table-cell>
          <table:table-cell office:value-type="float" office:value="-0.960713" calcext:value-type="float">
            <text:p>-0,960713</text:p>
          </table:table-cell>
          <table:table-cell office:value-type="float" office:value="-0.9560637348" calcext:value-type="float">
            <text:p>-0,9560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1004" calcext:value-type="float">
            <text:p>0,021004</text:p>
          </table:table-cell>
          <table:table-cell table:style-name="ce1"/>
          <table:table-cell table:style-name="ce2"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 corr.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0381112" calcext:value-type="float">
            <text:p>0,003811</text:p>
          </table:table-cell>
          <table:table-cell table:style-name="ce1"/>
          <table:table-cell table:style-name="ce2" office:value-type="float" office:value="64.12" calcext:value-type="float">
            <text:p>64,12</text:p>
          </table:table-cell>
          <table:table-cell office:value-type="float" office:value="0.2827176" calcext:value-type="float">
            <text:p>0,282718</text:p>
          </table:table-cell>
          <table:table-cell office:value-type="float" office:value="0.2846067" calcext:value-type="float">
            <text:p>0,284607</text:p>
          </table:table-cell>
          <table:table-cell office:value-type="float" office:value="-0.959812" calcext:value-type="float">
            <text:p>-0,959812</text:p>
          </table:table-cell>
          <table:table-cell office:value-type="float" office:value="-0.958035653" calcext:value-type="float">
            <text:p>-0,958036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1" office:value-type="string" calcext:value-type="string">
            <text:p>inf</text:p>
          </table:table-cell>
          <table:table-cell table:style-name="ce1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1" office:value-type="string" calcext:value-type="string">
            <text:p>inf</text:p>
          </table:table-cell>
          <table:table-cell table:style-name="ce1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4</text:p>
          </table:table-cell>
          <table:table-cell/>
          <table:table-cell table:style-name="ce1" office:value-type="float" office:value="6.86" calcext:value-type="float">
            <text:p>6,860000</text:p>
          </table:table-cell>
          <table:table-cell table:style-name="ce1" office:value-type="string" calcext:value-type="string">
            <text:p>sol parasite</text:p>
          </table:table-cell>
          <table:table-cell table:style-name="ce2" office:value-type="float" office:value="1277.85" calcext:value-type="float">
            <text:p>1277,85</text:p>
          </table:table-cell>
          <table:table-cell office:value-type="float" office:value="-1.585522955" calcext:value-type="float">
            <text:p>-1,585523</text:p>
          </table:table-cell>
          <table:table-cell office:value-type="float" office:value="-0.39170028" calcext:value-type="float">
            <text:p>-0,391700</text:p>
          </table:table-cell>
          <table:table-cell office:value-type="float" office:value="-0.451075" calcext:value-type="float">
            <text:p>-0,451075</text:p>
          </table:table-cell>
          <table:table-cell office:value-type="float" office:value="0.97893434813" calcext:value-type="float">
            <text:p>0,97893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3</text:p>
          </table:table-cell>
          <table:table-cell/>
          <table:table-cell table:style-name="ce1" office:value-type="float" office:value="4.04661" calcext:value-type="float">
            <text:p>4,046610</text:p>
          </table:table-cell>
          <table:table-cell table:style-name="ce1"/>
          <table:table-cell table:style-name="ce2" office:value-type="float" office:value="1006.13" calcext:value-type="float">
            <text:p>1006,13</text:p>
          </table:table-cell>
          <table:table-cell office:value-type="float" office:value="-1.296242" calcext:value-type="float">
            <text:p>-1,296242</text:p>
          </table:table-cell>
          <table:table-cell office:value-type="float" office:value="-0.667998" calcext:value-type="float">
            <text:p>-0,667998</text:p>
          </table:table-cell>
          <table:table-cell office:value-type="float" office:value="-0.220354" calcext:value-type="float">
            <text:p>-0,220354</text:p>
          </table:table-cell>
          <table:table-cell office:value-type="float" office:value="0.52125427996" calcext:value-type="float">
            <text:p>0,5212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1.81955" calcext:value-type="float">
            <text:p>1,819550</text:p>
          </table:table-cell>
          <table:table-cell table:style-name="ce1"/>
          <table:table-cell table:style-name="ce2" office:value-type="float" office:value="157.437" calcext:value-type="float">
            <text:p>157,44</text:p>
          </table:table-cell>
          <table:table-cell office:value-type="float" office:value="-1.1283935" calcext:value-type="float">
            <text:p>-1,128394</text:p>
          </table:table-cell>
          <table:table-cell office:value-type="float" office:value="-0.84841554" calcext:value-type="float">
            <text:p>-0,848416</text:p>
          </table:table-cell>
          <table:table-cell office:value-type="float" office:value="-0.06366576" calcext:value-type="float">
            <text:p>-0,063666</text:p>
          </table:table-cell>
          <table:table-cell office:value-type="float" office:value="0.32806211" calcext:value-type="float">
            <text:p>0,32806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table:style-name="ce1" office:value-type="float" office:value="2.02198" calcext:value-type="float">
            <text:p>2,021980</text:p>
          </table:table-cell>
          <table:table-cell table:style-name="ce1"/>
          <table:table-cell table:style-name="ce2" office:value-type="float" office:value="291.59" calcext:value-type="float">
            <text:p>291,59</text:p>
          </table:table-cell>
          <table:table-cell office:value-type="float" office:value="-1.245769" calcext:value-type="float">
            <text:p>-1,245769</text:p>
          </table:table-cell>
          <table:table-cell office:value-type="float" office:value="-0.68289828" calcext:value-type="float">
            <text:p>-0,682898</text:p>
          </table:table-cell>
          <table:table-cell office:value-type="float" office:value="-0.1712495031" calcext:value-type="float">
            <text:p>-0,171250</text:p>
          </table:table-cell>
          <table:table-cell office:value-type="float" office:value="0.46568147895" calcext:value-type="float">
            <text:p>0,46568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2.3769" calcext:value-type="float">
            <text:p>2,376900</text:p>
          </table:table-cell>
          <table:table-cell table:style-name="ce1"/>
          <table:table-cell table:style-name="ce2" office:value-type="float" office:value="173.4" calcext:value-type="float">
            <text:p>173,40</text:p>
          </table:table-cell>
          <table:table-cell office:value-type="float" office:value="-1.23892419" calcext:value-type="float">
            <text:p>-1,238924</text:p>
          </table:table-cell>
          <table:table-cell office:value-type="float" office:value="-0.73326825" calcext:value-type="float">
            <text:p>-0,733268</text:p>
          </table:table-cell>
          <table:table-cell office:value-type="float" office:value="-0.135721" calcext:value-type="float">
            <text:p>-0,135721</text:p>
          </table:table-cell>
          <table:table-cell office:value-type="float" office:value="0.467136" calcext:value-type="float">
            <text:p>0,46713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3.08529" calcext:value-type="float">
            <text:p>3,085290</text:p>
          </table:table-cell>
          <table:table-cell table:style-name="ce1"/>
          <table:table-cell table:style-name="ce2" office:value-type="float" office:value="82.71" calcext:value-type="float">
            <text:p>82,71</text:p>
          </table:table-cell>
          <table:table-cell office:value-type="float" office:value="-1.353747" calcext:value-type="float">
            <text:p>-1,353747</text:p>
          </table:table-cell>
          <table:table-cell office:value-type="float" office:value="-0.5247257" calcext:value-type="float">
            <text:p>-0,524726</text:p>
          </table:table-cell>
          <table:table-cell office:value-type="float" office:value="-0.1500889" calcext:value-type="float">
            <text:p>-0,150089</text:p>
          </table:table-cell>
          <table:table-cell office:value-type="float" office:value="0.60298718" calcext:value-type="float">
            <text:p>0,6029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3.0496" calcext:value-type="float">
            <text:p>3,049600</text:p>
          </table:table-cell>
          <table:table-cell table:style-name="ce1"/>
          <table:table-cell table:style-name="ce2" office:value-type="float" office:value="93.75" calcext:value-type="float">
            <text:p>93,75</text:p>
          </table:table-cell>
          <table:table-cell office:value-type="float" office:value="-1.3214699" calcext:value-type="float">
            <text:p>-1,321470</text:p>
          </table:table-cell>
          <table:table-cell office:value-type="float" office:value="-0.5349174" calcext:value-type="float">
            <text:p>-0,534917</text:p>
          </table:table-cell>
          <table:table-cell office:value-type="float" office:value="-0.1547893" calcext:value-type="float">
            <text:p>-0,154789</text:p>
          </table:table-cell>
          <table:table-cell office:value-type="float" office:value="0.5964135" calcext:value-type="float">
            <text:p>0,59641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1.85411" calcext:value-type="float">
            <text:p>1,854110</text:p>
          </table:table-cell>
          <table:table-cell table:style-name="ce1"/>
          <table:table-cell table:style-name="ce2" office:value-type="float" office:value="152.46" calcext:value-type="float">
            <text:p>152,46</text:p>
          </table:table-cell>
          <table:table-cell office:value-type="float" office:value="-1.1376182" calcext:value-type="float">
            <text:p>-1,137618</text:p>
          </table:table-cell>
          <table:table-cell office:value-type="float" office:value="-0.8524913" calcext:value-type="float">
            <text:p>-0,852491</text:p>
          </table:table-cell>
          <table:table-cell office:value-type="float" office:value="-0.0565908" calcext:value-type="float">
            <text:p>-0,056591</text:p>
          </table:table-cell>
          <table:table-cell office:value-type="float" office:value="0.343826306" calcext:value-type="float">
            <text:p>0,3438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1.72807" calcext:value-type="float">
            <text:p>1,728070</text:p>
          </table:table-cell>
          <table:table-cell table:style-name="ce1"/>
          <table:table-cell table:style-name="ce2" office:value-type="float" office:value="326.05" calcext:value-type="float">
            <text:p>326,05</text:p>
          </table:table-cell>
          <table:table-cell office:value-type="float" office:value="-1.13630058" calcext:value-type="float">
            <text:p>-1,136301</text:p>
          </table:table-cell>
          <table:table-cell office:value-type="float" office:value="-0.8542869" calcext:value-type="float">
            <text:p>-0,854287</text:p>
          </table:table-cell>
          <table:table-cell office:value-type="float" office:value="-0.04722" calcext:value-type="float">
            <text:p>-0,047220</text:p>
          </table:table-cell>
          <table:table-cell office:value-type="float" office:value="0.3219443805" calcext:value-type="float">
            <text:p>0,3219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table:style-name="ce1" office:value-type="float" office:value="1.67413" calcext:value-type="float">
            <text:p>1,674130</text:p>
          </table:table-cell>
          <table:table-cell table:style-name="ce1"/>
          <table:table-cell table:style-name="ce2" office:value-type="float" office:value="831.97" calcext:value-type="float">
            <text:p>831,97</text:p>
          </table:table-cell>
          <table:table-cell office:value-type="float" office:value="-1.1224493" calcext:value-type="float">
            <text:p>-1,122449</text:p>
          </table:table-cell>
          <table:table-cell office:value-type="float" office:value="-0.85708" calcext:value-type="float">
            <text:p>-0,857080</text:p>
          </table:table-cell>
          <table:table-cell office:value-type="float" office:value="-0.050020274" calcext:value-type="float">
            <text:p>-0,050020</text:p>
          </table:table-cell>
          <table:table-cell office:value-type="float" office:value="0.34272115" calcext:value-type="float">
            <text:p>0,3427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1.7714" calcext:value-type="float">
            <text:p>1,771400</text:p>
          </table:table-cell>
          <table:table-cell table:style-name="ce1"/>
          <table:table-cell table:style-name="ce2" office:value-type="float" office:value="772.96" calcext:value-type="float">
            <text:p>772,96</text:p>
          </table:table-cell>
          <table:table-cell office:value-type="float" office:value="-1.1327119" calcext:value-type="float">
            <text:p>-1,132712</text:p>
          </table:table-cell>
          <table:table-cell office:value-type="float" office:value="-0.859614" calcext:value-type="float">
            <text:p>-0,859614</text:p>
          </table:table-cell>
          <table:table-cell office:value-type="float" office:value="-0.049344302" calcext:value-type="float">
            <text:p>-0,049344</text:p>
          </table:table-cell>
          <table:table-cell office:value-type="float" office:value="0.3254299" calcext:value-type="float">
            <text:p>0,3254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4]</text:p>
          </table:table-cell>
          <table:table-cell table:number-columns-repeated="12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3.00587" calcext:value-type="float">
            <text:p>3,005870</text:p>
          </table:table-cell>
          <table:table-cell table:style-name="ce1"/>
          <table:table-cell table:style-name="ce2" office:value-type="float" office:value="1113.22" calcext:value-type="float">
            <text:p>1113,22</text:p>
          </table:table-cell>
          <table:table-cell office:value-type="float" office:value="-0.891315" calcext:value-type="float">
            <text:p>-0,891315</text:p>
          </table:table-cell>
          <table:table-cell office:value-type="float" office:value="-0.4393923" calcext:value-type="float">
            <text:p>-0,439392</text:p>
          </table:table-cell>
          <table:table-cell office:value-type="float" office:value="-0.959368" calcext:value-type="float">
            <text:p>-0,959368</text:p>
          </table:table-cell>
          <table:table-cell office:value-type="float" office:value="0.5509843826306" calcext:value-type="float">
            <text:p>0,5509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5]</text:p>
          </table:table-cell>
          <table:table-cell table:number-columns-repeated="12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921" calcext:value-type="float">
            <text:p>4921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6.51745" calcext:value-type="float">
            <text:p>6,517450</text:p>
          </table:table-cell>
          <table:table-cell/>
          <table:table-cell table:style-name="ce2" office:value-type="float" office:value="3812.12" calcext:value-type="float">
            <text:p>3812,12</text:p>
          </table:table-cell>
          <table:table-cell office:value-type="float" office:value="-0.2952694" calcext:value-type="float">
            <text:p>-0,295269</text:p>
          </table:table-cell>
          <table:table-cell office:value-type="float" office:value="0.844943" calcext:value-type="float">
            <text:p>0,844943</text:p>
          </table:table-cell>
          <table:table-cell office:value-type="float" office:value="-1.4579701" calcext:value-type="float">
            <text:p>-1,457970</text:p>
          </table:table-cell>
          <table:table-cell office:value-type="float" office:value="-0.4934313" calcext:value-type="float">
            <text:p>-0,49343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6.54888" calcext:value-type="float">
            <text:p>6,548880</text:p>
          </table:table-cell>
          <table:table-cell table:style-name="ce1"/>
          <table:table-cell table:style-name="ce2" office:value-type="float" office:value="4848.56" calcext:value-type="float">
            <text:p>4848,56</text:p>
          </table:table-cell>
          <table:table-cell office:value-type="float" office:value="-0.289745" calcext:value-type="float">
            <text:p>-0,289745</text:p>
          </table:table-cell>
          <table:table-cell office:value-type="float" office:value="0.749548" calcext:value-type="float">
            <text:p>0,749548</text:p>
          </table:table-cell>
          <table:table-cell office:value-type="float" office:value="-1.4341518" calcext:value-type="float">
            <text:p>-1,434152</text:p>
          </table:table-cell>
          <table:table-cell office:value-type="float" office:value="-0.5699131" calcext:value-type="float">
            <text:p>-0,5699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/>
          <table:table-cell table:style-name="ce1" office:value-type="float" office:value="4.00418" calcext:value-type="float">
            <text:p>4,004180</text:p>
          </table:table-cell>
          <table:table-cell/>
          <table:table-cell table:style-name="ce2" office:value-type="float" office:value="3565.65" calcext:value-type="float">
            <text:p>3565,65</text:p>
          </table:table-cell>
          <table:table-cell office:value-type="float" office:value="-0.30419756" calcext:value-type="float">
            <text:p>-0,304198</text:p>
          </table:table-cell>
          <table:table-cell office:value-type="float" office:value="0.8663321612" calcext:value-type="float">
            <text:p>0,866332</text:p>
          </table:table-cell>
          <table:table-cell office:value-type="float" office:value="-1.533479" calcext:value-type="float">
            <text:p>-1,533479</text:p>
          </table:table-cell>
          <table:table-cell office:value-type="float" office:value="-0.370508184" calcext:value-type="float">
            <text:p>-0,370508</text:p>
          </table:table-cell>
          <table:table-cell table:style-name="ce1"/>
          <table:table-cell table:style-name="ce1" table:formula="of:=[.S308]-[.R308]" office:value-type="float" office:value="1.1705297212" calcext:value-type="float">
            <text:p>1,170530</text:p>
          </table:table-cell>
          <table:table-cell table:formula="of:=[.U308]-[.T308]" office:value-type="float" office:value="1.162970816" calcext:value-type="float">
            <text:p>1,1629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/>
          <table:table-cell table:style-name="ce1" office:value-type="float" office:value="4.84341" calcext:value-type="float">
            <text:p>4,843410</text:p>
          </table:table-cell>
          <table:table-cell/>
          <table:table-cell table:style-name="ce2" office:value-type="float" office:value="4038.64" calcext:value-type="float">
            <text:p>4038,64</text:p>
          </table:table-cell>
          <table:table-cell office:value-type="float" office:value="-0.33802746" calcext:value-type="float">
            <text:p>-0,338027</text:p>
          </table:table-cell>
          <table:table-cell office:value-type="float" office:value="0.794652" calcext:value-type="float">
            <text:p>0,794652</text:p>
          </table:table-cell>
          <table:table-cell office:value-type="float" office:value="-1.376097" calcext:value-type="float">
            <text:p>-1,376097</text:p>
          </table:table-cell>
          <table:table-cell office:value-type="float" office:value="-0.4607836" calcext:value-type="float">
            <text:p>-0,4607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6.78937" calcext:value-type="float">
            <text:p>6,789370</text:p>
          </table:table-cell>
          <table:table-cell table:style-name="ce1"/>
          <table:table-cell table:style-name="ce2" office:value-type="float" office:value="3602.83" calcext:value-type="float">
            <text:p>3602,83</text:p>
          </table:table-cell>
          <table:table-cell office:value-type="float" office:value="-0.3367312" calcext:value-type="float">
            <text:p>-0,336731</text:p>
          </table:table-cell>
          <table:table-cell office:value-type="float" office:value="0.822996" calcext:value-type="float">
            <text:p>0,822996</text:p>
          </table:table-cell>
          <table:table-cell office:value-type="float" office:value="-1.470194549" calcext:value-type="float">
            <text:p>-1,470195</text:p>
          </table:table-cell>
          <table:table-cell office:value-type="float" office:value="-0.50662612" calcext:value-type="float">
            <text:p>-0,5066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.15995" calcext:value-type="float">
            <text:p>3,159950</text:p>
          </table:table-cell>
          <table:table-cell table:style-name="ce1"/>
          <table:table-cell table:style-name="ce2" office:value-type="float" office:value="52.73" calcext:value-type="float">
            <text:p>52,73</text:p>
          </table:table-cell>
          <table:table-cell office:value-type="float" office:value="0.155446" calcext:value-type="float">
            <text:p>0,155446</text:p>
          </table:table-cell>
          <table:table-cell office:value-type="float" office:value="0.404373" calcext:value-type="float">
            <text:p>0,404373</text:p>
          </table:table-cell>
          <table:table-cell office:value-type="float" office:value="-1.0546" calcext:value-type="float">
            <text:p>-1,054600</text:p>
          </table:table-cell>
          <table:table-cell office:value-type="float" office:value="-0.845148" calcext:value-type="float">
            <text:p>-0,845148</text:p>
          </table:table-cell>
          <table:table-cell table:style-name="ce1"/>
          <table:table-cell table:style-name="ce1" table:formula="of:=[.S311]-[.R311]" office:value-type="float" office:value="0.248927" calcext:value-type="float">
            <text:p>0,248927</text:p>
          </table:table-cell>
          <table:table-cell table:formula="of:=[.U311]-[.T311]" office:value-type="float" office:value="0.209452" calcext:value-type="float">
            <text:p>0,2094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.14195" calcext:value-type="float">
            <text:p>3,141950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office:value-type="float" office:value="0.167797" calcext:value-type="float">
            <text:p>0,167797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322" calcext:value-type="float">
            <text:p>-1,04322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12]-[.R312]" office:value-type="float" office:value="0.228337" calcext:value-type="float">
            <text:p>0,228337</text:p>
          </table:table-cell>
          <table:table-cell table:formula="of:=[.U312]-[.T312]" office:value-type="float" office:value="0.191469" calcext:value-type="float">
            <text:p>0,1914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.14195" calcext:value-type="float">
            <text:p>3,141950</text:p>
          </table:table-cell>
          <table:table-cell table:style-name="ce1"/>
          <table:table-cell table:style-name="ce2" office:value-type="float" office:value="0.7" calcext:value-type="float">
            <text:p>0,70</text:p>
          </table:table-cell>
          <table:table-cell office:value-type="float" office:value="0.167797" calcext:value-type="float">
            <text:p>0,167797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322" calcext:value-type="float">
            <text:p>-1,04322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13]-[.R313]" office:value-type="float" office:value="0.228337" calcext:value-type="float">
            <text:p>0,228337</text:p>
          </table:table-cell>
          <table:table-cell table:formula="of:=[.U313]-[.T313]" office:value-type="float" office:value="0.191469" calcext:value-type="float">
            <text:p>0,1914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7" calcext:value-type="float">
            <text:p>0,1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3.12572" calcext:value-type="float">
            <text:p>3,125720</text:p>
          </table:table-cell>
          <table:table-cell table:style-name="ce1"/>
          <table:table-cell table:style-name="ce2" office:value-type="float" office:value="1.64726" calcext:value-type="float">
            <text:p>1,65</text:p>
          </table:table-cell>
          <table:table-cell office:value-type="float" office:value="0.170004" calcext:value-type="float">
            <text:p>0,170004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128" calcext:value-type="float">
            <text:p>-1,04128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14]-[.R314]" office:value-type="float" office:value="0.22613" calcext:value-type="float">
            <text:p>0,226130</text:p>
          </table:table-cell>
          <table:table-cell table:formula="of:=[.U314]-[.T314]" office:value-type="float" office:value="0.189529" calcext:value-type="float">
            <text:p>0,1895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 + 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.68985" calcext:value-type="float">
            <text:p>2,689850</text:p>
          </table:table-cell>
          <table:table-cell table:style-name="ce1"/>
          <table:table-cell table:style-name="ce2" office:value-type="float" office:value="85.43" calcext:value-type="float">
            <text:p>85,43</text:p>
          </table:table-cell>
          <table:table-cell office:value-type="float" office:value="0.16556" calcext:value-type="float">
            <text:p>0,165560</text:p>
          </table:table-cell>
          <table:table-cell office:value-type="float" office:value="0.394895" calcext:value-type="float">
            <text:p>0,394895</text:p>
          </table:table-cell>
          <table:table-cell office:value-type="float" office:value="-1.04541" calcext:value-type="float">
            <text:p>-1,045410</text:p>
          </table:table-cell>
          <table:table-cell office:value-type="float" office:value="-0.852206" calcext:value-type="float">
            <text:p>-0,852206</text:p>
          </table:table-cell>
          <table:table-cell table:style-name="ce1"/>
          <table:table-cell table:style-name="ce1" table:formula="of:=[.S315]-[.R315]" office:value-type="float" office:value="0.229335" calcext:value-type="float">
            <text:p>0,229335</text:p>
          </table:table-cell>
          <table:table-cell table:formula="of:=[.U315]-[.T315]" office:value-type="float" office:value="0.193204" calcext:value-type="float">
            <text:p>0,1932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 + 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17" calcext:value-type="float">
            <text:p>0,1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.58816" calcext:value-type="float">
            <text:p>2,588160</text:p>
          </table:table-cell>
          <table:table-cell table:style-name="ce1"/>
          <table:table-cell table:style-name="ce2" office:value-type="float" office:value="174.263" calcext:value-type="float">
            <text:p>174,26</text:p>
          </table:table-cell>
          <table:table-cell office:value-type="float" office:value="0.168124" calcext:value-type="float">
            <text:p>0,168124</text:p>
          </table:table-cell>
          <table:table-cell office:value-type="float" office:value="0.391957" calcext:value-type="float">
            <text:p>0,391957</text:p>
          </table:table-cell>
          <table:table-cell office:value-type="float" office:value="-1.043" calcext:value-type="float">
            <text:p>-1,043000</text:p>
          </table:table-cell>
          <table:table-cell office:value-type="float" office:value="-0.854684" calcext:value-type="float">
            <text:p>-0,854684</text:p>
          </table:table-cell>
          <table:table-cell table:style-name="ce1"/>
          <table:table-cell table:style-name="ce1" table:formula="of:=[.S316]-[.R316]" office:value-type="float" office:value="0.223833" calcext:value-type="float">
            <text:p>0,223833</text:p>
          </table:table-cell>
          <table:table-cell table:formula="of:=[.U316]-[.T316]" office:value-type="float" office:value="0.188316" calcext:value-type="float">
            <text:p>0,188316</text:p>
          </table:table-cell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21_alexwrapping</text:p>
          </table:table-cell>
          <table:table-cell office:value-type="string" calcext:value-type="string">
            <text:p>Domain[0,5]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1" office:value-type="float" office:value="4.51221" calcext:value-type="float">
            <text:p>4,512210</text:p>
          </table:table-cell>
          <table:table-cell table:style-name="ce1"/>
          <table:table-cell table:style-name="ce2" office:value-type="float" office:value="5571.57" calcext:value-type="float">
            <text:p>5571,57</text:p>
          </table:table-cell>
          <table:table-cell office:value-type="float" office:value="-0.081273282" calcext:value-type="float">
            <text:p>-0,081273</text:p>
          </table:table-cell>
          <table:table-cell office:value-type="float" office:value="0.59827069" calcext:value-type="float">
            <text:p>0,598271</text:p>
          </table:table-cell>
          <table:table-cell office:value-type="float" office:value="-1.15905827" calcext:value-type="float">
            <text:p>-1,159058</text:p>
          </table:table-cell>
          <table:table-cell office:value-type="float" office:value="-0.665265" calcext:value-type="float">
            <text:p>-0,665265</text:p>
          </table:table-cell>
          <table:table-cell table:style-name="ce1"/>
          <table:table-cell table:style-name="ce1" table:formula="of:=[.S319]-[.R319]" office:value-type="float" office:value="0.679543972" calcext:value-type="float">
            <text:p>0,679544</text:p>
          </table:table-cell>
          <table:table-cell table:formula="of:=[.U319]-[.T319]" office:value-type="float" office:value="0.49379327" calcext:value-type="float">
            <text:p>0,4937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.47609" calcext:value-type="float">
            <text:p>4,476090</text:p>
          </table:table-cell>
          <table:table-cell table:style-name="ce1"/>
          <table:table-cell table:style-name="ce2" office:value-type="float" office:value="600.33" calcext:value-type="float">
            <text:p>600,33</text:p>
          </table:table-cell>
          <table:table-cell office:value-type="float" office:value="-0.037691249" calcext:value-type="float">
            <text:p>-0,037691</text:p>
          </table:table-cell>
          <table:table-cell office:value-type="float" office:value="0.5690675" calcext:value-type="float">
            <text:p>0,56906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20]-[.R320]" office:value-type="float" office:value="0.606758749" calcext:value-type="float">
            <text:p>0,606759</text:p>
          </table:table-cell>
          <table:table-cell table:formula="of:=[.U320]-[.T320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.76432" calcext:value-type="float">
            <text:p>4,764320</text:p>
          </table:table-cell>
          <table:table-cell table:style-name="ce1"/>
          <table:table-cell table:style-name="ce2" office:value-type="float" office:value="795.47" calcext:value-type="float">
            <text:p>795,47</text:p>
          </table:table-cell>
          <table:table-cell office:value-type="float" office:value="-0.12031" calcext:value-type="float">
            <text:p>-0,120310</text:p>
          </table:table-cell>
          <table:table-cell office:value-type="float" office:value="0.6378381" calcext:value-type="float">
            <text:p>0,63783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21]-[.R321]" office:value-type="float" office:value="0.7581481" calcext:value-type="float">
            <text:p>0,758148</text:p>
          </table:table-cell>
          <table:table-cell table:formula="of:=[.U321]-[.T321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0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4.46627" calcext:value-type="float">
            <text:p>4,466270</text:p>
          </table:table-cell>
          <table:table-cell table:style-name="ce1"/>
          <table:table-cell table:style-name="ce2" office:value-type="float" office:value="921.77" calcext:value-type="float">
            <text:p>921,77</text:p>
          </table:table-cell>
          <table:table-cell office:value-type="float" office:value="-0.07597740929" calcext:value-type="float">
            <text:p>-0,075977</text:p>
          </table:table-cell>
          <table:table-cell office:value-type="float" office:value="0.56127389733" calcext:value-type="float">
            <text:p>0,561274</text:p>
          </table:table-cell>
          <table:table-cell office:value-type="float" office:value="-1.21875712" calcext:value-type="float">
            <text:p>-1,218757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22]-[.R322]" office:value-type="float" office:value="0.63725130662" calcext:value-type="float">
            <text:p>0,637251</text:p>
          </table:table-cell>
          <table:table-cell table:formula="of:=[.U322]-[.T322]" office:value-type="float" office:value="0.48563212" calcext:value-type="float">
            <text:p>0,4856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.92954" calcext:value-type="float">
            <text:p>4,929540</text:p>
          </table:table-cell>
          <table:table-cell table:style-name="ce1"/>
          <table:table-cell table:style-name="ce2" office:value-type="float" office:value="649.35" calcext:value-type="float">
            <text:p>649,35</text:p>
          </table:table-cell>
          <table:table-cell office:value-type="float" office:value="-0.0781145238" calcext:value-type="float">
            <text:p>-0,078115</text:p>
          </table:table-cell>
          <table:table-cell office:value-type="float" office:value="0.6283596" calcext:value-type="float">
            <text:p>0,628360</text:p>
          </table:table-cell>
          <table:table-cell office:value-type="float" office:value="-1.20534755" calcext:value-type="float">
            <text:p>-1,205348</text:p>
          </table:table-cell>
          <table:table-cell office:value-type="float" office:value="-0.6463738207" calcext:value-type="float">
            <text:p>-0,646374</text:p>
          </table:table-cell>
          <table:table-cell table:style-name="ce1"/>
          <table:table-cell table:style-name="ce1" table:formula="of:=[.S323]-[.R323]" office:value-type="float" office:value="0.7064741238" calcext:value-type="float">
            <text:p>0,706474</text:p>
          </table:table-cell>
          <table:table-cell table:formula="of:=[.U323]-[.T323]" office:value-type="float" office:value="0.5589737293" calcext:value-type="float">
            <text:p>0,5589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.70589" calcext:value-type="float">
            <text:p>4,705890</text:p>
          </table:table-cell>
          <table:table-cell table:style-name="ce1"/>
          <table:table-cell table:style-name="ce2" office:value-type="float" office:value="561.81" calcext:value-type="float">
            <text:p>561,81</text:p>
          </table:table-cell>
          <table:table-cell office:value-type="float" office:value="-0.0778196" calcext:value-type="float">
            <text:p>-0,077820</text:p>
          </table:table-cell>
          <table:table-cell office:value-type="float" office:value="0.5612746102" calcext:value-type="float">
            <text:p>0,561275</text:p>
          </table:table-cell>
          <table:table-cell office:value-type="float" office:value="-1.2189503" calcext:value-type="float">
            <text:p>-1,218950</text:p>
          </table:table-cell>
          <table:table-cell office:value-type="float" office:value="-0.684395089" calcext:value-type="float">
            <text:p>-0,684395</text:p>
          </table:table-cell>
          <table:table-cell table:style-name="ce1"/>
          <table:table-cell table:style-name="ce1" table:formula="of:=[.S324]-[.R324]" office:value-type="float" office:value="0.6390942102" calcext:value-type="float">
            <text:p>0,639094</text:p>
          </table:table-cell>
          <table:table-cell table:formula="of:=[.U324]-[.T324]" office:value-type="float" office:value="0.534555211" calcext:value-type="float">
            <text:p>0,534555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.35001" calcext:value-type="float">
            <text:p>5,350010</text:p>
          </table:table-cell>
          <table:table-cell table:style-name="ce1"/>
          <table:table-cell table:style-name="ce2" office:value-type="float" office:value="454.01" calcext:value-type="float">
            <text:p>454,01</text:p>
          </table:table-cell>
          <table:table-cell office:value-type="float" office:value="0.0100861" calcext:value-type="float">
            <text:p>0,010086</text:p>
          </table:table-cell>
          <table:table-cell office:value-type="float" office:value="0.5447478" calcext:value-type="float">
            <text:p>0,544748</text:p>
          </table:table-cell>
          <table:table-cell office:value-type="float" office:value="-1.17996869" calcext:value-type="float">
            <text:p>-1,179969</text:p>
          </table:table-cell>
          <table:table-cell office:value-type="float" office:value="-0.64281532" calcext:value-type="float">
            <text:p>-0,642815</text:p>
          </table:table-cell>
          <table:table-cell table:style-name="ce1"/>
          <table:table-cell table:style-name="ce1" table:formula="of:=[.S326]-[.R326]" office:value-type="float" office:value="0.5346617" calcext:value-type="float">
            <text:p>0,534662</text:p>
          </table:table-cell>
          <table:table-cell table:formula="of:=[.U326]-[.T326]" office:value-type="float" office:value="0.53715337" calcext:value-type="float">
            <text:p>0,537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.07247" calcext:value-type="float">
            <text:p>5,072470</text:p>
          </table:table-cell>
          <table:table-cell table:style-name="ce1"/>
          <table:table-cell table:style-name="ce2" office:value-type="float" office:value="734.02" calcext:value-type="float">
            <text:p>734,02</text:p>
          </table:table-cell>
          <table:table-cell office:value-type="float" office:value="0.013427" calcext:value-type="float">
            <text:p>0,013427</text:p>
          </table:table-cell>
          <table:table-cell office:value-type="float" office:value="0.54894858" calcext:value-type="float">
            <text:p>0,548949</text:p>
          </table:table-cell>
          <table:table-cell office:value-type="float" office:value="-1.164309738" calcext:value-type="float">
            <text:p>-1,164310</text:p>
          </table:table-cell>
          <table:table-cell office:value-type="float" office:value="-0.63722843" calcext:value-type="float">
            <text:p>-0,637228</text:p>
          </table:table-cell>
          <table:table-cell table:style-name="ce1"/>
          <table:table-cell table:style-name="ce1" table:formula="of:=[.S327]-[.R327]" office:value-type="float" office:value="0.53552158" calcext:value-type="float">
            <text:p>0,535522</text:p>
          </table:table-cell>
          <table:table-cell table:formula="of:=[.U327]-[.T327]" office:value-type="float" office:value="0.527081308" calcext:value-type="float">
            <text:p>0,5270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5.013" calcext:value-type="float">
            <text:p>5,013000</text:p>
          </table:table-cell>
          <table:table-cell table:style-name="ce1"/>
          <table:table-cell table:style-name="ce2" office:value-type="float" office:value="921.726" calcext:value-type="float">
            <text:p>921,73</text:p>
          </table:table-cell>
          <table:table-cell office:value-type="float" office:value="0.02399778" calcext:value-type="float">
            <text:p>0,023998</text:p>
          </table:table-cell>
          <table:table-cell office:value-type="float" office:value="0.553888235" calcext:value-type="float">
            <text:p>0,553888</text:p>
          </table:table-cell>
          <table:table-cell office:value-type="float" office:value="-1.16430973801" calcext:value-type="float">
            <text:p>-1,164310</text:p>
          </table:table-cell>
          <table:table-cell office:value-type="float" office:value="-0.6484001495" calcext:value-type="float">
            <text:p>-0,648400</text:p>
          </table:table-cell>
          <table:table-cell table:style-name="ce1"/>
          <table:table-cell table:style-name="ce1" table:formula="of:=[.S328]-[.R328]" office:value-type="float" office:value="0.529890455" calcext:value-type="float">
            <text:p>0,529890</text:p>
          </table:table-cell>
          <table:table-cell table:formula="of:=[.U328]-[.T328]" office:value-type="float" office:value="0.51590958851" calcext:value-type="float">
            <text:p>0,5159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table:style-name="ce1" office:value-type="float" office:value="4.40548" calcext:value-type="float">
            <text:p>4,405480</text:p>
          </table:table-cell>
          <table:table-cell table:style-name="ce1"/>
          <table:table-cell table:style-name="ce2" office:value-type="float" office:value="700.72" calcext:value-type="float">
            <text:p>700,72</text:p>
          </table:table-cell>
          <table:table-cell office:value-type="float" office:value="0.0632519" calcext:value-type="float">
            <text:p>0,063252</text:p>
          </table:table-cell>
          <table:table-cell office:value-type="float" office:value="0.50716421" calcext:value-type="float">
            <text:p>0,507164</text:p>
          </table:table-cell>
          <table:table-cell office:value-type="float" office:value="-1.14182109" calcext:value-type="float">
            <text:p>-1,141821</text:p>
          </table:table-cell>
          <table:table-cell office:value-type="float" office:value="-0.6829149" calcext:value-type="float">
            <text:p>-0,682915</text:p>
          </table:table-cell>
          <table:table-cell table:style-name="ce1"/>
          <table:table-cell table:style-name="ce1" table:formula="of:=[.S329]-[.R329]" office:value-type="float" office:value="0.44391231" calcext:value-type="float">
            <text:p>0,443912</text:p>
          </table:table-cell>
          <table:table-cell table:formula="of:=[.U329]-[.T329]" office:value-type="float" office:value="0.45890619" calcext:value-type="float">
            <text:p>0,4589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3.78698" calcext:value-type="float">
            <text:p>3,786980</text:p>
          </table:table-cell>
          <table:table-cell table:style-name="ce1"/>
          <table:table-cell table:style-name="ce2" office:value-type="float" office:value="1188.77" calcext:value-type="float">
            <text:p>1188,77</text:p>
          </table:table-cell>
          <table:table-cell office:value-type="float" office:value="0.119425" calcext:value-type="float">
            <text:p>0,119425</text:p>
          </table:table-cell>
          <table:table-cell office:value-type="float" office:value="0.459586" calcext:value-type="float">
            <text:p>0,459586</text:p>
          </table:table-cell>
          <table:table-cell office:value-type="float" office:value="-1.1315598" calcext:value-type="float">
            <text:p>-1,131560</text:p>
          </table:table-cell>
          <table:table-cell office:value-type="float" office:value="-0.7316857" calcext:value-type="float">
            <text:p>-0,731686</text:p>
          </table:table-cell>
          <table:table-cell table:style-name="ce1"/>
          <table:table-cell table:style-name="ce1" table:formula="of:=[.S330]-[.R330]" office:value-type="float" office:value="0.340161" calcext:value-type="float">
            <text:p>0,340161</text:p>
          </table:table-cell>
          <table:table-cell table:formula="of:=[.U330]-[.T330]" office:value-type="float" office:value="0.3998741" calcext:value-type="float">
            <text:p>0,3998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3.83325" calcext:value-type="float">
            <text:p>3,833250</text:p>
          </table:table-cell>
          <table:table-cell table:style-name="ce1"/>
          <table:table-cell table:style-name="ce2" office:value-type="float" office:value="1100.04" calcext:value-type="float">
            <text:p>1100,04</text:p>
          </table:table-cell>
          <table:table-cell office:value-type="float" office:value="0.1130104793" calcext:value-type="float">
            <text:p>0,113010</text:p>
          </table:table-cell>
          <table:table-cell office:value-type="float" office:value="0.45021" calcext:value-type="float">
            <text:p>0,450210</text:p>
          </table:table-cell>
          <table:table-cell office:value-type="float" office:value="-1.1381453" calcext:value-type="float">
            <text:p>-1,138145</text:p>
          </table:table-cell>
          <table:table-cell office:value-type="float" office:value="-0.7038341963" calcext:value-type="float">
            <text:p>-0,703834</text:p>
          </table:table-cell>
          <table:table-cell table:style-name="ce1"/>
          <table:table-cell table:style-name="ce1" table:formula="of:=[.S331]-[.R331]" office:value-type="float" office:value="0.3371995207" calcext:value-type="float">
            <text:p>0,337200</text:p>
          </table:table-cell>
          <table:table-cell table:formula="of:=[.U331]-[.T331]" office:value-type="float" office:value="0.4343111037" calcext:value-type="float">
            <text:p>0,4343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(t0)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4.60922" calcext:value-type="float">
            <text:p>4,609220</text:p>
          </table:table-cell>
          <table:table-cell table:style-name="ce1"/>
          <table:table-cell table:style-name="ce2" office:value-type="float" office:value="483.07" calcext:value-type="float">
            <text:p>483,07</text:p>
          </table:table-cell>
          <table:table-cell office:value-type="float" office:value="0.01861689" calcext:value-type="float">
            <text:p>0,018617</text:p>
          </table:table-cell>
          <table:table-cell office:value-type="float" office:value="0.560600208" calcext:value-type="float">
            <text:p>0,560600</text:p>
          </table:table-cell>
          <table:table-cell office:value-type="float" office:value="-1.1933993115" calcext:value-type="float">
            <text:p>-1,193399</text:p>
          </table:table-cell>
          <table:table-cell office:value-type="float" office:value="-0.5655142579" calcext:value-type="float">
            <text:p>-0,565514</text:p>
          </table:table-cell>
          <table:table-cell table:style-name="ce1"/>
          <table:table-cell table:style-name="ce1" table:formula="of:=[.S332]-[.R332]" office:value-type="float" office:value="0.541983318" calcext:value-type="float">
            <text:p>0,541983</text:p>
          </table:table-cell>
          <table:table-cell table:formula="of:=[.U332]-[.T332]" office:value-type="float" office:value="0.6278850536" calcext:value-type="float">
            <text:p>0,627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4.24053" calcext:value-type="float">
            <text:p>4,240530</text:p>
          </table:table-cell>
          <table:table-cell table:style-name="ce1"/>
          <table:table-cell table:style-name="ce2" office:value-type="float" office:value="606.36" calcext:value-type="float">
            <text:p>606,36</text:p>
          </table:table-cell>
          <table:table-cell office:value-type="float" office:value="0.068820286" calcext:value-type="float">
            <text:p>0,068820</text:p>
          </table:table-cell>
          <table:table-cell office:value-type="float" office:value="0.5105748" calcext:value-type="float">
            <text:p>0,510575</text:p>
          </table:table-cell>
          <table:table-cell office:value-type="float" office:value="-1.1576808" calcext:value-type="float">
            <text:p>-1,157681</text:p>
          </table:table-cell>
          <table:table-cell office:value-type="float" office:value="-0.6325049223" calcext:value-type="float">
            <text:p>-0,632505</text:p>
          </table:table-cell>
          <table:table-cell table:style-name="ce1"/>
          <table:table-cell table:style-name="ce1" table:formula="of:=[.S333]-[.R333]" office:value-type="float" office:value="0.441754514" calcext:value-type="float">
            <text:p>0,441755</text:p>
          </table:table-cell>
          <table:table-cell table:formula="of:=[.U333]-[.T333]" office:value-type="float" office:value="0.5251758777" calcext:value-type="float">
            <text:p>0,525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.95133" calcext:value-type="float">
            <text:p>3,951330</text:p>
          </table:table-cell>
          <table:table-cell table:style-name="ce1"/>
          <table:table-cell table:style-name="ce2" office:value-type="float" office:value="864.55" calcext:value-type="float">
            <text:p>864,55</text:p>
          </table:table-cell>
          <table:table-cell office:value-type="float" office:value="0.1137197" calcext:value-type="float">
            <text:p>0,113720</text:p>
          </table:table-cell>
          <table:table-cell office:value-type="float" office:value="0.4620818" calcext:value-type="float">
            <text:p>0,462082</text:p>
          </table:table-cell>
          <table:table-cell office:value-type="float" office:value="-1.1221989" calcext:value-type="float">
            <text:p>-1,122199</text:p>
          </table:table-cell>
          <table:table-cell office:value-type="float" office:value="-0.66651166" calcext:value-type="float">
            <text:p>-0,666512</text:p>
          </table:table-cell>
          <table:table-cell table:style-name="ce1"/>
          <table:table-cell table:style-name="ce1" table:formula="of:=[.S334]-[.R334]" office:value-type="float" office:value="0.3483621" calcext:value-type="float">
            <text:p>0,348362</text:p>
          </table:table-cell>
          <table:table-cell table:formula="of:=[.U334]-[.T334]" office:value-type="float" office:value="0.45568724" calcext:value-type="float">
            <text:p>0,4556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.68976" calcext:value-type="float">
            <text:p>3,689760</text:p>
          </table:table-cell>
          <table:table-cell table:style-name="ce1"/>
          <table:table-cell table:style-name="ce2" office:value-type="float" office:value="1246.53" calcext:value-type="float">
            <text:p>1246,53</text:p>
          </table:table-cell>
          <table:table-cell office:value-type="float" office:value="0.12839392539" calcext:value-type="float">
            <text:p>0,128394</text:p>
          </table:table-cell>
          <table:table-cell office:value-type="float" office:value="0.42436803" calcext:value-type="float">
            <text:p>0,424368</text:p>
          </table:table-cell>
          <table:table-cell office:value-type="float" office:value="-1.1193935" calcext:value-type="float">
            <text:p>-1,119394</text:p>
          </table:table-cell>
          <table:table-cell office:value-type="float" office:value="-0.72960252" calcext:value-type="float">
            <text:p>-0,729603</text:p>
          </table:table-cell>
          <table:table-cell table:style-name="ce1"/>
          <table:table-cell table:style-name="ce1" table:formula="of:=[.S335]-[.R335]" office:value-type="float" office:value="0.29597410461" calcext:value-type="float">
            <text:p>0,295974</text:p>
          </table:table-cell>
          <table:table-cell table:formula="of:=[.U335]-[.T335]" office:value-type="float" office:value="0.38979098" calcext:value-type="float">
            <text:p>0,3897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.52888" calcext:value-type="float">
            <text:p>3,528880</text:p>
          </table:table-cell>
          <table:table-cell table:style-name="ce1"/>
          <table:table-cell table:style-name="ce2" office:value-type="float" office:value="1558.64" calcext:value-type="float">
            <text:p>1558,64</text:p>
          </table:table-cell>
          <table:table-cell office:value-type="float" office:value="0.148582615" calcext:value-type="float">
            <text:p>0,148583</text:p>
          </table:table-cell>
          <table:table-cell office:value-type="float" office:value="0.39309088188" calcext:value-type="float">
            <text:p>0,393091</text:p>
          </table:table-cell>
          <table:table-cell office:value-type="float" office:value="-1.1064827" calcext:value-type="float">
            <text:p>-1,106483</text:p>
          </table:table-cell>
          <table:table-cell office:value-type="float" office:value="-0.73472074886" calcext:value-type="float">
            <text:p>-0,734721</text:p>
          </table:table-cell>
          <table:table-cell table:style-name="ce1"/>
          <table:table-cell table:style-name="ce1" table:formula="of:=[.S336]-[.R336]" office:value-type="float" office:value="0.24450826688" calcext:value-type="float">
            <text:p>0,244508</text:p>
          </table:table-cell>
          <table:table-cell table:formula="of:=[.U336]-[.T336]" office:value-type="float" office:value="0.37176195114" calcext:value-type="float">
            <text:p>0,3717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9" calcext:value-type="float">
            <text:p>0,999999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.48037" calcext:value-type="float">
            <text:p>3,480370</text:p>
          </table:table-cell>
          <table:table-cell table:style-name="ce1"/>
          <table:table-cell table:style-name="ce2" office:value-type="float" office:value="1641.35" calcext:value-type="float">
            <text:p>1641,35</text:p>
          </table:table-cell>
          <table:table-cell office:value-type="float" office:value="0.1468042098" calcext:value-type="float">
            <text:p>0,146804</text:p>
          </table:table-cell>
          <table:table-cell office:value-type="float" office:value="0.3867737" calcext:value-type="float">
            <text:p>0,386774</text:p>
          </table:table-cell>
          <table:table-cell office:value-type="float" office:value="-1.1027173" calcext:value-type="float">
            <text:p>-1,102717</text:p>
          </table:table-cell>
          <table:table-cell office:value-type="float" office:value="-0.750737938047" calcext:value-type="float">
            <text:p>-0,750738</text:p>
          </table:table-cell>
          <table:table-cell table:style-name="ce1"/>
          <table:table-cell table:style-name="ce1" table:formula="of:=[.S337]-[.R337]" office:value-type="float" office:value="0.2399694902" calcext:value-type="float">
            <text:p>0,239969</text:p>
          </table:table-cell>
          <table:table-cell table:formula="of:=[.U337]-[.T337]" office:value-type="float" office:value="0.351979361953" calcext:value-type="float">
            <text:p>0,3519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.54823" calcext:value-type="float">
            <text:p>2,548230</text:p>
          </table:table-cell>
          <table:table-cell table:style-name="ce1"/>
          <table:table-cell table:style-name="ce2" office:value-type="float" office:value="12.6" calcext:value-type="float">
            <text:p>12,60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38]-[.R338]" office:value-type="float" office:value="0.0695020000000001" calcext:value-type="float">
            <text:p>0,069502</text:p>
          </table:table-cell>
          <table:table-cell table:formula="of:=[.U338]-[.T338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.27229" calcext:value-type="float">
            <text:p>3,272290</text:p>
          </table:table-cell>
          <table:table-cell table:style-name="ce1"/>
          <table:table-cell table:style-name="ce2" office:value-type="float" office:value="0.31" calcext:value-type="float">
            <text:p>0,31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06" calcext:value-type="float">
            <text:p>0,309106</text:p>
          </table:table-cell>
          <table:table-cell office:value-type="float" office:value="-1.04156" calcext:value-type="float">
            <text:p>-1,04156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1" table:formula="of:=[.S339]-[.R339]" office:value-type="float" office:value="0.06957" calcext:value-type="float">
            <text:p>0,069570</text:p>
          </table:table-cell>
          <table:table-cell table:formula="of:=[.U339]-[.T339]" office:value-type="float" office:value="0.227505" calcext:value-type="float">
            <text:p>0,2275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.98648" calcext:value-type="float">
            <text:p>2,986480</text:p>
          </table:table-cell>
          <table:table-cell table:style-name="ce1"/>
          <table:table-cell table:style-name="ce2" office:value-type="float" office:value="0.652569" calcext:value-type="float">
            <text:p>0,65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86" calcext:value-type="float">
            <text:p>0,309186</text:p>
          </table:table-cell>
          <table:table-cell office:value-type="float" office:value="-1.04161" calcext:value-type="float">
            <text:p>-1,04161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1" table:formula="of:=[.S340]-[.R340]" office:value-type="float" office:value="0.06965" calcext:value-type="float">
            <text:p>0,069650</text:p>
          </table:table-cell>
          <table:table-cell table:formula="of:=[.U340]-[.T340]" office:value-type="float" office:value="0.227555" calcext:value-type="float">
            <text:p>0,227555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21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8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9,1.1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3.19988" calcext:value-type="float">
            <text:p>3,199880</text:p>
          </table:table-cell>
          <table:table-cell table:style-name="ce1"/>
          <table:table-cell table:style-name="ce2" office:value-type="float" office:value="251.78" calcext:value-type="float">
            <text:p>251,78</text:p>
          </table:table-cell>
          <table:table-cell office:value-type="float" office:value="0.001134995" calcext:value-type="float">
            <text:p>0,001135</text:p>
          </table:table-cell>
          <table:table-cell office:value-type="float" office:value="0.484519" calcext:value-type="float">
            <text:p>0,484519</text:p>
          </table:table-cell>
          <table:table-cell office:value-type="float" office:value="-1.115259" calcext:value-type="float">
            <text:p>-1,115259</text:p>
          </table:table-cell>
          <table:table-cell office:value-type="float" office:value="-0.7677344591" calcext:value-type="float">
            <text:p>-0,767734</text:p>
          </table:table-cell>
          <table:table-cell table:style-name="ce1"/>
          <table:table-cell table:style-name="ce1" table:formula="of:=[.S346]-[.R346]" office:value-type="float" office:value="0.483384005" calcext:value-type="float">
            <text:p>0,483384</text:p>
          </table:table-cell>
          <table:table-cell table:formula="of:=[.U346]-[.T346]" office:value-type="float" office:value="0.3475245409" calcext:value-type="float">
            <text:p>0,34752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"/>
          <table:table-cell table:number-columns-repeated="20"/>
          <table:table-cell table:style-name="ce1"/>
          <table:table-cell table:number-columns-repeated="6"/>
        </table:table-row>
        <table:table-row table:style-name="ro1" table:number-rows-repeated="104822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estresul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ce1"/>
        <table:table-column table:style-name="co17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4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6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aison" table:style-name="ta1"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olver3.A136:solver3.AMJ1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number-style style:name="N109">
      <number:number number:decimal-places="0" number:min-integer-digits="0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00/00/0000</text:date>, <text:time style:data-style-name="N2" text:time-value="09:39:56.171649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6-24T13:58:08.205664653</dc:date>
    <meta:editing-duration>P28DT2H38M51S</meta:editing-duration>
    <meta:editing-cycles>313</meta:editing-cycles>
    <meta:generator>LibreOffice/4.2.8.2$Linux_X86_64 LibreOffice_project/420m0$Build-2</meta:generator>
    <meta:document-statistic meta:table-count="6" meta:cell-count="16367" meta:object-count="0"/>
  </office:meta>
</office:document-meta>
</file>